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14.058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 style:data-style-name="N2">
      <style:table-cell-properties style:text-align-source="fix" style:repeat-content="false" fo:border="0.74pt solid #000000"/>
      <style:paragraph-properties fo:text-align="end" fo:margin-left="0cm"/>
    </style:style>
    <style:style style:name="ce3" style:family="table-cell" style:parent-style-name="Default" style:data-style-name="N2">
      <style:table-cell-properties fo:border="0.74pt solid #000000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ll-execution-time-seconds-aegis-traditional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number-columns-repeated="2" table:default-cell-style-name="ce3"/>
        <table:table-row table:style-name="ro1">
          <table:table-cell office:value-type="string" calcext:value-type="string">
            <text:p>#TC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table:style-name="ce1" table:number-columns-repeated="2"/>
        </table:table-row>
        <table:table-row table:style-name="ro1">
          <table:table-cell office:value-type="string" calcext:value-type="string">
            <text:p>Id_Index</text:p>
          </table:table-cell>
          <table:table-cell office:value-type="string" calcext:value-type="string">
            <text:p>ExecTime(s)</text:p>
          </table:table-cell>
          <table:table-cell office:value-type="string" calcext:value-type="string">
            <text:p>ID_STR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Cumulative Time (s)</text:p>
          </table:table-cell>
          <table:table-cell office:value-type="string" calcext:value-type="string">
            <text:p>Time/TC</text:p>
          </table:table-cell>
          <table:table-cell office:value-type="string" calcext:value-type="string">
            <text:p>SUM(Time/TC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ORIGINAL_PROGRAM</text:p>
          </table:table-cell>
          <table:table-cell office:value-type="float" office:value="-1" calcext:value-type="float">
            <text:p>-1</text:p>
          </table:table-cell>
          <table:table-cell table:formula="of:=[.B3]" office:value-type="float" office:value="404" calcext:value-type="float">
            <text:p>404</text:p>
          </table:table-cell>
          <table:table-cell table:formula="of:=[.B3]/[.$B$1]" office:value-type="float" office:value="17.5652173913043" calcext:value-type="float">
            <text:p>17,57</text:p>
          </table:table-cell>
          <table:table-cell table:formula="of:=[.F3]" office:value-type="float" office:value="17.5652173913043" calcext:value-type="float">
            <text:p>17,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HOTP_0_BinaryMutator</text:p>
          </table:table-cell>
          <table:table-cell office:value-type="float" office:value="0" calcext:value-type="float">
            <text:p>0</text:p>
          </table:table-cell>
          <table:table-cell table:formula="of:=[.E3]+[.B4]" office:value-type="float" office:value="690" calcext:value-type="float">
            <text:p>690</text:p>
          </table:table-cell>
          <table:table-cell table:formula="of:=[.B4]/[.$B$1]" office:value-type="float" office:value="12.4347826086957" calcext:value-type="float">
            <text:p>12,43</text:p>
          </table:table-cell>
          <table:table-cell table:formula="of:=[.G3]+[.F4]" office:value-type="float" office:value="30" calcext:value-type="float">
            <text:p>3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HOTP_1_BinaryMutator</text:p>
          </table:table-cell>
          <table:table-cell office:value-type="float" office:value="1000" calcext:value-type="float">
            <text:p>1000</text:p>
          </table:table-cell>
          <table:table-cell table:formula="of:=[.E4]+[.B5]" office:value-type="float" office:value="1106" calcext:value-type="float">
            <text:p>1106</text:p>
          </table:table-cell>
          <table:table-cell table:formula="of:=[.B5]/[.$B$1]" office:value-type="float" office:value="18.0869565217391" calcext:value-type="float">
            <text:p>18,09</text:p>
          </table:table-cell>
          <table:table-cell table:formula="of:=[.G4]+[.F5]" office:value-type="float" office:value="48.0869565217391" calcext:value-type="float">
            <text:p>48,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3" calcext:value-type="float">
            <text:p>363</text:p>
          </table:table-cell>
          <table:table-cell office:value-type="string" calcext:value-type="string">
            <text:p>HOTP_2_BinaryMutator</text:p>
          </table:table-cell>
          <table:table-cell office:value-type="float" office:value="2000" calcext:value-type="float">
            <text:p>2000</text:p>
          </table:table-cell>
          <table:table-cell table:formula="of:=[.E5]+[.B6]" office:value-type="float" office:value="1469" calcext:value-type="float">
            <text:p>1469</text:p>
          </table:table-cell>
          <table:table-cell table:formula="of:=[.B6]/[.$B$1]" office:value-type="float" office:value="15.7826086956522" calcext:value-type="float">
            <text:p>15,78</text:p>
          </table:table-cell>
          <table:table-cell table:formula="of:=[.G5]+[.F6]" office:value-type="float" office:value="63.8695652173913" calcext:value-type="float">
            <text:p>63,8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HOTP_3_BinaryMutator</text:p>
          </table:table-cell>
          <table:table-cell office:value-type="float" office:value="3000" calcext:value-type="float">
            <text:p>3000</text:p>
          </table:table-cell>
          <table:table-cell table:formula="of:=[.E6]+[.B7]" office:value-type="float" office:value="1836" calcext:value-type="float">
            <text:p>1836</text:p>
          </table:table-cell>
          <table:table-cell table:formula="of:=[.B7]/[.$B$1]" office:value-type="float" office:value="15.9565217391304" calcext:value-type="float">
            <text:p>15,96</text:p>
          </table:table-cell>
          <table:table-cell table:formula="of:=[.G6]+[.F7]" office:value-type="float" office:value="79.8260869565217" calcext:value-type="float">
            <text:p>79,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OTP_0_BinaryMutator</text:p>
          </table:table-cell>
          <table:table-cell office:value-type="float" office:value="1" calcext:value-type="float">
            <text:p>1</text:p>
          </table:table-cell>
          <table:table-cell table:formula="of:=[.E7]+[.B8]" office:value-type="float" office:value="2248" calcext:value-type="float">
            <text:p>2248</text:p>
          </table:table-cell>
          <table:table-cell table:formula="of:=[.B8]/[.$B$1]" office:value-type="float" office:value="17.9130434782609" calcext:value-type="float">
            <text:p>17,91</text:p>
          </table:table-cell>
          <table:table-cell table:formula="of:=[.G7]+[.F8]" office:value-type="float" office:value="97.7391304347826" calcext:value-type="float">
            <text:p>97,7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OTP_1_BinaryMutator</text:p>
          </table:table-cell>
          <table:table-cell office:value-type="float" office:value="1001" calcext:value-type="float">
            <text:p>1001</text:p>
          </table:table-cell>
          <table:table-cell table:formula="of:=[.E8]+[.B9]" office:value-type="float" office:value="2660" calcext:value-type="float">
            <text:p>2660</text:p>
          </table:table-cell>
          <table:table-cell table:formula="of:=[.B9]/[.$B$1]" office:value-type="float" office:value="17.9130434782609" calcext:value-type="float">
            <text:p>17,91</text:p>
          </table:table-cell>
          <table:table-cell table:formula="of:=[.G8]+[.F9]" office:value-type="float" office:value="115.652173913043" calcext:value-type="float">
            <text:p>115,6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YAOTP_0_BinaryMutator</text:p>
          </table:table-cell>
          <table:table-cell office:value-type="float" office:value="2" calcext:value-type="float">
            <text:p>2</text:p>
          </table:table-cell>
          <table:table-cell table:formula="of:=[.E9]+[.B10]" office:value-type="float" office:value="3078" calcext:value-type="float">
            <text:p>3078</text:p>
          </table:table-cell>
          <table:table-cell table:formula="of:=[.B10]/[.$B$1]" office:value-type="float" office:value="18.1739130434783" calcext:value-type="float">
            <text:p>18,17</text:p>
          </table:table-cell>
          <table:table-cell table:formula="of:=[.G9]+[.F10]" office:value-type="float" office:value="133.826086956522" calcext:value-type="float">
            <text:p>133,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26" calcext:value-type="float">
            <text:p>426</text:p>
          </table:table-cell>
          <table:table-cell office:value-type="string" calcext:value-type="string">
            <text:p>YAOTP_1_BinaryMutator</text:p>
          </table:table-cell>
          <table:table-cell office:value-type="float" office:value="1002" calcext:value-type="float">
            <text:p>1002</text:p>
          </table:table-cell>
          <table:table-cell table:formula="of:=[.E10]+[.B11]" office:value-type="float" office:value="3504" calcext:value-type="float">
            <text:p>3504</text:p>
          </table:table-cell>
          <table:table-cell table:formula="of:=[.B11]/[.$B$1]" office:value-type="float" office:value="18.5217391304348" calcext:value-type="float">
            <text:p>18,52</text:p>
          </table:table-cell>
          <table:table-cell table:formula="of:=[.G10]+[.F11]" office:value-type="float" office:value="152.347826086957" calcext:value-type="float">
            <text:p>152,3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YAOTP_2_BinaryMutator</text:p>
          </table:table-cell>
          <table:table-cell office:value-type="float" office:value="2002" calcext:value-type="float">
            <text:p>2002</text:p>
          </table:table-cell>
          <table:table-cell table:formula="of:=[.E11]+[.B12]" office:value-type="float" office:value="3926" calcext:value-type="float">
            <text:p>3926</text:p>
          </table:table-cell>
          <table:table-cell table:formula="of:=[.B12]/[.$B$1]" office:value-type="float" office:value="18.3478260869565" calcext:value-type="float">
            <text:p>18,35</text:p>
          </table:table-cell>
          <table:table-cell table:formula="of:=[.G11]+[.F12]" office:value-type="float" office:value="170.695652173913" calcext:value-type="float">
            <text:p>170,7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28" calcext:value-type="float">
            <text:p>328</text:p>
          </table:table-cell>
          <table:table-cell office:value-type="string" calcext:value-type="string">
            <text:p>YAOTP_3_BinaryMutator</text:p>
          </table:table-cell>
          <table:table-cell office:value-type="float" office:value="3002" calcext:value-type="float">
            <text:p>3002</text:p>
          </table:table-cell>
          <table:table-cell table:formula="of:=[.E12]+[.B13]" office:value-type="float" office:value="4254" calcext:value-type="float">
            <text:p>4254</text:p>
          </table:table-cell>
          <table:table-cell table:formula="of:=[.B13]/[.$B$1]" office:value-type="float" office:value="14.2608695652174" calcext:value-type="float">
            <text:p>14,26</text:p>
          </table:table-cell>
          <table:table-cell table:formula="of:=[.G12]+[.F13]" office:value-type="float" office:value="184.95652173913" calcext:value-type="float">
            <text:p>184,9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TOTP_0_BinaryMutator</text:p>
          </table:table-cell>
          <table:table-cell office:value-type="float" office:value="4" calcext:value-type="float">
            <text:p>4</text:p>
          </table:table-cell>
          <table:table-cell table:formula="of:=[.E13]+[.B14]" office:value-type="float" office:value="4656" calcext:value-type="float">
            <text:p>4656</text:p>
          </table:table-cell>
          <table:table-cell table:formula="of:=[.B14]/[.$B$1]" office:value-type="float" office:value="17.4782608695652" calcext:value-type="float">
            <text:p>17,48</text:p>
          </table:table-cell>
          <table:table-cell table:formula="of:=[.G13]+[.F14]" office:value-type="float" office:value="202.434782608696" calcext:value-type="float">
            <text:p>202,4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TOTP_1_BinaryMutator</text:p>
          </table:table-cell>
          <table:table-cell office:value-type="float" office:value="1004" calcext:value-type="float">
            <text:p>1004</text:p>
          </table:table-cell>
          <table:table-cell table:formula="of:=[.E14]+[.B15]" office:value-type="float" office:value="5075" calcext:value-type="float">
            <text:p>5075</text:p>
          </table:table-cell>
          <table:table-cell table:formula="of:=[.B15]/[.$B$1]" office:value-type="float" office:value="18.2173913043478" calcext:value-type="float">
            <text:p>18,22</text:p>
          </table:table-cell>
          <table:table-cell table:formula="of:=[.G14]+[.F15]" office:value-type="float" office:value="220.652173913043" calcext:value-type="float">
            <text:p>220,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Crypt_0_BinaryMutator</text:p>
          </table:table-cell>
          <table:table-cell office:value-type="float" office:value="5" calcext:value-type="float">
            <text:p>5</text:p>
          </table:table-cell>
          <table:table-cell table:formula="of:=[.E15]+[.B16]" office:value-type="float" office:value="5219" calcext:value-type="float">
            <text:p>5219</text:p>
          </table:table-cell>
          <table:table-cell table:formula="of:=[.B16]/[.$B$1]" office:value-type="float" office:value="6.26086956521739" calcext:value-type="float">
            <text:p>6,26</text:p>
          </table:table-cell>
          <table:table-cell table:formula="of:=[.G15]+[.F16]" office:value-type="float" office:value="226.913043478261" calcext:value-type="float">
            <text:p>226,9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Crypt_1_BinaryMutator</text:p>
          </table:table-cell>
          <table:table-cell office:value-type="float" office:value="1005" calcext:value-type="float">
            <text:p>1005</text:p>
          </table:table-cell>
          <table:table-cell table:formula="of:=[.E16]+[.B17]" office:value-type="float" office:value="5629" calcext:value-type="float">
            <text:p>5629</text:p>
          </table:table-cell>
          <table:table-cell table:formula="of:=[.B17]/[.$B$1]" office:value-type="float" office:value="17.8260869565217" calcext:value-type="float">
            <text:p>17,83</text:p>
          </table:table-cell>
          <table:table-cell table:formula="of:=[.G16]+[.F17]" office:value-type="float" office:value="244.739130434783" calcext:value-type="float">
            <text:p>244,7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Crypt_2_BinaryMutator</text:p>
          </table:table-cell>
          <table:table-cell office:value-type="float" office:value="2005" calcext:value-type="float">
            <text:p>2005</text:p>
          </table:table-cell>
          <table:table-cell table:formula="of:=[.E17]+[.B18]" office:value-type="float" office:value="6036" calcext:value-type="float">
            <text:p>6036</text:p>
          </table:table-cell>
          <table:table-cell table:formula="of:=[.B18]/[.$B$1]" office:value-type="float" office:value="17.695652173913" calcext:value-type="float">
            <text:p>17,70</text:p>
          </table:table-cell>
          <table:table-cell table:formula="of:=[.G17]+[.F18]" office:value-type="float" office:value="262.434782608696" calcext:value-type="float">
            <text:p>262,4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Crypt_3_BinaryMutator</text:p>
          </table:table-cell>
          <table:table-cell office:value-type="float" office:value="3005" calcext:value-type="float">
            <text:p>3005</text:p>
          </table:table-cell>
          <table:table-cell table:formula="of:=[.E18]+[.B19]" office:value-type="float" office:value="6438" calcext:value-type="float">
            <text:p>6438</text:p>
          </table:table-cell>
          <table:table-cell table:formula="of:=[.B19]/[.$B$1]" office:value-type="float" office:value="17.4782608695652" calcext:value-type="float">
            <text:p>17,48</text:p>
          </table:table-cell>
          <table:table-cell table:formula="of:=[.G18]+[.F19]" office:value-type="float" office:value="279.913043478261" calcext:value-type="float">
            <text:p>279,9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SCrypt_4_BinaryMutator</text:p>
          </table:table-cell>
          <table:table-cell office:value-type="float" office:value="4005" calcext:value-type="float">
            <text:p>4005</text:p>
          </table:table-cell>
          <table:table-cell table:formula="of:=[.E19]+[.B20]" office:value-type="float" office:value="6843" calcext:value-type="float">
            <text:p>6843</text:p>
          </table:table-cell>
          <table:table-cell table:formula="of:=[.B20]/[.$B$1]" office:value-type="float" office:value="17.6086956521739" calcext:value-type="float">
            <text:p>17,61</text:p>
          </table:table-cell>
          <table:table-cell table:formula="of:=[.G19]+[.F20]" office:value-type="float" office:value="297.521739130435" calcext:value-type="float">
            <text:p>297,5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Crypt_5_BinaryMutator</text:p>
          </table:table-cell>
          <table:table-cell office:value-type="float" office:value="5005" calcext:value-type="float">
            <text:p>5005</text:p>
          </table:table-cell>
          <table:table-cell table:formula="of:=[.E20]+[.B21]" office:value-type="float" office:value="7249" calcext:value-type="float">
            <text:p>7249</text:p>
          </table:table-cell>
          <table:table-cell table:formula="of:=[.B21]/[.$B$1]" office:value-type="float" office:value="17.6521739130435" calcext:value-type="float">
            <text:p>17,65</text:p>
          </table:table-cell>
          <table:table-cell table:formula="of:=[.G20]+[.F21]" office:value-type="float" office:value="315.173913043478" calcext:value-type="float">
            <text:p>315,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Crypt_6_BinaryMutator</text:p>
          </table:table-cell>
          <table:table-cell office:value-type="float" office:value="6005" calcext:value-type="float">
            <text:p>6005</text:p>
          </table:table-cell>
          <table:table-cell table:formula="of:=[.E21]+[.B22]" office:value-type="float" office:value="7665" calcext:value-type="float">
            <text:p>7665</text:p>
          </table:table-cell>
          <table:table-cell table:formula="of:=[.B22]/[.$B$1]" office:value-type="float" office:value="18.0869565217391" calcext:value-type="float">
            <text:p>18,09</text:p>
          </table:table-cell>
          <table:table-cell table:formula="of:=[.G21]+[.F22]" office:value-type="float" office:value="333.260869565217" calcext:value-type="float">
            <text:p>333,2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SCrypt_7_BinaryMutator</text:p>
          </table:table-cell>
          <table:table-cell office:value-type="float" office:value="7005" calcext:value-type="float">
            <text:p>7005</text:p>
          </table:table-cell>
          <table:table-cell table:formula="of:=[.E22]+[.B23]" office:value-type="float" office:value="7807" calcext:value-type="float">
            <text:p>7807</text:p>
          </table:table-cell>
          <table:table-cell table:formula="of:=[.B23]/[.$B$1]" office:value-type="float" office:value="6.17391304347826" calcext:value-type="float">
            <text:p>6,17</text:p>
          </table:table-cell>
          <table:table-cell table:formula="of:=[.G22]+[.F23]" office:value-type="float" office:value="339.434782608696" calcext:value-type="float">
            <text:p>339,4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Crypt_8_BinaryMutator</text:p>
          </table:table-cell>
          <table:table-cell office:value-type="float" office:value="8005" calcext:value-type="float">
            <text:p>8005</text:p>
          </table:table-cell>
          <table:table-cell table:formula="of:=[.E23]+[.B24]" office:value-type="float" office:value="7954" calcext:value-type="float">
            <text:p>7954</text:p>
          </table:table-cell>
          <table:table-cell table:formula="of:=[.B24]/[.$B$1]" office:value-type="float" office:value="6.39130434782609" calcext:value-type="float">
            <text:p>6,39</text:p>
          </table:table-cell>
          <table:table-cell table:formula="of:=[.G23]+[.F24]" office:value-type="float" office:value="345.826086956522" calcext:value-type="float">
            <text:p>345,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Crypt_9_BinaryMutator</text:p>
          </table:table-cell>
          <table:table-cell office:value-type="float" office:value="9005" calcext:value-type="float">
            <text:p>9005</text:p>
          </table:table-cell>
          <table:table-cell table:formula="of:=[.E24]+[.B25]" office:value-type="float" office:value="8367" calcext:value-type="float">
            <text:p>8367</text:p>
          </table:table-cell>
          <table:table-cell table:formula="of:=[.B25]/[.$B$1]" office:value-type="float" office:value="17.9565217391304" calcext:value-type="float">
            <text:p>17,96</text:p>
          </table:table-cell>
          <table:table-cell table:formula="of:=[.G24]+[.F25]" office:value-type="float" office:value="363.782608695652" calcext:value-type="float">
            <text:p>363,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Crypt_10_BinaryMutator</text:p>
          </table:table-cell>
          <table:table-cell office:value-type="float" office:value="10005" calcext:value-type="float">
            <text:p>10005</text:p>
          </table:table-cell>
          <table:table-cell table:formula="of:=[.E25]+[.B26]" office:value-type="float" office:value="8512" calcext:value-type="float">
            <text:p>8512</text:p>
          </table:table-cell>
          <table:table-cell table:formula="of:=[.B26]/[.$B$1]" office:value-type="float" office:value="6.30434782608696" calcext:value-type="float">
            <text:p>6,30</text:p>
          </table:table-cell>
          <table:table-cell table:formula="of:=[.G25]+[.F26]" office:value-type="float" office:value="370.086956521739" calcext:value-type="float">
            <text:p>370,09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SCrypt_11_BinaryMutator</text:p>
          </table:table-cell>
          <table:table-cell office:value-type="float" office:value="11005" calcext:value-type="float">
            <text:p>11005</text:p>
          </table:table-cell>
          <table:table-cell table:formula="of:=[.E26]+[.B27]" office:value-type="float" office:value="8657" calcext:value-type="float">
            <text:p>8657</text:p>
          </table:table-cell>
          <table:table-cell table:formula="of:=[.B27]/[.$B$1]" office:value-type="float" office:value="6.30434782608696" calcext:value-type="float">
            <text:p>6,30</text:p>
          </table:table-cell>
          <table:table-cell table:formula="of:=[.G26]+[.F27]" office:value-type="float" office:value="376.391304347826" calcext:value-type="float">
            <text:p>376,3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SCrypt_12_BinaryMutator</text:p>
          </table:table-cell>
          <table:table-cell office:value-type="float" office:value="12005" calcext:value-type="float">
            <text:p>12005</text:p>
          </table:table-cell>
          <table:table-cell table:formula="of:=[.E27]+[.B28]" office:value-type="float" office:value="8808" calcext:value-type="float">
            <text:p>8808</text:p>
          </table:table-cell>
          <table:table-cell table:formula="of:=[.B28]/[.$B$1]" office:value-type="float" office:value="6.56521739130435" calcext:value-type="float">
            <text:p>6,57</text:p>
          </table:table-cell>
          <table:table-cell table:formula="of:=[.G27]+[.F28]" office:value-type="float" office:value="382.95652173913" calcext:value-type="float">
            <text:p>382,9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SCrypt_13_BinaryMutator</text:p>
          </table:table-cell>
          <table:table-cell office:value-type="float" office:value="13005" calcext:value-type="float">
            <text:p>13005</text:p>
          </table:table-cell>
          <table:table-cell table:formula="of:=[.E28]+[.B29]" office:value-type="float" office:value="8957" calcext:value-type="float">
            <text:p>8957</text:p>
          </table:table-cell>
          <table:table-cell table:formula="of:=[.B29]/[.$B$1]" office:value-type="float" office:value="6.47826086956522" calcext:value-type="float">
            <text:p>6,48</text:p>
          </table:table-cell>
          <table:table-cell table:formula="of:=[.G28]+[.F29]" office:value-type="float" office:value="389.434782608696" calcext:value-type="float">
            <text:p>389,4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Crypt_14_BinaryMutator</text:p>
          </table:table-cell>
          <table:table-cell office:value-type="float" office:value="14005" calcext:value-type="float">
            <text:p>14005</text:p>
          </table:table-cell>
          <table:table-cell table:formula="of:=[.E29]+[.B30]" office:value-type="float" office:value="9370" calcext:value-type="float">
            <text:p>9370</text:p>
          </table:table-cell>
          <table:table-cell table:formula="of:=[.B30]/[.$B$1]" office:value-type="float" office:value="17.9565217391304" calcext:value-type="float">
            <text:p>17,96</text:p>
          </table:table-cell>
          <table:table-cell table:formula="of:=[.G29]+[.F30]" office:value-type="float" office:value="407.391304347826" calcext:value-type="float">
            <text:p>407,3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Crypt_15_BinaryMutator</text:p>
          </table:table-cell>
          <table:table-cell office:value-type="float" office:value="15005" calcext:value-type="float">
            <text:p>15005</text:p>
          </table:table-cell>
          <table:table-cell table:formula="of:=[.E30]+[.B31]" office:value-type="float" office:value="9514" calcext:value-type="float">
            <text:p>9514</text:p>
          </table:table-cell>
          <table:table-cell table:formula="of:=[.B31]/[.$B$1]" office:value-type="float" office:value="6.26086956521739" calcext:value-type="float">
            <text:p>6,26</text:p>
          </table:table-cell>
          <table:table-cell table:formula="of:=[.G30]+[.F31]" office:value-type="float" office:value="413.652173913043" calcext:value-type="float">
            <text:p>413,6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Crypt_16_BinaryMutator</text:p>
          </table:table-cell>
          <table:table-cell office:value-type="float" office:value="16005" calcext:value-type="float">
            <text:p>16005</text:p>
          </table:table-cell>
          <table:table-cell table:formula="of:=[.E31]+[.B32]" office:value-type="float" office:value="9918" calcext:value-type="float">
            <text:p>9918</text:p>
          </table:table-cell>
          <table:table-cell table:formula="of:=[.B32]/[.$B$1]" office:value-type="float" office:value="17.5652173913043" calcext:value-type="float">
            <text:p>17,57</text:p>
          </table:table-cell>
          <table:table-cell table:formula="of:=[.G31]+[.F32]" office:value-type="float" office:value="431.217391304348" calcext:value-type="float">
            <text:p>431,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Crypt_17_BinaryMutator</text:p>
          </table:table-cell>
          <table:table-cell office:value-type="float" office:value="17005" calcext:value-type="float">
            <text:p>17005</text:p>
          </table:table-cell>
          <table:table-cell table:formula="of:=[.E32]+[.B33]" office:value-type="float" office:value="10061" calcext:value-type="float">
            <text:p>10061</text:p>
          </table:table-cell>
          <table:table-cell table:formula="of:=[.B33]/[.$B$1]" office:value-type="float" office:value="6.21739130434783" calcext:value-type="float">
            <text:p>6,22</text:p>
          </table:table-cell>
          <table:table-cell table:formula="of:=[.G32]+[.F33]" office:value-type="float" office:value="437.434782608696" calcext:value-type="float">
            <text:p>437,4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Crypt_18_BinaryMutator</text:p>
          </table:table-cell>
          <table:table-cell office:value-type="float" office:value="18005" calcext:value-type="float">
            <text:p>18005</text:p>
          </table:table-cell>
          <table:table-cell table:formula="of:=[.E33]+[.B34]" office:value-type="float" office:value="10205" calcext:value-type="float">
            <text:p>10205</text:p>
          </table:table-cell>
          <table:table-cell table:formula="of:=[.B34]/[.$B$1]" office:value-type="float" office:value="6.26086956521739" calcext:value-type="float">
            <text:p>6,26</text:p>
          </table:table-cell>
          <table:table-cell table:formula="of:=[.G33]+[.F34]" office:value-type="float" office:value="443.695652173913" calcext:value-type="float">
            <text:p>443,7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SCrypt_19_BinaryMutator</text:p>
          </table:table-cell>
          <table:table-cell office:value-type="float" office:value="19005" calcext:value-type="float">
            <text:p>19005</text:p>
          </table:table-cell>
          <table:table-cell table:formula="of:=[.E34]+[.B35]" office:value-type="float" office:value="10349" calcext:value-type="float">
            <text:p>10349</text:p>
          </table:table-cell>
          <table:table-cell table:formula="of:=[.B35]/[.$B$1]" office:value-type="float" office:value="6.26086956521739" calcext:value-type="float">
            <text:p>6,26</text:p>
          </table:table-cell>
          <table:table-cell table:formula="of:=[.G34]+[.F35]" office:value-type="float" office:value="449.95652173913" calcext:value-type="float">
            <text:p>449,9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SCrypt_20_BinaryMutator</text:p>
          </table:table-cell>
          <table:table-cell office:value-type="float" office:value="20005" calcext:value-type="float">
            <text:p>20005</text:p>
          </table:table-cell>
          <table:table-cell table:formula="of:=[.E35]+[.B36]" office:value-type="float" office:value="10492" calcext:value-type="float">
            <text:p>10492</text:p>
          </table:table-cell>
          <table:table-cell table:formula="of:=[.B36]/[.$B$1]" office:value-type="float" office:value="6.21739130434783" calcext:value-type="float">
            <text:p>6,22</text:p>
          </table:table-cell>
          <table:table-cell table:formula="of:=[.G35]+[.F36]" office:value-type="float" office:value="456.173913043478" calcext:value-type="float">
            <text:p>456,1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SCrypt_21_BinaryMutator</text:p>
          </table:table-cell>
          <table:table-cell office:value-type="float" office:value="21005" calcext:value-type="float">
            <text:p>21005</text:p>
          </table:table-cell>
          <table:table-cell table:formula="of:=[.E36]+[.B37]" office:value-type="float" office:value="10639" calcext:value-type="float">
            <text:p>10639</text:p>
          </table:table-cell>
          <table:table-cell table:formula="of:=[.B37]/[.$B$1]" office:value-type="float" office:value="6.39130434782609" calcext:value-type="float">
            <text:p>6,39</text:p>
          </table:table-cell>
          <table:table-cell table:formula="of:=[.G36]+[.F37]" office:value-type="float" office:value="462.565217391304" calcext:value-type="float">
            <text:p>462,5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alsa20Engine_0_BinaryMutator</text:p>
          </table:table-cell>
          <table:table-cell office:value-type="float" office:value="6" calcext:value-type="float">
            <text:p>6</text:p>
          </table:table-cell>
          <table:table-cell table:formula="of:=[.E37]+[.B38]" office:value-type="float" office:value="11048" calcext:value-type="float">
            <text:p>11048</text:p>
          </table:table-cell>
          <table:table-cell table:formula="of:=[.B38]/[.$B$1]" office:value-type="float" office:value="17.7826086956522" calcext:value-type="float">
            <text:p>17,78</text:p>
          </table:table-cell>
          <table:table-cell table:formula="of:=[.G37]+[.F38]" office:value-type="float" office:value="480.347826086956" calcext:value-type="float">
            <text:p>480,3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alsa20Engine_1_BinaryMutator</text:p>
          </table:table-cell>
          <table:table-cell office:value-type="float" office:value="1006" calcext:value-type="float">
            <text:p>1006</text:p>
          </table:table-cell>
          <table:table-cell table:formula="of:=[.E38]+[.B39]" office:value-type="float" office:value="11461" calcext:value-type="float">
            <text:p>11461</text:p>
          </table:table-cell>
          <table:table-cell table:formula="of:=[.B39]/[.$B$1]" office:value-type="float" office:value="17.9565217391304" calcext:value-type="float">
            <text:p>17,96</text:p>
          </table:table-cell>
          <table:table-cell table:formula="of:=[.G38]+[.F39]" office:value-type="float" office:value="498.304347826087" calcext:value-type="float">
            <text:p>498,3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alsa20Engine_2_BinaryMutator</text:p>
          </table:table-cell>
          <table:table-cell office:value-type="float" office:value="2006" calcext:value-type="float">
            <text:p>2006</text:p>
          </table:table-cell>
          <table:table-cell table:formula="of:=[.E39]+[.B40]" office:value-type="float" office:value="11868" calcext:value-type="float">
            <text:p>11868</text:p>
          </table:table-cell>
          <table:table-cell table:formula="of:=[.B40]/[.$B$1]" office:value-type="float" office:value="17.695652173913" calcext:value-type="float">
            <text:p>17,70</text:p>
          </table:table-cell>
          <table:table-cell table:formula="of:=[.G39]+[.F40]" office:value-type="float" office:value="516" calcext:value-type="float">
            <text:p>516,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Salsa20Engine_3_BinaryMutator</text:p>
          </table:table-cell>
          <table:table-cell office:value-type="float" office:value="3006" calcext:value-type="float">
            <text:p>3006</text:p>
          </table:table-cell>
          <table:table-cell table:formula="of:=[.E40]+[.B41]" office:value-type="float" office:value="12252" calcext:value-type="float">
            <text:p>12252</text:p>
          </table:table-cell>
          <table:table-cell table:formula="of:=[.B41]/[.$B$1]" office:value-type="float" office:value="16.695652173913" calcext:value-type="float">
            <text:p>16,70</text:p>
          </table:table-cell>
          <table:table-cell table:formula="of:=[.G40]+[.F41]" office:value-type="float" office:value="532.695652173913" calcext:value-type="float">
            <text:p>532,7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alsa20Engine_4_BinaryMutator</text:p>
          </table:table-cell>
          <table:table-cell office:value-type="float" office:value="4006" calcext:value-type="float">
            <text:p>4006</text:p>
          </table:table-cell>
          <table:table-cell table:formula="of:=[.E41]+[.B42]" office:value-type="float" office:value="12662" calcext:value-type="float">
            <text:p>12662</text:p>
          </table:table-cell>
          <table:table-cell table:formula="of:=[.B42]/[.$B$1]" office:value-type="float" office:value="17.8260869565217" calcext:value-type="float">
            <text:p>17,83</text:p>
          </table:table-cell>
          <table:table-cell table:formula="of:=[.G41]+[.F42]" office:value-type="float" office:value="550.521739130435" calcext:value-type="float">
            <text:p>550,5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alsa20Engine_5_BinaryMutator</text:p>
          </table:table-cell>
          <table:table-cell office:value-type="float" office:value="5006" calcext:value-type="float">
            <text:p>5006</text:p>
          </table:table-cell>
          <table:table-cell table:formula="of:=[.E42]+[.B43]" office:value-type="float" office:value="13074" calcext:value-type="float">
            <text:p>13074</text:p>
          </table:table-cell>
          <table:table-cell table:formula="of:=[.B43]/[.$B$1]" office:value-type="float" office:value="17.9130434782609" calcext:value-type="float">
            <text:p>17,91</text:p>
          </table:table-cell>
          <table:table-cell table:formula="of:=[.G42]+[.F43]" office:value-type="float" office:value="568.434782608696" calcext:value-type="float">
            <text:p>568,43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alsa20Engine_6_BinaryMutator</text:p>
          </table:table-cell>
          <table:table-cell office:value-type="float" office:value="6006" calcext:value-type="float">
            <text:p>6006</text:p>
          </table:table-cell>
          <table:table-cell table:formula="of:=[.E43]+[.B44]" office:value-type="float" office:value="13481" calcext:value-type="float">
            <text:p>13481</text:p>
          </table:table-cell>
          <table:table-cell table:formula="of:=[.B44]/[.$B$1]" office:value-type="float" office:value="17.695652173913" calcext:value-type="float">
            <text:p>17,70</text:p>
          </table:table-cell>
          <table:table-cell table:formula="of:=[.G43]+[.F44]" office:value-type="float" office:value="586.130434782609" calcext:value-type="float">
            <text:p>586,1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Salsa20Engine_7_BinaryMutator</text:p>
          </table:table-cell>
          <table:table-cell office:value-type="float" office:value="7006" calcext:value-type="float">
            <text:p>7006</text:p>
          </table:table-cell>
          <table:table-cell table:formula="of:=[.E44]+[.B45]" office:value-type="float" office:value="13886" calcext:value-type="float">
            <text:p>13886</text:p>
          </table:table-cell>
          <table:table-cell table:formula="of:=[.B45]/[.$B$1]" office:value-type="float" office:value="17.6086956521739" calcext:value-type="float">
            <text:p>17,61</text:p>
          </table:table-cell>
          <table:table-cell table:formula="of:=[.G44]+[.F45]" office:value-type="float" office:value="603.739130434782" calcext:value-type="float">
            <text:p>603,7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alsa20Engine_8_BinaryMutator</text:p>
          </table:table-cell>
          <table:table-cell office:value-type="float" office:value="8006" calcext:value-type="float">
            <text:p>8006</text:p>
          </table:table-cell>
          <table:table-cell table:formula="of:=[.E45]+[.B46]" office:value-type="float" office:value="14294" calcext:value-type="float">
            <text:p>14294</text:p>
          </table:table-cell>
          <table:table-cell table:formula="of:=[.B46]/[.$B$1]" office:value-type="float" office:value="17.7391304347826" calcext:value-type="float">
            <text:p>17,74</text:p>
          </table:table-cell>
          <table:table-cell table:formula="of:=[.G45]+[.F46]" office:value-type="float" office:value="621.478260869565" calcext:value-type="float">
            <text:p>621,48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alsa20Engine_9_BinaryMutator</text:p>
          </table:table-cell>
          <table:table-cell office:value-type="float" office:value="9006" calcext:value-type="float">
            <text:p>9006</text:p>
          </table:table-cell>
          <table:table-cell table:formula="of:=[.E46]+[.B47]" office:value-type="float" office:value="14701" calcext:value-type="float">
            <text:p>14701</text:p>
          </table:table-cell>
          <table:table-cell table:formula="of:=[.B47]/[.$B$1]" office:value-type="float" office:value="17.695652173913" calcext:value-type="float">
            <text:p>17,70</text:p>
          </table:table-cell>
          <table:table-cell table:formula="of:=[.G46]+[.F47]" office:value-type="float" office:value="639.173913043478" calcext:value-type="float">
            <text:p>639,1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alsa20Engine_10_BinaryMutator</text:p>
          </table:table-cell>
          <table:table-cell office:value-type="float" office:value="10006" calcext:value-type="float">
            <text:p>10006</text:p>
          </table:table-cell>
          <table:table-cell table:formula="of:=[.E47]+[.B48]" office:value-type="float" office:value="15117" calcext:value-type="float">
            <text:p>15117</text:p>
          </table:table-cell>
          <table:table-cell table:formula="of:=[.B48]/[.$B$1]" office:value-type="float" office:value="18.0869565217391" calcext:value-type="float">
            <text:p>18,09</text:p>
          </table:table-cell>
          <table:table-cell table:formula="of:=[.G47]+[.F48]" office:value-type="float" office:value="657.260869565217" calcext:value-type="float">
            <text:p>657,2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alsa20Engine_11_BinaryMutator</text:p>
          </table:table-cell>
          <table:table-cell office:value-type="float" office:value="11006" calcext:value-type="float">
            <text:p>11006</text:p>
          </table:table-cell>
          <table:table-cell table:formula="of:=[.E48]+[.B49]" office:value-type="float" office:value="15531" calcext:value-type="float">
            <text:p>15531</text:p>
          </table:table-cell>
          <table:table-cell table:formula="of:=[.B49]/[.$B$1]" office:value-type="float" office:value="18" calcext:value-type="float">
            <text:p>18,00</text:p>
          </table:table-cell>
          <table:table-cell table:formula="of:=[.G48]+[.F49]" office:value-type="float" office:value="675.260869565217" calcext:value-type="float">
            <text:p>675,2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alsa20Engine_12_BinaryMutator</text:p>
          </table:table-cell>
          <table:table-cell office:value-type="float" office:value="12006" calcext:value-type="float">
            <text:p>12006</text:p>
          </table:table-cell>
          <table:table-cell table:formula="of:=[.E49]+[.B50]" office:value-type="float" office:value="15940" calcext:value-type="float">
            <text:p>15940</text:p>
          </table:table-cell>
          <table:table-cell table:formula="of:=[.B50]/[.$B$1]" office:value-type="float" office:value="17.7826086956522" calcext:value-type="float">
            <text:p>17,78</text:p>
          </table:table-cell>
          <table:table-cell table:formula="of:=[.G49]+[.F50]" office:value-type="float" office:value="693.043478260869" calcext:value-type="float">
            <text:p>693,0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Salsa20Engine_13_BinaryMutator</text:p>
          </table:table-cell>
          <table:table-cell office:value-type="float" office:value="13006" calcext:value-type="float">
            <text:p>13006</text:p>
          </table:table-cell>
          <table:table-cell table:formula="of:=[.E50]+[.B51]" office:value-type="float" office:value="16361" calcext:value-type="float">
            <text:p>16361</text:p>
          </table:table-cell>
          <table:table-cell table:formula="of:=[.B51]/[.$B$1]" office:value-type="float" office:value="18.304347826087" calcext:value-type="float">
            <text:p>18,30</text:p>
          </table:table-cell>
          <table:table-cell table:formula="of:=[.G50]+[.F51]" office:value-type="float" office:value="711.347826086956" calcext:value-type="float">
            <text:p>711,35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alsa20Engine_14_BinaryMutator</text:p>
          </table:table-cell>
          <table:table-cell office:value-type="float" office:value="14006" calcext:value-type="float">
            <text:p>14006</text:p>
          </table:table-cell>
          <table:table-cell table:formula="of:=[.E51]+[.B52]" office:value-type="float" office:value="16773" calcext:value-type="float">
            <text:p>16773</text:p>
          </table:table-cell>
          <table:table-cell table:formula="of:=[.B52]/[.$B$1]" office:value-type="float" office:value="17.9130434782609" calcext:value-type="float">
            <text:p>17,91</text:p>
          </table:table-cell>
          <table:table-cell table:formula="of:=[.G51]+[.F52]" office:value-type="float" office:value="729.260869565217" calcext:value-type="float">
            <text:p>729,26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alsa20Engine_15_BinaryMutator</text:p>
          </table:table-cell>
          <table:table-cell office:value-type="float" office:value="15006" calcext:value-type="float">
            <text:p>15006</text:p>
          </table:table-cell>
          <table:table-cell table:formula="of:=[.E52]+[.B53]" office:value-type="float" office:value="17179" calcext:value-type="float">
            <text:p>17179</text:p>
          </table:table-cell>
          <table:table-cell table:formula="of:=[.B53]/[.$B$1]" office:value-type="float" office:value="17.6521739130435" calcext:value-type="float">
            <text:p>17,65</text:p>
          </table:table-cell>
          <table:table-cell table:formula="of:=[.G52]+[.F53]" office:value-type="float" office:value="746.913043478261" calcext:value-type="float">
            <text:p>746,9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alsa20Engine_16_BinaryMutator</text:p>
          </table:table-cell>
          <table:table-cell office:value-type="float" office:value="16006" calcext:value-type="float">
            <text:p>16006</text:p>
          </table:table-cell>
          <table:table-cell table:formula="of:=[.E53]+[.B54]" office:value-type="float" office:value="17592" calcext:value-type="float">
            <text:p>17592</text:p>
          </table:table-cell>
          <table:table-cell table:formula="of:=[.B54]/[.$B$1]" office:value-type="float" office:value="17.9565217391304" calcext:value-type="float">
            <text:p>17,96</text:p>
          </table:table-cell>
          <table:table-cell table:formula="of:=[.G53]+[.F54]" office:value-type="float" office:value="764.869565217391" calcext:value-type="float">
            <text:p>764,8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Salsa20Engine_17_BinaryMutator</text:p>
          </table:table-cell>
          <table:table-cell office:value-type="float" office:value="17006" calcext:value-type="float">
            <text:p>17006</text:p>
          </table:table-cell>
          <table:table-cell table:formula="of:=[.E54]+[.B55]" office:value-type="float" office:value="17997" calcext:value-type="float">
            <text:p>17997</text:p>
          </table:table-cell>
          <table:table-cell table:formula="of:=[.B55]/[.$B$1]" office:value-type="float" office:value="17.6086956521739" calcext:value-type="float">
            <text:p>17,61</text:p>
          </table:table-cell>
          <table:table-cell table:formula="of:=[.G54]+[.F55]" office:value-type="float" office:value="782.478260869565" calcext:value-type="float">
            <text:p>782,4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Salsa20Engine_18_BinaryMutator</text:p>
          </table:table-cell>
          <table:table-cell office:value-type="float" office:value="18006" calcext:value-type="float">
            <text:p>18006</text:p>
          </table:table-cell>
          <table:table-cell table:formula="of:=[.E55]+[.B56]" office:value-type="float" office:value="18339" calcext:value-type="float">
            <text:p>18339</text:p>
          </table:table-cell>
          <table:table-cell table:formula="of:=[.B56]/[.$B$1]" office:value-type="float" office:value="14.8695652173913" calcext:value-type="float">
            <text:p>14,87</text:p>
          </table:table-cell>
          <table:table-cell table:formula="of:=[.G55]+[.F56]" office:value-type="float" office:value="797.347826086956" calcext:value-type="float">
            <text:p>797,3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alsa20Engine_19_BinaryMutator</text:p>
          </table:table-cell>
          <table:table-cell office:value-type="float" office:value="19006" calcext:value-type="float">
            <text:p>19006</text:p>
          </table:table-cell>
          <table:table-cell table:formula="of:=[.E56]+[.B57]" office:value-type="float" office:value="18746" calcext:value-type="float">
            <text:p>18746</text:p>
          </table:table-cell>
          <table:table-cell table:formula="of:=[.B57]/[.$B$1]" office:value-type="float" office:value="17.695652173913" calcext:value-type="float">
            <text:p>17,70</text:p>
          </table:table-cell>
          <table:table-cell table:formula="of:=[.G56]+[.F57]" office:value-type="float" office:value="815.043478260869" calcext:value-type="float">
            <text:p>815,04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alsa20Engine_20_BinaryMutator</text:p>
          </table:table-cell>
          <table:table-cell office:value-type="float" office:value="20006" calcext:value-type="float">
            <text:p>20006</text:p>
          </table:table-cell>
          <table:table-cell table:formula="of:=[.E57]+[.B58]" office:value-type="float" office:value="19164" calcext:value-type="float">
            <text:p>19164</text:p>
          </table:table-cell>
          <table:table-cell table:formula="of:=[.B58]/[.$B$1]" office:value-type="float" office:value="18.1739130434783" calcext:value-type="float">
            <text:p>18,17</text:p>
          </table:table-cell>
          <table:table-cell table:formula="of:=[.G57]+[.F58]" office:value-type="float" office:value="833.217391304347" calcext:value-type="float">
            <text:p>833,2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alsa20Engine_21_BinaryMutator</text:p>
          </table:table-cell>
          <table:table-cell office:value-type="float" office:value="21006" calcext:value-type="float">
            <text:p>21006</text:p>
          </table:table-cell>
          <table:table-cell table:formula="of:=[.E58]+[.B59]" office:value-type="float" office:value="19576" calcext:value-type="float">
            <text:p>19576</text:p>
          </table:table-cell>
          <table:table-cell table:formula="of:=[.B59]/[.$B$1]" office:value-type="float" office:value="17.9130434782609" calcext:value-type="float">
            <text:p>17,91</text:p>
          </table:table-cell>
          <table:table-cell table:formula="of:=[.G58]+[.F59]" office:value-type="float" office:value="851.130434782608" calcext:value-type="float">
            <text:p>851,1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alsa20Engine_22_BinaryMutator</text:p>
          </table:table-cell>
          <table:table-cell office:value-type="float" office:value="22006" calcext:value-type="float">
            <text:p>22006</text:p>
          </table:table-cell>
          <table:table-cell table:formula="of:=[.E59]+[.B60]" office:value-type="float" office:value="19987" calcext:value-type="float">
            <text:p>19987</text:p>
          </table:table-cell>
          <table:table-cell table:formula="of:=[.B60]/[.$B$1]" office:value-type="float" office:value="17.8695652173913" calcext:value-type="float">
            <text:p>17,87</text:p>
          </table:table-cell>
          <table:table-cell table:formula="of:=[.G59]+[.F60]" office:value-type="float" office:value="869" calcext:value-type="float">
            <text:p>869,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Salsa20Engine_23_BinaryMutator</text:p>
          </table:table-cell>
          <table:table-cell office:value-type="float" office:value="23006" calcext:value-type="float">
            <text:p>23006</text:p>
          </table:table-cell>
          <table:table-cell table:formula="of:=[.E60]+[.B61]" office:value-type="float" office:value="20373" calcext:value-type="float">
            <text:p>20373</text:p>
          </table:table-cell>
          <table:table-cell table:formula="of:=[.B61]/[.$B$1]" office:value-type="float" office:value="16.7826086956522" calcext:value-type="float">
            <text:p>16,78</text:p>
          </table:table-cell>
          <table:table-cell table:formula="of:=[.G60]+[.F61]" office:value-type="float" office:value="885.782608695652" calcext:value-type="float">
            <text:p>885,7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alsa20Engine_24_BinaryMutator</text:p>
          </table:table-cell>
          <table:table-cell office:value-type="float" office:value="24006" calcext:value-type="float">
            <text:p>24006</text:p>
          </table:table-cell>
          <table:table-cell table:formula="of:=[.E61]+[.B62]" office:value-type="float" office:value="20787" calcext:value-type="float">
            <text:p>20787</text:p>
          </table:table-cell>
          <table:table-cell table:formula="of:=[.B62]/[.$B$1]" office:value-type="float" office:value="18" calcext:value-type="float">
            <text:p>18,00</text:p>
          </table:table-cell>
          <table:table-cell table:formula="of:=[.G61]+[.F62]" office:value-type="float" office:value="903.782608695652" calcext:value-type="float">
            <text:p>903,7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alsa20Engine_25_BinaryMutator</text:p>
          </table:table-cell>
          <table:table-cell office:value-type="float" office:value="25006" calcext:value-type="float">
            <text:p>25006</text:p>
          </table:table-cell>
          <table:table-cell table:formula="of:=[.E62]+[.B63]" office:value-type="float" office:value="21204" calcext:value-type="float">
            <text:p>21204</text:p>
          </table:table-cell>
          <table:table-cell table:formula="of:=[.B63]/[.$B$1]" office:value-type="float" office:value="18.1304347826087" calcext:value-type="float">
            <text:p>18,13</text:p>
          </table:table-cell>
          <table:table-cell table:formula="of:=[.G62]+[.F63]" office:value-type="float" office:value="921.91304347826" calcext:value-type="float">
            <text:p>921,9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alsa20Engine_26_BinaryMutator</text:p>
          </table:table-cell>
          <table:table-cell office:value-type="float" office:value="26006" calcext:value-type="float">
            <text:p>26006</text:p>
          </table:table-cell>
          <table:table-cell table:formula="of:=[.E63]+[.B64]" office:value-type="float" office:value="21617" calcext:value-type="float">
            <text:p>21617</text:p>
          </table:table-cell>
          <table:table-cell table:formula="of:=[.B64]/[.$B$1]" office:value-type="float" office:value="17.9565217391304" calcext:value-type="float">
            <text:p>17,96</text:p>
          </table:table-cell>
          <table:table-cell table:formula="of:=[.G63]+[.F64]" office:value-type="float" office:value="939.869565217391" calcext:value-type="float">
            <text:p>939,87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Salsa20Engine_27_BinaryMutator</text:p>
          </table:table-cell>
          <table:table-cell office:value-type="float" office:value="27006" calcext:value-type="float">
            <text:p>27006</text:p>
          </table:table-cell>
          <table:table-cell table:formula="of:=[.E64]+[.B65]" office:value-type="float" office:value="21879" calcext:value-type="float">
            <text:p>21879</text:p>
          </table:table-cell>
          <table:table-cell table:formula="of:=[.B65]/[.$B$1]" office:value-type="float" office:value="11.3913043478261" calcext:value-type="float">
            <text:p>11,39</text:p>
          </table:table-cell>
          <table:table-cell table:formula="of:=[.G64]+[.F65]" office:value-type="float" office:value="951.260869565217" calcext:value-type="float">
            <text:p>951,26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alsa20Engine_28_BinaryMutator</text:p>
          </table:table-cell>
          <table:table-cell office:value-type="float" office:value="28006" calcext:value-type="float">
            <text:p>28006</text:p>
          </table:table-cell>
          <table:table-cell table:formula="of:=[.E65]+[.B66]" office:value-type="float" office:value="22296" calcext:value-type="float">
            <text:p>22296</text:p>
          </table:table-cell>
          <table:table-cell table:formula="of:=[.B66]/[.$B$1]" office:value-type="float" office:value="18.1304347826087" calcext:value-type="float">
            <text:p>18,13</text:p>
          </table:table-cell>
          <table:table-cell table:formula="of:=[.G65]+[.F66]" office:value-type="float" office:value="969.391304347826" calcext:value-type="float">
            <text:p>969,39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alsa20Engine_29_BinaryMutator</text:p>
          </table:table-cell>
          <table:table-cell office:value-type="float" office:value="29006" calcext:value-type="float">
            <text:p>29006</text:p>
          </table:table-cell>
          <table:table-cell table:formula="of:=[.E66]+[.B67]" office:value-type="float" office:value="22707" calcext:value-type="float">
            <text:p>22707</text:p>
          </table:table-cell>
          <table:table-cell table:formula="of:=[.B67]/[.$B$1]" office:value-type="float" office:value="17.8695652173913" calcext:value-type="float">
            <text:p>17,87</text:p>
          </table:table-cell>
          <table:table-cell table:formula="of:=[.G66]+[.F67]" office:value-type="float" office:value="987.260869565217" calcext:value-type="float">
            <text:p>987,2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alsa20Engine_30_BinaryMutator</text:p>
          </table:table-cell>
          <table:table-cell office:value-type="float" office:value="30006" calcext:value-type="float">
            <text:p>30006</text:p>
          </table:table-cell>
          <table:table-cell table:formula="of:=[.E67]+[.B68]" office:value-type="float" office:value="23123" calcext:value-type="float">
            <text:p>23123</text:p>
          </table:table-cell>
          <table:table-cell table:formula="of:=[.B68]/[.$B$1]" office:value-type="float" office:value="18.0869565217391" calcext:value-type="float">
            <text:p>18,09</text:p>
          </table:table-cell>
          <table:table-cell table:formula="of:=[.G67]+[.F68]" office:value-type="float" office:value="1005.34782608696" calcext:value-type="float">
            <text:p>1005,3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alsa20Engine_31_BinaryMutator</text:p>
          </table:table-cell>
          <table:table-cell office:value-type="float" office:value="31006" calcext:value-type="float">
            <text:p>31006</text:p>
          </table:table-cell>
          <table:table-cell table:formula="of:=[.E68]+[.B69]" office:value-type="float" office:value="23538" calcext:value-type="float">
            <text:p>23538</text:p>
          </table:table-cell>
          <table:table-cell table:formula="of:=[.B69]/[.$B$1]" office:value-type="float" office:value="18.0434782608696" calcext:value-type="float">
            <text:p>18,04</text:p>
          </table:table-cell>
          <table:table-cell table:formula="of:=[.G68]+[.F69]" office:value-type="float" office:value="1023.39130434783" calcext:value-type="float">
            <text:p>1023,3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alsa20Engine_32_BinaryMutator</text:p>
          </table:table-cell>
          <table:table-cell office:value-type="float" office:value="32006" calcext:value-type="float">
            <text:p>32006</text:p>
          </table:table-cell>
          <table:table-cell table:formula="of:=[.E69]+[.B70]" office:value-type="float" office:value="23956" calcext:value-type="float">
            <text:p>23956</text:p>
          </table:table-cell>
          <table:table-cell table:formula="of:=[.B70]/[.$B$1]" office:value-type="float" office:value="18.1739130434783" calcext:value-type="float">
            <text:p>18,17</text:p>
          </table:table-cell>
          <table:table-cell table:formula="of:=[.G69]+[.F70]" office:value-type="float" office:value="1041.5652173913" calcext:value-type="float">
            <text:p>1041,5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alsa20Engine_33_BinaryMutator</text:p>
          </table:table-cell>
          <table:table-cell office:value-type="float" office:value="33006" calcext:value-type="float">
            <text:p>33006</text:p>
          </table:table-cell>
          <table:table-cell table:formula="of:=[.E70]+[.B71]" office:value-type="float" office:value="24371" calcext:value-type="float">
            <text:p>24371</text:p>
          </table:table-cell>
          <table:table-cell table:formula="of:=[.B71]/[.$B$1]" office:value-type="float" office:value="18.0434782608696" calcext:value-type="float">
            <text:p>18,04</text:p>
          </table:table-cell>
          <table:table-cell table:formula="of:=[.G70]+[.F71]" office:value-type="float" office:value="1059.60869565217" calcext:value-type="float">
            <text:p>1059,61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alsa20Engine_34_BinaryMutator</text:p>
          </table:table-cell>
          <table:table-cell office:value-type="float" office:value="34006" calcext:value-type="float">
            <text:p>34006</text:p>
          </table:table-cell>
          <table:table-cell table:formula="of:=[.E71]+[.B72]" office:value-type="float" office:value="24783" calcext:value-type="float">
            <text:p>24783</text:p>
          </table:table-cell>
          <table:table-cell table:formula="of:=[.B72]/[.$B$1]" office:value-type="float" office:value="17.9130434782609" calcext:value-type="float">
            <text:p>17,91</text:p>
          </table:table-cell>
          <table:table-cell table:formula="of:=[.G71]+[.F72]" office:value-type="float" office:value="1077.52173913043" calcext:value-type="float">
            <text:p>1077,5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alsa20Engine_35_BinaryMutator</text:p>
          </table:table-cell>
          <table:table-cell office:value-type="float" office:value="35006" calcext:value-type="float">
            <text:p>35006</text:p>
          </table:table-cell>
          <table:table-cell table:formula="of:=[.E72]+[.B73]" office:value-type="float" office:value="25200" calcext:value-type="float">
            <text:p>25200</text:p>
          </table:table-cell>
          <table:table-cell table:formula="of:=[.B73]/[.$B$1]" office:value-type="float" office:value="18.1304347826087" calcext:value-type="float">
            <text:p>18,13</text:p>
          </table:table-cell>
          <table:table-cell table:formula="of:=[.G72]+[.F73]" office:value-type="float" office:value="1095.65217391304" calcext:value-type="float">
            <text:p>1095,6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alsa20Engine_36_BinaryMutator</text:p>
          </table:table-cell>
          <table:table-cell office:value-type="float" office:value="36006" calcext:value-type="float">
            <text:p>36006</text:p>
          </table:table-cell>
          <table:table-cell table:formula="of:=[.E73]+[.B74]" office:value-type="float" office:value="25615" calcext:value-type="float">
            <text:p>25615</text:p>
          </table:table-cell>
          <table:table-cell table:formula="of:=[.B74]/[.$B$1]" office:value-type="float" office:value="18.0434782608696" calcext:value-type="float">
            <text:p>18,04</text:p>
          </table:table-cell>
          <table:table-cell table:formula="of:=[.G73]+[.F74]" office:value-type="float" office:value="1113.69565217391" calcext:value-type="float">
            <text:p>1113,7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alsa20Engine_37_BinaryMutator</text:p>
          </table:table-cell>
          <table:table-cell office:value-type="float" office:value="37006" calcext:value-type="float">
            <text:p>37006</text:p>
          </table:table-cell>
          <table:table-cell table:formula="of:=[.E74]+[.B75]" office:value-type="float" office:value="26027" calcext:value-type="float">
            <text:p>26027</text:p>
          </table:table-cell>
          <table:table-cell table:formula="of:=[.B75]/[.$B$1]" office:value-type="float" office:value="17.9130434782609" calcext:value-type="float">
            <text:p>17,91</text:p>
          </table:table-cell>
          <table:table-cell table:formula="of:=[.G74]+[.F75]" office:value-type="float" office:value="1131.60869565217" calcext:value-type="float">
            <text:p>1131,6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alsa20Engine_38_BinaryMutator</text:p>
          </table:table-cell>
          <table:table-cell office:value-type="float" office:value="38006" calcext:value-type="float">
            <text:p>38006</text:p>
          </table:table-cell>
          <table:table-cell table:formula="of:=[.E75]+[.B76]" office:value-type="float" office:value="26434" calcext:value-type="float">
            <text:p>26434</text:p>
          </table:table-cell>
          <table:table-cell table:formula="of:=[.B76]/[.$B$1]" office:value-type="float" office:value="17.695652173913" calcext:value-type="float">
            <text:p>17,70</text:p>
          </table:table-cell>
          <table:table-cell table:formula="of:=[.G75]+[.F76]" office:value-type="float" office:value="1149.30434782609" calcext:value-type="float">
            <text:p>1149,3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alsa20Engine_39_BinaryMutator</text:p>
          </table:table-cell>
          <table:table-cell office:value-type="float" office:value="39006" calcext:value-type="float">
            <text:p>39006</text:p>
          </table:table-cell>
          <table:table-cell table:formula="of:=[.E76]+[.B77]" office:value-type="float" office:value="26842" calcext:value-type="float">
            <text:p>26842</text:p>
          </table:table-cell>
          <table:table-cell table:formula="of:=[.B77]/[.$B$1]" office:value-type="float" office:value="17.7391304347826" calcext:value-type="float">
            <text:p>17,74</text:p>
          </table:table-cell>
          <table:table-cell table:formula="of:=[.G76]+[.F77]" office:value-type="float" office:value="1167.04347826087" calcext:value-type="float">
            <text:p>1167,0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alsa20Engine_40_BinaryMutator</text:p>
          </table:table-cell>
          <table:table-cell office:value-type="float" office:value="40006" calcext:value-type="float">
            <text:p>40006</text:p>
          </table:table-cell>
          <table:table-cell table:formula="of:=[.E77]+[.B78]" office:value-type="float" office:value="27259" calcext:value-type="float">
            <text:p>27259</text:p>
          </table:table-cell>
          <table:table-cell table:formula="of:=[.B78]/[.$B$1]" office:value-type="float" office:value="18.1304347826087" calcext:value-type="float">
            <text:p>18,13</text:p>
          </table:table-cell>
          <table:table-cell table:formula="of:=[.G77]+[.F78]" office:value-type="float" office:value="1185.17391304348" calcext:value-type="float">
            <text:p>1185,17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alsa20Engine_41_BinaryMutator</text:p>
          </table:table-cell>
          <table:table-cell office:value-type="float" office:value="41006" calcext:value-type="float">
            <text:p>41006</text:p>
          </table:table-cell>
          <table:table-cell table:formula="of:=[.E78]+[.B79]" office:value-type="float" office:value="27668" calcext:value-type="float">
            <text:p>27668</text:p>
          </table:table-cell>
          <table:table-cell table:formula="of:=[.B79]/[.$B$1]" office:value-type="float" office:value="17.7826086956522" calcext:value-type="float">
            <text:p>17,78</text:p>
          </table:table-cell>
          <table:table-cell table:formula="of:=[.G78]+[.F79]" office:value-type="float" office:value="1202.95652173913" calcext:value-type="float">
            <text:p>1202,9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alsa20Engine_42_BinaryMutator</text:p>
          </table:table-cell>
          <table:table-cell office:value-type="float" office:value="42006" calcext:value-type="float">
            <text:p>42006</text:p>
          </table:table-cell>
          <table:table-cell table:formula="of:=[.E79]+[.B80]" office:value-type="float" office:value="28079" calcext:value-type="float">
            <text:p>28079</text:p>
          </table:table-cell>
          <table:table-cell table:formula="of:=[.B80]/[.$B$1]" office:value-type="float" office:value="17.8695652173913" calcext:value-type="float">
            <text:p>17,87</text:p>
          </table:table-cell>
          <table:table-cell table:formula="of:=[.G79]+[.F80]" office:value-type="float" office:value="1220.82608695652" calcext:value-type="float">
            <text:p>1220,8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alsa20Engine_43_BinaryMutator</text:p>
          </table:table-cell>
          <table:table-cell office:value-type="float" office:value="43006" calcext:value-type="float">
            <text:p>43006</text:p>
          </table:table-cell>
          <table:table-cell table:formula="of:=[.E80]+[.B81]" office:value-type="float" office:value="28490" calcext:value-type="float">
            <text:p>28490</text:p>
          </table:table-cell>
          <table:table-cell table:formula="of:=[.B81]/[.$B$1]" office:value-type="float" office:value="17.8695652173913" calcext:value-type="float">
            <text:p>17,87</text:p>
          </table:table-cell>
          <table:table-cell table:formula="of:=[.G80]+[.F81]" office:value-type="float" office:value="1238.69565217391" calcext:value-type="float">
            <text:p>1238,7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alsa20Engine_44_BinaryMutator</text:p>
          </table:table-cell>
          <table:table-cell office:value-type="float" office:value="44006" calcext:value-type="float">
            <text:p>44006</text:p>
          </table:table-cell>
          <table:table-cell table:formula="of:=[.E81]+[.B82]" office:value-type="float" office:value="28901" calcext:value-type="float">
            <text:p>28901</text:p>
          </table:table-cell>
          <table:table-cell table:formula="of:=[.B82]/[.$B$1]" office:value-type="float" office:value="17.8695652173913" calcext:value-type="float">
            <text:p>17,87</text:p>
          </table:table-cell>
          <table:table-cell table:formula="of:=[.G81]+[.F82]" office:value-type="float" office:value="1256.5652173913" calcext:value-type="float">
            <text:p>1256,57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alsa20Engine_45_BinaryMutator</text:p>
          </table:table-cell>
          <table:table-cell office:value-type="float" office:value="45006" calcext:value-type="float">
            <text:p>45006</text:p>
          </table:table-cell>
          <table:table-cell table:formula="of:=[.E82]+[.B83]" office:value-type="float" office:value="29309" calcext:value-type="float">
            <text:p>29309</text:p>
          </table:table-cell>
          <table:table-cell table:formula="of:=[.B83]/[.$B$1]" office:value-type="float" office:value="17.7391304347826" calcext:value-type="float">
            <text:p>17,74</text:p>
          </table:table-cell>
          <table:table-cell table:formula="of:=[.G82]+[.F83]" office:value-type="float" office:value="1274.30434782609" calcext:value-type="float">
            <text:p>1274,3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alsa20Engine_46_BinaryMutator</text:p>
          </table:table-cell>
          <table:table-cell office:value-type="float" office:value="46006" calcext:value-type="float">
            <text:p>46006</text:p>
          </table:table-cell>
          <table:table-cell table:formula="of:=[.E83]+[.B84]" office:value-type="float" office:value="29721" calcext:value-type="float">
            <text:p>29721</text:p>
          </table:table-cell>
          <table:table-cell table:formula="of:=[.B84]/[.$B$1]" office:value-type="float" office:value="17.9130434782609" calcext:value-type="float">
            <text:p>17,91</text:p>
          </table:table-cell>
          <table:table-cell table:formula="of:=[.G83]+[.F84]" office:value-type="float" office:value="1292.21739130435" calcext:value-type="float">
            <text:p>1292,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alsa20Engine_47_BinaryMutator</text:p>
          </table:table-cell>
          <table:table-cell office:value-type="float" office:value="47006" calcext:value-type="float">
            <text:p>47006</text:p>
          </table:table-cell>
          <table:table-cell table:formula="of:=[.E84]+[.B85]" office:value-type="float" office:value="30133" calcext:value-type="float">
            <text:p>30133</text:p>
          </table:table-cell>
          <table:table-cell table:formula="of:=[.B85]/[.$B$1]" office:value-type="float" office:value="17.9130434782609" calcext:value-type="float">
            <text:p>17,91</text:p>
          </table:table-cell>
          <table:table-cell table:formula="of:=[.G84]+[.F85]" office:value-type="float" office:value="1310.13043478261" calcext:value-type="float">
            <text:p>1310,1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367" calcext:value-type="float">
            <text:p>367</text:p>
          </table:table-cell>
          <table:table-cell office:value-type="string" calcext:value-type="string">
            <text:p>CryptoUtils_0_BinaryMutator</text:p>
          </table:table-cell>
          <table:table-cell office:value-type="float" office:value="8" calcext:value-type="float">
            <text:p>8</text:p>
          </table:table-cell>
          <table:table-cell table:formula="of:=[.E85]+[.B86]" office:value-type="float" office:value="30500" calcext:value-type="float">
            <text:p>30500</text:p>
          </table:table-cell>
          <table:table-cell table:formula="of:=[.B86]/[.$B$1]" office:value-type="float" office:value="15.9565217391304" calcext:value-type="float">
            <text:p>15,96</text:p>
          </table:table-cell>
          <table:table-cell table:formula="of:=[.G85]+[.F86]" office:value-type="float" office:value="1326.08695652174" calcext:value-type="float">
            <text:p>1326,09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CryptoUtils_1_BinaryMutator</text:p>
          </table:table-cell>
          <table:table-cell office:value-type="float" office:value="1008" calcext:value-type="float">
            <text:p>1008</text:p>
          </table:table-cell>
          <table:table-cell table:formula="of:=[.E86]+[.B87]" office:value-type="float" office:value="30650" calcext:value-type="float">
            <text:p>30650</text:p>
          </table:table-cell>
          <table:table-cell table:formula="of:=[.B87]/[.$B$1]" office:value-type="float" office:value="6.52173913043478" calcext:value-type="float">
            <text:p>6,52</text:p>
          </table:table-cell>
          <table:table-cell table:formula="of:=[.G86]+[.F87]" office:value-type="float" office:value="1332.60869565217" calcext:value-type="float">
            <text:p>1332,6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CryptoUtils_2_BinaryMutator</text:p>
          </table:table-cell>
          <table:table-cell office:value-type="float" office:value="2008" calcext:value-type="float">
            <text:p>2008</text:p>
          </table:table-cell>
          <table:table-cell table:formula="of:=[.E87]+[.B88]" office:value-type="float" office:value="31022" calcext:value-type="float">
            <text:p>31022</text:p>
          </table:table-cell>
          <table:table-cell table:formula="of:=[.B88]/[.$B$1]" office:value-type="float" office:value="16.1739130434783" calcext:value-type="float">
            <text:p>16,17</text:p>
          </table:table-cell>
          <table:table-cell table:formula="of:=[.G87]+[.F88]" office:value-type="float" office:value="1348.78260869565" calcext:value-type="float">
            <text:p>1348,78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CryptoUtils_3_BinaryMutator</text:p>
          </table:table-cell>
          <table:table-cell office:value-type="float" office:value="3008" calcext:value-type="float">
            <text:p>3008</text:p>
          </table:table-cell>
          <table:table-cell table:formula="of:=[.E88]+[.B89]" office:value-type="float" office:value="31178" calcext:value-type="float">
            <text:p>31178</text:p>
          </table:table-cell>
          <table:table-cell table:formula="of:=[.B89]/[.$B$1]" office:value-type="float" office:value="6.78260869565217" calcext:value-type="float">
            <text:p>6,78</text:p>
          </table:table-cell>
          <table:table-cell table:formula="of:=[.G88]+[.F89]" office:value-type="float" office:value="1355.5652173913" calcext:value-type="float">
            <text:p>1355,5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KeyStoreHandle_0_BinaryMutator</text:p>
          </table:table-cell>
          <table:table-cell office:value-type="float" office:value="12" calcext:value-type="float">
            <text:p>12</text:p>
          </table:table-cell>
          <table:table-cell table:formula="of:=[.E89]+[.B90]" office:value-type="float" office:value="31587" calcext:value-type="float">
            <text:p>31587</text:p>
          </table:table-cell>
          <table:table-cell table:formula="of:=[.B90]/[.$B$1]" office:value-type="float" office:value="17.7826086956522" calcext:value-type="float">
            <text:p>17,78</text:p>
          </table:table-cell>
          <table:table-cell table:formula="of:=[.G89]+[.F90]" office:value-type="float" office:value="1373.34782608696" calcext:value-type="float">
            <text:p>1373,3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VaultManager_0_NullIntentOperatorMutator</text:p>
          </table:table-cell>
          <table:table-cell office:value-type="float" office:value="27" calcext:value-type="float">
            <text:p>27</text:p>
          </table:table-cell>
          <table:table-cell table:formula="of:=[.E90]+[.B91]" office:value-type="float" office:value="31999" calcext:value-type="float">
            <text:p>31999</text:p>
          </table:table-cell>
          <table:table-cell table:formula="of:=[.B91]/[.$B$1]" office:value-type="float" office:value="17.9130434782609" calcext:value-type="float">
            <text:p>17,91</text:p>
          </table:table-cell>
          <table:table-cell table:formula="of:=[.G90]+[.F91]" office:value-type="float" office:value="1391.26086956522" calcext:value-type="float">
            <text:p>1391,2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VaultManager_1_InvalidKeyIntentOperatorMutator</text:p>
          </table:table-cell>
          <table:table-cell office:value-type="float" office:value="1027" calcext:value-type="float">
            <text:p>1027</text:p>
          </table:table-cell>
          <table:table-cell table:formula="of:=[.E91]+[.B92]" office:value-type="float" office:value="32412" calcext:value-type="float">
            <text:p>32412</text:p>
          </table:table-cell>
          <table:table-cell table:formula="of:=[.B92]/[.$B$1]" office:value-type="float" office:value="17.9565217391304" calcext:value-type="float">
            <text:p>17,96</text:p>
          </table:table-cell>
          <table:table-cell table:formula="of:=[.G91]+[.F92]" office:value-type="float" office:value="1409.21739130435" calcext:value-type="float">
            <text:p>1409,2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aultManager_2_RandomActionIntentDefinitionOperatorMutator</text:p>
          </table:table-cell>
          <table:table-cell office:value-type="float" office:value="2027" calcext:value-type="float">
            <text:p>2027</text:p>
          </table:table-cell>
          <table:table-cell table:formula="of:=[.E92]+[.B93]" office:value-type="float" office:value="32818" calcext:value-type="float">
            <text:p>32818</text:p>
          </table:table-cell>
          <table:table-cell table:formula="of:=[.B93]/[.$B$1]" office:value-type="float" office:value="17.6521739130435" calcext:value-type="float">
            <text:p>17,65</text:p>
          </table:table-cell>
          <table:table-cell table:formula="of:=[.G92]+[.F93]" office:value-type="float" office:value="1426.86956521739" calcext:value-type="float">
            <text:p>1426,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VaultBackupManager_0_BinaryMutator</text:p>
          </table:table-cell>
          <table:table-cell office:value-type="float" office:value="34" calcext:value-type="float">
            <text:p>34</text:p>
          </table:table-cell>
          <table:table-cell table:formula="of:=[.E93]+[.B94]" office:value-type="float" office:value="33227" calcext:value-type="float">
            <text:p>33227</text:p>
          </table:table-cell>
          <table:table-cell table:formula="of:=[.B94]/[.$B$1]" office:value-type="float" office:value="17.7826086956522" calcext:value-type="float">
            <text:p>17,78</text:p>
          </table:table-cell>
          <table:table-cell table:formula="of:=[.G93]+[.F94]" office:value-type="float" office:value="1444.65217391304" calcext:value-type="float">
            <text:p>1444,6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aultBackupManager_1_BinaryMutator</text:p>
          </table:table-cell>
          <table:table-cell office:value-type="float" office:value="1034" calcext:value-type="float">
            <text:p>1034</text:p>
          </table:table-cell>
          <table:table-cell table:formula="of:=[.E94]+[.B95]" office:value-type="float" office:value="33633" calcext:value-type="float">
            <text:p>33633</text:p>
          </table:table-cell>
          <table:table-cell table:formula="of:=[.B95]/[.$B$1]" office:value-type="float" office:value="17.6521739130435" calcext:value-type="float">
            <text:p>17,65</text:p>
          </table:table-cell>
          <table:table-cell table:formula="of:=[.G94]+[.F95]" office:value-type="float" office:value="1462.30434782609" calcext:value-type="float">
            <text:p>1462,3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VaultBackupManager_2_BinaryMutator</text:p>
          </table:table-cell>
          <table:table-cell office:value-type="float" office:value="2034" calcext:value-type="float">
            <text:p>2034</text:p>
          </table:table-cell>
          <table:table-cell table:formula="of:=[.E95]+[.B96]" office:value-type="float" office:value="34046" calcext:value-type="float">
            <text:p>34046</text:p>
          </table:table-cell>
          <table:table-cell table:formula="of:=[.B96]/[.$B$1]" office:value-type="float" office:value="17.9565217391304" calcext:value-type="float">
            <text:p>17,96</text:p>
          </table:table-cell>
          <table:table-cell table:formula="of:=[.G95]+[.F96]" office:value-type="float" office:value="1480.26086956522" calcext:value-type="float">
            <text:p>1480,2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VaultBackupManager_3_BinaryMutator</text:p>
          </table:table-cell>
          <table:table-cell office:value-type="float" office:value="3034" calcext:value-type="float">
            <text:p>3034</text:p>
          </table:table-cell>
          <table:table-cell table:formula="of:=[.E96]+[.B97]" office:value-type="float" office:value="34452" calcext:value-type="float">
            <text:p>34452</text:p>
          </table:table-cell>
          <table:table-cell table:formula="of:=[.B97]/[.$B$1]" office:value-type="float" office:value="17.6521739130435" calcext:value-type="float">
            <text:p>17,65</text:p>
          </table:table-cell>
          <table:table-cell table:formula="of:=[.G96]+[.F97]" office:value-type="float" office:value="1497.91304347826" calcext:value-type="float">
            <text:p>1497,9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VaultBackupManager_4_BinaryMutator</text:p>
          </table:table-cell>
          <table:table-cell office:value-type="float" office:value="4034" calcext:value-type="float">
            <text:p>4034</text:p>
          </table:table-cell>
          <table:table-cell table:formula="of:=[.E97]+[.B98]" office:value-type="float" office:value="34859" calcext:value-type="float">
            <text:p>34859</text:p>
          </table:table-cell>
          <table:table-cell table:formula="of:=[.B98]/[.$B$1]" office:value-type="float" office:value="17.695652173913" calcext:value-type="float">
            <text:p>17,70</text:p>
          </table:table-cell>
          <table:table-cell table:formula="of:=[.G97]+[.F98]" office:value-type="float" office:value="1515.60869565217" calcext:value-type="float">
            <text:p>1515,6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VaultBackupManager_5_BinaryMutator</text:p>
          </table:table-cell>
          <table:table-cell office:value-type="float" office:value="5034" calcext:value-type="float">
            <text:p>5034</text:p>
          </table:table-cell>
          <table:table-cell table:formula="of:=[.E98]+[.B99]" office:value-type="float" office:value="35264" calcext:value-type="float">
            <text:p>35264</text:p>
          </table:table-cell>
          <table:table-cell table:formula="of:=[.B99]/[.$B$1]" office:value-type="float" office:value="17.6086956521739" calcext:value-type="float">
            <text:p>17,61</text:p>
          </table:table-cell>
          <table:table-cell table:formula="of:=[.G98]+[.F99]" office:value-type="float" office:value="1533.21739130435" calcext:value-type="float">
            <text:p>1533,2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ndOtpImporter_0_BinaryMutator</text:p>
          </table:table-cell>
          <table:table-cell office:value-type="float" office:value="45" calcext:value-type="float">
            <text:p>45</text:p>
          </table:table-cell>
          <table:table-cell table:formula="of:=[.E99]+[.B100]" office:value-type="float" office:value="35681" calcext:value-type="float">
            <text:p>35681</text:p>
          </table:table-cell>
          <table:table-cell table:formula="of:=[.B100]/[.$B$1]" office:value-type="float" office:value="18.1304347826087" calcext:value-type="float">
            <text:p>18,13</text:p>
          </table:table-cell>
          <table:table-cell table:formula="of:=[.G99]+[.F100]" office:value-type="float" office:value="1551.34782608696" calcext:value-type="float">
            <text:p>1551,3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AndOtpImporter_1_BinaryMutator</text:p>
          </table:table-cell>
          <table:table-cell office:value-type="float" office:value="1045" calcext:value-type="float">
            <text:p>1045</text:p>
          </table:table-cell>
          <table:table-cell table:formula="of:=[.E100]+[.B101]" office:value-type="float" office:value="36058" calcext:value-type="float">
            <text:p>36058</text:p>
          </table:table-cell>
          <table:table-cell table:formula="of:=[.B101]/[.$B$1]" office:value-type="float" office:value="16.3913043478261" calcext:value-type="float">
            <text:p>16,39</text:p>
          </table:table-cell>
          <table:table-cell table:formula="of:=[.G100]+[.F101]" office:value-type="float" office:value="1567.73913043478" calcext:value-type="float">
            <text:p>1567,7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ndOtpImporter_2_BinaryMutator</text:p>
          </table:table-cell>
          <table:table-cell office:value-type="float" office:value="2045" calcext:value-type="float">
            <text:p>2045</text:p>
          </table:table-cell>
          <table:table-cell table:formula="of:=[.E101]+[.B102]" office:value-type="float" office:value="36473" calcext:value-type="float">
            <text:p>36473</text:p>
          </table:table-cell>
          <table:table-cell table:formula="of:=[.B102]/[.$B$1]" office:value-type="float" office:value="18.0434782608696" calcext:value-type="float">
            <text:p>18,04</text:p>
          </table:table-cell>
          <table:table-cell table:formula="of:=[.G101]+[.F102]" office:value-type="float" office:value="1585.78260869565" calcext:value-type="float">
            <text:p>1585,7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ndOtpImporter_3_BinaryMutator</text:p>
          </table:table-cell>
          <table:table-cell office:value-type="float" office:value="3045" calcext:value-type="float">
            <text:p>3045</text:p>
          </table:table-cell>
          <table:table-cell table:formula="of:=[.E102]+[.B103]" office:value-type="float" office:value="36891" calcext:value-type="float">
            <text:p>36891</text:p>
          </table:table-cell>
          <table:table-cell table:formula="of:=[.B103]/[.$B$1]" office:value-type="float" office:value="18.1739130434783" calcext:value-type="float">
            <text:p>18,17</text:p>
          </table:table-cell>
          <table:table-cell table:formula="of:=[.G102]+[.F103]" office:value-type="float" office:value="1603.95652173913" calcext:value-type="float">
            <text:p>1603,9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ndOtpImporter_4_BinaryMutator</text:p>
          </table:table-cell>
          <table:table-cell office:value-type="float" office:value="4045" calcext:value-type="float">
            <text:p>4045</text:p>
          </table:table-cell>
          <table:table-cell table:formula="of:=[.E103]+[.B104]" office:value-type="float" office:value="37306" calcext:value-type="float">
            <text:p>37306</text:p>
          </table:table-cell>
          <table:table-cell table:formula="of:=[.B104]/[.$B$1]" office:value-type="float" office:value="18.0434782608696" calcext:value-type="float">
            <text:p>18,04</text:p>
          </table:table-cell>
          <table:table-cell table:formula="of:=[.G103]+[.F104]" office:value-type="float" office:value="1622" calcext:value-type="float">
            <text:p>1622,0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ndOtpImporter_5_BinaryMutator</text:p>
          </table:table-cell>
          <table:table-cell office:value-type="float" office:value="5045" calcext:value-type="float">
            <text:p>5045</text:p>
          </table:table-cell>
          <table:table-cell table:formula="of:=[.E104]+[.B105]" office:value-type="float" office:value="37723" calcext:value-type="float">
            <text:p>37723</text:p>
          </table:table-cell>
          <table:table-cell table:formula="of:=[.B105]/[.$B$1]" office:value-type="float" office:value="18.1304347826087" calcext:value-type="float">
            <text:p>18,13</text:p>
          </table:table-cell>
          <table:table-cell table:formula="of:=[.G104]+[.F105]" office:value-type="float" office:value="1640.13043478261" calcext:value-type="float">
            <text:p>1640,1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ndOtpImporter_6_BinaryMutator</text:p>
          </table:table-cell>
          <table:table-cell office:value-type="float" office:value="6045" calcext:value-type="float">
            <text:p>6045</text:p>
          </table:table-cell>
          <table:table-cell table:formula="of:=[.E105]+[.B106]" office:value-type="float" office:value="38136" calcext:value-type="float">
            <text:p>38136</text:p>
          </table:table-cell>
          <table:table-cell table:formula="of:=[.B106]/[.$B$1]" office:value-type="float" office:value="17.9565217391304" calcext:value-type="float">
            <text:p>17,96</text:p>
          </table:table-cell>
          <table:table-cell table:formula="of:=[.G105]+[.F106]" office:value-type="float" office:value="1658.08695652174" calcext:value-type="float">
            <text:p>1658,0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ndOtpImporter_7_BinaryMutator</text:p>
          </table:table-cell>
          <table:table-cell office:value-type="float" office:value="7045" calcext:value-type="float">
            <text:p>7045</text:p>
          </table:table-cell>
          <table:table-cell table:formula="of:=[.E106]+[.B107]" office:value-type="float" office:value="38546" calcext:value-type="float">
            <text:p>38546</text:p>
          </table:table-cell>
          <table:table-cell table:formula="of:=[.B107]/[.$B$1]" office:value-type="float" office:value="17.8260869565217" calcext:value-type="float">
            <text:p>17,83</text:p>
          </table:table-cell>
          <table:table-cell table:formula="of:=[.G106]+[.F107]" office:value-type="float" office:value="1675.91304347826" calcext:value-type="float">
            <text:p>1675,91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ndOtpImporter_8_BuggyGUIListenerOperatorMutator</text:p>
          </table:table-cell>
          <table:table-cell office:value-type="float" office:value="8045" calcext:value-type="float">
            <text:p>8045</text:p>
          </table:table-cell>
          <table:table-cell table:formula="of:=[.E107]+[.B108]" office:value-type="float" office:value="38958" calcext:value-type="float">
            <text:p>38958</text:p>
          </table:table-cell>
          <table:table-cell table:formula="of:=[.B108]/[.$B$1]" office:value-type="float" office:value="17.9130434782609" calcext:value-type="float">
            <text:p>17,91</text:p>
          </table:table-cell>
          <table:table-cell table:formula="of:=[.G107]+[.F108]" office:value-type="float" office:value="1693.82608695652" calcext:value-type="float">
            <text:p>1693,8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32" calcext:value-type="float">
            <text:p>632</text:p>
          </table:table-cell>
          <table:table-cell office:value-type="string" calcext:value-type="string">
            <text:p>TotpAuthenticatorImporter_0_BuggyGUIListenerOperatorMutator</text:p>
          </table:table-cell>
          <table:table-cell office:value-type="float" office:value="46" calcext:value-type="float">
            <text:p>46</text:p>
          </table:table-cell>
          <table:table-cell table:formula="of:=[.E108]+[.B109]" office:value-type="float" office:value="39590" calcext:value-type="float">
            <text:p>39590</text:p>
          </table:table-cell>
          <table:table-cell table:formula="of:=[.B109]/[.$B$1]" office:value-type="float" office:value="27.4782608695652" calcext:value-type="float">
            <text:p>27,48</text:p>
          </table:table-cell>
          <table:table-cell table:formula="of:=[.G108]+[.F109]" office:value-type="float" office:value="1721.30434782609" calcext:value-type="float">
            <text:p>1721,3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otpAuthenticatorImporter_1_BuggyGUIListenerOperatorMutator</text:p>
          </table:table-cell>
          <table:table-cell office:value-type="float" office:value="1046" calcext:value-type="float">
            <text:p>1046</text:p>
          </table:table-cell>
          <table:table-cell table:formula="of:=[.E109]+[.B110]" office:value-type="float" office:value="39997" calcext:value-type="float">
            <text:p>39997</text:p>
          </table:table-cell>
          <table:table-cell table:formula="of:=[.B110]/[.$B$1]" office:value-type="float" office:value="17.695652173913" calcext:value-type="float">
            <text:p>17,70</text:p>
          </table:table-cell>
          <table:table-cell table:formula="of:=[.G109]+[.F110]" office:value-type="float" office:value="1739" calcext:value-type="float">
            <text:p>1739,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57" calcext:value-type="float">
            <text:p>357</text:p>
          </table:table-cell>
          <table:table-cell office:value-type="string" calcext:value-type="string">
            <text:p>HotpInfo_0_BinaryMutator</text:p>
          </table:table-cell>
          <table:table-cell office:value-type="float" office:value="61" calcext:value-type="float">
            <text:p>61</text:p>
          </table:table-cell>
          <table:table-cell table:formula="of:=[.E110]+[.B111]" office:value-type="float" office:value="40354" calcext:value-type="float">
            <text:p>40354</text:p>
          </table:table-cell>
          <table:table-cell table:formula="of:=[.B111]/[.$B$1]" office:value-type="float" office:value="15.5217391304348" calcext:value-type="float">
            <text:p>15,52</text:p>
          </table:table-cell>
          <table:table-cell table:formula="of:=[.G110]+[.F111]" office:value-type="float" office:value="1754.52173913043" calcext:value-type="float">
            <text:p>1754,5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TotpInfo_0_BinaryMutator</text:p>
          </table:table-cell>
          <table:table-cell office:value-type="float" office:value="64" calcext:value-type="float">
            <text:p>64</text:p>
          </table:table-cell>
          <table:table-cell table:formula="of:=[.E111]+[.B112]" office:value-type="float" office:value="40483" calcext:value-type="float">
            <text:p>40483</text:p>
          </table:table-cell>
          <table:table-cell table:formula="of:=[.B112]/[.$B$1]" office:value-type="float" office:value="5.60869565217391" calcext:value-type="float">
            <text:p>5,61</text:p>
          </table:table-cell>
          <table:table-cell table:formula="of:=[.G111]+[.F112]" office:value-type="float" office:value="1760.13043478261" calcext:value-type="float">
            <text:p>1760,1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TotpInfo_1_BinaryMutator</text:p>
          </table:table-cell>
          <table:table-cell office:value-type="float" office:value="1064" calcext:value-type="float">
            <text:p>1064</text:p>
          </table:table-cell>
          <table:table-cell table:formula="of:=[.E112]+[.B113]" office:value-type="float" office:value="40758" calcext:value-type="float">
            <text:p>40758</text:p>
          </table:table-cell>
          <table:table-cell table:formula="of:=[.B113]/[.$B$1]" office:value-type="float" office:value="11.9565217391304" calcext:value-type="float">
            <text:p>11,96</text:p>
          </table:table-cell>
          <table:table-cell table:formula="of:=[.G112]+[.F113]" office:value-type="float" office:value="1772.08695652174" calcext:value-type="float">
            <text:p>1772,0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otpInfo_2_BinaryMutator</text:p>
          </table:table-cell>
          <table:table-cell office:value-type="float" office:value="2064" calcext:value-type="float">
            <text:p>2064</text:p>
          </table:table-cell>
          <table:table-cell table:formula="of:=[.E113]+[.B114]" office:value-type="float" office:value="41162" calcext:value-type="float">
            <text:p>41162</text:p>
          </table:table-cell>
          <table:table-cell table:formula="of:=[.B114]/[.$B$1]" office:value-type="float" office:value="17.5652173913043" calcext:value-type="float">
            <text:p>17,57</text:p>
          </table:table-cell>
          <table:table-cell table:formula="of:=[.G113]+[.F114]" office:value-type="float" office:value="1789.65217391304" calcext:value-type="float">
            <text:p>1789,65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oogleAuthInfo_0_BinaryMutator</text:p>
          </table:table-cell>
          <table:table-cell office:value-type="float" office:value="68" calcext:value-type="float">
            <text:p>68</text:p>
          </table:table-cell>
          <table:table-cell table:formula="of:=[.E114]+[.B115]" office:value-type="float" office:value="41574" calcext:value-type="float">
            <text:p>41574</text:p>
          </table:table-cell>
          <table:table-cell table:formula="of:=[.B115]/[.$B$1]" office:value-type="float" office:value="17.9130434782609" calcext:value-type="float">
            <text:p>17,91</text:p>
          </table:table-cell>
          <table:table-cell table:formula="of:=[.G114]+[.F115]" office:value-type="float" office:value="1807.5652173913" calcext:value-type="float">
            <text:p>1807,5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andexInfo_0_BinaryMutator</text:p>
          </table:table-cell>
          <table:table-cell office:value-type="float" office:value="69" calcext:value-type="float">
            <text:p>69</text:p>
          </table:table-cell>
          <table:table-cell table:formula="of:=[.E115]+[.B116]" office:value-type="float" office:value="41829" calcext:value-type="float">
            <text:p>41829</text:p>
          </table:table-cell>
          <table:table-cell table:formula="of:=[.B116]/[.$B$1]" office:value-type="float" office:value="11.0869565217391" calcext:value-type="float">
            <text:p>11,09</text:p>
          </table:table-cell>
          <table:table-cell table:formula="of:=[.G115]+[.F116]" office:value-type="float" office:value="1818.65217391304" calcext:value-type="float">
            <text:p>1818,65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YandexInfo_1_BinaryMutator</text:p>
          </table:table-cell>
          <table:table-cell office:value-type="float" office:value="1069" calcext:value-type="float">
            <text:p>1069</text:p>
          </table:table-cell>
          <table:table-cell table:formula="of:=[.E116]+[.B117]" office:value-type="float" office:value="42240" calcext:value-type="float">
            <text:p>42240</text:p>
          </table:table-cell>
          <table:table-cell table:formula="of:=[.B117]/[.$B$1]" office:value-type="float" office:value="17.8695652173913" calcext:value-type="float">
            <text:p>17,87</text:p>
          </table:table-cell>
          <table:table-cell table:formula="of:=[.G116]+[.F117]" office:value-type="float" office:value="1836.52173913043" calcext:value-type="float">
            <text:p>1836,5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YandexInfo_2_BinaryMutator</text:p>
          </table:table-cell>
          <table:table-cell office:value-type="float" office:value="2069" calcext:value-type="float">
            <text:p>2069</text:p>
          </table:table-cell>
          <table:table-cell table:formula="of:=[.E117]+[.B118]" office:value-type="float" office:value="42647" calcext:value-type="float">
            <text:p>42647</text:p>
          </table:table-cell>
          <table:table-cell table:formula="of:=[.B118]/[.$B$1]" office:value-type="float" office:value="17.695652173913" calcext:value-type="float">
            <text:p>17,70</text:p>
          </table:table-cell>
          <table:table-cell table:formula="of:=[.G117]+[.F118]" office:value-type="float" office:value="1854.21739130435" calcext:value-type="float">
            <text:p>1854,22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YandexInfo_3_BinaryMutator</text:p>
          </table:table-cell>
          <table:table-cell office:value-type="float" office:value="3069" calcext:value-type="float">
            <text:p>3069</text:p>
          </table:table-cell>
          <table:table-cell table:formula="of:=[.E118]+[.B119]" office:value-type="float" office:value="43062" calcext:value-type="float">
            <text:p>43062</text:p>
          </table:table-cell>
          <table:table-cell table:formula="of:=[.B119]/[.$B$1]" office:value-type="float" office:value="18.0434782608696" calcext:value-type="float">
            <text:p>18,04</text:p>
          </table:table-cell>
          <table:table-cell table:formula="of:=[.G118]+[.F119]" office:value-type="float" office:value="1872.26086956522" calcext:value-type="float">
            <text:p>1872,2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YandexInfo_4_BinaryMutator</text:p>
          </table:table-cell>
          <table:table-cell office:value-type="float" office:value="4069" calcext:value-type="float">
            <text:p>4069</text:p>
          </table:table-cell>
          <table:table-cell table:formula="of:=[.E119]+[.B120]" office:value-type="float" office:value="43467" calcext:value-type="float">
            <text:p>43467</text:p>
          </table:table-cell>
          <table:table-cell table:formula="of:=[.B120]/[.$B$1]" office:value-type="float" office:value="17.6086956521739" calcext:value-type="float">
            <text:p>17,61</text:p>
          </table:table-cell>
          <table:table-cell table:formula="of:=[.G119]+[.F120]" office:value-type="float" office:value="1889.86956521739" calcext:value-type="float">
            <text:p>1889,8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YandexInfo_5_BinaryMutator</text:p>
          </table:table-cell>
          <table:table-cell office:value-type="float" office:value="5069" calcext:value-type="float">
            <text:p>5069</text:p>
          </table:table-cell>
          <table:table-cell table:formula="of:=[.E120]+[.B121]" office:value-type="float" office:value="43881" calcext:value-type="float">
            <text:p>43881</text:p>
          </table:table-cell>
          <table:table-cell table:formula="of:=[.B121]/[.$B$1]" office:value-type="float" office:value="18" calcext:value-type="float">
            <text:p>18,00</text:p>
          </table:table-cell>
          <table:table-cell table:formula="of:=[.G120]+[.F121]" office:value-type="float" office:value="1907.86956521739" calcext:value-type="float">
            <text:p>1907,8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YandexInfo_6_BinaryMutator</text:p>
          </table:table-cell>
          <table:table-cell office:value-type="float" office:value="6069" calcext:value-type="float">
            <text:p>6069</text:p>
          </table:table-cell>
          <table:table-cell table:formula="of:=[.E121]+[.B122]" office:value-type="float" office:value="44286" calcext:value-type="float">
            <text:p>44286</text:p>
          </table:table-cell>
          <table:table-cell table:formula="of:=[.B122]/[.$B$1]" office:value-type="float" office:value="17.6086956521739" calcext:value-type="float">
            <text:p>17,61</text:p>
          </table:table-cell>
          <table:table-cell table:formula="of:=[.G121]+[.F122]" office:value-type="float" office:value="1925.47826086956" calcext:value-type="float">
            <text:p>1925,4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YandexInfo_7_BinaryMutator</text:p>
          </table:table-cell>
          <table:table-cell office:value-type="float" office:value="7069" calcext:value-type="float">
            <text:p>7069</text:p>
          </table:table-cell>
          <table:table-cell table:formula="of:=[.E122]+[.B123]" office:value-type="float" office:value="44697" calcext:value-type="float">
            <text:p>44697</text:p>
          </table:table-cell>
          <table:table-cell table:formula="of:=[.B123]/[.$B$1]" office:value-type="float" office:value="17.8695652173913" calcext:value-type="float">
            <text:p>17,87</text:p>
          </table:table-cell>
          <table:table-cell table:formula="of:=[.G122]+[.F123]" office:value-type="float" office:value="1943.34782608696" calcext:value-type="float">
            <text:p>1943,35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NotificationService_0_NullIntentOperatorMutator</text:p>
          </table:table-cell>
          <table:table-cell office:value-type="float" office:value="71" calcext:value-type="float">
            <text:p>71</text:p>
          </table:table-cell>
          <table:table-cell table:formula="of:=[.E123]+[.B124]" office:value-type="float" office:value="45108" calcext:value-type="float">
            <text:p>45108</text:p>
          </table:table-cell>
          <table:table-cell table:formula="of:=[.B124]/[.$B$1]" office:value-type="float" office:value="17.8695652173913" calcext:value-type="float">
            <text:p>17,87</text:p>
          </table:table-cell>
          <table:table-cell table:formula="of:=[.G123]+[.F124]" office:value-type="float" office:value="1961.21739130435" calcext:value-type="float">
            <text:p>1961,22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NotificationService_1_InvalidKeyIntentOperatorMutator</text:p>
          </table:table-cell>
          <table:table-cell office:value-type="float" office:value="1071" calcext:value-type="float">
            <text:p>1071</text:p>
          </table:table-cell>
          <table:table-cell table:formula="of:=[.E124]+[.B125]" office:value-type="float" office:value="45516" calcext:value-type="float">
            <text:p>45516</text:p>
          </table:table-cell>
          <table:table-cell table:formula="of:=[.B125]/[.$B$1]" office:value-type="float" office:value="17.7391304347826" calcext:value-type="float">
            <text:p>17,74</text:p>
          </table:table-cell>
          <table:table-cell table:formula="of:=[.G124]+[.F125]" office:value-type="float" office:value="1978.95652173913" calcext:value-type="float">
            <text:p>1978,96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NotificationService_2_RandomActionIntentDefinitionOperatorMutator</text:p>
          </table:table-cell>
          <table:table-cell office:value-type="float" office:value="2071" calcext:value-type="float">
            <text:p>2071</text:p>
          </table:table-cell>
          <table:table-cell table:formula="of:=[.E125]+[.B126]" office:value-type="float" office:value="45925" calcext:value-type="float">
            <text:p>45925</text:p>
          </table:table-cell>
          <table:table-cell table:formula="of:=[.B126]/[.$B$1]" office:value-type="float" office:value="17.7826086956522" calcext:value-type="float">
            <text:p>17,78</text:p>
          </table:table-cell>
          <table:table-cell table:formula="of:=[.G125]+[.F126]" office:value-type="float" office:value="1996.73913043478" calcext:value-type="float">
            <text:p>1996,7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NotificationService_3_RandomActionIntentDefinitionOperatorMutator</text:p>
          </table:table-cell>
          <table:table-cell office:value-type="float" office:value="3071" calcext:value-type="float">
            <text:p>3071</text:p>
          </table:table-cell>
          <table:table-cell table:formula="of:=[.E126]+[.B127]" office:value-type="float" office:value="46332" calcext:value-type="float">
            <text:p>46332</text:p>
          </table:table-cell>
          <table:table-cell table:formula="of:=[.B127]/[.$B$1]" office:value-type="float" office:value="17.695652173913" calcext:value-type="float">
            <text:p>17,70</text:p>
          </table:table-cell>
          <table:table-cell table:formula="of:=[.G126]+[.F127]" office:value-type="float" office:value="2014.43478260869" calcext:value-type="float">
            <text:p>2014,4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NotificationService_4_RandomActionIntentDefinitionOperatorMutator</text:p>
          </table:table-cell>
          <table:table-cell office:value-type="float" office:value="4071" calcext:value-type="float">
            <text:p>4071</text:p>
          </table:table-cell>
          <table:table-cell table:formula="of:=[.E127]+[.B128]" office:value-type="float" office:value="46735" calcext:value-type="float">
            <text:p>46735</text:p>
          </table:table-cell>
          <table:table-cell table:formula="of:=[.B128]/[.$B$1]" office:value-type="float" office:value="17.5217391304348" calcext:value-type="float">
            <text:p>17,52</text:p>
          </table:table-cell>
          <table:table-cell table:formula="of:=[.G127]+[.F128]" office:value-type="float" office:value="2031.95652173913" calcext:value-type="float">
            <text:p>2031,9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LaunchScannerTileService_0_NullIntentOperatorMutator</text:p>
          </table:table-cell>
          <table:table-cell office:value-type="float" office:value="72" calcext:value-type="float">
            <text:p>72</text:p>
          </table:table-cell>
          <table:table-cell table:formula="of:=[.E128]+[.B129]" office:value-type="float" office:value="47144" calcext:value-type="float">
            <text:p>47144</text:p>
          </table:table-cell>
          <table:table-cell table:formula="of:=[.B129]/[.$B$1]" office:value-type="float" office:value="17.7826086956522" calcext:value-type="float">
            <text:p>17,78</text:p>
          </table:table-cell>
          <table:table-cell table:formula="of:=[.G128]+[.F129]" office:value-type="float" office:value="2049.73913043478" calcext:value-type="float">
            <text:p>2049,7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aunchScannerTileService_1_InvalidKeyIntentOperatorMutator</text:p>
          </table:table-cell>
          <table:table-cell office:value-type="float" office:value="1072" calcext:value-type="float">
            <text:p>1072</text:p>
          </table:table-cell>
          <table:table-cell table:formula="of:=[.E129]+[.B130]" office:value-type="float" office:value="47560" calcext:value-type="float">
            <text:p>47560</text:p>
          </table:table-cell>
          <table:table-cell table:formula="of:=[.B130]/[.$B$1]" office:value-type="float" office:value="18.0869565217391" calcext:value-type="float">
            <text:p>18,09</text:p>
          </table:table-cell>
          <table:table-cell table:formula="of:=[.G129]+[.F130]" office:value-type="float" office:value="2067.82608695652" calcext:value-type="float">
            <text:p>2067,8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LaunchScannerTileService_2_RandomActionIntentDefinitionOperatorMutator</text:p>
          </table:table-cell>
          <table:table-cell office:value-type="float" office:value="2072" calcext:value-type="float">
            <text:p>2072</text:p>
          </table:table-cell>
          <table:table-cell table:formula="of:=[.E130]+[.B131]" office:value-type="float" office:value="47976" calcext:value-type="float">
            <text:p>47976</text:p>
          </table:table-cell>
          <table:table-cell table:formula="of:=[.B131]/[.$B$1]" office:value-type="float" office:value="18.0869565217391" calcext:value-type="float">
            <text:p>18,09</text:p>
          </table:table-cell>
          <table:table-cell table:formula="of:=[.G130]+[.F131]" office:value-type="float" office:value="2085.91304347826" calcext:value-type="float">
            <text:p>2085,91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LaunchScannerTileService_3_NullValueIntentPutExtraOperatorMutator</text:p>
          </table:table-cell>
          <table:table-cell office:value-type="float" office:value="3072" calcext:value-type="float">
            <text:p>3072</text:p>
          </table:table-cell>
          <table:table-cell table:formula="of:=[.E131]+[.B132]" office:value-type="float" office:value="48388" calcext:value-type="float">
            <text:p>48388</text:p>
          </table:table-cell>
          <table:table-cell table:formula="of:=[.B132]/[.$B$1]" office:value-type="float" office:value="17.9130434782609" calcext:value-type="float">
            <text:p>17,91</text:p>
          </table:table-cell>
          <table:table-cell table:formula="of:=[.G131]+[.F132]" office:value-type="float" office:value="2103.82608695652" calcext:value-type="float">
            <text:p>2103,8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LaunchScannerTileService_4_IntentPayloadReplacementOperatorMutator</text:p>
          </table:table-cell>
          <table:table-cell office:value-type="float" office:value="4072" calcext:value-type="float">
            <text:p>4072</text:p>
          </table:table-cell>
          <table:table-cell table:formula="of:=[.E132]+[.B133]" office:value-type="float" office:value="48646" calcext:value-type="float">
            <text:p>48646</text:p>
          </table:table-cell>
          <table:table-cell table:formula="of:=[.B133]/[.$B$1]" office:value-type="float" office:value="11.2173913043478" calcext:value-type="float">
            <text:p>11,22</text:p>
          </table:table-cell>
          <table:table-cell table:formula="of:=[.G132]+[.F133]" office:value-type="float" office:value="2115.04347826087" calcext:value-type="float">
            <text:p>2115,0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aunchScannerTileService_5_RandomActionIntentDefinitionOperatorMutator</text:p>
          </table:table-cell>
          <table:table-cell office:value-type="float" office:value="5072" calcext:value-type="float">
            <text:p>5072</text:p>
          </table:table-cell>
          <table:table-cell table:formula="of:=[.E133]+[.B134]" office:value-type="float" office:value="49052" calcext:value-type="float">
            <text:p>49052</text:p>
          </table:table-cell>
          <table:table-cell table:formula="of:=[.B134]/[.$B$1]" office:value-type="float" office:value="17.6521739130435" calcext:value-type="float">
            <text:p>17,65</text:p>
          </table:table-cell>
          <table:table-cell table:formula="of:=[.G133]+[.F134]" office:value-type="float" office:value="2132.69565217391" calcext:value-type="float">
            <text:p>2132,7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LaunchScannerTileService_6_RandomActionIntentDefinitionOperatorMutator</text:p>
          </table:table-cell>
          <table:table-cell office:value-type="float" office:value="6072" calcext:value-type="float">
            <text:p>6072</text:p>
          </table:table-cell>
          <table:table-cell table:formula="of:=[.E134]+[.B135]" office:value-type="float" office:value="49465" calcext:value-type="float">
            <text:p>49465</text:p>
          </table:table-cell>
          <table:table-cell table:formula="of:=[.B135]/[.$B$1]" office:value-type="float" office:value="17.9565217391304" calcext:value-type="float">
            <text:p>17,96</text:p>
          </table:table-cell>
          <table:table-cell table:formula="of:=[.G134]+[.F135]" office:value-type="float" office:value="2150.65217391304" calcext:value-type="float">
            <text:p>2150,6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LaunchScannerTileService_7_RandomActionIntentDefinitionOperatorMutator</text:p>
          </table:table-cell>
          <table:table-cell office:value-type="float" office:value="7072" calcext:value-type="float">
            <text:p>7072</text:p>
          </table:table-cell>
          <table:table-cell table:formula="of:=[.E135]+[.B136]" office:value-type="float" office:value="49871" calcext:value-type="float">
            <text:p>49871</text:p>
          </table:table-cell>
          <table:table-cell table:formula="of:=[.B136]/[.$B$1]" office:value-type="float" office:value="17.6521739130435" calcext:value-type="float">
            <text:p>17,65</text:p>
          </table:table-cell>
          <table:table-cell table:formula="of:=[.G135]+[.F136]" office:value-type="float" office:value="2168.30434782609" calcext:value-type="float">
            <text:p>2168,3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LaunchAppTileService_0_NullIntentOperatorMutator</text:p>
          </table:table-cell>
          <table:table-cell office:value-type="float" office:value="73" calcext:value-type="float">
            <text:p>73</text:p>
          </table:table-cell>
          <table:table-cell table:formula="of:=[.E136]+[.B137]" office:value-type="float" office:value="50285" calcext:value-type="float">
            <text:p>50285</text:p>
          </table:table-cell>
          <table:table-cell table:formula="of:=[.B137]/[.$B$1]" office:value-type="float" office:value="18" calcext:value-type="float">
            <text:p>18,00</text:p>
          </table:table-cell>
          <table:table-cell table:formula="of:=[.G136]+[.F137]" office:value-type="float" office:value="2186.30434782609" calcext:value-type="float">
            <text:p>2186,3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LaunchAppTileService_1_InvalidKeyIntentOperatorMutator</text:p>
          </table:table-cell>
          <table:table-cell office:value-type="float" office:value="1073" calcext:value-type="float">
            <text:p>1073</text:p>
          </table:table-cell>
          <table:table-cell table:formula="of:=[.E137]+[.B138]" office:value-type="float" office:value="50696" calcext:value-type="float">
            <text:p>50696</text:p>
          </table:table-cell>
          <table:table-cell table:formula="of:=[.B138]/[.$B$1]" office:value-type="float" office:value="17.8695652173913" calcext:value-type="float">
            <text:p>17,87</text:p>
          </table:table-cell>
          <table:table-cell table:formula="of:=[.G137]+[.F138]" office:value-type="float" office:value="2204.17391304348" calcext:value-type="float">
            <text:p>2204,17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LaunchAppTileService_2_RandomActionIntentDefinitionOperatorMutator</text:p>
          </table:table-cell>
          <table:table-cell office:value-type="float" office:value="2073" calcext:value-type="float">
            <text:p>2073</text:p>
          </table:table-cell>
          <table:table-cell table:formula="of:=[.E138]+[.B139]" office:value-type="float" office:value="51116" calcext:value-type="float">
            <text:p>51116</text:p>
          </table:table-cell>
          <table:table-cell table:formula="of:=[.B139]/[.$B$1]" office:value-type="float" office:value="18.2608695652174" calcext:value-type="float">
            <text:p>18,26</text:p>
          </table:table-cell>
          <table:table-cell table:formula="of:=[.G138]+[.F139]" office:value-type="float" office:value="2222.43478260869" calcext:value-type="float">
            <text:p>2222,4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LaunchAppTileService_3_RandomActionIntentDefinitionOperatorMutator</text:p>
          </table:table-cell>
          <table:table-cell office:value-type="float" office:value="3073" calcext:value-type="float">
            <text:p>3073</text:p>
          </table:table-cell>
          <table:table-cell table:formula="of:=[.E139]+[.B140]" office:value-type="float" office:value="51527" calcext:value-type="float">
            <text:p>51527</text:p>
          </table:table-cell>
          <table:table-cell table:formula="of:=[.B140]/[.$B$1]" office:value-type="float" office:value="17.8695652173913" calcext:value-type="float">
            <text:p>17,87</text:p>
          </table:table-cell>
          <table:table-cell table:formula="of:=[.G139]+[.F140]" office:value-type="float" office:value="2240.30434782609" calcext:value-type="float">
            <text:p>2240,3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LaunchAppTileService_4_RandomActionIntentDefinitionOperatorMutator</text:p>
          </table:table-cell>
          <table:table-cell office:value-type="float" office:value="4073" calcext:value-type="float">
            <text:p>4073</text:p>
          </table:table-cell>
          <table:table-cell table:formula="of:=[.E140]+[.B141]" office:value-type="float" office:value="51936" calcext:value-type="float">
            <text:p>51936</text:p>
          </table:table-cell>
          <table:table-cell table:formula="of:=[.B141]/[.$B$1]" office:value-type="float" office:value="17.7826086956522" calcext:value-type="float">
            <text:p>17,78</text:p>
          </table:table-cell>
          <table:table-cell table:formula="of:=[.G140]+[.F141]" office:value-type="float" office:value="2258.08695652174" calcext:value-type="float">
            <text:p>2258,0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imeUtils_0_BinaryMutator</text:p>
          </table:table-cell>
          <table:table-cell office:value-type="float" office:value="81" calcext:value-type="float">
            <text:p>81</text:p>
          </table:table-cell>
          <table:table-cell table:formula="of:=[.E141]+[.B142]" office:value-type="float" office:value="52349" calcext:value-type="float">
            <text:p>52349</text:p>
          </table:table-cell>
          <table:table-cell table:formula="of:=[.B142]/[.$B$1]" office:value-type="float" office:value="17.9565217391304" calcext:value-type="float">
            <text:p>17,96</text:p>
          </table:table-cell>
          <table:table-cell table:formula="of:=[.G141]+[.F142]" office:value-type="float" office:value="2276.04347826087" calcext:value-type="float">
            <text:p>2276,0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imeUtils_1_BinaryMutator</text:p>
          </table:table-cell>
          <table:table-cell office:value-type="float" office:value="1081" calcext:value-type="float">
            <text:p>1081</text:p>
          </table:table-cell>
          <table:table-cell table:formula="of:=[.E142]+[.B143]" office:value-type="float" office:value="52757" calcext:value-type="float">
            <text:p>52757</text:p>
          </table:table-cell>
          <table:table-cell table:formula="of:=[.B143]/[.$B$1]" office:value-type="float" office:value="17.7391304347826" calcext:value-type="float">
            <text:p>17,74</text:p>
          </table:table-cell>
          <table:table-cell table:formula="of:=[.G142]+[.F143]" office:value-type="float" office:value="2293.78260869565" calcext:value-type="float">
            <text:p>2293,7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76" calcext:value-type="float">
            <text:p>376</text:p>
          </table:table-cell>
          <table:table-cell office:value-type="string" calcext:value-type="string">
            <text:p>FavoriteComparator_0_BinaryMutator</text:p>
          </table:table-cell>
          <table:table-cell office:value-type="float" office:value="90" calcext:value-type="float">
            <text:p>90</text:p>
          </table:table-cell>
          <table:table-cell table:formula="of:=[.E143]+[.B144]" office:value-type="float" office:value="53133" calcext:value-type="float">
            <text:p>53133</text:p>
          </table:table-cell>
          <table:table-cell table:formula="of:=[.B144]/[.$B$1]" office:value-type="float" office:value="16.3478260869565" calcext:value-type="float">
            <text:p>16,35</text:p>
          </table:table-cell>
          <table:table-cell table:formula="of:=[.G143]+[.F144]" office:value-type="float" office:value="2310.13043478261" calcext:value-type="float">
            <text:p>2310,1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etricsHelper_0_BinaryMutator</text:p>
          </table:table-cell>
          <table:table-cell office:value-type="float" office:value="92" calcext:value-type="float">
            <text:p>92</text:p>
          </table:table-cell>
          <table:table-cell table:formula="of:=[.E144]+[.B145]" office:value-type="float" office:value="53544" calcext:value-type="float">
            <text:p>53544</text:p>
          </table:table-cell>
          <table:table-cell table:formula="of:=[.B145]/[.$B$1]" office:value-type="float" office:value="17.8695652173913" calcext:value-type="float">
            <text:p>17,87</text:p>
          </table:table-cell>
          <table:table-cell table:formula="of:=[.G144]+[.F145]" office:value-type="float" office:value="2328" calcext:value-type="float">
            <text:p>2328,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98" calcext:value-type="float">
            <text:p>298</text:p>
          </table:table-cell>
          <table:table-cell office:value-type="string" calcext:value-type="string">
            <text:p>MetricsHelper_1_BinaryMutator</text:p>
          </table:table-cell>
          <table:table-cell office:value-type="float" office:value="1092" calcext:value-type="float">
            <text:p>1092</text:p>
          </table:table-cell>
          <table:table-cell table:formula="of:=[.E145]+[.B146]" office:value-type="float" office:value="53842" calcext:value-type="float">
            <text:p>53842</text:p>
          </table:table-cell>
          <table:table-cell table:formula="of:=[.B146]/[.$B$1]" office:value-type="float" office:value="12.9565217391304" calcext:value-type="float">
            <text:p>12,96</text:p>
          </table:table-cell>
          <table:table-cell table:formula="of:=[.G145]+[.F146]" office:value-type="float" office:value="2340.95652173913" calcext:value-type="float">
            <text:p>2340,9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BitmapHelper_0_BinaryMutator</text:p>
          </table:table-cell>
          <table:table-cell office:value-type="float" office:value="101" calcext:value-type="float">
            <text:p>101</text:p>
          </table:table-cell>
          <table:table-cell table:formula="of:=[.E146]+[.B147]" office:value-type="float" office:value="54102" calcext:value-type="float">
            <text:p>54102</text:p>
          </table:table-cell>
          <table:table-cell table:formula="of:=[.B147]/[.$B$1]" office:value-type="float" office:value="11.304347826087" calcext:value-type="float">
            <text:p>11,30</text:p>
          </table:table-cell>
          <table:table-cell table:formula="of:=[.G146]+[.F147]" office:value-type="float" office:value="2352.26086956522" calcext:value-type="float">
            <text:p>2352,2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itmapHelper_1_BinaryMutator</text:p>
          </table:table-cell>
          <table:table-cell office:value-type="float" office:value="1101" calcext:value-type="float">
            <text:p>1101</text:p>
          </table:table-cell>
          <table:table-cell table:formula="of:=[.E147]+[.B148]" office:value-type="float" office:value="54511" calcext:value-type="float">
            <text:p>54511</text:p>
          </table:table-cell>
          <table:table-cell table:formula="of:=[.B148]/[.$B$1]" office:value-type="float" office:value="17.7826086956522" calcext:value-type="float">
            <text:p>17,78</text:p>
          </table:table-cell>
          <table:table-cell table:formula="of:=[.G147]+[.F148]" office:value-type="float" office:value="2370.04347826087" calcext:value-type="float">
            <text:p>2370,0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itmapHelper_2_BinaryMutator</text:p>
          </table:table-cell>
          <table:table-cell office:value-type="float" office:value="2101" calcext:value-type="float">
            <text:p>2101</text:p>
          </table:table-cell>
          <table:table-cell table:formula="of:=[.E148]+[.B149]" office:value-type="float" office:value="54919" calcext:value-type="float">
            <text:p>54919</text:p>
          </table:table-cell>
          <table:table-cell table:formula="of:=[.B149]/[.$B$1]" office:value-type="float" office:value="17.7391304347826" calcext:value-type="float">
            <text:p>17,74</text:p>
          </table:table-cell>
          <table:table-cell table:formula="of:=[.G148]+[.F149]" office:value-type="float" office:value="2387.78260869565" calcext:value-type="float">
            <text:p>2387,7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BitmapHelper_3_BinaryMutator</text:p>
          </table:table-cell>
          <table:table-cell office:value-type="float" office:value="3101" calcext:value-type="float">
            <text:p>3101</text:p>
          </table:table-cell>
          <table:table-cell table:formula="of:=[.E149]+[.B150]" office:value-type="float" office:value="55324" calcext:value-type="float">
            <text:p>55324</text:p>
          </table:table-cell>
          <table:table-cell table:formula="of:=[.B150]/[.$B$1]" office:value-type="float" office:value="17.6086956521739" calcext:value-type="float">
            <text:p>17,61</text:p>
          </table:table-cell>
          <table:table-cell table:formula="of:=[.G149]+[.F150]" office:value-type="float" office:value="2405.39130434783" calcext:value-type="float">
            <text:p>2405,39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QrCodeHelper_0_BinaryMutator</text:p>
          </table:table-cell>
          <table:table-cell office:value-type="float" office:value="107" calcext:value-type="float">
            <text:p>107</text:p>
          </table:table-cell>
          <table:table-cell table:formula="of:=[.E150]+[.B151]" office:value-type="float" office:value="55733" calcext:value-type="float">
            <text:p>55733</text:p>
          </table:table-cell>
          <table:table-cell table:formula="of:=[.B151]/[.$B$1]" office:value-type="float" office:value="17.7826086956522" calcext:value-type="float">
            <text:p>17,78</text:p>
          </table:table-cell>
          <table:table-cell table:formula="of:=[.G150]+[.F151]" office:value-type="float" office:value="2423.17391304348" calcext:value-type="float">
            <text:p>2423,1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QrCodeHelper_1_BinaryMutator</text:p>
          </table:table-cell>
          <table:table-cell office:value-type="float" office:value="1107" calcext:value-type="float">
            <text:p>1107</text:p>
          </table:table-cell>
          <table:table-cell table:formula="of:=[.E151]+[.B152]" office:value-type="float" office:value="56145" calcext:value-type="float">
            <text:p>56145</text:p>
          </table:table-cell>
          <table:table-cell table:formula="of:=[.B152]/[.$B$1]" office:value-type="float" office:value="17.9130434782609" calcext:value-type="float">
            <text:p>17,91</text:p>
          </table:table-cell>
          <table:table-cell table:formula="of:=[.G151]+[.F152]" office:value-type="float" office:value="2441.08695652174" calcext:value-type="float">
            <text:p>2441,09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QrCodeHelper_2_BinaryMutator</text:p>
          </table:table-cell>
          <table:table-cell office:value-type="float" office:value="2107" calcext:value-type="float">
            <text:p>2107</text:p>
          </table:table-cell>
          <table:table-cell table:formula="of:=[.E152]+[.B153]" office:value-type="float" office:value="56554" calcext:value-type="float">
            <text:p>56554</text:p>
          </table:table-cell>
          <table:table-cell table:formula="of:=[.B153]/[.$B$1]" office:value-type="float" office:value="17.7826086956522" calcext:value-type="float">
            <text:p>17,78</text:p>
          </table:table-cell>
          <table:table-cell table:formula="of:=[.G152]+[.F153]" office:value-type="float" office:value="2458.86956521739" calcext:value-type="float">
            <text:p>2458,87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QrCodeHelper_3_BinaryMutator</text:p>
          </table:table-cell>
          <table:table-cell office:value-type="float" office:value="3107" calcext:value-type="float">
            <text:p>3107</text:p>
          </table:table-cell>
          <table:table-cell table:formula="of:=[.E153]+[.B154]" office:value-type="float" office:value="56966" calcext:value-type="float">
            <text:p>56966</text:p>
          </table:table-cell>
          <table:table-cell table:formula="of:=[.B154]/[.$B$1]" office:value-type="float" office:value="17.9130434782609" calcext:value-type="float">
            <text:p>17,91</text:p>
          </table:table-cell>
          <table:table-cell table:formula="of:=[.G153]+[.F154]" office:value-type="float" office:value="2476.78260869565" calcext:value-type="float">
            <text:p>2476,7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QrCodeHelper_4_BinaryMutator</text:p>
          </table:table-cell>
          <table:table-cell office:value-type="float" office:value="4107" calcext:value-type="float">
            <text:p>4107</text:p>
          </table:table-cell>
          <table:table-cell table:formula="of:=[.E154]+[.B155]" office:value-type="float" office:value="57370" calcext:value-type="float">
            <text:p>57370</text:p>
          </table:table-cell>
          <table:table-cell table:formula="of:=[.B155]/[.$B$1]" office:value-type="float" office:value="17.5652173913043" calcext:value-type="float">
            <text:p>17,57</text:p>
          </table:table-cell>
          <table:table-cell table:formula="of:=[.G154]+[.F155]" office:value-type="float" office:value="2494.34782608696" calcext:value-type="float">
            <text:p>2494,3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QrCodeHelper_5_BinaryMutator</text:p>
          </table:table-cell>
          <table:table-cell office:value-type="float" office:value="5107" calcext:value-type="float">
            <text:p>5107</text:p>
          </table:table-cell>
          <table:table-cell table:formula="of:=[.E155]+[.B156]" office:value-type="float" office:value="57761" calcext:value-type="float">
            <text:p>57761</text:p>
          </table:table-cell>
          <table:table-cell table:formula="of:=[.B156]/[.$B$1]" office:value-type="float" office:value="17" calcext:value-type="float">
            <text:p>17,00</text:p>
          </table:table-cell>
          <table:table-cell table:formula="of:=[.G155]+[.F156]" office:value-type="float" office:value="2511.34782608696" calcext:value-type="float">
            <text:p>2511,3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QrCodeHelper_6_BinaryMutator</text:p>
          </table:table-cell>
          <table:table-cell office:value-type="float" office:value="6107" calcext:value-type="float">
            <text:p>6107</text:p>
          </table:table-cell>
          <table:table-cell table:formula="of:=[.E156]+[.B157]" office:value-type="float" office:value="58171" calcext:value-type="float">
            <text:p>58171</text:p>
          </table:table-cell>
          <table:table-cell table:formula="of:=[.B157]/[.$B$1]" office:value-type="float" office:value="17.8260869565217" calcext:value-type="float">
            <text:p>17,83</text:p>
          </table:table-cell>
          <table:table-cell table:formula="of:=[.G156]+[.F157]" office:value-type="float" office:value="2529.17391304348" calcext:value-type="float">
            <text:p>2529,17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QrCodeHelper_7_BinaryMutator</text:p>
          </table:table-cell>
          <table:table-cell office:value-type="float" office:value="7107" calcext:value-type="float">
            <text:p>7107</text:p>
          </table:table-cell>
          <table:table-cell table:formula="of:=[.E157]+[.B158]" office:value-type="float" office:value="58555" calcext:value-type="float">
            <text:p>58555</text:p>
          </table:table-cell>
          <table:table-cell table:formula="of:=[.B158]/[.$B$1]" office:value-type="float" office:value="16.695652173913" calcext:value-type="float">
            <text:p>16,70</text:p>
          </table:table-cell>
          <table:table-cell table:formula="of:=[.G157]+[.F158]" office:value-type="float" office:value="2545.86956521739" calcext:value-type="float">
            <text:p>2545,87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FabScrollHelper_0_BinaryMutator</text:p>
          </table:table-cell>
          <table:table-cell office:value-type="float" office:value="110" calcext:value-type="float">
            <text:p>110</text:p>
          </table:table-cell>
          <table:table-cell table:formula="of:=[.E158]+[.B159]" office:value-type="float" office:value="58963" calcext:value-type="float">
            <text:p>58963</text:p>
          </table:table-cell>
          <table:table-cell table:formula="of:=[.B159]/[.$B$1]" office:value-type="float" office:value="17.7391304347826" calcext:value-type="float">
            <text:p>17,74</text:p>
          </table:table-cell>
          <table:table-cell table:formula="of:=[.G158]+[.F159]" office:value-type="float" office:value="2563.60869565217" calcext:value-type="float">
            <text:p>2563,61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conPickerDialog_0_InvalidViewFocusOperatorMutator</text:p>
          </table:table-cell>
          <table:table-cell office:value-type="float" office:value="113" calcext:value-type="float">
            <text:p>113</text:p>
          </table:table-cell>
          <table:table-cell table:formula="of:=[.E159]+[.B160]" office:value-type="float" office:value="59379" calcext:value-type="float">
            <text:p>59379</text:p>
          </table:table-cell>
          <table:table-cell table:formula="of:=[.B160]/[.$B$1]" office:value-type="float" office:value="18.0869565217391" calcext:value-type="float">
            <text:p>18,09</text:p>
          </table:table-cell>
          <table:table-cell table:formula="of:=[.G159]+[.F160]" office:value-type="float" office:value="2581.69565217391" calcext:value-type="float">
            <text:p>2581,7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IconPickerDialog_1_ViewComponentNotVisibleOperatorMutator</text:p>
          </table:table-cell>
          <table:table-cell office:value-type="float" office:value="1113" calcext:value-type="float">
            <text:p>1113</text:p>
          </table:table-cell>
          <table:table-cell table:formula="of:=[.E160]+[.B161]" office:value-type="float" office:value="59785" calcext:value-type="float">
            <text:p>59785</text:p>
          </table:table-cell>
          <table:table-cell table:formula="of:=[.B161]/[.$B$1]" office:value-type="float" office:value="17.6521739130435" calcext:value-type="float">
            <text:p>17,65</text:p>
          </table:table-cell>
          <table:table-cell table:formula="of:=[.G160]+[.F161]" office:value-type="float" office:value="2599.34782608696" calcext:value-type="float">
            <text:p>2599,3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conPickerDialog_2_InvalidViewFocusOperatorMutator</text:p>
          </table:table-cell>
          <table:table-cell office:value-type="float" office:value="2113" calcext:value-type="float">
            <text:p>2113</text:p>
          </table:table-cell>
          <table:table-cell table:formula="of:=[.E161]+[.B162]" office:value-type="float" office:value="60195" calcext:value-type="float">
            <text:p>60195</text:p>
          </table:table-cell>
          <table:table-cell table:formula="of:=[.B162]/[.$B$1]" office:value-type="float" office:value="17.8260869565217" calcext:value-type="float">
            <text:p>17,83</text:p>
          </table:table-cell>
          <table:table-cell table:formula="of:=[.G161]+[.F162]" office:value-type="float" office:value="2617.17391304348" calcext:value-type="float">
            <text:p>2617,17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conPickerDialog_3_ViewComponentNotVisibleOperatorMutator</text:p>
          </table:table-cell>
          <table:table-cell office:value-type="float" office:value="3113" calcext:value-type="float">
            <text:p>3113</text:p>
          </table:table-cell>
          <table:table-cell table:formula="of:=[.E162]+[.B163]" office:value-type="float" office:value="60607" calcext:value-type="float">
            <text:p>60607</text:p>
          </table:table-cell>
          <table:table-cell table:formula="of:=[.B163]/[.$B$1]" office:value-type="float" office:value="17.9130434782609" calcext:value-type="float">
            <text:p>17,91</text:p>
          </table:table-cell>
          <table:table-cell table:formula="of:=[.G162]+[.F163]" office:value-type="float" office:value="2635.08695652174" calcext:value-type="float">
            <text:p>2635,0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conPickerDialog_4_InvalidViewFocusOperatorMutator</text:p>
          </table:table-cell>
          <table:table-cell office:value-type="float" office:value="4113" calcext:value-type="float">
            <text:p>4113</text:p>
          </table:table-cell>
          <table:table-cell table:formula="of:=[.E163]+[.B164]" office:value-type="float" office:value="61012" calcext:value-type="float">
            <text:p>61012</text:p>
          </table:table-cell>
          <table:table-cell table:formula="of:=[.B164]/[.$B$1]" office:value-type="float" office:value="17.6086956521739" calcext:value-type="float">
            <text:p>17,61</text:p>
          </table:table-cell>
          <table:table-cell table:formula="of:=[.G163]+[.F164]" office:value-type="float" office:value="2652.69565217391" calcext:value-type="float">
            <text:p>2652,7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conPickerDialog_5_ViewComponentNotVisibleOperatorMutator</text:p>
          </table:table-cell>
          <table:table-cell office:value-type="float" office:value="5113" calcext:value-type="float">
            <text:p>5113</text:p>
          </table:table-cell>
          <table:table-cell table:formula="of:=[.E164]+[.B165]" office:value-type="float" office:value="61425" calcext:value-type="float">
            <text:p>61425</text:p>
          </table:table-cell>
          <table:table-cell table:formula="of:=[.B165]/[.$B$1]" office:value-type="float" office:value="17.9565217391304" calcext:value-type="float">
            <text:p>17,96</text:p>
          </table:table-cell>
          <table:table-cell table:formula="of:=[.G164]+[.F165]" office:value-type="float" office:value="2670.65217391304" calcext:value-type="float">
            <text:p>2670,6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conPickerDialog_6_InvalidViewFocusOperatorMutator</text:p>
          </table:table-cell>
          <table:table-cell office:value-type="float" office:value="6113" calcext:value-type="float">
            <text:p>6113</text:p>
          </table:table-cell>
          <table:table-cell table:formula="of:=[.E165]+[.B166]" office:value-type="float" office:value="61836" calcext:value-type="float">
            <text:p>61836</text:p>
          </table:table-cell>
          <table:table-cell table:formula="of:=[.B166]/[.$B$1]" office:value-type="float" office:value="17.8695652173913" calcext:value-type="float">
            <text:p>17,87</text:p>
          </table:table-cell>
          <table:table-cell table:formula="of:=[.G165]+[.F166]" office:value-type="float" office:value="2688.52173913043" calcext:value-type="float">
            <text:p>2688,52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conPickerDialog_7_ViewComponentNotVisibleOperatorMutator</text:p>
          </table:table-cell>
          <table:table-cell office:value-type="float" office:value="7113" calcext:value-type="float">
            <text:p>7113</text:p>
          </table:table-cell>
          <table:table-cell table:formula="of:=[.E166]+[.B167]" office:value-type="float" office:value="62247" calcext:value-type="float">
            <text:p>62247</text:p>
          </table:table-cell>
          <table:table-cell table:formula="of:=[.B167]/[.$B$1]" office:value-type="float" office:value="17.8695652173913" calcext:value-type="float">
            <text:p>17,87</text:p>
          </table:table-cell>
          <table:table-cell table:formula="of:=[.G166]+[.F167]" office:value-type="float" office:value="2706.39130434783" calcext:value-type="float">
            <text:p>2706,3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conPickerDialog_8_BuggyGUIListenerOperatorMutator</text:p>
          </table:table-cell>
          <table:table-cell office:value-type="float" office:value="8113" calcext:value-type="float">
            <text:p>8113</text:p>
          </table:table-cell>
          <table:table-cell table:formula="of:=[.E167]+[.B168]" office:value-type="float" office:value="62660" calcext:value-type="float">
            <text:p>62660</text:p>
          </table:table-cell>
          <table:table-cell table:formula="of:=[.B168]/[.$B$1]" office:value-type="float" office:value="17.9565217391304" calcext:value-type="float">
            <text:p>17,96</text:p>
          </table:table-cell>
          <table:table-cell table:formula="of:=[.G167]+[.F168]" office:value-type="float" office:value="2724.34782608696" calcext:value-type="float">
            <text:p>2724,3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ialogs_0_InvalidViewFocusOperatorMutator</text:p>
          </table:table-cell>
          <table:table-cell office:value-type="float" office:value="114" calcext:value-type="float">
            <text:p>114</text:p>
          </table:table-cell>
          <table:table-cell table:formula="of:=[.E168]+[.B169]" office:value-type="float" office:value="63061" calcext:value-type="float">
            <text:p>63061</text:p>
          </table:table-cell>
          <table:table-cell table:formula="of:=[.B169]/[.$B$1]" office:value-type="float" office:value="17.4347826086957" calcext:value-type="float">
            <text:p>17,43</text:p>
          </table:table-cell>
          <table:table-cell table:formula="of:=[.G168]+[.F169]" office:value-type="float" office:value="2741.78260869565" calcext:value-type="float">
            <text:p>2741,78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ialogs_1_ViewComponentNotVisibleOperatorMutator</text:p>
          </table:table-cell>
          <table:table-cell office:value-type="float" office:value="1114" calcext:value-type="float">
            <text:p>1114</text:p>
          </table:table-cell>
          <table:table-cell table:formula="of:=[.E169]+[.B170]" office:value-type="float" office:value="63470" calcext:value-type="float">
            <text:p>63470</text:p>
          </table:table-cell>
          <table:table-cell table:formula="of:=[.B170]/[.$B$1]" office:value-type="float" office:value="17.7826086956522" calcext:value-type="float">
            <text:p>17,78</text:p>
          </table:table-cell>
          <table:table-cell table:formula="of:=[.G169]+[.F170]" office:value-type="float" office:value="2759.5652173913" calcext:value-type="float">
            <text:p>2759,57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alogs_2_InvalidViewFocusOperatorMutator</text:p>
          </table:table-cell>
          <table:table-cell office:value-type="float" office:value="2114" calcext:value-type="float">
            <text:p>2114</text:p>
          </table:table-cell>
          <table:table-cell table:formula="of:=[.E170]+[.B171]" office:value-type="float" office:value="63880" calcext:value-type="float">
            <text:p>63880</text:p>
          </table:table-cell>
          <table:table-cell table:formula="of:=[.B171]/[.$B$1]" office:value-type="float" office:value="17.8260869565217" calcext:value-type="float">
            <text:p>17,83</text:p>
          </table:table-cell>
          <table:table-cell table:formula="of:=[.G170]+[.F171]" office:value-type="float" office:value="2777.39130434782" calcext:value-type="float">
            <text:p>2777,3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ialogs_3_ViewComponentNotVisibleOperatorMutator</text:p>
          </table:table-cell>
          <table:table-cell office:value-type="float" office:value="3114" calcext:value-type="float">
            <text:p>3114</text:p>
          </table:table-cell>
          <table:table-cell table:formula="of:=[.E171]+[.B172]" office:value-type="float" office:value="64295" calcext:value-type="float">
            <text:p>64295</text:p>
          </table:table-cell>
          <table:table-cell table:formula="of:=[.B172]/[.$B$1]" office:value-type="float" office:value="18.0434782608696" calcext:value-type="float">
            <text:p>18,04</text:p>
          </table:table-cell>
          <table:table-cell table:formula="of:=[.G171]+[.F172]" office:value-type="float" office:value="2795.43478260869" calcext:value-type="float">
            <text:p>2795,43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Dialogs_4_InvalidViewFocusOperatorMutator</text:p>
          </table:table-cell>
          <table:table-cell office:value-type="float" office:value="4114" calcext:value-type="float">
            <text:p>4114</text:p>
          </table:table-cell>
          <table:table-cell table:formula="of:=[.E172]+[.B173]" office:value-type="float" office:value="64711" calcext:value-type="float">
            <text:p>64711</text:p>
          </table:table-cell>
          <table:table-cell table:formula="of:=[.B173]/[.$B$1]" office:value-type="float" office:value="18.0869565217391" calcext:value-type="float">
            <text:p>18,09</text:p>
          </table:table-cell>
          <table:table-cell table:formula="of:=[.G172]+[.F173]" office:value-type="float" office:value="2813.52173913043" calcext:value-type="float">
            <text:p>2813,52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48" calcext:value-type="float">
            <text:p>348</text:p>
          </table:table-cell>
          <table:table-cell office:value-type="string" calcext:value-type="string">
            <text:p>Dialogs_5_ViewComponentNotVisibleOperatorMutator</text:p>
          </table:table-cell>
          <table:table-cell office:value-type="float" office:value="5114" calcext:value-type="float">
            <text:p>5114</text:p>
          </table:table-cell>
          <table:table-cell table:formula="of:=[.E173]+[.B174]" office:value-type="float" office:value="65059" calcext:value-type="float">
            <text:p>65059</text:p>
          </table:table-cell>
          <table:table-cell table:formula="of:=[.B174]/[.$B$1]" office:value-type="float" office:value="15.1304347826087" calcext:value-type="float">
            <text:p>15,13</text:p>
          </table:table-cell>
          <table:table-cell table:formula="of:=[.G173]+[.F174]" office:value-type="float" office:value="2828.65217391304" calcext:value-type="float">
            <text:p>2828,6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alogs_6_InvalidViewFocusOperatorMutator</text:p>
          </table:table-cell>
          <table:table-cell office:value-type="float" office:value="6114" calcext:value-type="float">
            <text:p>6114</text:p>
          </table:table-cell>
          <table:table-cell table:formula="of:=[.E174]+[.B175]" office:value-type="float" office:value="65477" calcext:value-type="float">
            <text:p>65477</text:p>
          </table:table-cell>
          <table:table-cell table:formula="of:=[.B175]/[.$B$1]" office:value-type="float" office:value="18.1739130434783" calcext:value-type="float">
            <text:p>18,17</text:p>
          </table:table-cell>
          <table:table-cell table:formula="of:=[.G174]+[.F175]" office:value-type="float" office:value="2846.82608695652" calcext:value-type="float">
            <text:p>2846,8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Dialogs_7_ViewComponentNotVisibleOperatorMutator</text:p>
          </table:table-cell>
          <table:table-cell office:value-type="float" office:value="7114" calcext:value-type="float">
            <text:p>7114</text:p>
          </table:table-cell>
          <table:table-cell table:formula="of:=[.E175]+[.B176]" office:value-type="float" office:value="65845" calcext:value-type="float">
            <text:p>65845</text:p>
          </table:table-cell>
          <table:table-cell table:formula="of:=[.B176]/[.$B$1]" office:value-type="float" office:value="16" calcext:value-type="float">
            <text:p>16,00</text:p>
          </table:table-cell>
          <table:table-cell table:formula="of:=[.G175]+[.F176]" office:value-type="float" office:value="2862.82608695652" calcext:value-type="float">
            <text:p>2862,83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ialogs_8_InvalidViewFocusOperatorMutator</text:p>
          </table:table-cell>
          <table:table-cell office:value-type="float" office:value="8114" calcext:value-type="float">
            <text:p>8114</text:p>
          </table:table-cell>
          <table:table-cell table:formula="of:=[.E176]+[.B177]" office:value-type="float" office:value="66253" calcext:value-type="float">
            <text:p>66253</text:p>
          </table:table-cell>
          <table:table-cell table:formula="of:=[.B177]/[.$B$1]" office:value-type="float" office:value="17.7391304347826" calcext:value-type="float">
            <text:p>17,74</text:p>
          </table:table-cell>
          <table:table-cell table:formula="of:=[.G176]+[.F177]" office:value-type="float" office:value="2880.5652173913" calcext:value-type="float">
            <text:p>2880,5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Dialogs_9_ViewComponentNotVisibleOperatorMutator</text:p>
          </table:table-cell>
          <table:table-cell office:value-type="float" office:value="9114" calcext:value-type="float">
            <text:p>9114</text:p>
          </table:table-cell>
          <table:table-cell table:formula="of:=[.E177]+[.B178]" office:value-type="float" office:value="66654" calcext:value-type="float">
            <text:p>66654</text:p>
          </table:table-cell>
          <table:table-cell table:formula="of:=[.B178]/[.$B$1]" office:value-type="float" office:value="17.4347826086957" calcext:value-type="float">
            <text:p>17,43</text:p>
          </table:table-cell>
          <table:table-cell table:formula="of:=[.G177]+[.F178]" office:value-type="float" office:value="2898" calcext:value-type="float">
            <text:p>2898,0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ialogs_10_InvalidViewFocusOperatorMutator</text:p>
          </table:table-cell>
          <table:table-cell office:value-type="float" office:value="10114" calcext:value-type="float">
            <text:p>10114</text:p>
          </table:table-cell>
          <table:table-cell table:formula="of:=[.E178]+[.B179]" office:value-type="float" office:value="67067" calcext:value-type="float">
            <text:p>67067</text:p>
          </table:table-cell>
          <table:table-cell table:formula="of:=[.B179]/[.$B$1]" office:value-type="float" office:value="17.9565217391304" calcext:value-type="float">
            <text:p>17,96</text:p>
          </table:table-cell>
          <table:table-cell table:formula="of:=[.G178]+[.F179]" office:value-type="float" office:value="2915.95652173913" calcext:value-type="float">
            <text:p>2915,9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alogs_11_ViewComponentNotVisibleOperatorMutator</text:p>
          </table:table-cell>
          <table:table-cell office:value-type="float" office:value="11114" calcext:value-type="float">
            <text:p>11114</text:p>
          </table:table-cell>
          <table:table-cell table:formula="of:=[.E179]+[.B180]" office:value-type="float" office:value="67478" calcext:value-type="float">
            <text:p>67478</text:p>
          </table:table-cell>
          <table:table-cell table:formula="of:=[.B180]/[.$B$1]" office:value-type="float" office:value="17.8695652173913" calcext:value-type="float">
            <text:p>17,87</text:p>
          </table:table-cell>
          <table:table-cell table:formula="of:=[.G179]+[.F180]" office:value-type="float" office:value="2933.82608695652" calcext:value-type="float">
            <text:p>2933,8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ialogs_12_InvalidViewFocusOperatorMutator</text:p>
          </table:table-cell>
          <table:table-cell office:value-type="float" office:value="12114" calcext:value-type="float">
            <text:p>12114</text:p>
          </table:table-cell>
          <table:table-cell table:formula="of:=[.E180]+[.B181]" office:value-type="float" office:value="67886" calcext:value-type="float">
            <text:p>67886</text:p>
          </table:table-cell>
          <table:table-cell table:formula="of:=[.B181]/[.$B$1]" office:value-type="float" office:value="17.7391304347826" calcext:value-type="float">
            <text:p>17,74</text:p>
          </table:table-cell>
          <table:table-cell table:formula="of:=[.G180]+[.F181]" office:value-type="float" office:value="2951.5652173913" calcext:value-type="float">
            <text:p>2951,5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60" calcext:value-type="float">
            <text:p>360</text:p>
          </table:table-cell>
          <table:table-cell office:value-type="string" calcext:value-type="string">
            <text:p>Dialogs_13_ViewComponentNotVisibleOperatorMutator</text:p>
          </table:table-cell>
          <table:table-cell office:value-type="float" office:value="13114" calcext:value-type="float">
            <text:p>13114</text:p>
          </table:table-cell>
          <table:table-cell table:formula="of:=[.E181]+[.B182]" office:value-type="float" office:value="68246" calcext:value-type="float">
            <text:p>68246</text:p>
          </table:table-cell>
          <table:table-cell table:formula="of:=[.B182]/[.$B$1]" office:value-type="float" office:value="15.6521739130435" calcext:value-type="float">
            <text:p>15,65</text:p>
          </table:table-cell>
          <table:table-cell table:formula="of:=[.G181]+[.F182]" office:value-type="float" office:value="2967.21739130435" calcext:value-type="float">
            <text:p>2967,2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Dialogs_14_InvalidViewFocusOperatorMutator</text:p>
          </table:table-cell>
          <table:table-cell office:value-type="float" office:value="14114" calcext:value-type="float">
            <text:p>14114</text:p>
          </table:table-cell>
          <table:table-cell table:formula="of:=[.E182]+[.B183]" office:value-type="float" office:value="68666" calcext:value-type="float">
            <text:p>68666</text:p>
          </table:table-cell>
          <table:table-cell table:formula="of:=[.B183]/[.$B$1]" office:value-type="float" office:value="18.2608695652174" calcext:value-type="float">
            <text:p>18,26</text:p>
          </table:table-cell>
          <table:table-cell table:formula="of:=[.G182]+[.F183]" office:value-type="float" office:value="2985.47826086956" calcext:value-type="float">
            <text:p>2985,4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ialogs_15_ViewComponentNotVisibleOperatorMutator</text:p>
          </table:table-cell>
          <table:table-cell office:value-type="float" office:value="15114" calcext:value-type="float">
            <text:p>15114</text:p>
          </table:table-cell>
          <table:table-cell table:formula="of:=[.E183]+[.B184]" office:value-type="float" office:value="69079" calcext:value-type="float">
            <text:p>69079</text:p>
          </table:table-cell>
          <table:table-cell table:formula="of:=[.B184]/[.$B$1]" office:value-type="float" office:value="17.9565217391304" calcext:value-type="float">
            <text:p>17,96</text:p>
          </table:table-cell>
          <table:table-cell table:formula="of:=[.G183]+[.F184]" office:value-type="float" office:value="3003.43478260869" calcext:value-type="float">
            <text:p>3003,4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ialogs_16_BuggyGUIListenerOperatorMutator</text:p>
          </table:table-cell>
          <table:table-cell office:value-type="float" office:value="16114" calcext:value-type="float">
            <text:p>16114</text:p>
          </table:table-cell>
          <table:table-cell table:formula="of:=[.E184]+[.B185]" office:value-type="float" office:value="69460" calcext:value-type="float">
            <text:p>69460</text:p>
          </table:table-cell>
          <table:table-cell table:formula="of:=[.B185]/[.$B$1]" office:value-type="float" office:value="16.5652173913043" calcext:value-type="float">
            <text:p>16,57</text:p>
          </table:table-cell>
          <table:table-cell table:formula="of:=[.G184]+[.F185]" office:value-type="float" office:value="3020" calcext:value-type="float">
            <text:p>3020,0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ialogs_17_InvalidViewFocusOperatorMutator</text:p>
          </table:table-cell>
          <table:table-cell office:value-type="float" office:value="17114" calcext:value-type="float">
            <text:p>17114</text:p>
          </table:table-cell>
          <table:table-cell table:formula="of:=[.E185]+[.B186]" office:value-type="float" office:value="69869" calcext:value-type="float">
            <text:p>69869</text:p>
          </table:table-cell>
          <table:table-cell table:formula="of:=[.B186]/[.$B$1]" office:value-type="float" office:value="17.7826086956522" calcext:value-type="float">
            <text:p>17,78</text:p>
          </table:table-cell>
          <table:table-cell table:formula="of:=[.G185]+[.F186]" office:value-type="float" office:value="3037.78260869565" calcext:value-type="float">
            <text:p>3037,7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74" calcext:value-type="float">
            <text:p>374</text:p>
          </table:table-cell>
          <table:table-cell office:value-type="string" calcext:value-type="string">
            <text:p>Dialogs_18_ViewComponentNotVisibleOperatorMutator</text:p>
          </table:table-cell>
          <table:table-cell office:value-type="float" office:value="18114" calcext:value-type="float">
            <text:p>18114</text:p>
          </table:table-cell>
          <table:table-cell table:formula="of:=[.E186]+[.B187]" office:value-type="float" office:value="70243" calcext:value-type="float">
            <text:p>70243</text:p>
          </table:table-cell>
          <table:table-cell table:formula="of:=[.B187]/[.$B$1]" office:value-type="float" office:value="16.2608695652174" calcext:value-type="float">
            <text:p>16,26</text:p>
          </table:table-cell>
          <table:table-cell table:formula="of:=[.G186]+[.F187]" office:value-type="float" office:value="3054.04347826087" calcext:value-type="float">
            <text:p>3054,0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ialogs_19_InvalidViewFocusOperatorMutator</text:p>
          </table:table-cell>
          <table:table-cell office:value-type="float" office:value="19114" calcext:value-type="float">
            <text:p>19114</text:p>
          </table:table-cell>
          <table:table-cell table:formula="of:=[.E187]+[.B188]" office:value-type="float" office:value="70652" calcext:value-type="float">
            <text:p>70652</text:p>
          </table:table-cell>
          <table:table-cell table:formula="of:=[.B188]/[.$B$1]" office:value-type="float" office:value="17.7826086956522" calcext:value-type="float">
            <text:p>17,78</text:p>
          </table:table-cell>
          <table:table-cell table:formula="of:=[.G187]+[.F188]" office:value-type="float" office:value="3071.82608695652" calcext:value-type="float">
            <text:p>3071,8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Dialogs_20_ViewComponentNotVisibleOperatorMutator</text:p>
          </table:table-cell>
          <table:table-cell office:value-type="float" office:value="20114" calcext:value-type="float">
            <text:p>20114</text:p>
          </table:table-cell>
          <table:table-cell table:formula="of:=[.E188]+[.B189]" office:value-type="float" office:value="71023" calcext:value-type="float">
            <text:p>71023</text:p>
          </table:table-cell>
          <table:table-cell table:formula="of:=[.B189]/[.$B$1]" office:value-type="float" office:value="16.1304347826087" calcext:value-type="float">
            <text:p>16,13</text:p>
          </table:table-cell>
          <table:table-cell table:formula="of:=[.G188]+[.F189]" office:value-type="float" office:value="3087.95652173913" calcext:value-type="float">
            <text:p>3087,96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377" calcext:value-type="float">
            <text:p>377</text:p>
          </table:table-cell>
          <table:table-cell office:value-type="string" calcext:value-type="string">
            <text:p>Dialogs_21_BuggyGUIListenerOperatorMutator</text:p>
          </table:table-cell>
          <table:table-cell office:value-type="float" office:value="21114" calcext:value-type="float">
            <text:p>21114</text:p>
          </table:table-cell>
          <table:table-cell table:formula="of:=[.E189]+[.B190]" office:value-type="float" office:value="71400" calcext:value-type="float">
            <text:p>71400</text:p>
          </table:table-cell>
          <table:table-cell table:formula="of:=[.B190]/[.$B$1]" office:value-type="float" office:value="16.3913043478261" calcext:value-type="float">
            <text:p>16,39</text:p>
          </table:table-cell>
          <table:table-cell table:formula="of:=[.G189]+[.F190]" office:value-type="float" office:value="3104.34782608695" calcext:value-type="float">
            <text:p>3104,35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Dialogs_22_InvalidViewFocusOperatorMutator</text:p>
          </table:table-cell>
          <table:table-cell office:value-type="float" office:value="22114" calcext:value-type="float">
            <text:p>22114</text:p>
          </table:table-cell>
          <table:table-cell table:formula="of:=[.E190]+[.B191]" office:value-type="float" office:value="71805" calcext:value-type="float">
            <text:p>71805</text:p>
          </table:table-cell>
          <table:table-cell table:formula="of:=[.B191]/[.$B$1]" office:value-type="float" office:value="17.6086956521739" calcext:value-type="float">
            <text:p>17,61</text:p>
          </table:table-cell>
          <table:table-cell table:formula="of:=[.G190]+[.F191]" office:value-type="float" office:value="3121.95652173913" calcext:value-type="float">
            <text:p>3121,96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Dialogs_23_ViewComponentNotVisibleOperatorMutator</text:p>
          </table:table-cell>
          <table:table-cell office:value-type="float" office:value="23114" calcext:value-type="float">
            <text:p>23114</text:p>
          </table:table-cell>
          <table:table-cell table:formula="of:=[.E191]+[.B192]" office:value-type="float" office:value="72211" calcext:value-type="float">
            <text:p>72211</text:p>
          </table:table-cell>
          <table:table-cell table:formula="of:=[.B192]/[.$B$1]" office:value-type="float" office:value="17.6521739130435" calcext:value-type="float">
            <text:p>17,65</text:p>
          </table:table-cell>
          <table:table-cell table:formula="of:=[.G191]+[.F192]" office:value-type="float" office:value="3139.60869565217" calcext:value-type="float">
            <text:p>3139,61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ialogs_24_BuggyGUIListenerOperatorMutator</text:p>
          </table:table-cell>
          <table:table-cell office:value-type="float" office:value="24114" calcext:value-type="float">
            <text:p>24114</text:p>
          </table:table-cell>
          <table:table-cell table:formula="of:=[.E192]+[.B193]" office:value-type="float" office:value="72619" calcext:value-type="float">
            <text:p>72619</text:p>
          </table:table-cell>
          <table:table-cell table:formula="of:=[.B193]/[.$B$1]" office:value-type="float" office:value="17.7391304347826" calcext:value-type="float">
            <text:p>17,74</text:p>
          </table:table-cell>
          <table:table-cell table:formula="of:=[.G192]+[.F193]" office:value-type="float" office:value="3157.34782608695" calcext:value-type="float">
            <text:p>3157,3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Dialogs_25_BuggyGUIListenerOperatorMutator</text:p>
          </table:table-cell>
          <table:table-cell office:value-type="float" office:value="25114" calcext:value-type="float">
            <text:p>25114</text:p>
          </table:table-cell>
          <table:table-cell table:formula="of:=[.E193]+[.B194]" office:value-type="float" office:value="73024" calcext:value-type="float">
            <text:p>73024</text:p>
          </table:table-cell>
          <table:table-cell table:formula="of:=[.B194]/[.$B$1]" office:value-type="float" office:value="17.6086956521739" calcext:value-type="float">
            <text:p>17,61</text:p>
          </table:table-cell>
          <table:table-cell table:formula="of:=[.G193]+[.F194]" office:value-type="float" office:value="3174.95652173913" calcext:value-type="float">
            <text:p>3174,96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alogs_26_InvalidViewFocusOperatorMutator</text:p>
          </table:table-cell>
          <table:table-cell office:value-type="float" office:value="26114" calcext:value-type="float">
            <text:p>26114</text:p>
          </table:table-cell>
          <table:table-cell table:formula="of:=[.E194]+[.B195]" office:value-type="float" office:value="73436" calcext:value-type="float">
            <text:p>73436</text:p>
          </table:table-cell>
          <table:table-cell table:formula="of:=[.B195]/[.$B$1]" office:value-type="float" office:value="17.9130434782609" calcext:value-type="float">
            <text:p>17,91</text:p>
          </table:table-cell>
          <table:table-cell table:formula="of:=[.G194]+[.F195]" office:value-type="float" office:value="3192.86956521739" calcext:value-type="float">
            <text:p>3192,8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494" calcext:value-type="float">
            <text:p>494</text:p>
          </table:table-cell>
          <table:table-cell office:value-type="string" calcext:value-type="string">
            <text:p>Dialogs_27_ViewComponentNotVisibleOperatorMutator</text:p>
          </table:table-cell>
          <table:table-cell office:value-type="float" office:value="27114" calcext:value-type="float">
            <text:p>27114</text:p>
          </table:table-cell>
          <table:table-cell table:formula="of:=[.E195]+[.B196]" office:value-type="float" office:value="73930" calcext:value-type="float">
            <text:p>73930</text:p>
          </table:table-cell>
          <table:table-cell table:formula="of:=[.B196]/[.$B$1]" office:value-type="float" office:value="21.4782608695652" calcext:value-type="float">
            <text:p>21,48</text:p>
          </table:table-cell>
          <table:table-cell table:formula="of:=[.G195]+[.F196]" office:value-type="float" office:value="3214.34782608696" calcext:value-type="float">
            <text:p>3214,35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Dialogs_28_BuggyGUIListenerOperatorMutator</text:p>
          </table:table-cell>
          <table:table-cell office:value-type="float" office:value="28114" calcext:value-type="float">
            <text:p>28114</text:p>
          </table:table-cell>
          <table:table-cell table:formula="of:=[.E196]+[.B197]" office:value-type="float" office:value="74352" calcext:value-type="float">
            <text:p>74352</text:p>
          </table:table-cell>
          <table:table-cell table:formula="of:=[.B197]/[.$B$1]" office:value-type="float" office:value="18.3478260869565" calcext:value-type="float">
            <text:p>18,35</text:p>
          </table:table-cell>
          <table:table-cell table:formula="of:=[.G196]+[.F197]" office:value-type="float" office:value="3232.69565217391" calcext:value-type="float">
            <text:p>3232,7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alogs_29_BinaryMutator</text:p>
          </table:table-cell>
          <table:table-cell office:value-type="float" office:value="29114" calcext:value-type="float">
            <text:p>29114</text:p>
          </table:table-cell>
          <table:table-cell table:formula="of:=[.E197]+[.B198]" office:value-type="float" office:value="74764" calcext:value-type="float">
            <text:p>74764</text:p>
          </table:table-cell>
          <table:table-cell table:formula="of:=[.B198]/[.$B$1]" office:value-type="float" office:value="17.9130434782609" calcext:value-type="float">
            <text:p>17,91</text:p>
          </table:table-cell>
          <table:table-cell table:formula="of:=[.G197]+[.F198]" office:value-type="float" office:value="3250.60869565217" calcext:value-type="float">
            <text:p>3250,61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ialogs_30_BinaryMutator</text:p>
          </table:table-cell>
          <table:table-cell office:value-type="float" office:value="30114" calcext:value-type="float">
            <text:p>30114</text:p>
          </table:table-cell>
          <table:table-cell table:formula="of:=[.E198]+[.B199]" office:value-type="float" office:value="75171" calcext:value-type="float">
            <text:p>75171</text:p>
          </table:table-cell>
          <table:table-cell table:formula="of:=[.B199]/[.$B$1]" office:value-type="float" office:value="17.695652173913" calcext:value-type="float">
            <text:p>17,70</text:p>
          </table:table-cell>
          <table:table-cell table:formula="of:=[.G198]+[.F199]" office:value-type="float" office:value="3268.30434782609" calcext:value-type="float">
            <text:p>3268,3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Dialogs_31_BinaryMutator</text:p>
          </table:table-cell>
          <table:table-cell office:value-type="float" office:value="31114" calcext:value-type="float">
            <text:p>31114</text:p>
          </table:table-cell>
          <table:table-cell table:formula="of:=[.E199]+[.B200]" office:value-type="float" office:value="75577" calcext:value-type="float">
            <text:p>75577</text:p>
          </table:table-cell>
          <table:table-cell table:formula="of:=[.B200]/[.$B$1]" office:value-type="float" office:value="17.6521739130435" calcext:value-type="float">
            <text:p>17,65</text:p>
          </table:table-cell>
          <table:table-cell table:formula="of:=[.G199]+[.F200]" office:value-type="float" office:value="3285.95652173913" calcext:value-type="float">
            <text:p>3285,96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ialogs_32_InvalidViewFocusOperatorMutator</text:p>
          </table:table-cell>
          <table:table-cell office:value-type="float" office:value="32114" calcext:value-type="float">
            <text:p>32114</text:p>
          </table:table-cell>
          <table:table-cell table:formula="of:=[.E200]+[.B201]" office:value-type="float" office:value="75992" calcext:value-type="float">
            <text:p>75992</text:p>
          </table:table-cell>
          <table:table-cell table:formula="of:=[.B201]/[.$B$1]" office:value-type="float" office:value="18.0434782608696" calcext:value-type="float">
            <text:p>18,04</text:p>
          </table:table-cell>
          <table:table-cell table:formula="of:=[.G200]+[.F201]" office:value-type="float" office:value="3304" calcext:value-type="float">
            <text:p>3304,0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alogs_33_ViewComponentNotVisibleOperatorMutator</text:p>
          </table:table-cell>
          <table:table-cell office:value-type="float" office:value="33114" calcext:value-type="float">
            <text:p>33114</text:p>
          </table:table-cell>
          <table:table-cell table:formula="of:=[.E201]+[.B202]" office:value-type="float" office:value="76402" calcext:value-type="float">
            <text:p>76402</text:p>
          </table:table-cell>
          <table:table-cell table:formula="of:=[.B202]/[.$B$1]" office:value-type="float" office:value="17.8260869565217" calcext:value-type="float">
            <text:p>17,83</text:p>
          </table:table-cell>
          <table:table-cell table:formula="of:=[.G201]+[.F202]" office:value-type="float" office:value="3321.82608695652" calcext:value-type="float">
            <text:p>3321,8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Dialogs_34_BinaryMutator</text:p>
          </table:table-cell>
          <table:table-cell office:value-type="float" office:value="34114" calcext:value-type="float">
            <text:p>34114</text:p>
          </table:table-cell>
          <table:table-cell table:formula="of:=[.E202]+[.B203]" office:value-type="float" office:value="76808" calcext:value-type="float">
            <text:p>76808</text:p>
          </table:table-cell>
          <table:table-cell table:formula="of:=[.B203]/[.$B$1]" office:value-type="float" office:value="17.6521739130435" calcext:value-type="float">
            <text:p>17,65</text:p>
          </table:table-cell>
          <table:table-cell table:formula="of:=[.G202]+[.F203]" office:value-type="float" office:value="3339.47826086956" calcext:value-type="float">
            <text:p>3339,4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33" calcext:value-type="float">
            <text:p>333</text:p>
          </table:table-cell>
          <table:table-cell office:value-type="string" calcext:value-type="string">
            <text:p>Dialogs_35_BinaryMutator</text:p>
          </table:table-cell>
          <table:table-cell office:value-type="float" office:value="35114" calcext:value-type="float">
            <text:p>35114</text:p>
          </table:table-cell>
          <table:table-cell table:formula="of:=[.E203]+[.B204]" office:value-type="float" office:value="77141" calcext:value-type="float">
            <text:p>77141</text:p>
          </table:table-cell>
          <table:table-cell table:formula="of:=[.B204]/[.$B$1]" office:value-type="float" office:value="14.4782608695652" calcext:value-type="float">
            <text:p>14,48</text:p>
          </table:table-cell>
          <table:table-cell table:formula="of:=[.G203]+[.F204]" office:value-type="float" office:value="3353.95652173913" calcext:value-type="float">
            <text:p>3353,9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Dialogs_36_BinaryMutator</text:p>
          </table:table-cell>
          <table:table-cell office:value-type="float" office:value="36114" calcext:value-type="float">
            <text:p>36114</text:p>
          </table:table-cell>
          <table:table-cell table:formula="of:=[.E204]+[.B205]" office:value-type="float" office:value="77522" calcext:value-type="float">
            <text:p>77522</text:p>
          </table:table-cell>
          <table:table-cell table:formula="of:=[.B205]/[.$B$1]" office:value-type="float" office:value="16.5652173913043" calcext:value-type="float">
            <text:p>16,57</text:p>
          </table:table-cell>
          <table:table-cell table:formula="of:=[.G204]+[.F205]" office:value-type="float" office:value="3370.52173913043" calcext:value-type="float">
            <text:p>3370,52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Dialogs_37_BuggyGUIListenerOperatorMutator</text:p>
          </table:table-cell>
          <table:table-cell office:value-type="float" office:value="37114" calcext:value-type="float">
            <text:p>37114</text:p>
          </table:table-cell>
          <table:table-cell table:formula="of:=[.E205]+[.B206]" office:value-type="float" office:value="77943" calcext:value-type="float">
            <text:p>77943</text:p>
          </table:table-cell>
          <table:table-cell table:formula="of:=[.B206]/[.$B$1]" office:value-type="float" office:value="18.304347826087" calcext:value-type="float">
            <text:p>18,30</text:p>
          </table:table-cell>
          <table:table-cell table:formula="of:=[.G205]+[.F206]" office:value-type="float" office:value="3388.82608695652" calcext:value-type="float">
            <text:p>3388,8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ialogs_38_InvalidViewFocusOperatorMutator</text:p>
          </table:table-cell>
          <table:table-cell office:value-type="float" office:value="38114" calcext:value-type="float">
            <text:p>38114</text:p>
          </table:table-cell>
          <table:table-cell table:formula="of:=[.E206]+[.B207]" office:value-type="float" office:value="78327" calcext:value-type="float">
            <text:p>78327</text:p>
          </table:table-cell>
          <table:table-cell table:formula="of:=[.B207]/[.$B$1]" office:value-type="float" office:value="16.695652173913" calcext:value-type="float">
            <text:p>16,70</text:p>
          </table:table-cell>
          <table:table-cell table:formula="of:=[.G206]+[.F207]" office:value-type="float" office:value="3405.52173913043" calcext:value-type="float">
            <text:p>3405,52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alogs_39_ViewComponentNotVisibleOperatorMutator</text:p>
          </table:table-cell>
          <table:table-cell office:value-type="float" office:value="39114" calcext:value-type="float">
            <text:p>39114</text:p>
          </table:table-cell>
          <table:table-cell table:formula="of:=[.E207]+[.B208]" office:value-type="float" office:value="78737" calcext:value-type="float">
            <text:p>78737</text:p>
          </table:table-cell>
          <table:table-cell table:formula="of:=[.B208]/[.$B$1]" office:value-type="float" office:value="17.8260869565217" calcext:value-type="float">
            <text:p>17,83</text:p>
          </table:table-cell>
          <table:table-cell table:formula="of:=[.G207]+[.F208]" office:value-type="float" office:value="3423.34782608695" calcext:value-type="float">
            <text:p>3423,3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ialogs_40_InvalidViewFocusOperatorMutator</text:p>
          </table:table-cell>
          <table:table-cell office:value-type="float" office:value="40114" calcext:value-type="float">
            <text:p>40114</text:p>
          </table:table-cell>
          <table:table-cell table:formula="of:=[.E208]+[.B209]" office:value-type="float" office:value="79152" calcext:value-type="float">
            <text:p>79152</text:p>
          </table:table-cell>
          <table:table-cell table:formula="of:=[.B209]/[.$B$1]" office:value-type="float" office:value="18.0434782608696" calcext:value-type="float">
            <text:p>18,04</text:p>
          </table:table-cell>
          <table:table-cell table:formula="of:=[.G208]+[.F209]" office:value-type="float" office:value="3441.39130434782" calcext:value-type="float">
            <text:p>3441,3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alogs_41_ViewComponentNotVisibleOperatorMutator</text:p>
          </table:table-cell>
          <table:table-cell office:value-type="float" office:value="41114" calcext:value-type="float">
            <text:p>41114</text:p>
          </table:table-cell>
          <table:table-cell table:formula="of:=[.E209]+[.B210]" office:value-type="float" office:value="79564" calcext:value-type="float">
            <text:p>79564</text:p>
          </table:table-cell>
          <table:table-cell table:formula="of:=[.B210]/[.$B$1]" office:value-type="float" office:value="17.9130434782609" calcext:value-type="float">
            <text:p>17,91</text:p>
          </table:table-cell>
          <table:table-cell table:formula="of:=[.G209]+[.F210]" office:value-type="float" office:value="3459.30434782609" calcext:value-type="float">
            <text:p>3459,3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Dialogs_42_BuggyGUIListenerOperatorMutator</text:p>
          </table:table-cell>
          <table:table-cell office:value-type="float" office:value="42114" calcext:value-type="float">
            <text:p>42114</text:p>
          </table:table-cell>
          <table:table-cell table:formula="of:=[.E210]+[.B211]" office:value-type="float" office:value="79950" calcext:value-type="float">
            <text:p>79950</text:p>
          </table:table-cell>
          <table:table-cell table:formula="of:=[.B211]/[.$B$1]" office:value-type="float" office:value="16.7826086956522" calcext:value-type="float">
            <text:p>16,78</text:p>
          </table:table-cell>
          <table:table-cell table:formula="of:=[.G210]+[.F211]" office:value-type="float" office:value="3476.08695652174" calcext:value-type="float">
            <text:p>3476,0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Dialogs_43_BuggyGUIListenerOperatorMutator</text:p>
          </table:table-cell>
          <table:table-cell office:value-type="float" office:value="43114" calcext:value-type="float">
            <text:p>43114</text:p>
          </table:table-cell>
          <table:table-cell table:formula="of:=[.E211]+[.B212]" office:value-type="float" office:value="80368" calcext:value-type="float">
            <text:p>80368</text:p>
          </table:table-cell>
          <table:table-cell table:formula="of:=[.B212]/[.$B$1]" office:value-type="float" office:value="18.1739130434783" calcext:value-type="float">
            <text:p>18,17</text:p>
          </table:table-cell>
          <table:table-cell table:formula="of:=[.G211]+[.F212]" office:value-type="float" office:value="3494.26086956522" calcext:value-type="float">
            <text:p>3494,26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ialogs_44_BuggyGUIListenerOperatorMutator</text:p>
          </table:table-cell>
          <table:table-cell office:value-type="float" office:value="44114" calcext:value-type="float">
            <text:p>44114</text:p>
          </table:table-cell>
          <table:table-cell table:formula="of:=[.E212]+[.B213]" office:value-type="float" office:value="80776" calcext:value-type="float">
            <text:p>80776</text:p>
          </table:table-cell>
          <table:table-cell table:formula="of:=[.B213]/[.$B$1]" office:value-type="float" office:value="17.7391304347826" calcext:value-type="float">
            <text:p>17,74</text:p>
          </table:table-cell>
          <table:table-cell table:formula="of:=[.G212]+[.F213]" office:value-type="float" office:value="3512" calcext:value-type="float">
            <text:p>3512,0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Dialogs_45_BuggyGUIListenerOperatorMutator</text:p>
          </table:table-cell>
          <table:table-cell office:value-type="float" office:value="45114" calcext:value-type="float">
            <text:p>45114</text:p>
          </table:table-cell>
          <table:table-cell table:formula="of:=[.E213]+[.B214]" office:value-type="float" office:value="81169" calcext:value-type="float">
            <text:p>81169</text:p>
          </table:table-cell>
          <table:table-cell table:formula="of:=[.B214]/[.$B$1]" office:value-type="float" office:value="17.0869565217391" calcext:value-type="float">
            <text:p>17,09</text:p>
          </table:table-cell>
          <table:table-cell table:formula="of:=[.G213]+[.F214]" office:value-type="float" office:value="3529.08695652174" calcext:value-type="float">
            <text:p>3529,09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Dialogs_46_BuggyGUIListenerOperatorMutator</text:p>
          </table:table-cell>
          <table:table-cell office:value-type="float" office:value="46114" calcext:value-type="float">
            <text:p>46114</text:p>
          </table:table-cell>
          <table:table-cell table:formula="of:=[.E214]+[.B215]" office:value-type="float" office:value="81586" calcext:value-type="float">
            <text:p>81586</text:p>
          </table:table-cell>
          <table:table-cell table:formula="of:=[.B215]/[.$B$1]" office:value-type="float" office:value="18.1304347826087" calcext:value-type="float">
            <text:p>18,13</text:p>
          </table:table-cell>
          <table:table-cell table:formula="of:=[.G214]+[.F215]" office:value-type="float" office:value="3547.21739130435" calcext:value-type="float">
            <text:p>3547,22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Dialogs_47_BuggyGUIListenerOperatorMutator</text:p>
          </table:table-cell>
          <table:table-cell office:value-type="float" office:value="47114" calcext:value-type="float">
            <text:p>47114</text:p>
          </table:table-cell>
          <table:table-cell table:formula="of:=[.E215]+[.B216]" office:value-type="float" office:value="81991" calcext:value-type="float">
            <text:p>81991</text:p>
          </table:table-cell>
          <table:table-cell table:formula="of:=[.B216]/[.$B$1]" office:value-type="float" office:value="17.6086956521739" calcext:value-type="float">
            <text:p>17,61</text:p>
          </table:table-cell>
          <table:table-cell table:formula="of:=[.G215]+[.F216]" office:value-type="float" office:value="3564.82608695652" calcext:value-type="float">
            <text:p>3564,8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Dialogs_48_BuggyGUIListenerOperatorMutator</text:p>
          </table:table-cell>
          <table:table-cell office:value-type="float" office:value="48114" calcext:value-type="float">
            <text:p>48114</text:p>
          </table:table-cell>
          <table:table-cell table:formula="of:=[.E216]+[.B217]" office:value-type="float" office:value="82405" calcext:value-type="float">
            <text:p>82405</text:p>
          </table:table-cell>
          <table:table-cell table:formula="of:=[.B217]/[.$B$1]" office:value-type="float" office:value="18" calcext:value-type="float">
            <text:p>18,00</text:p>
          </table:table-cell>
          <table:table-cell table:formula="of:=[.G216]+[.F217]" office:value-type="float" office:value="3582.82608695652" calcext:value-type="float">
            <text:p>3582,83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alogs_49_InvalidViewFocusOperatorMutator</text:p>
          </table:table-cell>
          <table:table-cell office:value-type="float" office:value="49114" calcext:value-type="float">
            <text:p>49114</text:p>
          </table:table-cell>
          <table:table-cell table:formula="of:=[.E217]+[.B218]" office:value-type="float" office:value="82816" calcext:value-type="float">
            <text:p>82816</text:p>
          </table:table-cell>
          <table:table-cell table:formula="of:=[.B218]/[.$B$1]" office:value-type="float" office:value="17.8695652173913" calcext:value-type="float">
            <text:p>17,87</text:p>
          </table:table-cell>
          <table:table-cell table:formula="of:=[.G217]+[.F218]" office:value-type="float" office:value="3600.69565217391" calcext:value-type="float">
            <text:p>3600,7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Dialogs_50_ViewComponentNotVisibleOperatorMutator</text:p>
          </table:table-cell>
          <table:table-cell office:value-type="float" office:value="50114" calcext:value-type="float">
            <text:p>50114</text:p>
          </table:table-cell>
          <table:table-cell table:formula="of:=[.E218]+[.B219]" office:value-type="float" office:value="83225" calcext:value-type="float">
            <text:p>83225</text:p>
          </table:table-cell>
          <table:table-cell table:formula="of:=[.B219]/[.$B$1]" office:value-type="float" office:value="17.7826086956522" calcext:value-type="float">
            <text:p>17,78</text:p>
          </table:table-cell>
          <table:table-cell table:formula="of:=[.G218]+[.F219]" office:value-type="float" office:value="3618.47826086956" calcext:value-type="float">
            <text:p>3618,48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Dialogs_51_BuggyGUIListenerOperatorMutator</text:p>
          </table:table-cell>
          <table:table-cell office:value-type="float" office:value="51114" calcext:value-type="float">
            <text:p>51114</text:p>
          </table:table-cell>
          <table:table-cell table:formula="of:=[.E219]+[.B220]" office:value-type="float" office:value="83638" calcext:value-type="float">
            <text:p>83638</text:p>
          </table:table-cell>
          <table:table-cell table:formula="of:=[.B220]/[.$B$1]" office:value-type="float" office:value="17.9565217391304" calcext:value-type="float">
            <text:p>17,96</text:p>
          </table:table-cell>
          <table:table-cell table:formula="of:=[.G219]+[.F220]" office:value-type="float" office:value="3636.43478260869" calcext:value-type="float">
            <text:p>3636,4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alogs_52_BuggyGUIListenerOperatorMutator</text:p>
          </table:table-cell>
          <table:table-cell office:value-type="float" office:value="52114" calcext:value-type="float">
            <text:p>52114</text:p>
          </table:table-cell>
          <table:table-cell table:formula="of:=[.E220]+[.B221]" office:value-type="float" office:value="84049" calcext:value-type="float">
            <text:p>84049</text:p>
          </table:table-cell>
          <table:table-cell table:formula="of:=[.B221]/[.$B$1]" office:value-type="float" office:value="17.8695652173913" calcext:value-type="float">
            <text:p>17,87</text:p>
          </table:table-cell>
          <table:table-cell table:formula="of:=[.G220]+[.F221]" office:value-type="float" office:value="3654.30434782608" calcext:value-type="float">
            <text:p>3654,3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alogs_53_InvalidViewFocusOperatorMutator</text:p>
          </table:table-cell>
          <table:table-cell office:value-type="float" office:value="53114" calcext:value-type="float">
            <text:p>53114</text:p>
          </table:table-cell>
          <table:table-cell table:formula="of:=[.E221]+[.B222]" office:value-type="float" office:value="84461" calcext:value-type="float">
            <text:p>84461</text:p>
          </table:table-cell>
          <table:table-cell table:formula="of:=[.B222]/[.$B$1]" office:value-type="float" office:value="17.9130434782609" calcext:value-type="float">
            <text:p>17,91</text:p>
          </table:table-cell>
          <table:table-cell table:formula="of:=[.G221]+[.F222]" office:value-type="float" office:value="3672.21739130435" calcext:value-type="float">
            <text:p>3672,2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alogs_54_ViewComponentNotVisibleOperatorMutator</text:p>
          </table:table-cell>
          <table:table-cell office:value-type="float" office:value="54114" calcext:value-type="float">
            <text:p>54114</text:p>
          </table:table-cell>
          <table:table-cell table:formula="of:=[.E222]+[.B223]" office:value-type="float" office:value="84872" calcext:value-type="float">
            <text:p>84872</text:p>
          </table:table-cell>
          <table:table-cell table:formula="of:=[.B223]/[.$B$1]" office:value-type="float" office:value="17.8695652173913" calcext:value-type="float">
            <text:p>17,87</text:p>
          </table:table-cell>
          <table:table-cell table:formula="of:=[.G222]+[.F223]" office:value-type="float" office:value="3690.08695652174" calcext:value-type="float">
            <text:p>3690,09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Dialogs_55_InvalidViewFocusOperatorMutator</text:p>
          </table:table-cell>
          <table:table-cell office:value-type="float" office:value="55114" calcext:value-type="float">
            <text:p>55114</text:p>
          </table:table-cell>
          <table:table-cell table:formula="of:=[.E223]+[.B224]" office:value-type="float" office:value="85280" calcext:value-type="float">
            <text:p>85280</text:p>
          </table:table-cell>
          <table:table-cell table:formula="of:=[.B224]/[.$B$1]" office:value-type="float" office:value="17.7391304347826" calcext:value-type="float">
            <text:p>17,74</text:p>
          </table:table-cell>
          <table:table-cell table:formula="of:=[.G223]+[.F224]" office:value-type="float" office:value="3707.82608695652" calcext:value-type="float">
            <text:p>3707,83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alogs_56_ViewComponentNotVisibleOperatorMutator</text:p>
          </table:table-cell>
          <table:table-cell office:value-type="float" office:value="56114" calcext:value-type="float">
            <text:p>56114</text:p>
          </table:table-cell>
          <table:table-cell table:formula="of:=[.E224]+[.B225]" office:value-type="float" office:value="85690" calcext:value-type="float">
            <text:p>85690</text:p>
          </table:table-cell>
          <table:table-cell table:formula="of:=[.B225]/[.$B$1]" office:value-type="float" office:value="17.8260869565217" calcext:value-type="float">
            <text:p>17,83</text:p>
          </table:table-cell>
          <table:table-cell table:formula="of:=[.G224]+[.F225]" office:value-type="float" office:value="3725.65217391304" calcext:value-type="float">
            <text:p>3725,6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Dialogs_57_BuggyGUIListenerOperatorMutator</text:p>
          </table:table-cell>
          <table:table-cell office:value-type="float" office:value="57114" calcext:value-type="float">
            <text:p>57114</text:p>
          </table:table-cell>
          <table:table-cell table:formula="of:=[.E225]+[.B226]" office:value-type="float" office:value="86092" calcext:value-type="float">
            <text:p>86092</text:p>
          </table:table-cell>
          <table:table-cell table:formula="of:=[.B226]/[.$B$1]" office:value-type="float" office:value="17.4782608695652" calcext:value-type="float">
            <text:p>17,48</text:p>
          </table:table-cell>
          <table:table-cell table:formula="of:=[.G225]+[.F226]" office:value-type="float" office:value="3743.13043478261" calcext:value-type="float">
            <text:p>3743,13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Dialogs_58_BinaryMutator</text:p>
          </table:table-cell>
          <table:table-cell office:value-type="float" office:value="58114" calcext:value-type="float">
            <text:p>58114</text:p>
          </table:table-cell>
          <table:table-cell table:formula="of:=[.E226]+[.B227]" office:value-type="float" office:value="86503" calcext:value-type="float">
            <text:p>86503</text:p>
          </table:table-cell>
          <table:table-cell table:formula="of:=[.B227]/[.$B$1]" office:value-type="float" office:value="17.8695652173913" calcext:value-type="float">
            <text:p>17,87</text:p>
          </table:table-cell>
          <table:table-cell table:formula="of:=[.G226]+[.F227]" office:value-type="float" office:value="3761" calcext:value-type="float">
            <text:p>3761,0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alogs_59_InvalidViewFocusOperatorMutator</text:p>
          </table:table-cell>
          <table:table-cell office:value-type="float" office:value="59114" calcext:value-type="float">
            <text:p>59114</text:p>
          </table:table-cell>
          <table:table-cell table:formula="of:=[.E227]+[.B228]" office:value-type="float" office:value="86915" calcext:value-type="float">
            <text:p>86915</text:p>
          </table:table-cell>
          <table:table-cell table:formula="of:=[.B228]/[.$B$1]" office:value-type="float" office:value="17.9130434782609" calcext:value-type="float">
            <text:p>17,91</text:p>
          </table:table-cell>
          <table:table-cell table:formula="of:=[.G227]+[.F228]" office:value-type="float" office:value="3778.91304347826" calcext:value-type="float">
            <text:p>3778,91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Dialogs_60_ViewComponentNotVisibleOperatorMutator</text:p>
          </table:table-cell>
          <table:table-cell office:value-type="float" office:value="60114" calcext:value-type="float">
            <text:p>60114</text:p>
          </table:table-cell>
          <table:table-cell table:formula="of:=[.E228]+[.B229]" office:value-type="float" office:value="87327" calcext:value-type="float">
            <text:p>87327</text:p>
          </table:table-cell>
          <table:table-cell table:formula="of:=[.B229]/[.$B$1]" office:value-type="float" office:value="17.9130434782609" calcext:value-type="float">
            <text:p>17,91</text:p>
          </table:table-cell>
          <table:table-cell table:formula="of:=[.G228]+[.F229]" office:value-type="float" office:value="3796.82608695652" calcext:value-type="float">
            <text:p>3796,8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alogs_61_BuggyGUIListenerOperatorMutator</text:p>
          </table:table-cell>
          <table:table-cell office:value-type="float" office:value="61114" calcext:value-type="float">
            <text:p>61114</text:p>
          </table:table-cell>
          <table:table-cell table:formula="of:=[.E229]+[.B230]" office:value-type="float" office:value="87737" calcext:value-type="float">
            <text:p>87737</text:p>
          </table:table-cell>
          <table:table-cell table:formula="of:=[.B230]/[.$B$1]" office:value-type="float" office:value="17.8260869565217" calcext:value-type="float">
            <text:p>17,83</text:p>
          </table:table-cell>
          <table:table-cell table:formula="of:=[.G229]+[.F230]" office:value-type="float" office:value="3814.65217391304" calcext:value-type="float">
            <text:p>3814,6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Dialogs_62_BuggyGUIListenerOperatorMutator</text:p>
          </table:table-cell>
          <table:table-cell office:value-type="float" office:value="62114" calcext:value-type="float">
            <text:p>62114</text:p>
          </table:table-cell>
          <table:table-cell table:formula="of:=[.E230]+[.B231]" office:value-type="float" office:value="88147" calcext:value-type="float">
            <text:p>88147</text:p>
          </table:table-cell>
          <table:table-cell table:formula="of:=[.B231]/[.$B$1]" office:value-type="float" office:value="17.8260869565217" calcext:value-type="float">
            <text:p>17,83</text:p>
          </table:table-cell>
          <table:table-cell table:formula="of:=[.G230]+[.F231]" office:value-type="float" office:value="3832.47826086956" calcext:value-type="float">
            <text:p>3832,4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impleWebViewDialog_0_InvalidViewFocusOperatorMutator</text:p>
          </table:table-cell>
          <table:table-cell office:value-type="float" office:value="117" calcext:value-type="float">
            <text:p>117</text:p>
          </table:table-cell>
          <table:table-cell table:formula="of:=[.E231]+[.B232]" office:value-type="float" office:value="88561" calcext:value-type="float">
            <text:p>88561</text:p>
          </table:table-cell>
          <table:table-cell table:formula="of:=[.B232]/[.$B$1]" office:value-type="float" office:value="18" calcext:value-type="float">
            <text:p>18,00</text:p>
          </table:table-cell>
          <table:table-cell table:formula="of:=[.G231]+[.F232]" office:value-type="float" office:value="3850.47826086956" calcext:value-type="float">
            <text:p>3850,4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SimpleWebViewDialog_1_ViewComponentNotVisibleOperatorMutator</text:p>
          </table:table-cell>
          <table:table-cell office:value-type="float" office:value="1117" calcext:value-type="float">
            <text:p>1117</text:p>
          </table:table-cell>
          <table:table-cell table:formula="of:=[.E232]+[.B233]" office:value-type="float" office:value="88963" calcext:value-type="float">
            <text:p>88963</text:p>
          </table:table-cell>
          <table:table-cell table:formula="of:=[.B233]/[.$B$1]" office:value-type="float" office:value="17.4782608695652" calcext:value-type="float">
            <text:p>17,48</text:p>
          </table:table-cell>
          <table:table-cell table:formula="of:=[.G232]+[.F233]" office:value-type="float" office:value="3867.95652173913" calcext:value-type="float">
            <text:p>3867,96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WelcomeSlide_0_BuggyGUIListenerOperatorMutator</text:p>
          </table:table-cell>
          <table:table-cell office:value-type="float" office:value="118" calcext:value-type="float">
            <text:p>118</text:p>
          </table:table-cell>
          <table:table-cell table:formula="of:=[.E233]+[.B234]" office:value-type="float" office:value="89373" calcext:value-type="float">
            <text:p>89373</text:p>
          </table:table-cell>
          <table:table-cell table:formula="of:=[.B234]/[.$B$1]" office:value-type="float" office:value="17.8260869565217" calcext:value-type="float">
            <text:p>17,83</text:p>
          </table:table-cell>
          <table:table-cell table:formula="of:=[.G233]+[.F234]" office:value-type="float" office:value="3885.78260869565" calcext:value-type="float">
            <text:p>3885,78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WelcomeSlide_1_InvalidKeyIntentOperatorMutator</text:p>
          </table:table-cell>
          <table:table-cell office:value-type="float" office:value="1118" calcext:value-type="float">
            <text:p>1118</text:p>
          </table:table-cell>
          <table:table-cell table:formula="of:=[.E234]+[.B235]" office:value-type="float" office:value="89782" calcext:value-type="float">
            <text:p>89782</text:p>
          </table:table-cell>
          <table:table-cell table:formula="of:=[.B235]/[.$B$1]" office:value-type="float" office:value="17.7826086956522" calcext:value-type="float">
            <text:p>17,78</text:p>
          </table:table-cell>
          <table:table-cell table:formula="of:=[.G234]+[.F235]" office:value-type="float" office:value="3903.5652173913" calcext:value-type="float">
            <text:p>3903,5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WelcomeSlide_2_RandomActionIntentDefinitionOperatorMutator</text:p>
          </table:table-cell>
          <table:table-cell office:value-type="float" office:value="2118" calcext:value-type="float">
            <text:p>2118</text:p>
          </table:table-cell>
          <table:table-cell table:formula="of:=[.E235]+[.B236]" office:value-type="float" office:value="90193" calcext:value-type="float">
            <text:p>90193</text:p>
          </table:table-cell>
          <table:table-cell table:formula="of:=[.B236]/[.$B$1]" office:value-type="float" office:value="17.8695652173913" calcext:value-type="float">
            <text:p>17,87</text:p>
          </table:table-cell>
          <table:table-cell table:formula="of:=[.G235]+[.F236]" office:value-type="float" office:value="3921.43478260869" calcext:value-type="float">
            <text:p>3921,4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WelcomeSlide_3_RandomActionIntentDefinitionOperatorMutator</text:p>
          </table:table-cell>
          <table:table-cell office:value-type="float" office:value="3118" calcext:value-type="float">
            <text:p>3118</text:p>
          </table:table-cell>
          <table:table-cell table:formula="of:=[.E236]+[.B237]" office:value-type="float" office:value="90607" calcext:value-type="float">
            <text:p>90607</text:p>
          </table:table-cell>
          <table:table-cell table:formula="of:=[.B237]/[.$B$1]" office:value-type="float" office:value="18" calcext:value-type="float">
            <text:p>18,00</text:p>
          </table:table-cell>
          <table:table-cell table:formula="of:=[.G236]+[.F237]" office:value-type="float" office:value="3939.43478260869" calcext:value-type="float">
            <text:p>3939,4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ecurityPickerSlide_0_InvalidViewFocusOperatorMutator</text:p>
          </table:table-cell>
          <table:table-cell office:value-type="float" office:value="119" calcext:value-type="float">
            <text:p>119</text:p>
          </table:table-cell>
          <table:table-cell table:formula="of:=[.E237]+[.B238]" office:value-type="float" office:value="91019" calcext:value-type="float">
            <text:p>91019</text:p>
          </table:table-cell>
          <table:table-cell table:formula="of:=[.B238]/[.$B$1]" office:value-type="float" office:value="17.9130434782609" calcext:value-type="float">
            <text:p>17,91</text:p>
          </table:table-cell>
          <table:table-cell table:formula="of:=[.G237]+[.F238]" office:value-type="float" office:value="3957.34782608695" calcext:value-type="float">
            <text:p>3957,3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ecurityPickerSlide_1_ViewComponentNotVisibleOperatorMutator</text:p>
          </table:table-cell>
          <table:table-cell office:value-type="float" office:value="1119" calcext:value-type="float">
            <text:p>1119</text:p>
          </table:table-cell>
          <table:table-cell table:formula="of:=[.E238]+[.B239]" office:value-type="float" office:value="91270" calcext:value-type="float">
            <text:p>91270</text:p>
          </table:table-cell>
          <table:table-cell table:formula="of:=[.B239]/[.$B$1]" office:value-type="float" office:value="10.9130434782609" calcext:value-type="float">
            <text:p>10,91</text:p>
          </table:table-cell>
          <table:table-cell table:formula="of:=[.G238]+[.F239]" office:value-type="float" office:value="3968.26086956522" calcext:value-type="float">
            <text:p>3968,2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ecurityPickerSlide_2_InvalidViewFocusOperatorMutator</text:p>
          </table:table-cell>
          <table:table-cell office:value-type="float" office:value="2119" calcext:value-type="float">
            <text:p>2119</text:p>
          </table:table-cell>
          <table:table-cell table:formula="of:=[.E239]+[.B240]" office:value-type="float" office:value="91685" calcext:value-type="float">
            <text:p>91685</text:p>
          </table:table-cell>
          <table:table-cell table:formula="of:=[.B240]/[.$B$1]" office:value-type="float" office:value="18.0434782608696" calcext:value-type="float">
            <text:p>18,04</text:p>
          </table:table-cell>
          <table:table-cell table:formula="of:=[.G239]+[.F240]" office:value-type="float" office:value="3986.30434782608" calcext:value-type="float">
            <text:p>3986,3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ecurityPickerSlide_3_ViewComponentNotVisibleOperatorMutator</text:p>
          </table:table-cell>
          <table:table-cell office:value-type="float" office:value="3119" calcext:value-type="float">
            <text:p>3119</text:p>
          </table:table-cell>
          <table:table-cell table:formula="of:=[.E240]+[.B241]" office:value-type="float" office:value="92099" calcext:value-type="float">
            <text:p>92099</text:p>
          </table:table-cell>
          <table:table-cell table:formula="of:=[.B241]/[.$B$1]" office:value-type="float" office:value="18" calcext:value-type="float">
            <text:p>18,00</text:p>
          </table:table-cell>
          <table:table-cell table:formula="of:=[.G240]+[.F241]" office:value-type="float" office:value="4004.30434782609" calcext:value-type="float">
            <text:p>4004,3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SecurityPickerSlide_4_InvalidViewFocusOperatorMutator</text:p>
          </table:table-cell>
          <table:table-cell office:value-type="float" office:value="4119" calcext:value-type="float">
            <text:p>4119</text:p>
          </table:table-cell>
          <table:table-cell table:formula="of:=[.E241]+[.B242]" office:value-type="float" office:value="92503" calcext:value-type="float">
            <text:p>92503</text:p>
          </table:table-cell>
          <table:table-cell table:formula="of:=[.B242]/[.$B$1]" office:value-type="float" office:value="17.5652173913043" calcext:value-type="float">
            <text:p>17,57</text:p>
          </table:table-cell>
          <table:table-cell table:formula="of:=[.G241]+[.F242]" office:value-type="float" office:value="4021.86956521739" calcext:value-type="float">
            <text:p>4021,8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ecurityPickerSlide_5_ViewComponentNotVisibleOperatorMutator</text:p>
          </table:table-cell>
          <table:table-cell office:value-type="float" office:value="5119" calcext:value-type="float">
            <text:p>5119</text:p>
          </table:table-cell>
          <table:table-cell table:formula="of:=[.E242]+[.B243]" office:value-type="float" office:value="92913" calcext:value-type="float">
            <text:p>92913</text:p>
          </table:table-cell>
          <table:table-cell table:formula="of:=[.B243]/[.$B$1]" office:value-type="float" office:value="17.8260869565217" calcext:value-type="float">
            <text:p>17,83</text:p>
          </table:table-cell>
          <table:table-cell table:formula="of:=[.G242]+[.F243]" office:value-type="float" office:value="4039.69565217391" calcext:value-type="float">
            <text:p>4039,7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ecuritySetupSlide_0_InvalidViewFocusOperatorMutator</text:p>
          </table:table-cell>
          <table:table-cell office:value-type="float" office:value="120" calcext:value-type="float">
            <text:p>120</text:p>
          </table:table-cell>
          <table:table-cell table:formula="of:=[.E243]+[.B244]" office:value-type="float" office:value="93320" calcext:value-type="float">
            <text:p>93320</text:p>
          </table:table-cell>
          <table:table-cell table:formula="of:=[.B244]/[.$B$1]" office:value-type="float" office:value="17.695652173913" calcext:value-type="float">
            <text:p>17,70</text:p>
          </table:table-cell>
          <table:table-cell table:formula="of:=[.G243]+[.F244]" office:value-type="float" office:value="4057.39130434782" calcext:value-type="float">
            <text:p>4057,39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SecuritySetupSlide_1_ViewComponentNotVisibleOperatorMutator</text:p>
          </table:table-cell>
          <table:table-cell office:value-type="float" office:value="1120" calcext:value-type="float">
            <text:p>1120</text:p>
          </table:table-cell>
          <table:table-cell table:formula="of:=[.E244]+[.B245]" office:value-type="float" office:value="93566" calcext:value-type="float">
            <text:p>93566</text:p>
          </table:table-cell>
          <table:table-cell table:formula="of:=[.B245]/[.$B$1]" office:value-type="float" office:value="10.695652173913" calcext:value-type="float">
            <text:p>10,70</text:p>
          </table:table-cell>
          <table:table-cell table:formula="of:=[.G244]+[.F245]" office:value-type="float" office:value="4068.08695652174" calcext:value-type="float">
            <text:p>4068,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ecuritySetupSlide_2_InvalidViewFocusOperatorMutator</text:p>
          </table:table-cell>
          <table:table-cell office:value-type="float" office:value="2120" calcext:value-type="float">
            <text:p>2120</text:p>
          </table:table-cell>
          <table:table-cell table:formula="of:=[.E245]+[.B246]" office:value-type="float" office:value="93981" calcext:value-type="float">
            <text:p>93981</text:p>
          </table:table-cell>
          <table:table-cell table:formula="of:=[.B246]/[.$B$1]" office:value-type="float" office:value="18.0434782608696" calcext:value-type="float">
            <text:p>18,04</text:p>
          </table:table-cell>
          <table:table-cell table:formula="of:=[.G245]+[.F246]" office:value-type="float" office:value="4086.13043478261" calcext:value-type="float">
            <text:p>4086,1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curitySetupSlide_3_ViewComponentNotVisibleOperatorMutator</text:p>
          </table:table-cell>
          <table:table-cell office:value-type="float" office:value="3120" calcext:value-type="float">
            <text:p>3120</text:p>
          </table:table-cell>
          <table:table-cell table:formula="of:=[.E246]+[.B247]" office:value-type="float" office:value="94236" calcext:value-type="float">
            <text:p>94236</text:p>
          </table:table-cell>
          <table:table-cell table:formula="of:=[.B247]/[.$B$1]" office:value-type="float" office:value="11.0869565217391" calcext:value-type="float">
            <text:p>11,09</text:p>
          </table:table-cell>
          <table:table-cell table:formula="of:=[.G246]+[.F247]" office:value-type="float" office:value="4097.21739130435" calcext:value-type="float">
            <text:p>4097,22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ecuritySetupSlide_4_InvalidViewFocusOperatorMutator</text:p>
          </table:table-cell>
          <table:table-cell office:value-type="float" office:value="4120" calcext:value-type="float">
            <text:p>4120</text:p>
          </table:table-cell>
          <table:table-cell table:formula="of:=[.E247]+[.B248]" office:value-type="float" office:value="94646" calcext:value-type="float">
            <text:p>94646</text:p>
          </table:table-cell>
          <table:table-cell table:formula="of:=[.B248]/[.$B$1]" office:value-type="float" office:value="17.8260869565217" calcext:value-type="float">
            <text:p>17,83</text:p>
          </table:table-cell>
          <table:table-cell table:formula="of:=[.G247]+[.F248]" office:value-type="float" office:value="4115.04347826087" calcext:value-type="float">
            <text:p>4115,0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ecuritySetupSlide_5_ViewComponentNotVisibleOperatorMutator</text:p>
          </table:table-cell>
          <table:table-cell office:value-type="float" office:value="5120" calcext:value-type="float">
            <text:p>5120</text:p>
          </table:table-cell>
          <table:table-cell table:formula="of:=[.E248]+[.B249]" office:value-type="float" office:value="95056" calcext:value-type="float">
            <text:p>95056</text:p>
          </table:table-cell>
          <table:table-cell table:formula="of:=[.B249]/[.$B$1]" office:value-type="float" office:value="17.8260869565217" calcext:value-type="float">
            <text:p>17,83</text:p>
          </table:table-cell>
          <table:table-cell table:formula="of:=[.G248]+[.F249]" office:value-type="float" office:value="4132.86956521739" calcext:value-type="float">
            <text:p>4132,87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curitySetupSlide_6_InvalidViewFocusOperatorMutator</text:p>
          </table:table-cell>
          <table:table-cell office:value-type="float" office:value="6120" calcext:value-type="float">
            <text:p>6120</text:p>
          </table:table-cell>
          <table:table-cell table:formula="of:=[.E249]+[.B250]" office:value-type="float" office:value="95464" calcext:value-type="float">
            <text:p>95464</text:p>
          </table:table-cell>
          <table:table-cell table:formula="of:=[.B250]/[.$B$1]" office:value-type="float" office:value="17.7391304347826" calcext:value-type="float">
            <text:p>17,74</text:p>
          </table:table-cell>
          <table:table-cell table:formula="of:=[.G249]+[.F250]" office:value-type="float" office:value="4150.60869565217" calcext:value-type="float">
            <text:p>4150,61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ecuritySetupSlide_7_ViewComponentNotVisibleOperatorMutator</text:p>
          </table:table-cell>
          <table:table-cell office:value-type="float" office:value="7120" calcext:value-type="float">
            <text:p>7120</text:p>
          </table:table-cell>
          <table:table-cell table:formula="of:=[.E250]+[.B251]" office:value-type="float" office:value="95873" calcext:value-type="float">
            <text:p>95873</text:p>
          </table:table-cell>
          <table:table-cell table:formula="of:=[.B251]/[.$B$1]" office:value-type="float" office:value="17.7826086956522" calcext:value-type="float">
            <text:p>17,78</text:p>
          </table:table-cell>
          <table:table-cell table:formula="of:=[.G250]+[.F251]" office:value-type="float" office:value="4168.39130434782" calcext:value-type="float">
            <text:p>4168,3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ecuritySetupSlide_8_InvalidViewFocusOperatorMutator</text:p>
          </table:table-cell>
          <table:table-cell office:value-type="float" office:value="8120" calcext:value-type="float">
            <text:p>8120</text:p>
          </table:table-cell>
          <table:table-cell table:formula="of:=[.E251]+[.B252]" office:value-type="float" office:value="96280" calcext:value-type="float">
            <text:p>96280</text:p>
          </table:table-cell>
          <table:table-cell table:formula="of:=[.B252]/[.$B$1]" office:value-type="float" office:value="17.695652173913" calcext:value-type="float">
            <text:p>17,70</text:p>
          </table:table-cell>
          <table:table-cell table:formula="of:=[.G251]+[.F252]" office:value-type="float" office:value="4186.08695652174" calcext:value-type="float">
            <text:p>4186,09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ecuritySetupSlide_9_ViewComponentNotVisibleOperatorMutator</text:p>
          </table:table-cell>
          <table:table-cell office:value-type="float" office:value="9120" calcext:value-type="float">
            <text:p>9120</text:p>
          </table:table-cell>
          <table:table-cell table:formula="of:=[.E252]+[.B253]" office:value-type="float" office:value="96686" calcext:value-type="float">
            <text:p>96686</text:p>
          </table:table-cell>
          <table:table-cell table:formula="of:=[.B253]/[.$B$1]" office:value-type="float" office:value="17.6521739130435" calcext:value-type="float">
            <text:p>17,65</text:p>
          </table:table-cell>
          <table:table-cell table:formula="of:=[.G252]+[.F253]" office:value-type="float" office:value="4203.73913043478" calcext:value-type="float">
            <text:p>4203,74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ecuritySetupSlide_10_InvalidViewFocusOperatorMutator</text:p>
          </table:table-cell>
          <table:table-cell office:value-type="float" office:value="10120" calcext:value-type="float">
            <text:p>10120</text:p>
          </table:table-cell>
          <table:table-cell table:formula="of:=[.E253]+[.B254]" office:value-type="float" office:value="97092" calcext:value-type="float">
            <text:p>97092</text:p>
          </table:table-cell>
          <table:table-cell table:formula="of:=[.B254]/[.$B$1]" office:value-type="float" office:value="17.6521739130435" calcext:value-type="float">
            <text:p>17,65</text:p>
          </table:table-cell>
          <table:table-cell table:formula="of:=[.G253]+[.F254]" office:value-type="float" office:value="4221.39130434782" calcext:value-type="float">
            <text:p>4221,39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string" calcext:value-type="string">
            <text:p>SecuritySetupSlide_11_ViewComponentNotVisibleOperatorMutator</text:p>
          </table:table-cell>
          <table:table-cell office:value-type="float" office:value="11120" calcext:value-type="float">
            <text:p>11120</text:p>
          </table:table-cell>
          <table:table-cell table:formula="of:=[.E254]+[.B255]" office:value-type="float" office:value="97343" calcext:value-type="float">
            <text:p>97343</text:p>
          </table:table-cell>
          <table:table-cell table:formula="of:=[.B255]/[.$B$1]" office:value-type="float" office:value="10.9130434782609" calcext:value-type="float">
            <text:p>10,91</text:p>
          </table:table-cell>
          <table:table-cell table:formula="of:=[.G254]+[.F255]" office:value-type="float" office:value="4232.30434782608" calcext:value-type="float">
            <text:p>4232,3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465" calcext:value-type="float">
            <text:p>465</text:p>
          </table:table-cell>
          <table:table-cell office:value-type="string" calcext:value-type="string">
            <text:p>IntroBaseActivity_0_LengthyGUICreationOperatorMutator</text:p>
          </table:table-cell>
          <table:table-cell office:value-type="float" office:value="130" calcext:value-type="float">
            <text:p>130</text:p>
          </table:table-cell>
          <table:table-cell table:formula="of:=[.E255]+[.B256]" office:value-type="float" office:value="97808" calcext:value-type="float">
            <text:p>97808</text:p>
          </table:table-cell>
          <table:table-cell table:formula="of:=[.B256]/[.$B$1]" office:value-type="float" office:value="20.2173913043478" calcext:value-type="float">
            <text:p>20,22</text:p>
          </table:table-cell>
          <table:table-cell table:formula="of:=[.G255]+[.F256]" office:value-type="float" office:value="4252.52173913043" calcext:value-type="float">
            <text:p>4252,5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37" calcext:value-type="float">
            <text:p>237</text:p>
          </table:table-cell>
          <table:table-cell office:value-type="string" calcext:value-type="string">
            <text:p>IntroBaseActivity_1_FindViewByIdReturnsNullOperatorMutator</text:p>
          </table:table-cell>
          <table:table-cell office:value-type="float" office:value="1130" calcext:value-type="float">
            <text:p>1130</text:p>
          </table:table-cell>
          <table:table-cell table:formula="of:=[.E256]+[.B257]" office:value-type="float" office:value="98045" calcext:value-type="float">
            <text:p>98045</text:p>
          </table:table-cell>
          <table:table-cell table:formula="of:=[.B257]/[.$B$1]" office:value-type="float" office:value="10.304347826087" calcext:value-type="float">
            <text:p>10,30</text:p>
          </table:table-cell>
          <table:table-cell table:formula="of:=[.G256]+[.F257]" office:value-type="float" office:value="4262.82608695652" calcext:value-type="float">
            <text:p>4262,83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227" calcext:value-type="float">
            <text:p>227</text:p>
          </table:table-cell>
          <table:table-cell office:value-type="string" calcext:value-type="string">
            <text:p>IntroBaseActivity_2_InvalidIDFindViewOperatorMutator</text:p>
          </table:table-cell>
          <table:table-cell office:value-type="float" office:value="2130" calcext:value-type="float">
            <text:p>2130</text:p>
          </table:table-cell>
          <table:table-cell table:formula="of:=[.E257]+[.B258]" office:value-type="float" office:value="98272" calcext:value-type="float">
            <text:p>98272</text:p>
          </table:table-cell>
          <table:table-cell table:formula="of:=[.B258]/[.$B$1]" office:value-type="float" office:value="9.8695652173913" calcext:value-type="float">
            <text:p>9,87</text:p>
          </table:table-cell>
          <table:table-cell table:formula="of:=[.G257]+[.F258]" office:value-type="float" office:value="4272.69565217391" calcext:value-type="float">
            <text:p>4272,7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33" calcext:value-type="float">
            <text:p>433</text:p>
          </table:table-cell>
          <table:table-cell office:value-type="string" calcext:value-type="string">
            <text:p>IntroBaseActivity_3_InvalidViewFocusOperatorMutator</text:p>
          </table:table-cell>
          <table:table-cell office:value-type="float" office:value="3130" calcext:value-type="float">
            <text:p>3130</text:p>
          </table:table-cell>
          <table:table-cell table:formula="of:=[.E258]+[.B259]" office:value-type="float" office:value="98705" calcext:value-type="float">
            <text:p>98705</text:p>
          </table:table-cell>
          <table:table-cell table:formula="of:=[.B259]/[.$B$1]" office:value-type="float" office:value="18.8260869565217" calcext:value-type="float">
            <text:p>18,83</text:p>
          </table:table-cell>
          <table:table-cell table:formula="of:=[.G258]+[.F259]" office:value-type="float" office:value="4291.52173913043" calcext:value-type="float">
            <text:p>4291,52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ntroBaseActivity_4_ViewComponentNotVisibleOperatorMutator</text:p>
          </table:table-cell>
          <table:table-cell office:value-type="float" office:value="4130" calcext:value-type="float">
            <text:p>4130</text:p>
          </table:table-cell>
          <table:table-cell table:formula="of:=[.E259]+[.B260]" office:value-type="float" office:value="99123" calcext:value-type="float">
            <text:p>99123</text:p>
          </table:table-cell>
          <table:table-cell table:formula="of:=[.B260]/[.$B$1]" office:value-type="float" office:value="18.1739130434783" calcext:value-type="float">
            <text:p>18,17</text:p>
          </table:table-cell>
          <table:table-cell table:formula="of:=[.G259]+[.F260]" office:value-type="float" office:value="4309.69565217391" calcext:value-type="float">
            <text:p>4309,7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IntroBaseActivity_5_BuggyGUIListenerOperatorMutator</text:p>
          </table:table-cell>
          <table:table-cell office:value-type="float" office:value="5130" calcext:value-type="float">
            <text:p>5130</text:p>
          </table:table-cell>
          <table:table-cell table:formula="of:=[.E260]+[.B261]" office:value-type="float" office:value="99524" calcext:value-type="float">
            <text:p>99524</text:p>
          </table:table-cell>
          <table:table-cell table:formula="of:=[.B261]/[.$B$1]" office:value-type="float" office:value="17.4347826086957" calcext:value-type="float">
            <text:p>17,43</text:p>
          </table:table-cell>
          <table:table-cell table:formula="of:=[.G260]+[.F261]" office:value-type="float" office:value="4327.13043478261" calcext:value-type="float">
            <text:p>4327,13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IntroBaseActivity_6_FindViewByIdReturnsNullOperatorMutator</text:p>
          </table:table-cell>
          <table:table-cell office:value-type="float" office:value="6130" calcext:value-type="float">
            <text:p>6130</text:p>
          </table:table-cell>
          <table:table-cell table:formula="of:=[.E261]+[.B262]" office:value-type="float" office:value="99813" calcext:value-type="float">
            <text:p>99813</text:p>
          </table:table-cell>
          <table:table-cell table:formula="of:=[.B262]/[.$B$1]" office:value-type="float" office:value="12.5652173913043" calcext:value-type="float">
            <text:p>12,57</text:p>
          </table:table-cell>
          <table:table-cell table:formula="of:=[.G261]+[.F262]" office:value-type="float" office:value="4339.69565217391" calcext:value-type="float">
            <text:p>4339,7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IntroBaseActivity_7_InvalidIDFindViewOperatorMutator</text:p>
          </table:table-cell>
          <table:table-cell office:value-type="float" office:value="7130" calcext:value-type="float">
            <text:p>7130</text:p>
          </table:table-cell>
          <table:table-cell table:formula="of:=[.E262]+[.B263]" office:value-type="float" office:value="100044" calcext:value-type="float">
            <text:p>100044</text:p>
          </table:table-cell>
          <table:table-cell table:formula="of:=[.B263]/[.$B$1]" office:value-type="float" office:value="10.0434782608696" calcext:value-type="float">
            <text:p>10,04</text:p>
          </table:table-cell>
          <table:table-cell table:formula="of:=[.G262]+[.F263]" office:value-type="float" office:value="4349.73913043478" calcext:value-type="float">
            <text:p>4349,74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ntroBaseActivity_8_InvalidViewFocusOperatorMutator</text:p>
          </table:table-cell>
          <table:table-cell office:value-type="float" office:value="8130" calcext:value-type="float">
            <text:p>8130</text:p>
          </table:table-cell>
          <table:table-cell table:formula="of:=[.E263]+[.B264]" office:value-type="float" office:value="100449" calcext:value-type="float">
            <text:p>100449</text:p>
          </table:table-cell>
          <table:table-cell table:formula="of:=[.B264]/[.$B$1]" office:value-type="float" office:value="17.6086956521739" calcext:value-type="float">
            <text:p>17,61</text:p>
          </table:table-cell>
          <table:table-cell table:formula="of:=[.G263]+[.F264]" office:value-type="float" office:value="4367.34782608695" calcext:value-type="float">
            <text:p>4367,35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43" calcext:value-type="float">
            <text:p>243</text:p>
          </table:table-cell>
          <table:table-cell office:value-type="string" calcext:value-type="string">
            <text:p>IntroBaseActivity_9_ViewComponentNotVisibleOperatorMutator</text:p>
          </table:table-cell>
          <table:table-cell office:value-type="float" office:value="9130" calcext:value-type="float">
            <text:p>9130</text:p>
          </table:table-cell>
          <table:table-cell table:formula="of:=[.E264]+[.B265]" office:value-type="float" office:value="100692" calcext:value-type="float">
            <text:p>100692</text:p>
          </table:table-cell>
          <table:table-cell table:formula="of:=[.B265]/[.$B$1]" office:value-type="float" office:value="10.5652173913043" calcext:value-type="float">
            <text:p>10,57</text:p>
          </table:table-cell>
          <table:table-cell table:formula="of:=[.G264]+[.F265]" office:value-type="float" office:value="4377.91304347826" calcext:value-type="float">
            <text:p>4377,91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IntroBaseActivity_10_BuggyGUIListenerOperatorMutator</text:p>
          </table:table-cell>
          <table:table-cell office:value-type="float" office:value="10130" calcext:value-type="float">
            <text:p>10130</text:p>
          </table:table-cell>
          <table:table-cell table:formula="of:=[.E265]+[.B266]" office:value-type="float" office:value="100941" calcext:value-type="float">
            <text:p>100941</text:p>
          </table:table-cell>
          <table:table-cell table:formula="of:=[.B266]/[.$B$1]" office:value-type="float" office:value="10.8260869565217" calcext:value-type="float">
            <text:p>10,83</text:p>
          </table:table-cell>
          <table:table-cell table:formula="of:=[.G265]+[.F266]" office:value-type="float" office:value="4388.73913043478" calcext:value-type="float">
            <text:p>4388,74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3" calcext:value-type="float">
            <text:p>233</text:p>
          </table:table-cell>
          <table:table-cell office:value-type="string" calcext:value-type="string">
            <text:p>IntroBaseActivity_11_FindViewByIdReturnsNullOperatorMutator</text:p>
          </table:table-cell>
          <table:table-cell office:value-type="float" office:value="11130" calcext:value-type="float">
            <text:p>11130</text:p>
          </table:table-cell>
          <table:table-cell table:formula="of:=[.E266]+[.B267]" office:value-type="float" office:value="101174" calcext:value-type="float">
            <text:p>101174</text:p>
          </table:table-cell>
          <table:table-cell table:formula="of:=[.B267]/[.$B$1]" office:value-type="float" office:value="10.1304347826087" calcext:value-type="float">
            <text:p>10,13</text:p>
          </table:table-cell>
          <table:table-cell table:formula="of:=[.G266]+[.F267]" office:value-type="float" office:value="4398.86956521739" calcext:value-type="float">
            <text:p>4398,8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36" calcext:value-type="float">
            <text:p>236</text:p>
          </table:table-cell>
          <table:table-cell office:value-type="string" calcext:value-type="string">
            <text:p>IntroBaseActivity_12_InvalidIDFindViewOperatorMutator</text:p>
          </table:table-cell>
          <table:table-cell office:value-type="float" office:value="12130" calcext:value-type="float">
            <text:p>12130</text:p>
          </table:table-cell>
          <table:table-cell table:formula="of:=[.E267]+[.B268]" office:value-type="float" office:value="101410" calcext:value-type="float">
            <text:p>101410</text:p>
          </table:table-cell>
          <table:table-cell table:formula="of:=[.B268]/[.$B$1]" office:value-type="float" office:value="10.2608695652174" calcext:value-type="float">
            <text:p>10,26</text:p>
          </table:table-cell>
          <table:table-cell table:formula="of:=[.G267]+[.F268]" office:value-type="float" office:value="4409.13043478261" calcext:value-type="float">
            <text:p>4409,13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IntroBaseActivity_13_InvalidViewFocusOperatorMutator</text:p>
          </table:table-cell>
          <table:table-cell office:value-type="float" office:value="13130" calcext:value-type="float">
            <text:p>13130</text:p>
          </table:table-cell>
          <table:table-cell table:formula="of:=[.E268]+[.B269]" office:value-type="float" office:value="101817" calcext:value-type="float">
            <text:p>101817</text:p>
          </table:table-cell>
          <table:table-cell table:formula="of:=[.B269]/[.$B$1]" office:value-type="float" office:value="17.695652173913" calcext:value-type="float">
            <text:p>17,70</text:p>
          </table:table-cell>
          <table:table-cell table:formula="of:=[.G268]+[.F269]" office:value-type="float" office:value="4426.82608695652" calcext:value-type="float">
            <text:p>4426,83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ntroBaseActivity_14_ViewComponentNotVisibleOperatorMutator</text:p>
          </table:table-cell>
          <table:table-cell office:value-type="float" office:value="14130" calcext:value-type="float">
            <text:p>14130</text:p>
          </table:table-cell>
          <table:table-cell table:formula="of:=[.E269]+[.B270]" office:value-type="float" office:value="102230" calcext:value-type="float">
            <text:p>102230</text:p>
          </table:table-cell>
          <table:table-cell table:formula="of:=[.B270]/[.$B$1]" office:value-type="float" office:value="17.9565217391304" calcext:value-type="float">
            <text:p>17,96</text:p>
          </table:table-cell>
          <table:table-cell table:formula="of:=[.G269]+[.F270]" office:value-type="float" office:value="4444.78260869565" calcext:value-type="float">
            <text:p>4444,7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32" calcext:value-type="float">
            <text:p>232</text:p>
          </table:table-cell>
          <table:table-cell office:value-type="string" calcext:value-type="string">
            <text:p>IntroBaseActivity_15_FindViewByIdReturnsNullOperatorMutator</text:p>
          </table:table-cell>
          <table:table-cell office:value-type="float" office:value="15130" calcext:value-type="float">
            <text:p>15130</text:p>
          </table:table-cell>
          <table:table-cell table:formula="of:=[.E270]+[.B271]" office:value-type="float" office:value="102462" calcext:value-type="float">
            <text:p>102462</text:p>
          </table:table-cell>
          <table:table-cell table:formula="of:=[.B271]/[.$B$1]" office:value-type="float" office:value="10.0869565217391" calcext:value-type="float">
            <text:p>10,09</text:p>
          </table:table-cell>
          <table:table-cell table:formula="of:=[.G270]+[.F271]" office:value-type="float" office:value="4454.86956521739" calcext:value-type="float">
            <text:p>4454,8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IntroBaseActivity_16_InvalidIDFindViewOperatorMutator</text:p>
          </table:table-cell>
          <table:table-cell office:value-type="float" office:value="16130" calcext:value-type="float">
            <text:p>16130</text:p>
          </table:table-cell>
          <table:table-cell table:formula="of:=[.E271]+[.B272]" office:value-type="float" office:value="102691" calcext:value-type="float">
            <text:p>102691</text:p>
          </table:table-cell>
          <table:table-cell table:formula="of:=[.B272]/[.$B$1]" office:value-type="float" office:value="9.95652173913044" calcext:value-type="float">
            <text:p>9,96</text:p>
          </table:table-cell>
          <table:table-cell table:formula="of:=[.G271]+[.F272]" office:value-type="float" office:value="4464.82608695652" calcext:value-type="float">
            <text:p>4464,83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ntroBaseActivity_17_InvalidViewFocusOperatorMutator</text:p>
          </table:table-cell>
          <table:table-cell office:value-type="float" office:value="17130" calcext:value-type="float">
            <text:p>17130</text:p>
          </table:table-cell>
          <table:table-cell table:formula="of:=[.E272]+[.B273]" office:value-type="float" office:value="103104" calcext:value-type="float">
            <text:p>103104</text:p>
          </table:table-cell>
          <table:table-cell table:formula="of:=[.B273]/[.$B$1]" office:value-type="float" office:value="17.9565217391304" calcext:value-type="float">
            <text:p>17,96</text:p>
          </table:table-cell>
          <table:table-cell table:formula="of:=[.G272]+[.F273]" office:value-type="float" office:value="4482.78260869565" calcext:value-type="float">
            <text:p>4482,78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241" calcext:value-type="float">
            <text:p>241</text:p>
          </table:table-cell>
          <table:table-cell office:value-type="string" calcext:value-type="string">
            <text:p>IntroBaseActivity_18_ViewComponentNotVisibleOperatorMutator</text:p>
          </table:table-cell>
          <table:table-cell office:value-type="float" office:value="18130" calcext:value-type="float">
            <text:p>18130</text:p>
          </table:table-cell>
          <table:table-cell table:formula="of:=[.E273]+[.B274]" office:value-type="float" office:value="103345" calcext:value-type="float">
            <text:p>103345</text:p>
          </table:table-cell>
          <table:table-cell table:formula="of:=[.B274]/[.$B$1]" office:value-type="float" office:value="10.4782608695652" calcext:value-type="float">
            <text:p>10,48</text:p>
          </table:table-cell>
          <table:table-cell table:formula="of:=[.G273]+[.F274]" office:value-type="float" office:value="4493.26086956521" calcext:value-type="float">
            <text:p>4493,26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IntroBaseActivity_19_BinaryMutator</text:p>
          </table:table-cell>
          <table:table-cell office:value-type="float" office:value="19130" calcext:value-type="float">
            <text:p>19130</text:p>
          </table:table-cell>
          <table:table-cell table:formula="of:=[.E274]+[.B275]" office:value-type="float" office:value="103610" calcext:value-type="float">
            <text:p>103610</text:p>
          </table:table-cell>
          <table:table-cell table:formula="of:=[.B275]/[.$B$1]" office:value-type="float" office:value="11.5217391304348" calcext:value-type="float">
            <text:p>11,52</text:p>
          </table:table-cell>
          <table:table-cell table:formula="of:=[.G274]+[.F275]" office:value-type="float" office:value="4504.78260869565" calcext:value-type="float">
            <text:p>4504,78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ntroBaseActivity_20_BinaryMutator</text:p>
          </table:table-cell>
          <table:table-cell office:value-type="float" office:value="20130" calcext:value-type="float">
            <text:p>20130</text:p>
          </table:table-cell>
          <table:table-cell table:formula="of:=[.E275]+[.B276]" office:value-type="float" office:value="104024" calcext:value-type="float">
            <text:p>104024</text:p>
          </table:table-cell>
          <table:table-cell table:formula="of:=[.B276]/[.$B$1]" office:value-type="float" office:value="18" calcext:value-type="float">
            <text:p>18,00</text:p>
          </table:table-cell>
          <table:table-cell table:formula="of:=[.G275]+[.F276]" office:value-type="float" office:value="4522.78260869565" calcext:value-type="float">
            <text:p>4522,78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ntroBaseActivity_21_BinaryMutator</text:p>
          </table:table-cell>
          <table:table-cell office:value-type="float" office:value="21130" calcext:value-type="float">
            <text:p>21130</text:p>
          </table:table-cell>
          <table:table-cell table:formula="of:=[.E276]+[.B277]" office:value-type="float" office:value="104432" calcext:value-type="float">
            <text:p>104432</text:p>
          </table:table-cell>
          <table:table-cell table:formula="of:=[.B277]/[.$B$1]" office:value-type="float" office:value="17.7391304347826" calcext:value-type="float">
            <text:p>17,74</text:p>
          </table:table-cell>
          <table:table-cell table:formula="of:=[.G276]+[.F277]" office:value-type="float" office:value="4540.52173913043" calcext:value-type="float">
            <text:p>4540,52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ntroBaseActivity_22_BinaryMutator</text:p>
          </table:table-cell>
          <table:table-cell office:value-type="float" office:value="22130" calcext:value-type="float">
            <text:p>22130</text:p>
          </table:table-cell>
          <table:table-cell table:formula="of:=[.E277]+[.B278]" office:value-type="float" office:value="104843" calcext:value-type="float">
            <text:p>104843</text:p>
          </table:table-cell>
          <table:table-cell table:formula="of:=[.B278]/[.$B$1]" office:value-type="float" office:value="17.8695652173913" calcext:value-type="float">
            <text:p>17,87</text:p>
          </table:table-cell>
          <table:table-cell table:formula="of:=[.G277]+[.F278]" office:value-type="float" office:value="4558.39130434782" calcext:value-type="float">
            <text:p>4558,39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SlideIndicator_0_BinaryMutator</text:p>
          </table:table-cell>
          <table:table-cell office:value-type="float" office:value="131" calcext:value-type="float">
            <text:p>131</text:p>
          </table:table-cell>
          <table:table-cell table:formula="of:=[.E278]+[.B279]" office:value-type="float" office:value="105248" calcext:value-type="float">
            <text:p>105248</text:p>
          </table:table-cell>
          <table:table-cell table:formula="of:=[.B279]/[.$B$1]" office:value-type="float" office:value="17.6086956521739" calcext:value-type="float">
            <text:p>17,61</text:p>
          </table:table-cell>
          <table:table-cell table:formula="of:=[.G278]+[.F279]" office:value-type="float" office:value="4576" calcext:value-type="float">
            <text:p>4576,0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lideIndicator_1_BinaryMutator</text:p>
          </table:table-cell>
          <table:table-cell office:value-type="float" office:value="1131" calcext:value-type="float">
            <text:p>1131</text:p>
          </table:table-cell>
          <table:table-cell table:formula="of:=[.E279]+[.B280]" office:value-type="float" office:value="105657" calcext:value-type="float">
            <text:p>105657</text:p>
          </table:table-cell>
          <table:table-cell table:formula="of:=[.B280]/[.$B$1]" office:value-type="float" office:value="17.7826086956522" calcext:value-type="float">
            <text:p>17,78</text:p>
          </table:table-cell>
          <table:table-cell table:formula="of:=[.G279]+[.F280]" office:value-type="float" office:value="4593.78260869565" calcext:value-type="float">
            <text:p>4593,78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lideIndicator_2_BinaryMutator</text:p>
          </table:table-cell>
          <table:table-cell office:value-type="float" office:value="2131" calcext:value-type="float">
            <text:p>2131</text:p>
          </table:table-cell>
          <table:table-cell table:formula="of:=[.E280]+[.B281]" office:value-type="float" office:value="106070" calcext:value-type="float">
            <text:p>106070</text:p>
          </table:table-cell>
          <table:table-cell table:formula="of:=[.B281]/[.$B$1]" office:value-type="float" office:value="17.9565217391304" calcext:value-type="float">
            <text:p>17,96</text:p>
          </table:table-cell>
          <table:table-cell table:formula="of:=[.G280]+[.F281]" office:value-type="float" office:value="4611.73913043478" calcext:value-type="float">
            <text:p>4611,7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lideIndicator_3_BinaryMutator</text:p>
          </table:table-cell>
          <table:table-cell office:value-type="float" office:value="3131" calcext:value-type="float">
            <text:p>3131</text:p>
          </table:table-cell>
          <table:table-cell table:formula="of:=[.E281]+[.B282]" office:value-type="float" office:value="106480" calcext:value-type="float">
            <text:p>106480</text:p>
          </table:table-cell>
          <table:table-cell table:formula="of:=[.B282]/[.$B$1]" office:value-type="float" office:value="17.8260869565217" calcext:value-type="float">
            <text:p>17,83</text:p>
          </table:table-cell>
          <table:table-cell table:formula="of:=[.G281]+[.F282]" office:value-type="float" office:value="4629.5652173913" calcext:value-type="float">
            <text:p>4629,57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37" calcext:value-type="float">
            <text:p>437</text:p>
          </table:table-cell>
          <table:table-cell office:value-type="string" calcext:value-type="string">
            <text:p>SlideIndicator_4_BinaryMutator</text:p>
          </table:table-cell>
          <table:table-cell office:value-type="float" office:value="4131" calcext:value-type="float">
            <text:p>4131</text:p>
          </table:table-cell>
          <table:table-cell table:formula="of:=[.E282]+[.B283]" office:value-type="float" office:value="106917" calcext:value-type="float">
            <text:p>106917</text:p>
          </table:table-cell>
          <table:table-cell table:formula="of:=[.B283]/[.$B$1]" office:value-type="float" office:value="19" calcext:value-type="float">
            <text:p>19,00</text:p>
          </table:table-cell>
          <table:table-cell table:formula="of:=[.G282]+[.F283]" office:value-type="float" office:value="4648.5652173913" calcext:value-type="float">
            <text:p>4648,57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lideIndicator_5_BinaryMutator</text:p>
          </table:table-cell>
          <table:table-cell office:value-type="float" office:value="5131" calcext:value-type="float">
            <text:p>5131</text:p>
          </table:table-cell>
          <table:table-cell table:formula="of:=[.E283]+[.B284]" office:value-type="float" office:value="107329" calcext:value-type="float">
            <text:p>107329</text:p>
          </table:table-cell>
          <table:table-cell table:formula="of:=[.B284]/[.$B$1]" office:value-type="float" office:value="17.9130434782609" calcext:value-type="float">
            <text:p>17,91</text:p>
          </table:table-cell>
          <table:table-cell table:formula="of:=[.G283]+[.F284]" office:value-type="float" office:value="4666.47826086956" calcext:value-type="float">
            <text:p>4666,4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lideIndicator_6_BinaryMutator</text:p>
          </table:table-cell>
          <table:table-cell office:value-type="float" office:value="6131" calcext:value-type="float">
            <text:p>6131</text:p>
          </table:table-cell>
          <table:table-cell table:formula="of:=[.E284]+[.B285]" office:value-type="float" office:value="107739" calcext:value-type="float">
            <text:p>107739</text:p>
          </table:table-cell>
          <table:table-cell table:formula="of:=[.B285]/[.$B$1]" office:value-type="float" office:value="17.8260869565217" calcext:value-type="float">
            <text:p>17,83</text:p>
          </table:table-cell>
          <table:table-cell table:formula="of:=[.G284]+[.F285]" office:value-type="float" office:value="4684.30434782608" calcext:value-type="float">
            <text:p>4684,3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lideIndicator_7_BinaryMutator</text:p>
          </table:table-cell>
          <table:table-cell office:value-type="float" office:value="7131" calcext:value-type="float">
            <text:p>7131</text:p>
          </table:table-cell>
          <table:table-cell table:formula="of:=[.E285]+[.B286]" office:value-type="float" office:value="108148" calcext:value-type="float">
            <text:p>108148</text:p>
          </table:table-cell>
          <table:table-cell table:formula="of:=[.B286]/[.$B$1]" office:value-type="float" office:value="17.7826086956522" calcext:value-type="float">
            <text:p>17,78</text:p>
          </table:table-cell>
          <table:table-cell table:formula="of:=[.G285]+[.F286]" office:value-type="float" office:value="4702.08695652174" calcext:value-type="float">
            <text:p>4702,09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lideIndicator_8_BinaryMutator</text:p>
          </table:table-cell>
          <table:table-cell office:value-type="float" office:value="8131" calcext:value-type="float">
            <text:p>8131</text:p>
          </table:table-cell>
          <table:table-cell table:formula="of:=[.E286]+[.B287]" office:value-type="float" office:value="108557" calcext:value-type="float">
            <text:p>108557</text:p>
          </table:table-cell>
          <table:table-cell table:formula="of:=[.B287]/[.$B$1]" office:value-type="float" office:value="17.7826086956522" calcext:value-type="float">
            <text:p>17,78</text:p>
          </table:table-cell>
          <table:table-cell table:formula="of:=[.G286]+[.F287]" office:value-type="float" office:value="4719.86956521739" calcext:value-type="float">
            <text:p>4719,87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lideIndicator_9_BinaryMutator</text:p>
          </table:table-cell>
          <table:table-cell office:value-type="float" office:value="9131" calcext:value-type="float">
            <text:p>9131</text:p>
          </table:table-cell>
          <table:table-cell table:formula="of:=[.E287]+[.B288]" office:value-type="float" office:value="108967" calcext:value-type="float">
            <text:p>108967</text:p>
          </table:table-cell>
          <table:table-cell table:formula="of:=[.B288]/[.$B$1]" office:value-type="float" office:value="17.8260869565217" calcext:value-type="float">
            <text:p>17,83</text:p>
          </table:table-cell>
          <table:table-cell table:formula="of:=[.G287]+[.F288]" office:value-type="float" office:value="4737.69565217391" calcext:value-type="float">
            <text:p>4737,7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lideIndicator_10_BinaryMutator</text:p>
          </table:table-cell>
          <table:table-cell office:value-type="float" office:value="10131" calcext:value-type="float">
            <text:p>10131</text:p>
          </table:table-cell>
          <table:table-cell table:formula="of:=[.E288]+[.B289]" office:value-type="float" office:value="109376" calcext:value-type="float">
            <text:p>109376</text:p>
          </table:table-cell>
          <table:table-cell table:formula="of:=[.B289]/[.$B$1]" office:value-type="float" office:value="17.7826086956522" calcext:value-type="float">
            <text:p>17,78</text:p>
          </table:table-cell>
          <table:table-cell table:formula="of:=[.G288]+[.F289]" office:value-type="float" office:value="4755.47826086956" calcext:value-type="float">
            <text:p>4755,4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lideIndicator_11_BinaryMutator</text:p>
          </table:table-cell>
          <table:table-cell office:value-type="float" office:value="11131" calcext:value-type="float">
            <text:p>11131</text:p>
          </table:table-cell>
          <table:table-cell table:formula="of:=[.E289]+[.B290]" office:value-type="float" office:value="109761" calcext:value-type="float">
            <text:p>109761</text:p>
          </table:table-cell>
          <table:table-cell table:formula="of:=[.B290]/[.$B$1]" office:value-type="float" office:value="16.7391304347826" calcext:value-type="float">
            <text:p>16,74</text:p>
          </table:table-cell>
          <table:table-cell table:formula="of:=[.G289]+[.F290]" office:value-type="float" office:value="4772.21739130434" calcext:value-type="float">
            <text:p>4772,22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lideIndicator_12_BinaryMutator</text:p>
          </table:table-cell>
          <table:table-cell office:value-type="float" office:value="12131" calcext:value-type="float">
            <text:p>12131</text:p>
          </table:table-cell>
          <table:table-cell table:formula="of:=[.E290]+[.B291]" office:value-type="float" office:value="110169" calcext:value-type="float">
            <text:p>110169</text:p>
          </table:table-cell>
          <table:table-cell table:formula="of:=[.B291]/[.$B$1]" office:value-type="float" office:value="17.7391304347826" calcext:value-type="float">
            <text:p>17,74</text:p>
          </table:table-cell>
          <table:table-cell table:formula="of:=[.G290]+[.F291]" office:value-type="float" office:value="4789.95652173913" calcext:value-type="float">
            <text:p>4789,9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lideIndicator_13_BinaryMutator</text:p>
          </table:table-cell>
          <table:table-cell office:value-type="float" office:value="13131" calcext:value-type="float">
            <text:p>13131</text:p>
          </table:table-cell>
          <table:table-cell table:formula="of:=[.E291]+[.B292]" office:value-type="float" office:value="110582" calcext:value-type="float">
            <text:p>110582</text:p>
          </table:table-cell>
          <table:table-cell table:formula="of:=[.B292]/[.$B$1]" office:value-type="float" office:value="17.9565217391304" calcext:value-type="float">
            <text:p>17,96</text:p>
          </table:table-cell>
          <table:table-cell table:formula="of:=[.G291]+[.F292]" office:value-type="float" office:value="4807.91304347826" calcext:value-type="float">
            <text:p>4807,91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lideIndicator_14_BinaryMutator</text:p>
          </table:table-cell>
          <table:table-cell office:value-type="float" office:value="14131" calcext:value-type="float">
            <text:p>14131</text:p>
          </table:table-cell>
          <table:table-cell table:formula="of:=[.E292]+[.B293]" office:value-type="float" office:value="110992" calcext:value-type="float">
            <text:p>110992</text:p>
          </table:table-cell>
          <table:table-cell table:formula="of:=[.B293]/[.$B$1]" office:value-type="float" office:value="17.8260869565217" calcext:value-type="float">
            <text:p>17,83</text:p>
          </table:table-cell>
          <table:table-cell table:formula="of:=[.G292]+[.F293]" office:value-type="float" office:value="4825.73913043478" calcext:value-type="float">
            <text:p>4825,7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lideIndicator_15_BinaryMutator</text:p>
          </table:table-cell>
          <table:table-cell office:value-type="float" office:value="15131" calcext:value-type="float">
            <text:p>15131</text:p>
          </table:table-cell>
          <table:table-cell table:formula="of:=[.E293]+[.B294]" office:value-type="float" office:value="111400" calcext:value-type="float">
            <text:p>111400</text:p>
          </table:table-cell>
          <table:table-cell table:formula="of:=[.B294]/[.$B$1]" office:value-type="float" office:value="17.7391304347826" calcext:value-type="float">
            <text:p>17,74</text:p>
          </table:table-cell>
          <table:table-cell table:formula="of:=[.G293]+[.F294]" office:value-type="float" office:value="4843.47826086956" calcext:value-type="float">
            <text:p>4843,48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SlideIndicator_16_BinaryMutator</text:p>
          </table:table-cell>
          <table:table-cell office:value-type="float" office:value="16131" calcext:value-type="float">
            <text:p>16131</text:p>
          </table:table-cell>
          <table:table-cell table:formula="of:=[.E294]+[.B295]" office:value-type="float" office:value="111805" calcext:value-type="float">
            <text:p>111805</text:p>
          </table:table-cell>
          <table:table-cell table:formula="of:=[.B295]/[.$B$1]" office:value-type="float" office:value="17.6086956521739" calcext:value-type="float">
            <text:p>17,61</text:p>
          </table:table-cell>
          <table:table-cell table:formula="of:=[.G294]+[.F295]" office:value-type="float" office:value="4861.08695652174" calcext:value-type="float">
            <text:p>4861,0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SlideIndicator_17_BinaryMutator</text:p>
          </table:table-cell>
          <table:table-cell office:value-type="float" office:value="17131" calcext:value-type="float">
            <text:p>17131</text:p>
          </table:table-cell>
          <table:table-cell table:formula="of:=[.E295]+[.B296]" office:value-type="float" office:value="112215" calcext:value-type="float">
            <text:p>112215</text:p>
          </table:table-cell>
          <table:table-cell table:formula="of:=[.B296]/[.$B$1]" office:value-type="float" office:value="17.8260869565217" calcext:value-type="float">
            <text:p>17,83</text:p>
          </table:table-cell>
          <table:table-cell table:formula="of:=[.G295]+[.F296]" office:value-type="float" office:value="4878.91304347826" calcext:value-type="float">
            <text:p>4878,91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lideIndicator_18_BinaryMutator</text:p>
          </table:table-cell>
          <table:table-cell office:value-type="float" office:value="18131" calcext:value-type="float">
            <text:p>18131</text:p>
          </table:table-cell>
          <table:table-cell table:formula="of:=[.E296]+[.B297]" office:value-type="float" office:value="112628" calcext:value-type="float">
            <text:p>112628</text:p>
          </table:table-cell>
          <table:table-cell table:formula="of:=[.B297]/[.$B$1]" office:value-type="float" office:value="17.9565217391304" calcext:value-type="float">
            <text:p>17,96</text:p>
          </table:table-cell>
          <table:table-cell table:formula="of:=[.G296]+[.F297]" office:value-type="float" office:value="4896.86956521739" calcext:value-type="float">
            <text:p>4896,87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ideIndicator_19_BinaryMutator</text:p>
          </table:table-cell>
          <table:table-cell office:value-type="float" office:value="19131" calcext:value-type="float">
            <text:p>19131</text:p>
          </table:table-cell>
          <table:table-cell table:formula="of:=[.E297]+[.B298]" office:value-type="float" office:value="112883" calcext:value-type="float">
            <text:p>112883</text:p>
          </table:table-cell>
          <table:table-cell table:formula="of:=[.B298]/[.$B$1]" office:value-type="float" office:value="11.0869565217391" calcext:value-type="float">
            <text:p>11,09</text:p>
          </table:table-cell>
          <table:table-cell table:formula="of:=[.G297]+[.F298]" office:value-type="float" office:value="4907.95652173913" calcext:value-type="float">
            <text:p>4907,96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lideIndicator_20_BinaryMutator</text:p>
          </table:table-cell>
          <table:table-cell office:value-type="float" office:value="20131" calcext:value-type="float">
            <text:p>20131</text:p>
          </table:table-cell>
          <table:table-cell table:formula="of:=[.E298]+[.B299]" office:value-type="float" office:value="113289" calcext:value-type="float">
            <text:p>113289</text:p>
          </table:table-cell>
          <table:table-cell table:formula="of:=[.B299]/[.$B$1]" office:value-type="float" office:value="17.6521739130435" calcext:value-type="float">
            <text:p>17,65</text:p>
          </table:table-cell>
          <table:table-cell table:formula="of:=[.G298]+[.F299]" office:value-type="float" office:value="4925.60869565217" calcext:value-type="float">
            <text:p>4925,6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lideIndicator_21_BinaryMutator</text:p>
          </table:table-cell>
          <table:table-cell office:value-type="float" office:value="21131" calcext:value-type="float">
            <text:p>21131</text:p>
          </table:table-cell>
          <table:table-cell table:formula="of:=[.E299]+[.B300]" office:value-type="float" office:value="113701" calcext:value-type="float">
            <text:p>113701</text:p>
          </table:table-cell>
          <table:table-cell table:formula="of:=[.B300]/[.$B$1]" office:value-type="float" office:value="17.9130434782609" calcext:value-type="float">
            <text:p>17,91</text:p>
          </table:table-cell>
          <table:table-cell table:formula="of:=[.G299]+[.F300]" office:value-type="float" office:value="4943.52173913043" calcext:value-type="float">
            <text:p>4943,52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SlideIndicator_22_BinaryMutator</text:p>
          </table:table-cell>
          <table:table-cell office:value-type="float" office:value="22131" calcext:value-type="float">
            <text:p>22131</text:p>
          </table:table-cell>
          <table:table-cell table:formula="of:=[.E300]+[.B301]" office:value-type="float" office:value="114119" calcext:value-type="float">
            <text:p>114119</text:p>
          </table:table-cell>
          <table:table-cell table:formula="of:=[.B301]/[.$B$1]" office:value-type="float" office:value="18.1739130434783" calcext:value-type="float">
            <text:p>18,17</text:p>
          </table:table-cell>
          <table:table-cell table:formula="of:=[.G300]+[.F301]" office:value-type="float" office:value="4961.69565217391" calcext:value-type="float">
            <text:p>4961,7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lideIndicator_23_BinaryMutator</text:p>
          </table:table-cell>
          <table:table-cell office:value-type="float" office:value="23131" calcext:value-type="float">
            <text:p>23131</text:p>
          </table:table-cell>
          <table:table-cell table:formula="of:=[.E301]+[.B302]" office:value-type="float" office:value="114532" calcext:value-type="float">
            <text:p>114532</text:p>
          </table:table-cell>
          <table:table-cell table:formula="of:=[.B302]/[.$B$1]" office:value-type="float" office:value="17.9565217391304" calcext:value-type="float">
            <text:p>17,96</text:p>
          </table:table-cell>
          <table:table-cell table:formula="of:=[.G301]+[.F302]" office:value-type="float" office:value="4979.65217391304" calcext:value-type="float">
            <text:p>4979,6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SlideIndicator_24_BinaryMutator</text:p>
          </table:table-cell>
          <table:table-cell office:value-type="float" office:value="24131" calcext:value-type="float">
            <text:p>24131</text:p>
          </table:table-cell>
          <table:table-cell table:formula="of:=[.E302]+[.B303]" office:value-type="float" office:value="114946" calcext:value-type="float">
            <text:p>114946</text:p>
          </table:table-cell>
          <table:table-cell table:formula="of:=[.B303]/[.$B$1]" office:value-type="float" office:value="18" calcext:value-type="float">
            <text:p>18,00</text:p>
          </table:table-cell>
          <table:table-cell table:formula="of:=[.G302]+[.F303]" office:value-type="float" office:value="4997.65217391304" calcext:value-type="float">
            <text:p>4997,65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lideIndicator_25_BinaryMutator</text:p>
          </table:table-cell>
          <table:table-cell office:value-type="float" office:value="25131" calcext:value-type="float">
            <text:p>25131</text:p>
          </table:table-cell>
          <table:table-cell table:formula="of:=[.E303]+[.B304]" office:value-type="float" office:value="115362" calcext:value-type="float">
            <text:p>115362</text:p>
          </table:table-cell>
          <table:table-cell table:formula="of:=[.B304]/[.$B$1]" office:value-type="float" office:value="18.0869565217391" calcext:value-type="float">
            <text:p>18,09</text:p>
          </table:table-cell>
          <table:table-cell table:formula="of:=[.G303]+[.F304]" office:value-type="float" office:value="5015.73913043478" calcext:value-type="float">
            <text:p>5015,74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SlideIndicator_26_BinaryMutator</text:p>
          </table:table-cell>
          <table:table-cell office:value-type="float" office:value="26131" calcext:value-type="float">
            <text:p>26131</text:p>
          </table:table-cell>
          <table:table-cell table:formula="of:=[.E304]+[.B305]" office:value-type="float" office:value="115620" calcext:value-type="float">
            <text:p>115620</text:p>
          </table:table-cell>
          <table:table-cell table:formula="of:=[.B305]/[.$B$1]" office:value-type="float" office:value="11.2173913043478" calcext:value-type="float">
            <text:p>11,22</text:p>
          </table:table-cell>
          <table:table-cell table:formula="of:=[.G304]+[.F305]" office:value-type="float" office:value="5026.95652173913" calcext:value-type="float">
            <text:p>5026,96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lideIndicator_27_BinaryMutator</text:p>
          </table:table-cell>
          <table:table-cell office:value-type="float" office:value="27131" calcext:value-type="float">
            <text:p>27131</text:p>
          </table:table-cell>
          <table:table-cell table:formula="of:=[.E305]+[.B306]" office:value-type="float" office:value="116032" calcext:value-type="float">
            <text:p>116032</text:p>
          </table:table-cell>
          <table:table-cell table:formula="of:=[.B306]/[.$B$1]" office:value-type="float" office:value="17.9130434782609" calcext:value-type="float">
            <text:p>17,91</text:p>
          </table:table-cell>
          <table:table-cell table:formula="of:=[.G305]+[.F306]" office:value-type="float" office:value="5044.86956521739" calcext:value-type="float">
            <text:p>5044,87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BackupsPreferencesFragment_0_BinaryMutator</text:p>
          </table:table-cell>
          <table:table-cell office:value-type="float" office:value="133" calcext:value-type="float">
            <text:p>133</text:p>
          </table:table-cell>
          <table:table-cell table:formula="of:=[.E306]+[.B307]" office:value-type="float" office:value="116448" calcext:value-type="float">
            <text:p>116448</text:p>
          </table:table-cell>
          <table:table-cell table:formula="of:=[.B307]/[.$B$1]" office:value-type="float" office:value="18.0869565217391" calcext:value-type="float">
            <text:p>18,09</text:p>
          </table:table-cell>
          <table:table-cell table:formula="of:=[.G306]+[.F307]" office:value-type="float" office:value="5062.95652173913" calcext:value-type="float">
            <text:p>5062,9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BackupsPreferencesFragment_1_BinaryMutator</text:p>
          </table:table-cell>
          <table:table-cell office:value-type="float" office:value="1133" calcext:value-type="float">
            <text:p>1133</text:p>
          </table:table-cell>
          <table:table-cell table:formula="of:=[.E307]+[.B308]" office:value-type="float" office:value="116861" calcext:value-type="float">
            <text:p>116861</text:p>
          </table:table-cell>
          <table:table-cell table:formula="of:=[.B308]/[.$B$1]" office:value-type="float" office:value="17.9565217391304" calcext:value-type="float">
            <text:p>17,96</text:p>
          </table:table-cell>
          <table:table-cell table:formula="of:=[.G307]+[.F308]" office:value-type="float" office:value="5080.91304347826" calcext:value-type="float">
            <text:p>5080,9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ackupsPreferencesFragment_2_NullIntentOperatorMutator</text:p>
          </table:table-cell>
          <table:table-cell office:value-type="float" office:value="2133" calcext:value-type="float">
            <text:p>2133</text:p>
          </table:table-cell>
          <table:table-cell table:formula="of:=[.E308]+[.B309]" office:value-type="float" office:value="117271" calcext:value-type="float">
            <text:p>117271</text:p>
          </table:table-cell>
          <table:table-cell table:formula="of:=[.B309]/[.$B$1]" office:value-type="float" office:value="17.8260869565217" calcext:value-type="float">
            <text:p>17,83</text:p>
          </table:table-cell>
          <table:table-cell table:formula="of:=[.G308]+[.F309]" office:value-type="float" office:value="5098.73913043478" calcext:value-type="float">
            <text:p>5098,7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ackupsPreferencesFragment_3_InvalidKeyIntentOperatorMutator</text:p>
          </table:table-cell>
          <table:table-cell office:value-type="float" office:value="3133" calcext:value-type="float">
            <text:p>3133</text:p>
          </table:table-cell>
          <table:table-cell table:formula="of:=[.E309]+[.B310]" office:value-type="float" office:value="117683" calcext:value-type="float">
            <text:p>117683</text:p>
          </table:table-cell>
          <table:table-cell table:formula="of:=[.B310]/[.$B$1]" office:value-type="float" office:value="17.9130434782609" calcext:value-type="float">
            <text:p>17,91</text:p>
          </table:table-cell>
          <table:table-cell table:formula="of:=[.G309]+[.F310]" office:value-type="float" office:value="5116.65217391304" calcext:value-type="float">
            <text:p>5116,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BackupsPreferencesFragment_4_RandomActionIntentDefinitionOperatorMutator</text:p>
          </table:table-cell>
          <table:table-cell office:value-type="float" office:value="4133" calcext:value-type="float">
            <text:p>4133</text:p>
          </table:table-cell>
          <table:table-cell table:formula="of:=[.E310]+[.B311]" office:value-type="float" office:value="118095" calcext:value-type="float">
            <text:p>118095</text:p>
          </table:table-cell>
          <table:table-cell table:formula="of:=[.B311]/[.$B$1]" office:value-type="float" office:value="17.9130434782609" calcext:value-type="float">
            <text:p>17,91</text:p>
          </table:table-cell>
          <table:table-cell table:formula="of:=[.G310]+[.F311]" office:value-type="float" office:value="5134.5652173913" calcext:value-type="float">
            <text:p>5134,5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BackupsPreferencesFragment_5_RandomActionIntentDefinitionOperatorMutator</text:p>
          </table:table-cell>
          <table:table-cell office:value-type="float" office:value="5133" calcext:value-type="float">
            <text:p>5133</text:p>
          </table:table-cell>
          <table:table-cell table:formula="of:=[.E311]+[.B312]" office:value-type="float" office:value="118509" calcext:value-type="float">
            <text:p>118509</text:p>
          </table:table-cell>
          <table:table-cell table:formula="of:=[.B312]/[.$B$1]" office:value-type="float" office:value="18" calcext:value-type="float">
            <text:p>18,00</text:p>
          </table:table-cell>
          <table:table-cell table:formula="of:=[.G311]+[.F312]" office:value-type="float" office:value="5152.5652173913" calcext:value-type="float">
            <text:p>5152,5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conPacksManagerFragment_0_InvalidViewFocusOperatorMutator</text:p>
          </table:table-cell>
          <table:table-cell office:value-type="float" office:value="134" calcext:value-type="float">
            <text:p>134</text:p>
          </table:table-cell>
          <table:table-cell table:formula="of:=[.E312]+[.B313]" office:value-type="float" office:value="118918" calcext:value-type="float">
            <text:p>118918</text:p>
          </table:table-cell>
          <table:table-cell table:formula="of:=[.B313]/[.$B$1]" office:value-type="float" office:value="17.7826086956522" calcext:value-type="float">
            <text:p>17,78</text:p>
          </table:table-cell>
          <table:table-cell table:formula="of:=[.G312]+[.F313]" office:value-type="float" office:value="5170.34782608695" calcext:value-type="float">
            <text:p>5170,35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conPacksManagerFragment_1_ViewComponentNotVisibleOperatorMutator</text:p>
          </table:table-cell>
          <table:table-cell office:value-type="float" office:value="1134" calcext:value-type="float">
            <text:p>1134</text:p>
          </table:table-cell>
          <table:table-cell table:formula="of:=[.E313]+[.B314]" office:value-type="float" office:value="119329" calcext:value-type="float">
            <text:p>119329</text:p>
          </table:table-cell>
          <table:table-cell table:formula="of:=[.B314]/[.$B$1]" office:value-type="float" office:value="17.8695652173913" calcext:value-type="float">
            <text:p>17,87</text:p>
          </table:table-cell>
          <table:table-cell table:formula="of:=[.G313]+[.F314]" office:value-type="float" office:value="5188.21739130434" calcext:value-type="float">
            <text:p>5188,22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IconPacksManagerFragment_2_BuggyGUIListenerOperatorMutator</text:p>
          </table:table-cell>
          <table:table-cell office:value-type="float" office:value="2134" calcext:value-type="float">
            <text:p>2134</text:p>
          </table:table-cell>
          <table:table-cell table:formula="of:=[.E314]+[.B315]" office:value-type="float" office:value="119639" calcext:value-type="float">
            <text:p>119639</text:p>
          </table:table-cell>
          <table:table-cell table:formula="of:=[.B315]/[.$B$1]" office:value-type="float" office:value="13.4782608695652" calcext:value-type="float">
            <text:p>13,48</text:p>
          </table:table-cell>
          <table:table-cell table:formula="of:=[.G314]+[.F315]" office:value-type="float" office:value="5201.69565217391" calcext:value-type="float">
            <text:p>5201,7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conPacksManagerFragment_3_InvalidViewFocusOperatorMutator</text:p>
          </table:table-cell>
          <table:table-cell office:value-type="float" office:value="3134" calcext:value-type="float">
            <text:p>3134</text:p>
          </table:table-cell>
          <table:table-cell table:formula="of:=[.E315]+[.B316]" office:value-type="float" office:value="120053" calcext:value-type="float">
            <text:p>120053</text:p>
          </table:table-cell>
          <table:table-cell table:formula="of:=[.B316]/[.$B$1]" office:value-type="float" office:value="18" calcext:value-type="float">
            <text:p>18,00</text:p>
          </table:table-cell>
          <table:table-cell table:formula="of:=[.G315]+[.F316]" office:value-type="float" office:value="5219.69565217391" calcext:value-type="float">
            <text:p>5219,7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conPacksManagerFragment_4_ViewComponentNotVisibleOperatorMutator</text:p>
          </table:table-cell>
          <table:table-cell office:value-type="float" office:value="4134" calcext:value-type="float">
            <text:p>4134</text:p>
          </table:table-cell>
          <table:table-cell table:formula="of:=[.E316]+[.B317]" office:value-type="float" office:value="120462" calcext:value-type="float">
            <text:p>120462</text:p>
          </table:table-cell>
          <table:table-cell table:formula="of:=[.B317]/[.$B$1]" office:value-type="float" office:value="17.7826086956522" calcext:value-type="float">
            <text:p>17,78</text:p>
          </table:table-cell>
          <table:table-cell table:formula="of:=[.G316]+[.F317]" office:value-type="float" office:value="5237.47826086956" calcext:value-type="float">
            <text:p>5237,4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conPacksManagerFragment_5_InvalidViewFocusOperatorMutator</text:p>
          </table:table-cell>
          <table:table-cell office:value-type="float" office:value="5134" calcext:value-type="float">
            <text:p>5134</text:p>
          </table:table-cell>
          <table:table-cell table:formula="of:=[.E317]+[.B318]" office:value-type="float" office:value="120874" calcext:value-type="float">
            <text:p>120874</text:p>
          </table:table-cell>
          <table:table-cell table:formula="of:=[.B318]/[.$B$1]" office:value-type="float" office:value="17.9130434782609" calcext:value-type="float">
            <text:p>17,91</text:p>
          </table:table-cell>
          <table:table-cell table:formula="of:=[.G317]+[.F318]" office:value-type="float" office:value="5255.39130434782" calcext:value-type="float">
            <text:p>5255,39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conPacksManagerFragment_6_ViewComponentNotVisibleOperatorMutator</text:p>
          </table:table-cell>
          <table:table-cell office:value-type="float" office:value="6134" calcext:value-type="float">
            <text:p>6134</text:p>
          </table:table-cell>
          <table:table-cell table:formula="of:=[.E318]+[.B319]" office:value-type="float" office:value="121279" calcext:value-type="float">
            <text:p>121279</text:p>
          </table:table-cell>
          <table:table-cell table:formula="of:=[.B319]/[.$B$1]" office:value-type="float" office:value="17.6086956521739" calcext:value-type="float">
            <text:p>17,61</text:p>
          </table:table-cell>
          <table:table-cell table:formula="of:=[.G318]+[.F319]" office:value-type="float" office:value="5273" calcext:value-type="float">
            <text:p>5273,0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IconPacksManagerFragment_7_InvalidViewFocusOperatorMutator</text:p>
          </table:table-cell>
          <table:table-cell office:value-type="float" office:value="7134" calcext:value-type="float">
            <text:p>7134</text:p>
          </table:table-cell>
          <table:table-cell table:formula="of:=[.E319]+[.B320]" office:value-type="float" office:value="121538" calcext:value-type="float">
            <text:p>121538</text:p>
          </table:table-cell>
          <table:table-cell table:formula="of:=[.B320]/[.$B$1]" office:value-type="float" office:value="11.2608695652174" calcext:value-type="float">
            <text:p>11,26</text:p>
          </table:table-cell>
          <table:table-cell table:formula="of:=[.G319]+[.F320]" office:value-type="float" office:value="5284.26086956521" calcext:value-type="float">
            <text:p>5284,26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conPacksManagerFragment_8_ViewComponentNotVisibleOperatorMutator</text:p>
          </table:table-cell>
          <table:table-cell office:value-type="float" office:value="8134" calcext:value-type="float">
            <text:p>8134</text:p>
          </table:table-cell>
          <table:table-cell table:formula="of:=[.E320]+[.B321]" office:value-type="float" office:value="121946" calcext:value-type="float">
            <text:p>121946</text:p>
          </table:table-cell>
          <table:table-cell table:formula="of:=[.B321]/[.$B$1]" office:value-type="float" office:value="17.7391304347826" calcext:value-type="float">
            <text:p>17,74</text:p>
          </table:table-cell>
          <table:table-cell table:formula="of:=[.G320]+[.F321]" office:value-type="float" office:value="5302" calcext:value-type="float">
            <text:p>5302,0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conPacksManagerFragment_9_BuggyGUIListenerOperatorMutator</text:p>
          </table:table-cell>
          <table:table-cell office:value-type="float" office:value="9134" calcext:value-type="float">
            <text:p>9134</text:p>
          </table:table-cell>
          <table:table-cell table:formula="of:=[.E321]+[.B322]" office:value-type="float" office:value="122357" calcext:value-type="float">
            <text:p>122357</text:p>
          </table:table-cell>
          <table:table-cell table:formula="of:=[.B322]/[.$B$1]" office:value-type="float" office:value="17.8695652173913" calcext:value-type="float">
            <text:p>17,87</text:p>
          </table:table-cell>
          <table:table-cell table:formula="of:=[.G321]+[.F322]" office:value-type="float" office:value="5319.86956521739" calcext:value-type="float">
            <text:p>5319,87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IconPacksManagerFragment_10_BuggyGUIListenerOperatorMutator</text:p>
          </table:table-cell>
          <table:table-cell office:value-type="float" office:value="10134" calcext:value-type="float">
            <text:p>10134</text:p>
          </table:table-cell>
          <table:table-cell table:formula="of:=[.E322]+[.B323]" office:value-type="float" office:value="122774" calcext:value-type="float">
            <text:p>122774</text:p>
          </table:table-cell>
          <table:table-cell table:formula="of:=[.B323]/[.$B$1]" office:value-type="float" office:value="18.1304347826087" calcext:value-type="float">
            <text:p>18,13</text:p>
          </table:table-cell>
          <table:table-cell table:formula="of:=[.G322]+[.F323]" office:value-type="float" office:value="5338" calcext:value-type="float">
            <text:p>5338,0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IconPacksManagerFragment_11_NullIntentOperatorMutator</text:p>
          </table:table-cell>
          <table:table-cell office:value-type="float" office:value="11134" calcext:value-type="float">
            <text:p>11134</text:p>
          </table:table-cell>
          <table:table-cell table:formula="of:=[.E323]+[.B324]" office:value-type="float" office:value="123196" calcext:value-type="float">
            <text:p>123196</text:p>
          </table:table-cell>
          <table:table-cell table:formula="of:=[.B324]/[.$B$1]" office:value-type="float" office:value="18.3478260869565" calcext:value-type="float">
            <text:p>18,35</text:p>
          </table:table-cell>
          <table:table-cell table:formula="of:=[.G323]+[.F324]" office:value-type="float" office:value="5356.34782608695" calcext:value-type="float">
            <text:p>5356,3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conPacksManagerFragment_12_InvalidKeyIntentOperatorMutator</text:p>
          </table:table-cell>
          <table:table-cell office:value-type="float" office:value="12134" calcext:value-type="float">
            <text:p>12134</text:p>
          </table:table-cell>
          <table:table-cell table:formula="of:=[.E324]+[.B325]" office:value-type="float" office:value="123607" calcext:value-type="float">
            <text:p>123607</text:p>
          </table:table-cell>
          <table:table-cell table:formula="of:=[.B325]/[.$B$1]" office:value-type="float" office:value="17.8695652173913" calcext:value-type="float">
            <text:p>17,87</text:p>
          </table:table-cell>
          <table:table-cell table:formula="of:=[.G324]+[.F325]" office:value-type="float" office:value="5374.21739130434" calcext:value-type="float">
            <text:p>5374,2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conPacksManagerFragment_13_RandomActionIntentDefinitionOperatorMutator</text:p>
          </table:table-cell>
          <table:table-cell office:value-type="float" office:value="13134" calcext:value-type="float">
            <text:p>13134</text:p>
          </table:table-cell>
          <table:table-cell table:formula="of:=[.E325]+[.B326]" office:value-type="float" office:value="124021" calcext:value-type="float">
            <text:p>124021</text:p>
          </table:table-cell>
          <table:table-cell table:formula="of:=[.B326]/[.$B$1]" office:value-type="float" office:value="18" calcext:value-type="float">
            <text:p>18,00</text:p>
          </table:table-cell>
          <table:table-cell table:formula="of:=[.G325]+[.F326]" office:value-type="float" office:value="5392.21739130434" calcext:value-type="float">
            <text:p>5392,2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conPacksManagerFragment_14_RandomActionIntentDefinitionOperatorMutator</text:p>
          </table:table-cell>
          <table:table-cell office:value-type="float" office:value="14134" calcext:value-type="float">
            <text:p>14134</text:p>
          </table:table-cell>
          <table:table-cell table:formula="of:=[.E326]+[.B327]" office:value-type="float" office:value="124434" calcext:value-type="float">
            <text:p>124434</text:p>
          </table:table-cell>
          <table:table-cell table:formula="of:=[.B327]/[.$B$1]" office:value-type="float" office:value="17.9565217391304" calcext:value-type="float">
            <text:p>17,96</text:p>
          </table:table-cell>
          <table:table-cell table:formula="of:=[.G326]+[.F327]" office:value-type="float" office:value="5410.17391304347" calcext:value-type="float">
            <text:p>5410,17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referencesFragment_0_RandomActionIntentDefinitionOperatorMutator</text:p>
          </table:table-cell>
          <table:table-cell office:value-type="float" office:value="135" calcext:value-type="float">
            <text:p>135</text:p>
          </table:table-cell>
          <table:table-cell table:formula="of:=[.E327]+[.B328]" office:value-type="float" office:value="124847" calcext:value-type="float">
            <text:p>124847</text:p>
          </table:table-cell>
          <table:table-cell table:formula="of:=[.B328]/[.$B$1]" office:value-type="float" office:value="17.9565217391304" calcext:value-type="float">
            <text:p>17,96</text:p>
          </table:table-cell>
          <table:table-cell table:formula="of:=[.G327]+[.F328]" office:value-type="float" office:value="5428.1304347826" calcext:value-type="float">
            <text:p>5428,1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ppearancePreferencesFragment_0_InvalidKeyIntentOperatorMutator</text:p>
          </table:table-cell>
          <table:table-cell office:value-type="float" office:value="136" calcext:value-type="float">
            <text:p>136</text:p>
          </table:table-cell>
          <table:table-cell table:formula="of:=[.E328]+[.B329]" office:value-type="float" office:value="125257" calcext:value-type="float">
            <text:p>125257</text:p>
          </table:table-cell>
          <table:table-cell table:formula="of:=[.B329]/[.$B$1]" office:value-type="float" office:value="17.8260869565217" calcext:value-type="float">
            <text:p>17,83</text:p>
          </table:table-cell>
          <table:table-cell table:formula="of:=[.G328]+[.F329]" office:value-type="float" office:value="5445.95652173913" calcext:value-type="float">
            <text:p>5445,9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ppearancePreferencesFragment_1_RandomActionIntentDefinitionOperatorMutator</text:p>
          </table:table-cell>
          <table:table-cell office:value-type="float" office:value="1136" calcext:value-type="float">
            <text:p>1136</text:p>
          </table:table-cell>
          <table:table-cell table:formula="of:=[.E329]+[.B330]" office:value-type="float" office:value="125670" calcext:value-type="float">
            <text:p>125670</text:p>
          </table:table-cell>
          <table:table-cell table:formula="of:=[.B330]/[.$B$1]" office:value-type="float" office:value="17.9565217391304" calcext:value-type="float">
            <text:p>17,96</text:p>
          </table:table-cell>
          <table:table-cell table:formula="of:=[.G329]+[.F330]" office:value-type="float" office:value="5463.91304347826" calcext:value-type="float">
            <text:p>5463,91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ppearancePreferencesFragment_2_BuggyGUIListenerOperatorMutator</text:p>
          </table:table-cell>
          <table:table-cell office:value-type="float" office:value="2136" calcext:value-type="float">
            <text:p>2136</text:p>
          </table:table-cell>
          <table:table-cell table:formula="of:=[.E330]+[.B331]" office:value-type="float" office:value="126079" calcext:value-type="float">
            <text:p>126079</text:p>
          </table:table-cell>
          <table:table-cell table:formula="of:=[.B331]/[.$B$1]" office:value-type="float" office:value="17.7826086956522" calcext:value-type="float">
            <text:p>17,78</text:p>
          </table:table-cell>
          <table:table-cell table:formula="of:=[.G330]+[.F331]" office:value-type="float" office:value="5481.69565217391" calcext:value-type="float">
            <text:p>5481,7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ppearancePreferencesFragment_3_BuggyGUIListenerOperatorMutator</text:p>
          </table:table-cell>
          <table:table-cell office:value-type="float" office:value="3136" calcext:value-type="float">
            <text:p>3136</text:p>
          </table:table-cell>
          <table:table-cell table:formula="of:=[.E331]+[.B332]" office:value-type="float" office:value="126494" calcext:value-type="float">
            <text:p>126494</text:p>
          </table:table-cell>
          <table:table-cell table:formula="of:=[.B332]/[.$B$1]" office:value-type="float" office:value="18.0434782608696" calcext:value-type="float">
            <text:p>18,04</text:p>
          </table:table-cell>
          <table:table-cell table:formula="of:=[.G331]+[.F332]" office:value-type="float" office:value="5499.73913043478" calcext:value-type="float">
            <text:p>5499,7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AppearancePreferencesFragment_4_NullValueIntentPutExtraOperatorMutator</text:p>
          </table:table-cell>
          <table:table-cell office:value-type="float" office:value="4136" calcext:value-type="float">
            <text:p>4136</text:p>
          </table:table-cell>
          <table:table-cell table:formula="of:=[.E332]+[.B333]" office:value-type="float" office:value="126813" calcext:value-type="float">
            <text:p>126813</text:p>
          </table:table-cell>
          <table:table-cell table:formula="of:=[.B333]/[.$B$1]" office:value-type="float" office:value="13.8695652173913" calcext:value-type="float">
            <text:p>13,87</text:p>
          </table:table-cell>
          <table:table-cell table:formula="of:=[.G332]+[.F333]" office:value-type="float" office:value="5513.60869565217" calcext:value-type="float">
            <text:p>5513,61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earancePreferencesFragment_5_IntentPayloadReplacementOperatorMutator</text:p>
          </table:table-cell>
          <table:table-cell office:value-type="float" office:value="5136" calcext:value-type="float">
            <text:p>5136</text:p>
          </table:table-cell>
          <table:table-cell table:formula="of:=[.E333]+[.B334]" office:value-type="float" office:value="127224" calcext:value-type="float">
            <text:p>127224</text:p>
          </table:table-cell>
          <table:table-cell table:formula="of:=[.B334]/[.$B$1]" office:value-type="float" office:value="17.8695652173913" calcext:value-type="float">
            <text:p>17,87</text:p>
          </table:table-cell>
          <table:table-cell table:formula="of:=[.G333]+[.F334]" office:value-type="float" office:value="5531.47826086956" calcext:value-type="float">
            <text:p>5531,48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ppearancePreferencesFragment_6_RandomActionIntentDefinitionOperatorMutator</text:p>
          </table:table-cell>
          <table:table-cell office:value-type="float" office:value="6136" calcext:value-type="float">
            <text:p>6136</text:p>
          </table:table-cell>
          <table:table-cell table:formula="of:=[.E334]+[.B335]" office:value-type="float" office:value="127633" calcext:value-type="float">
            <text:p>127633</text:p>
          </table:table-cell>
          <table:table-cell table:formula="of:=[.B335]/[.$B$1]" office:value-type="float" office:value="17.7826086956522" calcext:value-type="float">
            <text:p>17,78</text:p>
          </table:table-cell>
          <table:table-cell table:formula="of:=[.G334]+[.F335]" office:value-type="float" office:value="5549.26086956521" calcext:value-type="float">
            <text:p>5549,26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ppearancePreferencesFragment_7_NullValueIntentPutExtraOperatorMutator</text:p>
          </table:table-cell>
          <table:table-cell office:value-type="float" office:value="7136" calcext:value-type="float">
            <text:p>7136</text:p>
          </table:table-cell>
          <table:table-cell table:formula="of:=[.E335]+[.B336]" office:value-type="float" office:value="128040" calcext:value-type="float">
            <text:p>128040</text:p>
          </table:table-cell>
          <table:table-cell table:formula="of:=[.B336]/[.$B$1]" office:value-type="float" office:value="17.695652173913" calcext:value-type="float">
            <text:p>17,70</text:p>
          </table:table-cell>
          <table:table-cell table:formula="of:=[.G335]+[.F336]" office:value-type="float" office:value="5566.95652173912" calcext:value-type="float">
            <text:p>5566,9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ppearancePreferencesFragment_8_IntentPayloadReplacementOperatorMutator</text:p>
          </table:table-cell>
          <table:table-cell office:value-type="float" office:value="8136" calcext:value-type="float">
            <text:p>8136</text:p>
          </table:table-cell>
          <table:table-cell table:formula="of:=[.E336]+[.B337]" office:value-type="float" office:value="128459" calcext:value-type="float">
            <text:p>128459</text:p>
          </table:table-cell>
          <table:table-cell table:formula="of:=[.B337]/[.$B$1]" office:value-type="float" office:value="18.2173913043478" calcext:value-type="float">
            <text:p>18,22</text:p>
          </table:table-cell>
          <table:table-cell table:formula="of:=[.G336]+[.F337]" office:value-type="float" office:value="5585.17391304347" calcext:value-type="float">
            <text:p>5585,1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ppearancePreferencesFragment_9_RandomActionIntentDefinitionOperatorMutator</text:p>
          </table:table-cell>
          <table:table-cell office:value-type="float" office:value="9136" calcext:value-type="float">
            <text:p>9136</text:p>
          </table:table-cell>
          <table:table-cell table:formula="of:=[.E337]+[.B338]" office:value-type="float" office:value="128871" calcext:value-type="float">
            <text:p>128871</text:p>
          </table:table-cell>
          <table:table-cell table:formula="of:=[.B338]/[.$B$1]" office:value-type="float" office:value="17.9130434782609" calcext:value-type="float">
            <text:p>17,91</text:p>
          </table:table-cell>
          <table:table-cell table:formula="of:=[.G337]+[.F338]" office:value-type="float" office:value="5603.08695652173" calcext:value-type="float">
            <text:p>5603,0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AppearancePreferencesFragment_10_BuggyGUIListenerOperatorMutator</text:p>
          </table:table-cell>
          <table:table-cell office:value-type="float" office:value="10136" calcext:value-type="float">
            <text:p>10136</text:p>
          </table:table-cell>
          <table:table-cell table:formula="of:=[.E338]+[.B339]" office:value-type="float" office:value="129263" calcext:value-type="float">
            <text:p>129263</text:p>
          </table:table-cell>
          <table:table-cell table:formula="of:=[.B339]/[.$B$1]" office:value-type="float" office:value="17.0434782608696" calcext:value-type="float">
            <text:p>17,04</text:p>
          </table:table-cell>
          <table:table-cell table:formula="of:=[.G338]+[.F339]" office:value-type="float" office:value="5620.1304347826" calcext:value-type="float">
            <text:p>5620,13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ppearancePreferencesFragment_11_NullValueIntentPutExtraOperatorMutator</text:p>
          </table:table-cell>
          <table:table-cell office:value-type="float" office:value="11136" calcext:value-type="float">
            <text:p>11136</text:p>
          </table:table-cell>
          <table:table-cell table:formula="of:=[.E339]+[.B340]" office:value-type="float" office:value="129681" calcext:value-type="float">
            <text:p>129681</text:p>
          </table:table-cell>
          <table:table-cell table:formula="of:=[.B340]/[.$B$1]" office:value-type="float" office:value="18.1739130434783" calcext:value-type="float">
            <text:p>18,17</text:p>
          </table:table-cell>
          <table:table-cell table:formula="of:=[.G339]+[.F340]" office:value-type="float" office:value="5638.30434782608" calcext:value-type="float">
            <text:p>5638,3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earancePreferencesFragment_12_IntentPayloadReplacementOperatorMutator</text:p>
          </table:table-cell>
          <table:table-cell office:value-type="float" office:value="12136" calcext:value-type="float">
            <text:p>12136</text:p>
          </table:table-cell>
          <table:table-cell table:formula="of:=[.E340]+[.B341]" office:value-type="float" office:value="130092" calcext:value-type="float">
            <text:p>130092</text:p>
          </table:table-cell>
          <table:table-cell table:formula="of:=[.B341]/[.$B$1]" office:value-type="float" office:value="17.8695652173913" calcext:value-type="float">
            <text:p>17,87</text:p>
          </table:table-cell>
          <table:table-cell table:formula="of:=[.G340]+[.F341]" office:value-type="float" office:value="5656.17391304347" calcext:value-type="float">
            <text:p>5656,17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ppearancePreferencesFragment_13_RandomActionIntentDefinitionOperatorMutator</text:p>
          </table:table-cell>
          <table:table-cell office:value-type="float" office:value="13136" calcext:value-type="float">
            <text:p>13136</text:p>
          </table:table-cell>
          <table:table-cell table:formula="of:=[.E341]+[.B342]" office:value-type="float" office:value="130497" calcext:value-type="float">
            <text:p>130497</text:p>
          </table:table-cell>
          <table:table-cell table:formula="of:=[.B342]/[.$B$1]" office:value-type="float" office:value="17.6086956521739" calcext:value-type="float">
            <text:p>17,61</text:p>
          </table:table-cell>
          <table:table-cell table:formula="of:=[.G341]+[.F342]" office:value-type="float" office:value="5673.78260869565" calcext:value-type="float">
            <text:p>5673,78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AppearancePreferencesFragment_14_NullValueIntentPutExtraOperatorMutator</text:p>
          </table:table-cell>
          <table:table-cell office:value-type="float" office:value="14136" calcext:value-type="float">
            <text:p>14136</text:p>
          </table:table-cell>
          <table:table-cell table:formula="of:=[.E342]+[.B343]" office:value-type="float" office:value="130922" calcext:value-type="float">
            <text:p>130922</text:p>
          </table:table-cell>
          <table:table-cell table:formula="of:=[.B343]/[.$B$1]" office:value-type="float" office:value="18.4782608695652" calcext:value-type="float">
            <text:p>18,48</text:p>
          </table:table-cell>
          <table:table-cell table:formula="of:=[.G342]+[.F343]" office:value-type="float" office:value="5692.26086956521" calcext:value-type="float">
            <text:p>5692,2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ppearancePreferencesFragment_15_IntentPayloadReplacementOperatorMutator</text:p>
          </table:table-cell>
          <table:table-cell office:value-type="float" office:value="15136" calcext:value-type="float">
            <text:p>15136</text:p>
          </table:table-cell>
          <table:table-cell table:formula="of:=[.E343]+[.B344]" office:value-type="float" office:value="131336" calcext:value-type="float">
            <text:p>131336</text:p>
          </table:table-cell>
          <table:table-cell table:formula="of:=[.B344]/[.$B$1]" office:value-type="float" office:value="18" calcext:value-type="float">
            <text:p>18,00</text:p>
          </table:table-cell>
          <table:table-cell table:formula="of:=[.G343]+[.F344]" office:value-type="float" office:value="5710.26086956521" calcext:value-type="float">
            <text:p>5710,2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ppearancePreferencesFragment_16_RandomActionIntentDefinitionOperatorMutator</text:p>
          </table:table-cell>
          <table:table-cell office:value-type="float" office:value="16136" calcext:value-type="float">
            <text:p>16136</text:p>
          </table:table-cell>
          <table:table-cell table:formula="of:=[.E344]+[.B345]" office:value-type="float" office:value="131741" calcext:value-type="float">
            <text:p>131741</text:p>
          </table:table-cell>
          <table:table-cell table:formula="of:=[.B345]/[.$B$1]" office:value-type="float" office:value="17.6086956521739" calcext:value-type="float">
            <text:p>17,61</text:p>
          </table:table-cell>
          <table:table-cell table:formula="of:=[.G344]+[.F345]" office:value-type="float" office:value="5727.86956521739" calcext:value-type="float">
            <text:p>5727,8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ppearancePreferencesFragment_17_NullValueIntentPutExtraOperatorMutator</text:p>
          </table:table-cell>
          <table:table-cell office:value-type="float" office:value="17136" calcext:value-type="float">
            <text:p>17136</text:p>
          </table:table-cell>
          <table:table-cell table:formula="of:=[.E345]+[.B346]" office:value-type="float" office:value="132152" calcext:value-type="float">
            <text:p>132152</text:p>
          </table:table-cell>
          <table:table-cell table:formula="of:=[.B346]/[.$B$1]" office:value-type="float" office:value="17.8695652173913" calcext:value-type="float">
            <text:p>17,87</text:p>
          </table:table-cell>
          <table:table-cell table:formula="of:=[.G345]+[.F346]" office:value-type="float" office:value="5745.73913043478" calcext:value-type="float">
            <text:p>5745,74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ppearancePreferencesFragment_18_IntentPayloadReplacementOperatorMutator</text:p>
          </table:table-cell>
          <table:table-cell office:value-type="float" office:value="18136" calcext:value-type="float">
            <text:p>18136</text:p>
          </table:table-cell>
          <table:table-cell table:formula="of:=[.E346]+[.B347]" office:value-type="float" office:value="132564" calcext:value-type="float">
            <text:p>132564</text:p>
          </table:table-cell>
          <table:table-cell table:formula="of:=[.B347]/[.$B$1]" office:value-type="float" office:value="17.9130434782609" calcext:value-type="float">
            <text:p>17,91</text:p>
          </table:table-cell>
          <table:table-cell table:formula="of:=[.G346]+[.F347]" office:value-type="float" office:value="5763.65217391304" calcext:value-type="float">
            <text:p>5763,6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ppearancePreferencesFragment_19_RandomActionIntentDefinitionOperatorMutator</text:p>
          </table:table-cell>
          <table:table-cell office:value-type="float" office:value="19136" calcext:value-type="float">
            <text:p>19136</text:p>
          </table:table-cell>
          <table:table-cell table:formula="of:=[.E347]+[.B348]" office:value-type="float" office:value="132971" calcext:value-type="float">
            <text:p>132971</text:p>
          </table:table-cell>
          <table:table-cell table:formula="of:=[.B348]/[.$B$1]" office:value-type="float" office:value="17.695652173913" calcext:value-type="float">
            <text:p>17,70</text:p>
          </table:table-cell>
          <table:table-cell table:formula="of:=[.G347]+[.F348]" office:value-type="float" office:value="5781.34782608695" calcext:value-type="float">
            <text:p>5781,3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ppearancePreferencesFragment_20_NullValueIntentPutExtraOperatorMutator</text:p>
          </table:table-cell>
          <table:table-cell office:value-type="float" office:value="20136" calcext:value-type="float">
            <text:p>20136</text:p>
          </table:table-cell>
          <table:table-cell table:formula="of:=[.E348]+[.B349]" office:value-type="float" office:value="133385" calcext:value-type="float">
            <text:p>133385</text:p>
          </table:table-cell>
          <table:table-cell table:formula="of:=[.B349]/[.$B$1]" office:value-type="float" office:value="18" calcext:value-type="float">
            <text:p>18,00</text:p>
          </table:table-cell>
          <table:table-cell table:formula="of:=[.G348]+[.F349]" office:value-type="float" office:value="5799.34782608695" calcext:value-type="float">
            <text:p>5799,3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ppearancePreferencesFragment_21_IntentPayloadReplacementOperatorMutator</text:p>
          </table:table-cell>
          <table:table-cell office:value-type="float" office:value="21136" calcext:value-type="float">
            <text:p>21136</text:p>
          </table:table-cell>
          <table:table-cell table:formula="of:=[.E349]+[.B350]" office:value-type="float" office:value="133794" calcext:value-type="float">
            <text:p>133794</text:p>
          </table:table-cell>
          <table:table-cell table:formula="of:=[.B350]/[.$B$1]" office:value-type="float" office:value="17.7826086956522" calcext:value-type="float">
            <text:p>17,78</text:p>
          </table:table-cell>
          <table:table-cell table:formula="of:=[.G349]+[.F350]" office:value-type="float" office:value="5817.1304347826" calcext:value-type="float">
            <text:p>5817,13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ppearancePreferencesFragment_22_RandomActionIntentDefinitionOperatorMutator</text:p>
          </table:table-cell>
          <table:table-cell office:value-type="float" office:value="22136" calcext:value-type="float">
            <text:p>22136</text:p>
          </table:table-cell>
          <table:table-cell table:formula="of:=[.E350]+[.B351]" office:value-type="float" office:value="134203" calcext:value-type="float">
            <text:p>134203</text:p>
          </table:table-cell>
          <table:table-cell table:formula="of:=[.B351]/[.$B$1]" office:value-type="float" office:value="17.7826086956522" calcext:value-type="float">
            <text:p>17,78</text:p>
          </table:table-cell>
          <table:table-cell table:formula="of:=[.G350]+[.F351]" office:value-type="float" office:value="5834.91304347826" calcext:value-type="float">
            <text:p>5834,91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ImportExportPreferencesFragment_0_InvalidKeyIntentOperatorMutator</text:p>
          </table:table-cell>
          <table:table-cell office:value-type="float" office:value="137" calcext:value-type="float">
            <text:p>137</text:p>
          </table:table-cell>
          <table:table-cell table:formula="of:=[.E351]+[.B352]" office:value-type="float" office:value="134583" calcext:value-type="float">
            <text:p>134583</text:p>
          </table:table-cell>
          <table:table-cell table:formula="of:=[.B352]/[.$B$1]" office:value-type="float" office:value="16.5217391304348" calcext:value-type="float">
            <text:p>16,52</text:p>
          </table:table-cell>
          <table:table-cell table:formula="of:=[.G351]+[.F352]" office:value-type="float" office:value="5851.43478260869" calcext:value-type="float">
            <text:p>5851,4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mportExportPreferencesFragment_1_RandomActionIntentDefinitionOperatorMutator</text:p>
          </table:table-cell>
          <table:table-cell office:value-type="float" office:value="1137" calcext:value-type="float">
            <text:p>1137</text:p>
          </table:table-cell>
          <table:table-cell table:formula="of:=[.E352]+[.B353]" office:value-type="float" office:value="134995" calcext:value-type="float">
            <text:p>134995</text:p>
          </table:table-cell>
          <table:table-cell table:formula="of:=[.B353]/[.$B$1]" office:value-type="float" office:value="17.9130434782609" calcext:value-type="float">
            <text:p>17,91</text:p>
          </table:table-cell>
          <table:table-cell table:formula="of:=[.G352]+[.F353]" office:value-type="float" office:value="5869.34782608695" calcext:value-type="float">
            <text:p>5869,3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mportExportPreferencesFragment_2_RandomActionIntentDefinitionOperatorMutator</text:p>
          </table:table-cell>
          <table:table-cell office:value-type="float" office:value="2137" calcext:value-type="float">
            <text:p>2137</text:p>
          </table:table-cell>
          <table:table-cell table:formula="of:=[.E353]+[.B354]" office:value-type="float" office:value="135409" calcext:value-type="float">
            <text:p>135409</text:p>
          </table:table-cell>
          <table:table-cell table:formula="of:=[.B354]/[.$B$1]" office:value-type="float" office:value="18" calcext:value-type="float">
            <text:p>18,00</text:p>
          </table:table-cell>
          <table:table-cell table:formula="of:=[.G353]+[.F354]" office:value-type="float" office:value="5887.34782608695" calcext:value-type="float">
            <text:p>5887,3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mportExportPreferencesFragment_3_NullValueIntentPutExtraOperatorMutator</text:p>
          </table:table-cell>
          <table:table-cell office:value-type="float" office:value="3137" calcext:value-type="float">
            <text:p>3137</text:p>
          </table:table-cell>
          <table:table-cell table:formula="of:=[.E354]+[.B355]" office:value-type="float" office:value="135823" calcext:value-type="float">
            <text:p>135823</text:p>
          </table:table-cell>
          <table:table-cell table:formula="of:=[.B355]/[.$B$1]" office:value-type="float" office:value="18" calcext:value-type="float">
            <text:p>18,00</text:p>
          </table:table-cell>
          <table:table-cell table:formula="of:=[.G354]+[.F355]" office:value-type="float" office:value="5905.34782608695" calcext:value-type="float">
            <text:p>5905,3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mportExportPreferencesFragment_4_IntentPayloadReplacementOperatorMutator</text:p>
          </table:table-cell>
          <table:table-cell office:value-type="float" office:value="4137" calcext:value-type="float">
            <text:p>4137</text:p>
          </table:table-cell>
          <table:table-cell table:formula="of:=[.E355]+[.B356]" office:value-type="float" office:value="136235" calcext:value-type="float">
            <text:p>136235</text:p>
          </table:table-cell>
          <table:table-cell table:formula="of:=[.B356]/[.$B$1]" office:value-type="float" office:value="17.9130434782609" calcext:value-type="float">
            <text:p>17,91</text:p>
          </table:table-cell>
          <table:table-cell table:formula="of:=[.G355]+[.F356]" office:value-type="float" office:value="5923.26086956521" calcext:value-type="float">
            <text:p>5923,26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mportExportPreferencesFragment_5_RandomActionIntentDefinitionOperatorMutator</text:p>
          </table:table-cell>
          <table:table-cell office:value-type="float" office:value="5137" calcext:value-type="float">
            <text:p>5137</text:p>
          </table:table-cell>
          <table:table-cell table:formula="of:=[.E356]+[.B357]" office:value-type="float" office:value="136654" calcext:value-type="float">
            <text:p>136654</text:p>
          </table:table-cell>
          <table:table-cell table:formula="of:=[.B357]/[.$B$1]" office:value-type="float" office:value="18.2173913043478" calcext:value-type="float">
            <text:p>18,22</text:p>
          </table:table-cell>
          <table:table-cell table:formula="of:=[.G356]+[.F357]" office:value-type="float" office:value="5941.47826086956" calcext:value-type="float">
            <text:p>5941,48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mportExportPreferencesFragment_6_NullIntentOperatorMutator</text:p>
          </table:table-cell>
          <table:table-cell office:value-type="float" office:value="6137" calcext:value-type="float">
            <text:p>6137</text:p>
          </table:table-cell>
          <table:table-cell table:formula="of:=[.E357]+[.B358]" office:value-type="float" office:value="137072" calcext:value-type="float">
            <text:p>137072</text:p>
          </table:table-cell>
          <table:table-cell table:formula="of:=[.B358]/[.$B$1]" office:value-type="float" office:value="18.1739130434783" calcext:value-type="float">
            <text:p>18,17</text:p>
          </table:table-cell>
          <table:table-cell table:formula="of:=[.G357]+[.F358]" office:value-type="float" office:value="5959.65217391304" calcext:value-type="float">
            <text:p>5959,6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mportExportPreferencesFragment_7_InvalidKeyIntentOperatorMutator</text:p>
          </table:table-cell>
          <table:table-cell office:value-type="float" office:value="7137" calcext:value-type="float">
            <text:p>7137</text:p>
          </table:table-cell>
          <table:table-cell table:formula="of:=[.E358]+[.B359]" office:value-type="float" office:value="137481" calcext:value-type="float">
            <text:p>137481</text:p>
          </table:table-cell>
          <table:table-cell table:formula="of:=[.B359]/[.$B$1]" office:value-type="float" office:value="17.7826086956522" calcext:value-type="float">
            <text:p>17,78</text:p>
          </table:table-cell>
          <table:table-cell table:formula="of:=[.G358]+[.F359]" office:value-type="float" office:value="5977.43478260869" calcext:value-type="float">
            <text:p>5977,43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mportExportPreferencesFragment_8_RandomActionIntentDefinitionOperatorMutator</text:p>
          </table:table-cell>
          <table:table-cell office:value-type="float" office:value="8137" calcext:value-type="float">
            <text:p>8137</text:p>
          </table:table-cell>
          <table:table-cell table:formula="of:=[.E359]+[.B360]" office:value-type="float" office:value="137896" calcext:value-type="float">
            <text:p>137896</text:p>
          </table:table-cell>
          <table:table-cell table:formula="of:=[.B360]/[.$B$1]" office:value-type="float" office:value="18.0434782608696" calcext:value-type="float">
            <text:p>18,04</text:p>
          </table:table-cell>
          <table:table-cell table:formula="of:=[.G359]+[.F360]" office:value-type="float" office:value="5995.47826086956" calcext:value-type="float">
            <text:p>5995,4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xportPreferencesFragment_9_NullValueIntentPutExtraOperatorMutator</text:p>
          </table:table-cell>
          <table:table-cell office:value-type="float" office:value="9137" calcext:value-type="float">
            <text:p>9137</text:p>
          </table:table-cell>
          <table:table-cell table:formula="of:=[.E360]+[.B361]" office:value-type="float" office:value="138306" calcext:value-type="float">
            <text:p>138306</text:p>
          </table:table-cell>
          <table:table-cell table:formula="of:=[.B361]/[.$B$1]" office:value-type="float" office:value="17.8260869565217" calcext:value-type="float">
            <text:p>17,83</text:p>
          </table:table-cell>
          <table:table-cell table:formula="of:=[.G360]+[.F361]" office:value-type="float" office:value="6013.30434782608" calcext:value-type="float">
            <text:p>6013,3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mportExportPreferencesFragment_10_IntentPayloadReplacementOperatorMutator</text:p>
          </table:table-cell>
          <table:table-cell office:value-type="float" office:value="10137" calcext:value-type="float">
            <text:p>10137</text:p>
          </table:table-cell>
          <table:table-cell table:formula="of:=[.E361]+[.B362]" office:value-type="float" office:value="138725" calcext:value-type="float">
            <text:p>138725</text:p>
          </table:table-cell>
          <table:table-cell table:formula="of:=[.B362]/[.$B$1]" office:value-type="float" office:value="18.2173913043478" calcext:value-type="float">
            <text:p>18,22</text:p>
          </table:table-cell>
          <table:table-cell table:formula="of:=[.G361]+[.F362]" office:value-type="float" office:value="6031.52173913043" calcext:value-type="float">
            <text:p>6031,52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mportExportPreferencesFragment_11_RandomActionIntentDefinitionOperatorMutator</text:p>
          </table:table-cell>
          <table:table-cell office:value-type="float" office:value="11137" calcext:value-type="float">
            <text:p>11137</text:p>
          </table:table-cell>
          <table:table-cell table:formula="of:=[.E362]+[.B363]" office:value-type="float" office:value="139137" calcext:value-type="float">
            <text:p>139137</text:p>
          </table:table-cell>
          <table:table-cell table:formula="of:=[.B363]/[.$B$1]" office:value-type="float" office:value="17.9130434782609" calcext:value-type="float">
            <text:p>17,91</text:p>
          </table:table-cell>
          <table:table-cell table:formula="of:=[.G362]+[.F363]" office:value-type="float" office:value="6049.43478260869" calcext:value-type="float">
            <text:p>6049,43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mportExportPreferencesFragment_12_NullValueIntentPutExtraOperatorMutator</text:p>
          </table:table-cell>
          <table:table-cell office:value-type="float" office:value="12137" calcext:value-type="float">
            <text:p>12137</text:p>
          </table:table-cell>
          <table:table-cell table:formula="of:=[.E363]+[.B364]" office:value-type="float" office:value="139551" calcext:value-type="float">
            <text:p>139551</text:p>
          </table:table-cell>
          <table:table-cell table:formula="of:=[.B364]/[.$B$1]" office:value-type="float" office:value="18" calcext:value-type="float">
            <text:p>18,00</text:p>
          </table:table-cell>
          <table:table-cell table:formula="of:=[.G363]+[.F364]" office:value-type="float" office:value="6067.43478260869" calcext:value-type="float">
            <text:p>6067,4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xportPreferencesFragment_13_IntentPayloadReplacementOperatorMutator</text:p>
          </table:table-cell>
          <table:table-cell office:value-type="float" office:value="13137" calcext:value-type="float">
            <text:p>13137</text:p>
          </table:table-cell>
          <table:table-cell table:formula="of:=[.E364]+[.B365]" office:value-type="float" office:value="139961" calcext:value-type="float">
            <text:p>139961</text:p>
          </table:table-cell>
          <table:table-cell table:formula="of:=[.B365]/[.$B$1]" office:value-type="float" office:value="17.8260869565217" calcext:value-type="float">
            <text:p>17,83</text:p>
          </table:table-cell>
          <table:table-cell table:formula="of:=[.G364]+[.F365]" office:value-type="float" office:value="6085.26086956521" calcext:value-type="float">
            <text:p>6085,2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mportExportPreferencesFragment_14_RandomActionIntentDefinitionOperatorMutator</text:p>
          </table:table-cell>
          <table:table-cell office:value-type="float" office:value="14137" calcext:value-type="float">
            <text:p>14137</text:p>
          </table:table-cell>
          <table:table-cell table:formula="of:=[.E365]+[.B366]" office:value-type="float" office:value="140380" calcext:value-type="float">
            <text:p>140380</text:p>
          </table:table-cell>
          <table:table-cell table:formula="of:=[.B366]/[.$B$1]" office:value-type="float" office:value="18.2173913043478" calcext:value-type="float">
            <text:p>18,22</text:p>
          </table:table-cell>
          <table:table-cell table:formula="of:=[.G365]+[.F366]" office:value-type="float" office:value="6103.47826086956" calcext:value-type="float">
            <text:p>6103,48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mportExportPreferencesFragment_15_InvalidViewFocusOperatorMutator</text:p>
          </table:table-cell>
          <table:table-cell office:value-type="float" office:value="15137" calcext:value-type="float">
            <text:p>15137</text:p>
          </table:table-cell>
          <table:table-cell table:formula="of:=[.E366]+[.B367]" office:value-type="float" office:value="140791" calcext:value-type="float">
            <text:p>140791</text:p>
          </table:table-cell>
          <table:table-cell table:formula="of:=[.B367]/[.$B$1]" office:value-type="float" office:value="17.8695652173913" calcext:value-type="float">
            <text:p>17,87</text:p>
          </table:table-cell>
          <table:table-cell table:formula="of:=[.G366]+[.F367]" office:value-type="float" office:value="6121.34782608695" calcext:value-type="float">
            <text:p>6121,3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ImportExportPreferencesFragment_16_ViewComponentNotVisibleOperatorMutator</text:p>
          </table:table-cell>
          <table:table-cell office:value-type="float" office:value="16137" calcext:value-type="float">
            <text:p>16137</text:p>
          </table:table-cell>
          <table:table-cell table:formula="of:=[.E367]+[.B368]" office:value-type="float" office:value="141048" calcext:value-type="float">
            <text:p>141048</text:p>
          </table:table-cell>
          <table:table-cell table:formula="of:=[.B368]/[.$B$1]" office:value-type="float" office:value="11.1739130434783" calcext:value-type="float">
            <text:p>11,17</text:p>
          </table:table-cell>
          <table:table-cell table:formula="of:=[.G367]+[.F368]" office:value-type="float" office:value="6132.52173913043" calcext:value-type="float">
            <text:p>6132,52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mportExportPreferencesFragment_17_InvalidViewFocusOperatorMutator</text:p>
          </table:table-cell>
          <table:table-cell office:value-type="float" office:value="17137" calcext:value-type="float">
            <text:p>17137</text:p>
          </table:table-cell>
          <table:table-cell table:formula="of:=[.E368]+[.B369]" office:value-type="float" office:value="141461" calcext:value-type="float">
            <text:p>141461</text:p>
          </table:table-cell>
          <table:table-cell table:formula="of:=[.B369]/[.$B$1]" office:value-type="float" office:value="17.9565217391304" calcext:value-type="float">
            <text:p>17,96</text:p>
          </table:table-cell>
          <table:table-cell table:formula="of:=[.G368]+[.F369]" office:value-type="float" office:value="6150.47826086956" calcext:value-type="float">
            <text:p>6150,4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93" calcext:value-type="float">
            <text:p>393</text:p>
          </table:table-cell>
          <table:table-cell office:value-type="string" calcext:value-type="string">
            <text:p>ImportExportPreferencesFragment_18_ViewComponentNotVisibleOperatorMutator</text:p>
          </table:table-cell>
          <table:table-cell office:value-type="float" office:value="18137" calcext:value-type="float">
            <text:p>18137</text:p>
          </table:table-cell>
          <table:table-cell table:formula="of:=[.E369]+[.B370]" office:value-type="float" office:value="141854" calcext:value-type="float">
            <text:p>141854</text:p>
          </table:table-cell>
          <table:table-cell table:formula="of:=[.B370]/[.$B$1]" office:value-type="float" office:value="17.0869565217391" calcext:value-type="float">
            <text:p>17,09</text:p>
          </table:table-cell>
          <table:table-cell table:formula="of:=[.G369]+[.F370]" office:value-type="float" office:value="6167.5652173913" calcext:value-type="float">
            <text:p>6167,57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619" calcext:value-type="float">
            <text:p>619</text:p>
          </table:table-cell>
          <table:table-cell office:value-type="string" calcext:value-type="string">
            <text:p>ImportExportPreferencesFragment_19_InvalidViewFocusOperatorMutator</text:p>
          </table:table-cell>
          <table:table-cell office:value-type="float" office:value="19137" calcext:value-type="float">
            <text:p>19137</text:p>
          </table:table-cell>
          <table:table-cell table:formula="of:=[.E370]+[.B371]" office:value-type="float" office:value="142473" calcext:value-type="float">
            <text:p>142473</text:p>
          </table:table-cell>
          <table:table-cell table:formula="of:=[.B371]/[.$B$1]" office:value-type="float" office:value="26.9130434782609" calcext:value-type="float">
            <text:p>26,91</text:p>
          </table:table-cell>
          <table:table-cell table:formula="of:=[.G370]+[.F371]" office:value-type="float" office:value="6194.47826086956" calcext:value-type="float">
            <text:p>6194,4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mportExportPreferencesFragment_20_ViewComponentNotVisibleOperatorMutator</text:p>
          </table:table-cell>
          <table:table-cell office:value-type="float" office:value="20137" calcext:value-type="float">
            <text:p>20137</text:p>
          </table:table-cell>
          <table:table-cell table:formula="of:=[.E371]+[.B372]" office:value-type="float" office:value="142886" calcext:value-type="float">
            <text:p>142886</text:p>
          </table:table-cell>
          <table:table-cell table:formula="of:=[.B372]/[.$B$1]" office:value-type="float" office:value="17.9565217391304" calcext:value-type="float">
            <text:p>17,96</text:p>
          </table:table-cell>
          <table:table-cell table:formula="of:=[.G371]+[.F372]" office:value-type="float" office:value="6212.43478260869" calcext:value-type="float">
            <text:p>6212,43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mportExportPreferencesFragment_21_InvalidViewFocusOperatorMutator</text:p>
          </table:table-cell>
          <table:table-cell office:value-type="float" office:value="21137" calcext:value-type="float">
            <text:p>21137</text:p>
          </table:table-cell>
          <table:table-cell table:formula="of:=[.E372]+[.B373]" office:value-type="float" office:value="143294" calcext:value-type="float">
            <text:p>143294</text:p>
          </table:table-cell>
          <table:table-cell table:formula="of:=[.B373]/[.$B$1]" office:value-type="float" office:value="17.7391304347826" calcext:value-type="float">
            <text:p>17,74</text:p>
          </table:table-cell>
          <table:table-cell table:formula="of:=[.G372]+[.F373]" office:value-type="float" office:value="6230.17391304347" calcext:value-type="float">
            <text:p>6230,17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mportExportPreferencesFragment_22_ViewComponentNotVisibleOperatorMutator</text:p>
          </table:table-cell>
          <table:table-cell office:value-type="float" office:value="22137" calcext:value-type="float">
            <text:p>22137</text:p>
          </table:table-cell>
          <table:table-cell table:formula="of:=[.E373]+[.B374]" office:value-type="float" office:value="143707" calcext:value-type="float">
            <text:p>143707</text:p>
          </table:table-cell>
          <table:table-cell table:formula="of:=[.B374]/[.$B$1]" office:value-type="float" office:value="17.9565217391304" calcext:value-type="float">
            <text:p>17,96</text:p>
          </table:table-cell>
          <table:table-cell table:formula="of:=[.G373]+[.F374]" office:value-type="float" office:value="6248.1304347826" calcext:value-type="float">
            <text:p>6248,13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mportExportPreferencesFragment_23_InvalidViewFocusOperatorMutator</text:p>
          </table:table-cell>
          <table:table-cell office:value-type="float" office:value="23137" calcext:value-type="float">
            <text:p>23137</text:p>
          </table:table-cell>
          <table:table-cell table:formula="of:=[.E374]+[.B375]" office:value-type="float" office:value="144116" calcext:value-type="float">
            <text:p>144116</text:p>
          </table:table-cell>
          <table:table-cell table:formula="of:=[.B375]/[.$B$1]" office:value-type="float" office:value="17.7826086956522" calcext:value-type="float">
            <text:p>17,78</text:p>
          </table:table-cell>
          <table:table-cell table:formula="of:=[.G374]+[.F375]" office:value-type="float" office:value="6265.91304347826" calcext:value-type="float">
            <text:p>6265,91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mportExportPreferencesFragment_24_ViewComponentNotVisibleOperatorMutator</text:p>
          </table:table-cell>
          <table:table-cell office:value-type="float" office:value="24137" calcext:value-type="float">
            <text:p>24137</text:p>
          </table:table-cell>
          <table:table-cell table:formula="of:=[.E375]+[.B376]" office:value-type="float" office:value="144527" calcext:value-type="float">
            <text:p>144527</text:p>
          </table:table-cell>
          <table:table-cell table:formula="of:=[.B376]/[.$B$1]" office:value-type="float" office:value="17.8695652173913" calcext:value-type="float">
            <text:p>17,87</text:p>
          </table:table-cell>
          <table:table-cell table:formula="of:=[.G375]+[.F376]" office:value-type="float" office:value="6283.78260869565" calcext:value-type="float">
            <text:p>6283,78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mportExportPreferencesFragment_25_InvalidViewFocusOperatorMutator</text:p>
          </table:table-cell>
          <table:table-cell office:value-type="float" office:value="25137" calcext:value-type="float">
            <text:p>25137</text:p>
          </table:table-cell>
          <table:table-cell table:formula="of:=[.E376]+[.B377]" office:value-type="float" office:value="144939" calcext:value-type="float">
            <text:p>144939</text:p>
          </table:table-cell>
          <table:table-cell table:formula="of:=[.B377]/[.$B$1]" office:value-type="float" office:value="17.9130434782609" calcext:value-type="float">
            <text:p>17,91</text:p>
          </table:table-cell>
          <table:table-cell table:formula="of:=[.G376]+[.F377]" office:value-type="float" office:value="6301.69565217391" calcext:value-type="float">
            <text:p>6301,7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xportPreferencesFragment_26_ViewComponentNotVisibleOperatorMutator</text:p>
          </table:table-cell>
          <table:table-cell office:value-type="float" office:value="26137" calcext:value-type="float">
            <text:p>26137</text:p>
          </table:table-cell>
          <table:table-cell table:formula="of:=[.E377]+[.B378]" office:value-type="float" office:value="145349" calcext:value-type="float">
            <text:p>145349</text:p>
          </table:table-cell>
          <table:table-cell table:formula="of:=[.B378]/[.$B$1]" office:value-type="float" office:value="17.8260869565217" calcext:value-type="float">
            <text:p>17,83</text:p>
          </table:table-cell>
          <table:table-cell table:formula="of:=[.G377]+[.F378]" office:value-type="float" office:value="6319.52173913043" calcext:value-type="float">
            <text:p>6319,52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xportPreferencesFragment_27_InvalidViewFocusOperatorMutator</text:p>
          </table:table-cell>
          <table:table-cell office:value-type="float" office:value="27137" calcext:value-type="float">
            <text:p>27137</text:p>
          </table:table-cell>
          <table:table-cell table:formula="of:=[.E378]+[.B379]" office:value-type="float" office:value="145759" calcext:value-type="float">
            <text:p>145759</text:p>
          </table:table-cell>
          <table:table-cell table:formula="of:=[.B379]/[.$B$1]" office:value-type="float" office:value="17.8260869565217" calcext:value-type="float">
            <text:p>17,83</text:p>
          </table:table-cell>
          <table:table-cell table:formula="of:=[.G378]+[.F379]" office:value-type="float" office:value="6337.34782608695" calcext:value-type="float">
            <text:p>6337,35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mportExportPreferencesFragment_28_ViewComponentNotVisibleOperatorMutator</text:p>
          </table:table-cell>
          <table:table-cell office:value-type="float" office:value="28137" calcext:value-type="float">
            <text:p>28137</text:p>
          </table:table-cell>
          <table:table-cell table:formula="of:=[.E379]+[.B380]" office:value-type="float" office:value="146171" calcext:value-type="float">
            <text:p>146171</text:p>
          </table:table-cell>
          <table:table-cell table:formula="of:=[.B380]/[.$B$1]" office:value-type="float" office:value="17.9130434782609" calcext:value-type="float">
            <text:p>17,91</text:p>
          </table:table-cell>
          <table:table-cell table:formula="of:=[.G379]+[.F380]" office:value-type="float" office:value="6355.26086956521" calcext:value-type="float">
            <text:p>6355,2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mportExportPreferencesFragment_29_InvalidViewFocusOperatorMutator</text:p>
          </table:table-cell>
          <table:table-cell office:value-type="float" office:value="29137" calcext:value-type="float">
            <text:p>29137</text:p>
          </table:table-cell>
          <table:table-cell table:formula="of:=[.E380]+[.B381]" office:value-type="float" office:value="146586" calcext:value-type="float">
            <text:p>146586</text:p>
          </table:table-cell>
          <table:table-cell table:formula="of:=[.B381]/[.$B$1]" office:value-type="float" office:value="18.0434782608696" calcext:value-type="float">
            <text:p>18,04</text:p>
          </table:table-cell>
          <table:table-cell table:formula="of:=[.G380]+[.F381]" office:value-type="float" office:value="6373.30434782608" calcext:value-type="float">
            <text:p>6373,30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ImportExportPreferencesFragment_30_ViewComponentNotVisibleOperatorMutator</text:p>
          </table:table-cell>
          <table:table-cell office:value-type="float" office:value="30137" calcext:value-type="float">
            <text:p>30137</text:p>
          </table:table-cell>
          <table:table-cell table:formula="of:=[.E381]+[.B382]" office:value-type="float" office:value="146990" calcext:value-type="float">
            <text:p>146990</text:p>
          </table:table-cell>
          <table:table-cell table:formula="of:=[.B382]/[.$B$1]" office:value-type="float" office:value="17.5652173913043" calcext:value-type="float">
            <text:p>17,57</text:p>
          </table:table-cell>
          <table:table-cell table:formula="of:=[.G381]+[.F382]" office:value-type="float" office:value="6390.86956521739" calcext:value-type="float">
            <text:p>6390,87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ImportExportPreferencesFragment_31_BuggyGUIListenerOperatorMutator</text:p>
          </table:table-cell>
          <table:table-cell office:value-type="float" office:value="31137" calcext:value-type="float">
            <text:p>31137</text:p>
          </table:table-cell>
          <table:table-cell table:formula="of:=[.E382]+[.B383]" office:value-type="float" office:value="147396" calcext:value-type="float">
            <text:p>147396</text:p>
          </table:table-cell>
          <table:table-cell table:formula="of:=[.B383]/[.$B$1]" office:value-type="float" office:value="17.6521739130435" calcext:value-type="float">
            <text:p>17,65</text:p>
          </table:table-cell>
          <table:table-cell table:formula="of:=[.G382]+[.F383]" office:value-type="float" office:value="6408.52173913043" calcext:value-type="float">
            <text:p>6408,5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mportExportPreferencesFragment_32_RandomActionIntentDefinitionOperatorMutator</text:p>
          </table:table-cell>
          <table:table-cell office:value-type="float" office:value="32137" calcext:value-type="float">
            <text:p>32137</text:p>
          </table:table-cell>
          <table:table-cell table:formula="of:=[.E383]+[.B384]" office:value-type="float" office:value="147812" calcext:value-type="float">
            <text:p>147812</text:p>
          </table:table-cell>
          <table:table-cell table:formula="of:=[.B384]/[.$B$1]" office:value-type="float" office:value="18.0869565217391" calcext:value-type="float">
            <text:p>18,09</text:p>
          </table:table-cell>
          <table:table-cell table:formula="of:=[.G383]+[.F384]" office:value-type="float" office:value="6426.60869565217" calcext:value-type="float">
            <text:p>6426,61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mportExportPreferencesFragment_33_BuggyGUIListenerOperatorMutator</text:p>
          </table:table-cell>
          <table:table-cell office:value-type="float" office:value="33137" calcext:value-type="float">
            <text:p>33137</text:p>
          </table:table-cell>
          <table:table-cell table:formula="of:=[.E384]+[.B385]" office:value-type="float" office:value="148226" calcext:value-type="float">
            <text:p>148226</text:p>
          </table:table-cell>
          <table:table-cell table:formula="of:=[.B385]/[.$B$1]" office:value-type="float" office:value="18" calcext:value-type="float">
            <text:p>18,00</text:p>
          </table:table-cell>
          <table:table-cell table:formula="of:=[.G384]+[.F385]" office:value-type="float" office:value="6444.60869565217" calcext:value-type="float">
            <text:p>6444,61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mportExportPreferencesFragment_34_RandomActionIntentDefinitionOperatorMutator</text:p>
          </table:table-cell>
          <table:table-cell office:value-type="float" office:value="34137" calcext:value-type="float">
            <text:p>34137</text:p>
          </table:table-cell>
          <table:table-cell table:formula="of:=[.E385]+[.B386]" office:value-type="float" office:value="148641" calcext:value-type="float">
            <text:p>148641</text:p>
          </table:table-cell>
          <table:table-cell table:formula="of:=[.B386]/[.$B$1]" office:value-type="float" office:value="18.0434782608696" calcext:value-type="float">
            <text:p>18,04</text:p>
          </table:table-cell>
          <table:table-cell table:formula="of:=[.G385]+[.F386]" office:value-type="float" office:value="6462.65217391304" calcext:value-type="float">
            <text:p>6462,6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mportExportPreferencesFragment_35_RandomActionIntentDefinitionOperatorMutator</text:p>
          </table:table-cell>
          <table:table-cell office:value-type="float" office:value="35137" calcext:value-type="float">
            <text:p>35137</text:p>
          </table:table-cell>
          <table:table-cell table:formula="of:=[.E386]+[.B387]" office:value-type="float" office:value="149052" calcext:value-type="float">
            <text:p>149052</text:p>
          </table:table-cell>
          <table:table-cell table:formula="of:=[.B387]/[.$B$1]" office:value-type="float" office:value="17.8695652173913" calcext:value-type="float">
            <text:p>17,87</text:p>
          </table:table-cell>
          <table:table-cell table:formula="of:=[.G386]+[.F387]" office:value-type="float" office:value="6480.52173913043" calcext:value-type="float">
            <text:p>6480,52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xportPreferencesFragment_36_BinaryMutator</text:p>
          </table:table-cell>
          <table:table-cell office:value-type="float" office:value="36137" calcext:value-type="float">
            <text:p>36137</text:p>
          </table:table-cell>
          <table:table-cell table:formula="of:=[.E387]+[.B388]" office:value-type="float" office:value="149462" calcext:value-type="float">
            <text:p>149462</text:p>
          </table:table-cell>
          <table:table-cell table:formula="of:=[.B388]/[.$B$1]" office:value-type="float" office:value="17.8260869565217" calcext:value-type="float">
            <text:p>17,83</text:p>
          </table:table-cell>
          <table:table-cell table:formula="of:=[.G387]+[.F388]" office:value-type="float" office:value="6498.34782608695" calcext:value-type="float">
            <text:p>6498,3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mportExportPreferencesFragment_37_BinaryMutator</text:p>
          </table:table-cell>
          <table:table-cell office:value-type="float" office:value="37137" calcext:value-type="float">
            <text:p>37137</text:p>
          </table:table-cell>
          <table:table-cell table:formula="of:=[.E388]+[.B389]" office:value-type="float" office:value="149874" calcext:value-type="float">
            <text:p>149874</text:p>
          </table:table-cell>
          <table:table-cell table:formula="of:=[.B389]/[.$B$1]" office:value-type="float" office:value="17.9130434782609" calcext:value-type="float">
            <text:p>17,91</text:p>
          </table:table-cell>
          <table:table-cell table:formula="of:=[.G388]+[.F389]" office:value-type="float" office:value="6516.26086956521" calcext:value-type="float">
            <text:p>6516,2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mportExportPreferencesFragment_38_BinaryMutator</text:p>
          </table:table-cell>
          <table:table-cell office:value-type="float" office:value="38137" calcext:value-type="float">
            <text:p>38137</text:p>
          </table:table-cell>
          <table:table-cell table:formula="of:=[.E389]+[.B390]" office:value-type="float" office:value="150283" calcext:value-type="float">
            <text:p>150283</text:p>
          </table:table-cell>
          <table:table-cell table:formula="of:=[.B390]/[.$B$1]" office:value-type="float" office:value="17.7826086956522" calcext:value-type="float">
            <text:p>17,78</text:p>
          </table:table-cell>
          <table:table-cell table:formula="of:=[.G389]+[.F390]" office:value-type="float" office:value="6534.04347826086" calcext:value-type="float">
            <text:p>6534,04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mportExportPreferencesFragment_39_BinaryMutator</text:p>
          </table:table-cell>
          <table:table-cell office:value-type="float" office:value="39137" calcext:value-type="float">
            <text:p>39137</text:p>
          </table:table-cell>
          <table:table-cell table:formula="of:=[.E390]+[.B391]" office:value-type="float" office:value="150692" calcext:value-type="float">
            <text:p>150692</text:p>
          </table:table-cell>
          <table:table-cell table:formula="of:=[.B391]/[.$B$1]" office:value-type="float" office:value="17.7826086956522" calcext:value-type="float">
            <text:p>17,78</text:p>
          </table:table-cell>
          <table:table-cell table:formula="of:=[.G390]+[.F391]" office:value-type="float" office:value="6551.82608695652" calcext:value-type="float">
            <text:p>6551,8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mportExportPreferencesFragment_40_NullIntentOperatorMutator</text:p>
          </table:table-cell>
          <table:table-cell office:value-type="float" office:value="40137" calcext:value-type="float">
            <text:p>40137</text:p>
          </table:table-cell>
          <table:table-cell table:formula="of:=[.E391]+[.B392]" office:value-type="float" office:value="151105" calcext:value-type="float">
            <text:p>151105</text:p>
          </table:table-cell>
          <table:table-cell table:formula="of:=[.B392]/[.$B$1]" office:value-type="float" office:value="17.9565217391304" calcext:value-type="float">
            <text:p>17,96</text:p>
          </table:table-cell>
          <table:table-cell table:formula="of:=[.G391]+[.F392]" office:value-type="float" office:value="6569.78260869565" calcext:value-type="float">
            <text:p>6569,78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mportExportPreferencesFragment_41_InvalidKeyIntentOperatorMutator</text:p>
          </table:table-cell>
          <table:table-cell office:value-type="float" office:value="41137" calcext:value-type="float">
            <text:p>41137</text:p>
          </table:table-cell>
          <table:table-cell table:formula="of:=[.E392]+[.B393]" office:value-type="float" office:value="151518" calcext:value-type="float">
            <text:p>151518</text:p>
          </table:table-cell>
          <table:table-cell table:formula="of:=[.B393]/[.$B$1]" office:value-type="float" office:value="17.9565217391304" calcext:value-type="float">
            <text:p>17,96</text:p>
          </table:table-cell>
          <table:table-cell table:formula="of:=[.G392]+[.F393]" office:value-type="float" office:value="6587.73913043478" calcext:value-type="float">
            <text:p>6587,74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mportExportPreferencesFragment_42_RandomActionIntentDefinitionOperatorMutator</text:p>
          </table:table-cell>
          <table:table-cell office:value-type="float" office:value="42137" calcext:value-type="float">
            <text:p>42137</text:p>
          </table:table-cell>
          <table:table-cell table:formula="of:=[.E393]+[.B394]" office:value-type="float" office:value="151933" calcext:value-type="float">
            <text:p>151933</text:p>
          </table:table-cell>
          <table:table-cell table:formula="of:=[.B394]/[.$B$1]" office:value-type="float" office:value="18.0434782608696" calcext:value-type="float">
            <text:p>18,04</text:p>
          </table:table-cell>
          <table:table-cell table:formula="of:=[.G393]+[.F394]" office:value-type="float" office:value="6605.78260869565" calcext:value-type="float">
            <text:p>6605,78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mportExportPreferencesFragment_43_NullValueIntentPutExtraOperatorMutator</text:p>
          </table:table-cell>
          <table:table-cell office:value-type="float" office:value="43137" calcext:value-type="float">
            <text:p>43137</text:p>
          </table:table-cell>
          <table:table-cell table:formula="of:=[.E394]+[.B395]" office:value-type="float" office:value="152341" calcext:value-type="float">
            <text:p>152341</text:p>
          </table:table-cell>
          <table:table-cell table:formula="of:=[.B395]/[.$B$1]" office:value-type="float" office:value="17.7391304347826" calcext:value-type="float">
            <text:p>17,74</text:p>
          </table:table-cell>
          <table:table-cell table:formula="of:=[.G394]+[.F395]" office:value-type="float" office:value="6623.52173913043" calcext:value-type="float">
            <text:p>6623,5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mportExportPreferencesFragment_44_IntentPayloadReplacementOperatorMutator</text:p>
          </table:table-cell>
          <table:table-cell office:value-type="float" office:value="44137" calcext:value-type="float">
            <text:p>44137</text:p>
          </table:table-cell>
          <table:table-cell table:formula="of:=[.E395]+[.B396]" office:value-type="float" office:value="152746" calcext:value-type="float">
            <text:p>152746</text:p>
          </table:table-cell>
          <table:table-cell table:formula="of:=[.B396]/[.$B$1]" office:value-type="float" office:value="17.6086956521739" calcext:value-type="float">
            <text:p>17,61</text:p>
          </table:table-cell>
          <table:table-cell table:formula="of:=[.G395]+[.F396]" office:value-type="float" office:value="6641.1304347826" calcext:value-type="float">
            <text:p>6641,1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mportExportPreferencesFragment_45_RandomActionIntentDefinitionOperatorMutator</text:p>
          </table:table-cell>
          <table:table-cell office:value-type="float" office:value="45137" calcext:value-type="float">
            <text:p>45137</text:p>
          </table:table-cell>
          <table:table-cell table:formula="of:=[.E396]+[.B397]" office:value-type="float" office:value="153155" calcext:value-type="float">
            <text:p>153155</text:p>
          </table:table-cell>
          <table:table-cell table:formula="of:=[.B397]/[.$B$1]" office:value-type="float" office:value="17.7826086956522" calcext:value-type="float">
            <text:p>17,78</text:p>
          </table:table-cell>
          <table:table-cell table:formula="of:=[.G396]+[.F397]" office:value-type="float" office:value="6658.91304347826" calcext:value-type="float">
            <text:p>6658,91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ecurityPreferencesFragment_0_NullValueIntentPutExtraOperatorMutator</text:p>
          </table:table-cell>
          <table:table-cell office:value-type="float" office:value="138" calcext:value-type="float">
            <text:p>138</text:p>
          </table:table-cell>
          <table:table-cell table:formula="of:=[.E397]+[.B398]" office:value-type="float" office:value="153566" calcext:value-type="float">
            <text:p>153566</text:p>
          </table:table-cell>
          <table:table-cell table:formula="of:=[.B398]/[.$B$1]" office:value-type="float" office:value="17.8695652173913" calcext:value-type="float">
            <text:p>17,87</text:p>
          </table:table-cell>
          <table:table-cell table:formula="of:=[.G397]+[.F398]" office:value-type="float" office:value="6676.78260869565" calcext:value-type="float">
            <text:p>6676,7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curityPreferencesFragment_1_IntentPayloadReplacementOperatorMutator</text:p>
          </table:table-cell>
          <table:table-cell office:value-type="float" office:value="1138" calcext:value-type="float">
            <text:p>1138</text:p>
          </table:table-cell>
          <table:table-cell table:formula="of:=[.E398]+[.B399]" office:value-type="float" office:value="153974" calcext:value-type="float">
            <text:p>153974</text:p>
          </table:table-cell>
          <table:table-cell table:formula="of:=[.B399]/[.$B$1]" office:value-type="float" office:value="17.7391304347826" calcext:value-type="float">
            <text:p>17,74</text:p>
          </table:table-cell>
          <table:table-cell table:formula="of:=[.G398]+[.F399]" office:value-type="float" office:value="6694.52173913043" calcext:value-type="float">
            <text:p>6694,52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curityPreferencesFragment_2_RandomActionIntentDefinitionOperatorMutator</text:p>
          </table:table-cell>
          <table:table-cell office:value-type="float" office:value="2138" calcext:value-type="float">
            <text:p>2138</text:p>
          </table:table-cell>
          <table:table-cell table:formula="of:=[.E399]+[.B400]" office:value-type="float" office:value="154382" calcext:value-type="float">
            <text:p>154382</text:p>
          </table:table-cell>
          <table:table-cell table:formula="of:=[.B400]/[.$B$1]" office:value-type="float" office:value="17.7391304347826" calcext:value-type="float">
            <text:p>17,74</text:p>
          </table:table-cell>
          <table:table-cell table:formula="of:=[.G399]+[.F400]" office:value-type="float" office:value="6712.26086956521" calcext:value-type="float">
            <text:p>6712,2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ecurityPreferencesFragment_3_NullValueIntentPutExtraOperatorMutator</text:p>
          </table:table-cell>
          <table:table-cell office:value-type="float" office:value="3138" calcext:value-type="float">
            <text:p>3138</text:p>
          </table:table-cell>
          <table:table-cell table:formula="of:=[.E400]+[.B401]" office:value-type="float" office:value="154799" calcext:value-type="float">
            <text:p>154799</text:p>
          </table:table-cell>
          <table:table-cell table:formula="of:=[.B401]/[.$B$1]" office:value-type="float" office:value="18.1304347826087" calcext:value-type="float">
            <text:p>18,13</text:p>
          </table:table-cell>
          <table:table-cell table:formula="of:=[.G400]+[.F401]" office:value-type="float" office:value="6730.39130434782" calcext:value-type="float">
            <text:p>6730,3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ecurityPreferencesFragment_4_IntentPayloadReplacementOperatorMutator</text:p>
          </table:table-cell>
          <table:table-cell office:value-type="float" office:value="4138" calcext:value-type="float">
            <text:p>4138</text:p>
          </table:table-cell>
          <table:table-cell table:formula="of:=[.E401]+[.B402]" office:value-type="float" office:value="155216" calcext:value-type="float">
            <text:p>155216</text:p>
          </table:table-cell>
          <table:table-cell table:formula="of:=[.B402]/[.$B$1]" office:value-type="float" office:value="18.1304347826087" calcext:value-type="float">
            <text:p>18,13</text:p>
          </table:table-cell>
          <table:table-cell table:formula="of:=[.G401]+[.F402]" office:value-type="float" office:value="6748.52173913043" calcext:value-type="float">
            <text:p>6748,52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ecurityPreferencesFragment_5_RandomActionIntentDefinitionOperatorMutator</text:p>
          </table:table-cell>
          <table:table-cell office:value-type="float" office:value="5138" calcext:value-type="float">
            <text:p>5138</text:p>
          </table:table-cell>
          <table:table-cell table:formula="of:=[.E402]+[.B403]" office:value-type="float" office:value="155623" calcext:value-type="float">
            <text:p>155623</text:p>
          </table:table-cell>
          <table:table-cell table:formula="of:=[.B403]/[.$B$1]" office:value-type="float" office:value="17.695652173913" calcext:value-type="float">
            <text:p>17,70</text:p>
          </table:table-cell>
          <table:table-cell table:formula="of:=[.G402]+[.F403]" office:value-type="float" office:value="6766.21739130434" calcext:value-type="float">
            <text:p>6766,22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ecurityPreferencesFragment_6_NullValueIntentPutExtraOperatorMutator</text:p>
          </table:table-cell>
          <table:table-cell office:value-type="float" office:value="6138" calcext:value-type="float">
            <text:p>6138</text:p>
          </table:table-cell>
          <table:table-cell table:formula="of:=[.E403]+[.B404]" office:value-type="float" office:value="156031" calcext:value-type="float">
            <text:p>156031</text:p>
          </table:table-cell>
          <table:table-cell table:formula="of:=[.B404]/[.$B$1]" office:value-type="float" office:value="17.7391304347826" calcext:value-type="float">
            <text:p>17,74</text:p>
          </table:table-cell>
          <table:table-cell table:formula="of:=[.G403]+[.F404]" office:value-type="float" office:value="6783.95652173913" calcext:value-type="float">
            <text:p>6783,9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ecurityPreferencesFragment_7_IntentPayloadReplacementOperatorMutator</text:p>
          </table:table-cell>
          <table:table-cell office:value-type="float" office:value="7138" calcext:value-type="float">
            <text:p>7138</text:p>
          </table:table-cell>
          <table:table-cell table:formula="of:=[.E404]+[.B405]" office:value-type="float" office:value="156443" calcext:value-type="float">
            <text:p>156443</text:p>
          </table:table-cell>
          <table:table-cell table:formula="of:=[.B405]/[.$B$1]" office:value-type="float" office:value="17.9130434782609" calcext:value-type="float">
            <text:p>17,91</text:p>
          </table:table-cell>
          <table:table-cell table:formula="of:=[.G404]+[.F405]" office:value-type="float" office:value="6801.86956521739" calcext:value-type="float">
            <text:p>6801,87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SecurityPreferencesFragment_8_RandomActionIntentDefinitionOperatorMutator</text:p>
          </table:table-cell>
          <table:table-cell office:value-type="float" office:value="8138" calcext:value-type="float">
            <text:p>8138</text:p>
          </table:table-cell>
          <table:table-cell table:formula="of:=[.E405]+[.B406]" office:value-type="float" office:value="156858" calcext:value-type="float">
            <text:p>156858</text:p>
          </table:table-cell>
          <table:table-cell table:formula="of:=[.B406]/[.$B$1]" office:value-type="float" office:value="18.0434782608696" calcext:value-type="float">
            <text:p>18,04</text:p>
          </table:table-cell>
          <table:table-cell table:formula="of:=[.G405]+[.F406]" office:value-type="float" office:value="6819.91304347826" calcext:value-type="float">
            <text:p>6819,91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SecurityPreferencesFragment_9_BuggyGUIListenerOperatorMutator</text:p>
          </table:table-cell>
          <table:table-cell office:value-type="float" office:value="9138" calcext:value-type="float">
            <text:p>9138</text:p>
          </table:table-cell>
          <table:table-cell table:formula="of:=[.E406]+[.B407]" office:value-type="float" office:value="157267" calcext:value-type="float">
            <text:p>157267</text:p>
          </table:table-cell>
          <table:table-cell table:formula="of:=[.B407]/[.$B$1]" office:value-type="float" office:value="17.7826086956522" calcext:value-type="float">
            <text:p>17,78</text:p>
          </table:table-cell>
          <table:table-cell table:formula="of:=[.G406]+[.F407]" office:value-type="float" office:value="6837.69565217391" calcext:value-type="float">
            <text:p>6837,70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SecurityPreferencesFragment_10_BuggyGUIListenerOperatorMutator</text:p>
          </table:table-cell>
          <table:table-cell office:value-type="float" office:value="10138" calcext:value-type="float">
            <text:p>10138</text:p>
          </table:table-cell>
          <table:table-cell table:formula="of:=[.E407]+[.B408]" office:value-type="float" office:value="157686" calcext:value-type="float">
            <text:p>157686</text:p>
          </table:table-cell>
          <table:table-cell table:formula="of:=[.B408]/[.$B$1]" office:value-type="float" office:value="18.2173913043478" calcext:value-type="float">
            <text:p>18,22</text:p>
          </table:table-cell>
          <table:table-cell table:formula="of:=[.G407]+[.F408]" office:value-type="float" office:value="6855.91304347826" calcext:value-type="float">
            <text:p>6855,91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SecurityPreferencesFragment_11_BuggyGUIListenerOperatorMutator</text:p>
          </table:table-cell>
          <table:table-cell office:value-type="float" office:value="11138" calcext:value-type="float">
            <text:p>11138</text:p>
          </table:table-cell>
          <table:table-cell table:formula="of:=[.E408]+[.B409]" office:value-type="float" office:value="158093" calcext:value-type="float">
            <text:p>158093</text:p>
          </table:table-cell>
          <table:table-cell table:formula="of:=[.B409]/[.$B$1]" office:value-type="float" office:value="17.695652173913" calcext:value-type="float">
            <text:p>17,70</text:p>
          </table:table-cell>
          <table:table-cell table:formula="of:=[.G408]+[.F409]" office:value-type="float" office:value="6873.60869565217" calcext:value-type="float">
            <text:p>6873,61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BehaviorPreferencesFragment_0_NullValueIntentPutExtraOperatorMutator</text:p>
          </table:table-cell>
          <table:table-cell office:value-type="float" office:value="139" calcext:value-type="float">
            <text:p>139</text:p>
          </table:table-cell>
          <table:table-cell table:formula="of:=[.E409]+[.B410]" office:value-type="float" office:value="158501" calcext:value-type="float">
            <text:p>158501</text:p>
          </table:table-cell>
          <table:table-cell table:formula="of:=[.B410]/[.$B$1]" office:value-type="float" office:value="17.7391304347826" calcext:value-type="float">
            <text:p>17,74</text:p>
          </table:table-cell>
          <table:table-cell table:formula="of:=[.G409]+[.F410]" office:value-type="float" office:value="6891.34782608695" calcext:value-type="float">
            <text:p>6891,35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BehaviorPreferencesFragment_1_IntentPayloadReplacementOperatorMutator</text:p>
          </table:table-cell>
          <table:table-cell office:value-type="float" office:value="1139" calcext:value-type="float">
            <text:p>1139</text:p>
          </table:table-cell>
          <table:table-cell table:formula="of:=[.E410]+[.B411]" office:value-type="float" office:value="158907" calcext:value-type="float">
            <text:p>158907</text:p>
          </table:table-cell>
          <table:table-cell table:formula="of:=[.B411]/[.$B$1]" office:value-type="float" office:value="17.6521739130435" calcext:value-type="float">
            <text:p>17,65</text:p>
          </table:table-cell>
          <table:table-cell table:formula="of:=[.G410]+[.F411]" office:value-type="float" office:value="6909" calcext:value-type="float">
            <text:p>6909,00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BehaviorPreferencesFragment_2_RandomActionIntentDefinitionOperatorMutator</text:p>
          </table:table-cell>
          <table:table-cell office:value-type="float" office:value="2139" calcext:value-type="float">
            <text:p>2139</text:p>
          </table:table-cell>
          <table:table-cell table:formula="of:=[.E411]+[.B412]" office:value-type="float" office:value="159317" calcext:value-type="float">
            <text:p>159317</text:p>
          </table:table-cell>
          <table:table-cell table:formula="of:=[.B412]/[.$B$1]" office:value-type="float" office:value="17.8260869565217" calcext:value-type="float">
            <text:p>17,83</text:p>
          </table:table-cell>
          <table:table-cell table:formula="of:=[.G411]+[.F412]" office:value-type="float" office:value="6926.82608695652" calcext:value-type="float">
            <text:p>6926,8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ehaviorPreferencesFragment_3_NullValueIntentPutExtraOperatorMutator</text:p>
          </table:table-cell>
          <table:table-cell office:value-type="float" office:value="3139" calcext:value-type="float">
            <text:p>3139</text:p>
          </table:table-cell>
          <table:table-cell table:formula="of:=[.E412]+[.B413]" office:value-type="float" office:value="159726" calcext:value-type="float">
            <text:p>159726</text:p>
          </table:table-cell>
          <table:table-cell table:formula="of:=[.B413]/[.$B$1]" office:value-type="float" office:value="17.7826086956522" calcext:value-type="float">
            <text:p>17,78</text:p>
          </table:table-cell>
          <table:table-cell table:formula="of:=[.G412]+[.F413]" office:value-type="float" office:value="6944.60869565217" calcext:value-type="float">
            <text:p>6944,61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BehaviorPreferencesFragment_4_IntentPayloadReplacementOperatorMutator</text:p>
          </table:table-cell>
          <table:table-cell office:value-type="float" office:value="4139" calcext:value-type="float">
            <text:p>4139</text:p>
          </table:table-cell>
          <table:table-cell table:formula="of:=[.E413]+[.B414]" office:value-type="float" office:value="160144" calcext:value-type="float">
            <text:p>160144</text:p>
          </table:table-cell>
          <table:table-cell table:formula="of:=[.B414]/[.$B$1]" office:value-type="float" office:value="18.1739130434783" calcext:value-type="float">
            <text:p>18,17</text:p>
          </table:table-cell>
          <table:table-cell table:formula="of:=[.G413]+[.F414]" office:value-type="float" office:value="6962.78260869565" calcext:value-type="float">
            <text:p>6962,78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ehaviorPreferencesFragment_5_RandomActionIntentDefinitionOperatorMutator</text:p>
          </table:table-cell>
          <table:table-cell office:value-type="float" office:value="5139" calcext:value-type="float">
            <text:p>5139</text:p>
          </table:table-cell>
          <table:table-cell table:formula="of:=[.E414]+[.B415]" office:value-type="float" office:value="160553" calcext:value-type="float">
            <text:p>160553</text:p>
          </table:table-cell>
          <table:table-cell table:formula="of:=[.B415]/[.$B$1]" office:value-type="float" office:value="17.7826086956522" calcext:value-type="float">
            <text:p>17,78</text:p>
          </table:table-cell>
          <table:table-cell table:formula="of:=[.G414]+[.F415]" office:value-type="float" office:value="6980.5652173913" calcext:value-type="float">
            <text:p>6980,5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ehaviorPreferencesFragment_6_NullValueIntentPutExtraOperatorMutator</text:p>
          </table:table-cell>
          <table:table-cell office:value-type="float" office:value="6139" calcext:value-type="float">
            <text:p>6139</text:p>
          </table:table-cell>
          <table:table-cell table:formula="of:=[.E415]+[.B416]" office:value-type="float" office:value="160964" calcext:value-type="float">
            <text:p>160964</text:p>
          </table:table-cell>
          <table:table-cell table:formula="of:=[.B416]/[.$B$1]" office:value-type="float" office:value="17.8695652173913" calcext:value-type="float">
            <text:p>17,87</text:p>
          </table:table-cell>
          <table:table-cell table:formula="of:=[.G415]+[.F416]" office:value-type="float" office:value="6998.43478260869" calcext:value-type="float">
            <text:p>6998,4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BehaviorPreferencesFragment_7_IntentPayloadReplacementOperatorMutator</text:p>
          </table:table-cell>
          <table:table-cell office:value-type="float" office:value="7139" calcext:value-type="float">
            <text:p>7139</text:p>
          </table:table-cell>
          <table:table-cell table:formula="of:=[.E416]+[.B417]" office:value-type="float" office:value="161373" calcext:value-type="float">
            <text:p>161373</text:p>
          </table:table-cell>
          <table:table-cell table:formula="of:=[.B417]/[.$B$1]" office:value-type="float" office:value="17.7826086956522" calcext:value-type="float">
            <text:p>17,78</text:p>
          </table:table-cell>
          <table:table-cell table:formula="of:=[.G416]+[.F417]" office:value-type="float" office:value="7016.21739130434" calcext:value-type="float">
            <text:p>7016,22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BehaviorPreferencesFragment_8_RandomActionIntentDefinitionOperatorMutator</text:p>
          </table:table-cell>
          <table:table-cell office:value-type="float" office:value="8139" calcext:value-type="float">
            <text:p>8139</text:p>
          </table:table-cell>
          <table:table-cell table:formula="of:=[.E417]+[.B418]" office:value-type="float" office:value="161784" calcext:value-type="float">
            <text:p>161784</text:p>
          </table:table-cell>
          <table:table-cell table:formula="of:=[.B418]/[.$B$1]" office:value-type="float" office:value="17.8695652173913" calcext:value-type="float">
            <text:p>17,87</text:p>
          </table:table-cell>
          <table:table-cell table:formula="of:=[.G417]+[.F418]" office:value-type="float" office:value="7034.08695652173" calcext:value-type="float">
            <text:p>7034,09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ProgressDialogTask_0_BinaryMutator</text:p>
          </table:table-cell>
          <table:table-cell office:value-type="float" office:value="144" calcext:value-type="float">
            <text:p>144</text:p>
          </table:table-cell>
          <table:table-cell table:formula="of:=[.E418]+[.B419]" office:value-type="float" office:value="162191" calcext:value-type="float">
            <text:p>162191</text:p>
          </table:table-cell>
          <table:table-cell table:formula="of:=[.B419]/[.$B$1]" office:value-type="float" office:value="17.695652173913" calcext:value-type="float">
            <text:p>17,70</text:p>
          </table:table-cell>
          <table:table-cell table:formula="of:=[.G418]+[.F419]" office:value-type="float" office:value="7051.78260869565" calcext:value-type="float">
            <text:p>7051,7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QrDecodeTask_0_BinaryMutator</text:p>
          </table:table-cell>
          <table:table-cell office:value-type="float" office:value="145" calcext:value-type="float">
            <text:p>145</text:p>
          </table:table-cell>
          <table:table-cell table:formula="of:=[.E419]+[.B420]" office:value-type="float" office:value="162603" calcext:value-type="float">
            <text:p>162603</text:p>
          </table:table-cell>
          <table:table-cell table:formula="of:=[.B420]/[.$B$1]" office:value-type="float" office:value="17.9130434782609" calcext:value-type="float">
            <text:p>17,91</text:p>
          </table:table-cell>
          <table:table-cell table:formula="of:=[.G419]+[.F420]" office:value-type="float" office:value="7069.69565217391" calcext:value-type="float">
            <text:p>7069,70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DropdownCheckBoxes_0_InvalidViewFocusOperatorMutator</text:p>
          </table:table-cell>
          <table:table-cell office:value-type="float" office:value="150" calcext:value-type="float">
            <text:p>150</text:p>
          </table:table-cell>
          <table:table-cell table:formula="of:=[.E420]+[.B421]" office:value-type="float" office:value="163010" calcext:value-type="float">
            <text:p>163010</text:p>
          </table:table-cell>
          <table:table-cell table:formula="of:=[.B421]/[.$B$1]" office:value-type="float" office:value="17.695652173913" calcext:value-type="float">
            <text:p>17,70</text:p>
          </table:table-cell>
          <table:table-cell table:formula="of:=[.G420]+[.F421]" office:value-type="float" office:value="7087.39130434782" calcext:value-type="float">
            <text:p>7087,3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DropdownCheckBoxes_1_ViewComponentNotVisibleOperatorMutator</text:p>
          </table:table-cell>
          <table:table-cell office:value-type="float" office:value="1150" calcext:value-type="float">
            <text:p>1150</text:p>
          </table:table-cell>
          <table:table-cell table:formula="of:=[.E421]+[.B422]" office:value-type="float" office:value="163425" calcext:value-type="float">
            <text:p>163425</text:p>
          </table:table-cell>
          <table:table-cell table:formula="of:=[.B422]/[.$B$1]" office:value-type="float" office:value="18.0434782608696" calcext:value-type="float">
            <text:p>18,04</text:p>
          </table:table-cell>
          <table:table-cell table:formula="of:=[.G421]+[.F422]" office:value-type="float" office:value="7105.43478260869" calcext:value-type="float">
            <text:p>7105,43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conHolder_0_InvalidViewFocusOperatorMutator</text:p>
          </table:table-cell>
          <table:table-cell office:value-type="float" office:value="151" calcext:value-type="float">
            <text:p>151</text:p>
          </table:table-cell>
          <table:table-cell table:formula="of:=[.E422]+[.B423]" office:value-type="float" office:value="163840" calcext:value-type="float">
            <text:p>163840</text:p>
          </table:table-cell>
          <table:table-cell table:formula="of:=[.B423]/[.$B$1]" office:value-type="float" office:value="18.0434782608696" calcext:value-type="float">
            <text:p>18,04</text:p>
          </table:table-cell>
          <table:table-cell table:formula="of:=[.G422]+[.F423]" office:value-type="float" office:value="7123.47826086956" calcext:value-type="float">
            <text:p>7123,48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conHolder_1_ViewComponentNotVisibleOperatorMutator</text:p>
          </table:table-cell>
          <table:table-cell office:value-type="float" office:value="1151" calcext:value-type="float">
            <text:p>1151</text:p>
          </table:table-cell>
          <table:table-cell table:formula="of:=[.E423]+[.B424]" office:value-type="float" office:value="164252" calcext:value-type="float">
            <text:p>164252</text:p>
          </table:table-cell>
          <table:table-cell table:formula="of:=[.B424]/[.$B$1]" office:value-type="float" office:value="17.9130434782609" calcext:value-type="float">
            <text:p>17,91</text:p>
          </table:table-cell>
          <table:table-cell table:formula="of:=[.G423]+[.F424]" office:value-type="float" office:value="7141.39130434782" calcext:value-type="float">
            <text:p>7141,3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IconHolder_2_InvalidViewFocusOperatorMutator</text:p>
          </table:table-cell>
          <table:table-cell office:value-type="float" office:value="2151" calcext:value-type="float">
            <text:p>2151</text:p>
          </table:table-cell>
          <table:table-cell table:formula="of:=[.E424]+[.B425]" office:value-type="float" office:value="164659" calcext:value-type="float">
            <text:p>164659</text:p>
          </table:table-cell>
          <table:table-cell table:formula="of:=[.B425]/[.$B$1]" office:value-type="float" office:value="17.695652173913" calcext:value-type="float">
            <text:p>17,70</text:p>
          </table:table-cell>
          <table:table-cell table:formula="of:=[.G424]+[.F425]" office:value-type="float" office:value="7159.08695652173" calcext:value-type="float">
            <text:p>7159,09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conHolder_3_ViewComponentNotVisibleOperatorMutator</text:p>
          </table:table-cell>
          <table:table-cell office:value-type="float" office:value="3151" calcext:value-type="float">
            <text:p>3151</text:p>
          </table:table-cell>
          <table:table-cell table:formula="of:=[.E425]+[.B426]" office:value-type="float" office:value="165067" calcext:value-type="float">
            <text:p>165067</text:p>
          </table:table-cell>
          <table:table-cell table:formula="of:=[.B426]/[.$B$1]" office:value-type="float" office:value="17.7391304347826" calcext:value-type="float">
            <text:p>17,74</text:p>
          </table:table-cell>
          <table:table-cell table:formula="of:=[.G425]+[.F426]" office:value-type="float" office:value="7176.82608695652" calcext:value-type="float">
            <text:p>7176,83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oupHolder_0_InvalidViewFocusOperatorMutator</text:p>
          </table:table-cell>
          <table:table-cell office:value-type="float" office:value="152" calcext:value-type="float">
            <text:p>152</text:p>
          </table:table-cell>
          <table:table-cell table:formula="of:=[.E426]+[.B427]" office:value-type="float" office:value="165479" calcext:value-type="float">
            <text:p>165479</text:p>
          </table:table-cell>
          <table:table-cell table:formula="of:=[.B427]/[.$B$1]" office:value-type="float" office:value="17.9130434782609" calcext:value-type="float">
            <text:p>17,91</text:p>
          </table:table-cell>
          <table:table-cell table:formula="of:=[.G426]+[.F427]" office:value-type="float" office:value="7194.73913043478" calcext:value-type="float">
            <text:p>7194,74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GroupHolder_1_ViewComponentNotVisibleOperatorMutator</text:p>
          </table:table-cell>
          <table:table-cell office:value-type="float" office:value="1152" calcext:value-type="float">
            <text:p>1152</text:p>
          </table:table-cell>
          <table:table-cell table:formula="of:=[.E427]+[.B428]" office:value-type="float" office:value="165882" calcext:value-type="float">
            <text:p>165882</text:p>
          </table:table-cell>
          <table:table-cell table:formula="of:=[.B428]/[.$B$1]" office:value-type="float" office:value="17.5217391304348" calcext:value-type="float">
            <text:p>17,52</text:p>
          </table:table-cell>
          <table:table-cell table:formula="of:=[.G427]+[.F428]" office:value-type="float" office:value="7212.26086956521" calcext:value-type="float">
            <text:p>7212,26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oupHolder_2_InvalidViewFocusOperatorMutator</text:p>
          </table:table-cell>
          <table:table-cell office:value-type="float" office:value="2152" calcext:value-type="float">
            <text:p>2152</text:p>
          </table:table-cell>
          <table:table-cell table:formula="of:=[.E428]+[.B429]" office:value-type="float" office:value="166288" calcext:value-type="float">
            <text:p>166288</text:p>
          </table:table-cell>
          <table:table-cell table:formula="of:=[.B429]/[.$B$1]" office:value-type="float" office:value="17.6521739130435" calcext:value-type="float">
            <text:p>17,65</text:p>
          </table:table-cell>
          <table:table-cell table:formula="of:=[.G428]+[.F429]" office:value-type="float" office:value="7229.91304347826" calcext:value-type="float">
            <text:p>7229,91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GroupHolder_3_ViewComponentNotVisibleOperatorMutator</text:p>
          </table:table-cell>
          <table:table-cell office:value-type="float" office:value="3152" calcext:value-type="float">
            <text:p>3152</text:p>
          </table:table-cell>
          <table:table-cell table:formula="of:=[.E429]+[.B430]" office:value-type="float" office:value="166694" calcext:value-type="float">
            <text:p>166694</text:p>
          </table:table-cell>
          <table:table-cell table:formula="of:=[.B430]/[.$B$1]" office:value-type="float" office:value="17.6521739130435" calcext:value-type="float">
            <text:p>17,65</text:p>
          </table:table-cell>
          <table:table-cell table:formula="of:=[.G429]+[.F430]" office:value-type="float" office:value="7247.5652173913" calcext:value-type="float">
            <text:p>7247,57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67" calcext:value-type="float">
            <text:p>467</text:p>
          </table:table-cell>
          <table:table-cell office:value-type="string" calcext:value-type="string">
            <text:p>EntryListView_0_LengthyGUICreationOperatorMutator</text:p>
          </table:table-cell>
          <table:table-cell office:value-type="float" office:value="153" calcext:value-type="float">
            <text:p>153</text:p>
          </table:table-cell>
          <table:table-cell table:formula="of:=[.E430]+[.B431]" office:value-type="float" office:value="167161" calcext:value-type="float">
            <text:p>167161</text:p>
          </table:table-cell>
          <table:table-cell table:formula="of:=[.B431]/[.$B$1]" office:value-type="float" office:value="20.304347826087" calcext:value-type="float">
            <text:p>20,30</text:p>
          </table:table-cell>
          <table:table-cell table:formula="of:=[.G430]+[.F431]" office:value-type="float" office:value="7267.86956521739" calcext:value-type="float">
            <text:p>7267,8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EntryListView_1_InvalidViewFocusOperatorMutator</text:p>
          </table:table-cell>
          <table:table-cell office:value-type="float" office:value="1153" calcext:value-type="float">
            <text:p>1153</text:p>
          </table:table-cell>
          <table:table-cell table:formula="of:=[.E431]+[.B432]" office:value-type="float" office:value="167580" calcext:value-type="float">
            <text:p>167580</text:p>
          </table:table-cell>
          <table:table-cell table:formula="of:=[.B432]/[.$B$1]" office:value-type="float" office:value="18.2173913043478" calcext:value-type="float">
            <text:p>18,22</text:p>
          </table:table-cell>
          <table:table-cell table:formula="of:=[.G431]+[.F432]" office:value-type="float" office:value="7286.08695652174" calcext:value-type="float">
            <text:p>7286,09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ntryListView_2_ViewComponentNotVisibleOperatorMutator</text:p>
          </table:table-cell>
          <table:table-cell office:value-type="float" office:value="2153" calcext:value-type="float">
            <text:p>2153</text:p>
          </table:table-cell>
          <table:table-cell table:formula="of:=[.E432]+[.B433]" office:value-type="float" office:value="167996" calcext:value-type="float">
            <text:p>167996</text:p>
          </table:table-cell>
          <table:table-cell table:formula="of:=[.B433]/[.$B$1]" office:value-type="float" office:value="18.0869565217391" calcext:value-type="float">
            <text:p>18,09</text:p>
          </table:table-cell>
          <table:table-cell table:formula="of:=[.G432]+[.F433]" office:value-type="float" office:value="7304.17391304347" calcext:value-type="float">
            <text:p>7304,17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ntryListView_3_InvalidViewFocusOperatorMutator</text:p>
          </table:table-cell>
          <table:table-cell office:value-type="float" office:value="3153" calcext:value-type="float">
            <text:p>3153</text:p>
          </table:table-cell>
          <table:table-cell table:formula="of:=[.E433]+[.B434]" office:value-type="float" office:value="168416" calcext:value-type="float">
            <text:p>168416</text:p>
          </table:table-cell>
          <table:table-cell table:formula="of:=[.B434]/[.$B$1]" office:value-type="float" office:value="18.2608695652174" calcext:value-type="float">
            <text:p>18,26</text:p>
          </table:table-cell>
          <table:table-cell table:formula="of:=[.G433]+[.F434]" office:value-type="float" office:value="7322.43478260869" calcext:value-type="float">
            <text:p>7322,43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EntryListView_4_ViewComponentNotVisibleOperatorMutator</text:p>
          </table:table-cell>
          <table:table-cell office:value-type="float" office:value="4153" calcext:value-type="float">
            <text:p>4153</text:p>
          </table:table-cell>
          <table:table-cell table:formula="of:=[.E434]+[.B435]" office:value-type="float" office:value="168835" calcext:value-type="float">
            <text:p>168835</text:p>
          </table:table-cell>
          <table:table-cell table:formula="of:=[.B435]/[.$B$1]" office:value-type="float" office:value="18.2173913043478" calcext:value-type="float">
            <text:p>18,22</text:p>
          </table:table-cell>
          <table:table-cell table:formula="of:=[.G434]+[.F435]" office:value-type="float" office:value="7340.65217391304" calcext:value-type="float">
            <text:p>7340,6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EntryListView_5_InvalidViewFocusOperatorMutator</text:p>
          </table:table-cell>
          <table:table-cell office:value-type="float" office:value="5153" calcext:value-type="float">
            <text:p>5153</text:p>
          </table:table-cell>
          <table:table-cell table:formula="of:=[.E435]+[.B436]" office:value-type="float" office:value="169253" calcext:value-type="float">
            <text:p>169253</text:p>
          </table:table-cell>
          <table:table-cell table:formula="of:=[.B436]/[.$B$1]" office:value-type="float" office:value="18.1739130434783" calcext:value-type="float">
            <text:p>18,17</text:p>
          </table:table-cell>
          <table:table-cell table:formula="of:=[.G435]+[.F436]" office:value-type="float" office:value="7358.82608695652" calcext:value-type="float">
            <text:p>7358,83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ntryListView_6_ViewComponentNotVisibleOperatorMutator</text:p>
          </table:table-cell>
          <table:table-cell office:value-type="float" office:value="6153" calcext:value-type="float">
            <text:p>6153</text:p>
          </table:table-cell>
          <table:table-cell table:formula="of:=[.E436]+[.B437]" office:value-type="float" office:value="169662" calcext:value-type="float">
            <text:p>169662</text:p>
          </table:table-cell>
          <table:table-cell table:formula="of:=[.B437]/[.$B$1]" office:value-type="float" office:value="17.7826086956522" calcext:value-type="float">
            <text:p>17,78</text:p>
          </table:table-cell>
          <table:table-cell table:formula="of:=[.G436]+[.F437]" office:value-type="float" office:value="7376.60869565217" calcext:value-type="float">
            <text:p>7376,61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ntryListView_7_InvalidViewFocusOperatorMutator</text:p>
          </table:table-cell>
          <table:table-cell office:value-type="float" office:value="7153" calcext:value-type="float">
            <text:p>7153</text:p>
          </table:table-cell>
          <table:table-cell table:formula="of:=[.E437]+[.B438]" office:value-type="float" office:value="170078" calcext:value-type="float">
            <text:p>170078</text:p>
          </table:table-cell>
          <table:table-cell table:formula="of:=[.B438]/[.$B$1]" office:value-type="float" office:value="18.0869565217391" calcext:value-type="float">
            <text:p>18,09</text:p>
          </table:table-cell>
          <table:table-cell table:formula="of:=[.G437]+[.F438]" office:value-type="float" office:value="7394.69565217391" calcext:value-type="float">
            <text:p>7394,70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ntryListView_8_ViewComponentNotVisibleOperatorMutator</text:p>
          </table:table-cell>
          <table:table-cell office:value-type="float" office:value="8153" calcext:value-type="float">
            <text:p>8153</text:p>
          </table:table-cell>
          <table:table-cell table:formula="of:=[.E438]+[.B439]" office:value-type="float" office:value="170488" calcext:value-type="float">
            <text:p>170488</text:p>
          </table:table-cell>
          <table:table-cell table:formula="of:=[.B439]/[.$B$1]" office:value-type="float" office:value="17.8260869565217" calcext:value-type="float">
            <text:p>17,83</text:p>
          </table:table-cell>
          <table:table-cell table:formula="of:=[.G438]+[.F439]" office:value-type="float" office:value="7412.52173913043" calcext:value-type="float">
            <text:p>7412,5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tryListView_9_InvalidViewFocusOperatorMutator</text:p>
          </table:table-cell>
          <table:table-cell office:value-type="float" office:value="9153" calcext:value-type="float">
            <text:p>9153</text:p>
          </table:table-cell>
          <table:table-cell table:formula="of:=[.E439]+[.B440]" office:value-type="float" office:value="170900" calcext:value-type="float">
            <text:p>170900</text:p>
          </table:table-cell>
          <table:table-cell table:formula="of:=[.B440]/[.$B$1]" office:value-type="float" office:value="17.9130434782609" calcext:value-type="float">
            <text:p>17,91</text:p>
          </table:table-cell>
          <table:table-cell table:formula="of:=[.G439]+[.F440]" office:value-type="float" office:value="7430.43478260869" calcext:value-type="float">
            <text:p>7430,43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81" calcext:value-type="float">
            <text:p>381</text:p>
          </table:table-cell>
          <table:table-cell office:value-type="string" calcext:value-type="string">
            <text:p>EntryListView_10_ViewComponentNotVisibleOperatorMutator</text:p>
          </table:table-cell>
          <table:table-cell office:value-type="float" office:value="10153" calcext:value-type="float">
            <text:p>10153</text:p>
          </table:table-cell>
          <table:table-cell table:formula="of:=[.E440]+[.B441]" office:value-type="float" office:value="171281" calcext:value-type="float">
            <text:p>171281</text:p>
          </table:table-cell>
          <table:table-cell table:formula="of:=[.B441]/[.$B$1]" office:value-type="float" office:value="16.5652173913043" calcext:value-type="float">
            <text:p>16,57</text:p>
          </table:table-cell>
          <table:table-cell table:formula="of:=[.G440]+[.F441]" office:value-type="float" office:value="7447" calcext:value-type="float">
            <text:p>7447,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ntryListView_11_InvalidViewFocusOperatorMutator</text:p>
          </table:table-cell>
          <table:table-cell office:value-type="float" office:value="11153" calcext:value-type="float">
            <text:p>11153</text:p>
          </table:table-cell>
          <table:table-cell table:formula="of:=[.E441]+[.B442]" office:value-type="float" office:value="171688" calcext:value-type="float">
            <text:p>171688</text:p>
          </table:table-cell>
          <table:table-cell table:formula="of:=[.B442]/[.$B$1]" office:value-type="float" office:value="17.695652173913" calcext:value-type="float">
            <text:p>17,70</text:p>
          </table:table-cell>
          <table:table-cell table:formula="of:=[.G441]+[.F442]" office:value-type="float" office:value="7464.69565217391" calcext:value-type="float">
            <text:p>7464,70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EntryListView_12_ViewComponentNotVisibleOperatorMutator</text:p>
          </table:table-cell>
          <table:table-cell office:value-type="float" office:value="12153" calcext:value-type="float">
            <text:p>12153</text:p>
          </table:table-cell>
          <table:table-cell table:formula="of:=[.E442]+[.B443]" office:value-type="float" office:value="172083" calcext:value-type="float">
            <text:p>172083</text:p>
          </table:table-cell>
          <table:table-cell table:formula="of:=[.B443]/[.$B$1]" office:value-type="float" office:value="17.1739130434783" calcext:value-type="float">
            <text:p>17,17</text:p>
          </table:table-cell>
          <table:table-cell table:formula="of:=[.G442]+[.F443]" office:value-type="float" office:value="7481.86956521739" calcext:value-type="float">
            <text:p>7481,87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EntryListView_13_InvalidViewFocusOperatorMutator</text:p>
          </table:table-cell>
          <table:table-cell office:value-type="float" office:value="13153" calcext:value-type="float">
            <text:p>13153</text:p>
          </table:table-cell>
          <table:table-cell table:formula="of:=[.E443]+[.B444]" office:value-type="float" office:value="172475" calcext:value-type="float">
            <text:p>172475</text:p>
          </table:table-cell>
          <table:table-cell table:formula="of:=[.B444]/[.$B$1]" office:value-type="float" office:value="17.0434782608696" calcext:value-type="float">
            <text:p>17,04</text:p>
          </table:table-cell>
          <table:table-cell table:formula="of:=[.G443]+[.F444]" office:value-type="float" office:value="7498.91304347826" calcext:value-type="float">
            <text:p>7498,91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EntryListView_14_ViewComponentNotVisibleOperatorMutator</text:p>
          </table:table-cell>
          <table:table-cell office:value-type="float" office:value="14153" calcext:value-type="float">
            <text:p>14153</text:p>
          </table:table-cell>
          <table:table-cell table:formula="of:=[.E444]+[.B445]" office:value-type="float" office:value="172893" calcext:value-type="float">
            <text:p>172893</text:p>
          </table:table-cell>
          <table:table-cell table:formula="of:=[.B445]/[.$B$1]" office:value-type="float" office:value="18.1739130434783" calcext:value-type="float">
            <text:p>18,17</text:p>
          </table:table-cell>
          <table:table-cell table:formula="of:=[.G444]+[.F445]" office:value-type="float" office:value="7517.08695652173" calcext:value-type="float">
            <text:p>7517,09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EntryListView_15_BuggyGUIListenerOperatorMutator</text:p>
          </table:table-cell>
          <table:table-cell office:value-type="float" office:value="15153" calcext:value-type="float">
            <text:p>15153</text:p>
          </table:table-cell>
          <table:table-cell table:formula="of:=[.E445]+[.B446]" office:value-type="float" office:value="173280" calcext:value-type="float">
            <text:p>173280</text:p>
          </table:table-cell>
          <table:table-cell table:formula="of:=[.B446]/[.$B$1]" office:value-type="float" office:value="16.8260869565217" calcext:value-type="float">
            <text:p>16,83</text:p>
          </table:table-cell>
          <table:table-cell table:formula="of:=[.G445]+[.F446]" office:value-type="float" office:value="7533.91304347826" calcext:value-type="float">
            <text:p>7533,91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ntryListView_16_BuggyGUIListenerOperatorMutator</text:p>
          </table:table-cell>
          <table:table-cell office:value-type="float" office:value="16153" calcext:value-type="float">
            <text:p>16153</text:p>
          </table:table-cell>
          <table:table-cell table:formula="of:=[.E446]+[.B447]" office:value-type="float" office:value="173693" calcext:value-type="float">
            <text:p>173693</text:p>
          </table:table-cell>
          <table:table-cell table:formula="of:=[.B447]/[.$B$1]" office:value-type="float" office:value="17.9565217391304" calcext:value-type="float">
            <text:p>17,96</text:p>
          </table:table-cell>
          <table:table-cell table:formula="of:=[.G446]+[.F447]" office:value-type="float" office:value="7551.86956521739" calcext:value-type="float">
            <text:p>7551,87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379" calcext:value-type="float">
            <text:p>379</text:p>
          </table:table-cell>
          <table:table-cell office:value-type="string" calcext:value-type="string">
            <text:p>EntryListView_17_BuggyGUIListenerOperatorMutator</text:p>
          </table:table-cell>
          <table:table-cell office:value-type="float" office:value="17153" calcext:value-type="float">
            <text:p>17153</text:p>
          </table:table-cell>
          <table:table-cell table:formula="of:=[.E447]+[.B448]" office:value-type="float" office:value="174072" calcext:value-type="float">
            <text:p>174072</text:p>
          </table:table-cell>
          <table:table-cell table:formula="of:=[.B448]/[.$B$1]" office:value-type="float" office:value="16.4782608695652" calcext:value-type="float">
            <text:p>16,48</text:p>
          </table:table-cell>
          <table:table-cell table:formula="of:=[.G447]+[.F448]" office:value-type="float" office:value="7568.34782608695" calcext:value-type="float">
            <text:p>7568,3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ntryListView_18_InvalidViewFocusOperatorMutator</text:p>
          </table:table-cell>
          <table:table-cell office:value-type="float" office:value="18153" calcext:value-type="float">
            <text:p>18153</text:p>
          </table:table-cell>
          <table:table-cell table:formula="of:=[.E448]+[.B449]" office:value-type="float" office:value="174486" calcext:value-type="float">
            <text:p>174486</text:p>
          </table:table-cell>
          <table:table-cell table:formula="of:=[.B449]/[.$B$1]" office:value-type="float" office:value="18" calcext:value-type="float">
            <text:p>18,00</text:p>
          </table:table-cell>
          <table:table-cell table:formula="of:=[.G448]+[.F449]" office:value-type="float" office:value="7586.34782608695" calcext:value-type="float">
            <text:p>7586,3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ntryListView_19_ViewComponentNotVisibleOperatorMutator</text:p>
          </table:table-cell>
          <table:table-cell office:value-type="float" office:value="19153" calcext:value-type="float">
            <text:p>19153</text:p>
          </table:table-cell>
          <table:table-cell table:formula="of:=[.E449]+[.B450]" office:value-type="float" office:value="174899" calcext:value-type="float">
            <text:p>174899</text:p>
          </table:table-cell>
          <table:table-cell table:formula="of:=[.B450]/[.$B$1]" office:value-type="float" office:value="17.9565217391304" calcext:value-type="float">
            <text:p>17,96</text:p>
          </table:table-cell>
          <table:table-cell table:formula="of:=[.G449]+[.F450]" office:value-type="float" office:value="7604.30434782608" calcext:value-type="float">
            <text:p>7604,3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ntryListView_20_BinaryMutator</text:p>
          </table:table-cell>
          <table:table-cell office:value-type="float" office:value="20153" calcext:value-type="float">
            <text:p>20153</text:p>
          </table:table-cell>
          <table:table-cell table:formula="of:=[.E450]+[.B451]" office:value-type="float" office:value="175312" calcext:value-type="float">
            <text:p>175312</text:p>
          </table:table-cell>
          <table:table-cell table:formula="of:=[.B451]/[.$B$1]" office:value-type="float" office:value="17.9565217391304" calcext:value-type="float">
            <text:p>17,96</text:p>
          </table:table-cell>
          <table:table-cell table:formula="of:=[.G450]+[.F451]" office:value-type="float" office:value="7622.26086956521" calcext:value-type="float">
            <text:p>7622,26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ntryListView_21_BinaryMutator</text:p>
          </table:table-cell>
          <table:table-cell office:value-type="float" office:value="21153" calcext:value-type="float">
            <text:p>21153</text:p>
          </table:table-cell>
          <table:table-cell table:formula="of:=[.E451]+[.B452]" office:value-type="float" office:value="175723" calcext:value-type="float">
            <text:p>175723</text:p>
          </table:table-cell>
          <table:table-cell table:formula="of:=[.B452]/[.$B$1]" office:value-type="float" office:value="17.8695652173913" calcext:value-type="float">
            <text:p>17,87</text:p>
          </table:table-cell>
          <table:table-cell table:formula="of:=[.G451]+[.F452]" office:value-type="float" office:value="7640.1304347826" calcext:value-type="float">
            <text:p>7640,13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ntryListView_22_BinaryMutator</text:p>
          </table:table-cell>
          <table:table-cell office:value-type="float" office:value="22153" calcext:value-type="float">
            <text:p>22153</text:p>
          </table:table-cell>
          <table:table-cell table:formula="of:=[.E452]+[.B453]" office:value-type="float" office:value="176140" calcext:value-type="float">
            <text:p>176140</text:p>
          </table:table-cell>
          <table:table-cell table:formula="of:=[.B453]/[.$B$1]" office:value-type="float" office:value="18.1304347826087" calcext:value-type="float">
            <text:p>18,13</text:p>
          </table:table-cell>
          <table:table-cell table:formula="of:=[.G452]+[.F453]" office:value-type="float" office:value="7658.26086956521" calcext:value-type="float">
            <text:p>7658,26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ntryAdapter_0_BinaryMutator</text:p>
          </table:table-cell>
          <table:table-cell office:value-type="float" office:value="154" calcext:value-type="float">
            <text:p>154</text:p>
          </table:table-cell>
          <table:table-cell table:formula="of:=[.E453]+[.B454]" office:value-type="float" office:value="176556" calcext:value-type="float">
            <text:p>176556</text:p>
          </table:table-cell>
          <table:table-cell table:formula="of:=[.B454]/[.$B$1]" office:value-type="float" office:value="18.0869565217391" calcext:value-type="float">
            <text:p>18,09</text:p>
          </table:table-cell>
          <table:table-cell table:formula="of:=[.G453]+[.F454]" office:value-type="float" office:value="7676.34782608695" calcext:value-type="float">
            <text:p>7676,35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ntryAdapter_1_BinaryMutator</text:p>
          </table:table-cell>
          <table:table-cell office:value-type="float" office:value="1154" calcext:value-type="float">
            <text:p>1154</text:p>
          </table:table-cell>
          <table:table-cell table:formula="of:=[.E454]+[.B455]" office:value-type="float" office:value="176970" calcext:value-type="float">
            <text:p>176970</text:p>
          </table:table-cell>
          <table:table-cell table:formula="of:=[.B455]/[.$B$1]" office:value-type="float" office:value="18" calcext:value-type="float">
            <text:p>18,00</text:p>
          </table:table-cell>
          <table:table-cell table:formula="of:=[.G454]+[.F455]" office:value-type="float" office:value="7694.34782608695" calcext:value-type="float">
            <text:p>7694,35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EntryAdapter_2_BuggyGUIListenerOperatorMutator</text:p>
          </table:table-cell>
          <table:table-cell office:value-type="float" office:value="2154" calcext:value-type="float">
            <text:p>2154</text:p>
          </table:table-cell>
          <table:table-cell table:formula="of:=[.E455]+[.B456]" office:value-type="float" office:value="177367" calcext:value-type="float">
            <text:p>177367</text:p>
          </table:table-cell>
          <table:table-cell table:formula="of:=[.B456]/[.$B$1]" office:value-type="float" office:value="17.2608695652174" calcext:value-type="float">
            <text:p>17,26</text:p>
          </table:table-cell>
          <table:table-cell table:formula="of:=[.G455]+[.F456]" office:value-type="float" office:value="7711.60869565217" calcext:value-type="float">
            <text:p>7711,61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EntryAdapter_3_LengthyGUIListenerOperatorMutator</text:p>
          </table:table-cell>
          <table:table-cell office:value-type="float" office:value="3154" calcext:value-type="float">
            <text:p>3154</text:p>
          </table:table-cell>
          <table:table-cell table:formula="of:=[.E456]+[.B457]" office:value-type="float" office:value="177812" calcext:value-type="float">
            <text:p>177812</text:p>
          </table:table-cell>
          <table:table-cell table:formula="of:=[.B457]/[.$B$1]" office:value-type="float" office:value="19.3478260869565" calcext:value-type="float">
            <text:p>19,35</text:p>
          </table:table-cell>
          <table:table-cell table:formula="of:=[.G456]+[.F457]" office:value-type="float" office:value="7730.95652173912" calcext:value-type="float">
            <text:p>7730,96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ntryAdapter_4_BuggyGUIListenerOperatorMutator</text:p>
          </table:table-cell>
          <table:table-cell office:value-type="float" office:value="4154" calcext:value-type="float">
            <text:p>4154</text:p>
          </table:table-cell>
          <table:table-cell table:formula="of:=[.E457]+[.B458]" office:value-type="float" office:value="178228" calcext:value-type="float">
            <text:p>178228</text:p>
          </table:table-cell>
          <table:table-cell table:formula="of:=[.B458]/[.$B$1]" office:value-type="float" office:value="18.0869565217391" calcext:value-type="float">
            <text:p>18,09</text:p>
          </table:table-cell>
          <table:table-cell table:formula="of:=[.G457]+[.F458]" office:value-type="float" office:value="7749.04347826086" calcext:value-type="float">
            <text:p>7749,04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498" calcext:value-type="float">
            <text:p>498</text:p>
          </table:table-cell>
          <table:table-cell office:value-type="string" calcext:value-type="string">
            <text:p>EntryAdapter_5_LengthyGUIListenerOperatorMutator</text:p>
          </table:table-cell>
          <table:table-cell office:value-type="float" office:value="5154" calcext:value-type="float">
            <text:p>5154</text:p>
          </table:table-cell>
          <table:table-cell table:formula="of:=[.E458]+[.B459]" office:value-type="float" office:value="178726" calcext:value-type="float">
            <text:p>178726</text:p>
          </table:table-cell>
          <table:table-cell table:formula="of:=[.B459]/[.$B$1]" office:value-type="float" office:value="21.6521739130435" calcext:value-type="float">
            <text:p>21,65</text:p>
          </table:table-cell>
          <table:table-cell table:formula="of:=[.G458]+[.F459]" office:value-type="float" office:value="7770.69565217391" calcext:value-type="float">
            <text:p>7770,70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tryAdapter_6_BinaryMutator</text:p>
          </table:table-cell>
          <table:table-cell office:value-type="float" office:value="6154" calcext:value-type="float">
            <text:p>6154</text:p>
          </table:table-cell>
          <table:table-cell table:formula="of:=[.E459]+[.B460]" office:value-type="float" office:value="179138" calcext:value-type="float">
            <text:p>179138</text:p>
          </table:table-cell>
          <table:table-cell table:formula="of:=[.B460]/[.$B$1]" office:value-type="float" office:value="17.9130434782609" calcext:value-type="float">
            <text:p>17,91</text:p>
          </table:table-cell>
          <table:table-cell table:formula="of:=[.G459]+[.F460]" office:value-type="float" office:value="7788.60869565217" calcext:value-type="float">
            <text:p>7788,6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tryAdapter_7_BinaryMutator</text:p>
          </table:table-cell>
          <table:table-cell office:value-type="float" office:value="7154" calcext:value-type="float">
            <text:p>7154</text:p>
          </table:table-cell>
          <table:table-cell table:formula="of:=[.E460]+[.B461]" office:value-type="float" office:value="179550" calcext:value-type="float">
            <text:p>179550</text:p>
          </table:table-cell>
          <table:table-cell table:formula="of:=[.B461]/[.$B$1]" office:value-type="float" office:value="17.9130434782609" calcext:value-type="float">
            <text:p>17,91</text:p>
          </table:table-cell>
          <table:table-cell table:formula="of:=[.G460]+[.F461]" office:value-type="float" office:value="7806.52173913043" calcext:value-type="float">
            <text:p>7806,5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ntryAdapter_8_BinaryMutator</text:p>
          </table:table-cell>
          <table:table-cell office:value-type="float" office:value="8154" calcext:value-type="float">
            <text:p>8154</text:p>
          </table:table-cell>
          <table:table-cell table:formula="of:=[.E461]+[.B462]" office:value-type="float" office:value="179964" calcext:value-type="float">
            <text:p>179964</text:p>
          </table:table-cell>
          <table:table-cell table:formula="of:=[.B462]/[.$B$1]" office:value-type="float" office:value="18" calcext:value-type="float">
            <text:p>18,00</text:p>
          </table:table-cell>
          <table:table-cell table:formula="of:=[.G461]+[.F462]" office:value-type="float" office:value="7824.52173913043" calcext:value-type="float">
            <text:p>7824,5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ntryAdapter_9_BinaryMutator</text:p>
          </table:table-cell>
          <table:table-cell office:value-type="float" office:value="9154" calcext:value-type="float">
            <text:p>9154</text:p>
          </table:table-cell>
          <table:table-cell table:formula="of:=[.E462]+[.B463]" office:value-type="float" office:value="180375" calcext:value-type="float">
            <text:p>180375</text:p>
          </table:table-cell>
          <table:table-cell table:formula="of:=[.B463]/[.$B$1]" office:value-type="float" office:value="17.8695652173913" calcext:value-type="float">
            <text:p>17,87</text:p>
          </table:table-cell>
          <table:table-cell table:formula="of:=[.G462]+[.F463]" office:value-type="float" office:value="7842.39130434782" calcext:value-type="float">
            <text:p>7842,39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EntryAdapter_10_BinaryMutator</text:p>
          </table:table-cell>
          <table:table-cell office:value-type="float" office:value="10154" calcext:value-type="float">
            <text:p>10154</text:p>
          </table:table-cell>
          <table:table-cell table:formula="of:=[.E463]+[.B464]" office:value-type="float" office:value="180683" calcext:value-type="float">
            <text:p>180683</text:p>
          </table:table-cell>
          <table:table-cell table:formula="of:=[.B464]/[.$B$1]" office:value-type="float" office:value="13.3913043478261" calcext:value-type="float">
            <text:p>13,39</text:p>
          </table:table-cell>
          <table:table-cell table:formula="of:=[.G463]+[.F464]" office:value-type="float" office:value="7855.78260869564" calcext:value-type="float">
            <text:p>7855,78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ntryAdapter_11_InvalidViewFocusOperatorMutator</text:p>
          </table:table-cell>
          <table:table-cell office:value-type="float" office:value="11154" calcext:value-type="float">
            <text:p>11154</text:p>
          </table:table-cell>
          <table:table-cell table:formula="of:=[.E464]+[.B465]" office:value-type="float" office:value="181091" calcext:value-type="float">
            <text:p>181091</text:p>
          </table:table-cell>
          <table:table-cell table:formula="of:=[.B465]/[.$B$1]" office:value-type="float" office:value="17.7391304347826" calcext:value-type="float">
            <text:p>17,74</text:p>
          </table:table-cell>
          <table:table-cell table:formula="of:=[.G464]+[.F465]" office:value-type="float" office:value="7873.52173913043" calcext:value-type="float">
            <text:p>7873,5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ntryAdapter_12_ViewComponentNotVisibleOperatorMutator</text:p>
          </table:table-cell>
          <table:table-cell office:value-type="float" office:value="12154" calcext:value-type="float">
            <text:p>12154</text:p>
          </table:table-cell>
          <table:table-cell table:formula="of:=[.E465]+[.B466]" office:value-type="float" office:value="181502" calcext:value-type="float">
            <text:p>181502</text:p>
          </table:table-cell>
          <table:table-cell table:formula="of:=[.B466]/[.$B$1]" office:value-type="float" office:value="17.8695652173913" calcext:value-type="float">
            <text:p>17,87</text:p>
          </table:table-cell>
          <table:table-cell table:formula="of:=[.G465]+[.F466]" office:value-type="float" office:value="7891.39130434782" calcext:value-type="float">
            <text:p>7891,39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conCategoryHolder_0_InvalidViewFocusOperatorMutator</text:p>
          </table:table-cell>
          <table:table-cell office:value-type="float" office:value="155" calcext:value-type="float">
            <text:p>155</text:p>
          </table:table-cell>
          <table:table-cell table:formula="of:=[.E466]+[.B467]" office:value-type="float" office:value="181912" calcext:value-type="float">
            <text:p>181912</text:p>
          </table:table-cell>
          <table:table-cell table:formula="of:=[.B467]/[.$B$1]" office:value-type="float" office:value="17.8260869565217" calcext:value-type="float">
            <text:p>17,83</text:p>
          </table:table-cell>
          <table:table-cell table:formula="of:=[.G466]+[.F467]" office:value-type="float" office:value="7909.21739130434" calcext:value-type="float">
            <text:p>7909,2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conCategoryHolder_1_ViewComponentNotVisibleOperatorMutator</text:p>
          </table:table-cell>
          <table:table-cell office:value-type="float" office:value="1155" calcext:value-type="float">
            <text:p>1155</text:p>
          </table:table-cell>
          <table:table-cell table:formula="of:=[.E467]+[.B468]" office:value-type="float" office:value="182323" calcext:value-type="float">
            <text:p>182323</text:p>
          </table:table-cell>
          <table:table-cell table:formula="of:=[.B468]/[.$B$1]" office:value-type="float" office:value="17.8695652173913" calcext:value-type="float">
            <text:p>17,87</text:p>
          </table:table-cell>
          <table:table-cell table:formula="of:=[.G467]+[.F468]" office:value-type="float" office:value="7927.08695652173" calcext:value-type="float">
            <text:p>7927,09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conCategoryHolder_2_InvalidViewFocusOperatorMutator</text:p>
          </table:table-cell>
          <table:table-cell office:value-type="float" office:value="2155" calcext:value-type="float">
            <text:p>2155</text:p>
          </table:table-cell>
          <table:table-cell table:formula="of:=[.E468]+[.B469]" office:value-type="float" office:value="182737" calcext:value-type="float">
            <text:p>182737</text:p>
          </table:table-cell>
          <table:table-cell table:formula="of:=[.B469]/[.$B$1]" office:value-type="float" office:value="18" calcext:value-type="float">
            <text:p>18,00</text:p>
          </table:table-cell>
          <table:table-cell table:formula="of:=[.G468]+[.F469]" office:value-type="float" office:value="7945.08695652173" calcext:value-type="float">
            <text:p>7945,09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conCategoryHolder_3_ViewComponentNotVisibleOperatorMutator</text:p>
          </table:table-cell>
          <table:table-cell office:value-type="float" office:value="3155" calcext:value-type="float">
            <text:p>3155</text:p>
          </table:table-cell>
          <table:table-cell table:formula="of:=[.E469]+[.B470]" office:value-type="float" office:value="183147" calcext:value-type="float">
            <text:p>183147</text:p>
          </table:table-cell>
          <table:table-cell table:formula="of:=[.B470]/[.$B$1]" office:value-type="float" office:value="17.8260869565217" calcext:value-type="float">
            <text:p>17,83</text:p>
          </table:table-cell>
          <table:table-cell table:formula="of:=[.G469]+[.F470]" office:value-type="float" office:value="7962.91304347825" calcext:value-type="float">
            <text:p>7962,91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conRecyclerView_0_BinaryMutator</text:p>
          </table:table-cell>
          <table:table-cell office:value-type="float" office:value="156" calcext:value-type="float">
            <text:p>156</text:p>
          </table:table-cell>
          <table:table-cell table:formula="of:=[.E470]+[.B471]" office:value-type="float" office:value="183558" calcext:value-type="float">
            <text:p>183558</text:p>
          </table:table-cell>
          <table:table-cell table:formula="of:=[.B471]/[.$B$1]" office:value-type="float" office:value="17.8695652173913" calcext:value-type="float">
            <text:p>17,87</text:p>
          </table:table-cell>
          <table:table-cell table:formula="of:=[.G470]+[.F471]" office:value-type="float" office:value="7980.78260869564" calcext:value-type="float">
            <text:p>7980,7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conPackAdapter_0_BinaryMutator</text:p>
          </table:table-cell>
          <table:table-cell office:value-type="float" office:value="157" calcext:value-type="float">
            <text:p>157</text:p>
          </table:table-cell>
          <table:table-cell table:formula="of:=[.E471]+[.B472]" office:value-type="float" office:value="183972" calcext:value-type="float">
            <text:p>183972</text:p>
          </table:table-cell>
          <table:table-cell table:formula="of:=[.B472]/[.$B$1]" office:value-type="float" office:value="18" calcext:value-type="float">
            <text:p>18,00</text:p>
          </table:table-cell>
          <table:table-cell table:formula="of:=[.G471]+[.F472]" office:value-type="float" office:value="7998.78260869564" calcext:value-type="float">
            <text:p>7998,78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conPackAdapter_1_BuggyGUIListenerOperatorMutator</text:p>
          </table:table-cell>
          <table:table-cell office:value-type="float" office:value="1157" calcext:value-type="float">
            <text:p>1157</text:p>
          </table:table-cell>
          <table:table-cell table:formula="of:=[.E472]+[.B473]" office:value-type="float" office:value="184381" calcext:value-type="float">
            <text:p>184381</text:p>
          </table:table-cell>
          <table:table-cell table:formula="of:=[.B473]/[.$B$1]" office:value-type="float" office:value="17.7826086956522" calcext:value-type="float">
            <text:p>17,78</text:p>
          </table:table-cell>
          <table:table-cell table:formula="of:=[.G472]+[.F473]" office:value-type="float" office:value="8016.5652173913" calcext:value-type="float">
            <text:p>8016,57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ImportEntriesAdapter_0_BinaryMutator</text:p>
          </table:table-cell>
          <table:table-cell office:value-type="float" office:value="158" calcext:value-type="float">
            <text:p>158</text:p>
          </table:table-cell>
          <table:table-cell table:formula="of:=[.E473]+[.B474]" office:value-type="float" office:value="184800" calcext:value-type="float">
            <text:p>184800</text:p>
          </table:table-cell>
          <table:table-cell table:formula="of:=[.B474]/[.$B$1]" office:value-type="float" office:value="18.2173913043478" calcext:value-type="float">
            <text:p>18,22</text:p>
          </table:table-cell>
          <table:table-cell table:formula="of:=[.G473]+[.F474]" office:value-type="float" office:value="8034.78260869565" calcext:value-type="float">
            <text:p>8034,78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mportEntryHolder_0_InvalidViewFocusOperatorMutator</text:p>
          </table:table-cell>
          <table:table-cell office:value-type="float" office:value="159" calcext:value-type="float">
            <text:p>159</text:p>
          </table:table-cell>
          <table:table-cell table:formula="of:=[.E474]+[.B475]" office:value-type="float" office:value="185209" calcext:value-type="float">
            <text:p>185209</text:p>
          </table:table-cell>
          <table:table-cell table:formula="of:=[.B475]/[.$B$1]" office:value-type="float" office:value="17.7826086956522" calcext:value-type="float">
            <text:p>17,78</text:p>
          </table:table-cell>
          <table:table-cell table:formula="of:=[.G474]+[.F475]" office:value-type="float" office:value="8052.5652173913" calcext:value-type="float">
            <text:p>8052,5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ImportEntryHolder_1_ViewComponentNotVisibleOperatorMutator</text:p>
          </table:table-cell>
          <table:table-cell office:value-type="float" office:value="1159" calcext:value-type="float">
            <text:p>1159</text:p>
          </table:table-cell>
          <table:table-cell table:formula="of:=[.E475]+[.B476]" office:value-type="float" office:value="185614" calcext:value-type="float">
            <text:p>185614</text:p>
          </table:table-cell>
          <table:table-cell table:formula="of:=[.B476]/[.$B$1]" office:value-type="float" office:value="17.6086956521739" calcext:value-type="float">
            <text:p>17,61</text:p>
          </table:table-cell>
          <table:table-cell table:formula="of:=[.G475]+[.F476]" office:value-type="float" office:value="8070.17391304347" calcext:value-type="float">
            <text:p>8070,17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ntryHolder_2_InvalidViewFocusOperatorMutator</text:p>
          </table:table-cell>
          <table:table-cell office:value-type="float" office:value="2159" calcext:value-type="float">
            <text:p>2159</text:p>
          </table:table-cell>
          <table:table-cell table:formula="of:=[.E476]+[.B477]" office:value-type="float" office:value="186024" calcext:value-type="float">
            <text:p>186024</text:p>
          </table:table-cell>
          <table:table-cell table:formula="of:=[.B477]/[.$B$1]" office:value-type="float" office:value="17.8260869565217" calcext:value-type="float">
            <text:p>17,83</text:p>
          </table:table-cell>
          <table:table-cell table:formula="of:=[.G476]+[.F477]" office:value-type="float" office:value="8087.99999999999" calcext:value-type="float">
            <text:p>8088,0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ImportEntryHolder_3_ViewComponentNotVisibleOperatorMutator</text:p>
          </table:table-cell>
          <table:table-cell office:value-type="float" office:value="3159" calcext:value-type="float">
            <text:p>3159</text:p>
          </table:table-cell>
          <table:table-cell table:formula="of:=[.E477]+[.B478]" office:value-type="float" office:value="186432" calcext:value-type="float">
            <text:p>186432</text:p>
          </table:table-cell>
          <table:table-cell table:formula="of:=[.B478]/[.$B$1]" office:value-type="float" office:value="17.7391304347826" calcext:value-type="float">
            <text:p>17,74</text:p>
          </table:table-cell>
          <table:table-cell table:formula="of:=[.G477]+[.F478]" office:value-type="float" office:value="8105.73913043478" calcext:value-type="float">
            <text:p>8105,74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mportEntryHolder_4_InvalidViewFocusOperatorMutator</text:p>
          </table:table-cell>
          <table:table-cell office:value-type="float" office:value="4159" calcext:value-type="float">
            <text:p>4159</text:p>
          </table:table-cell>
          <table:table-cell table:formula="of:=[.E478]+[.B479]" office:value-type="float" office:value="186844" calcext:value-type="float">
            <text:p>186844</text:p>
          </table:table-cell>
          <table:table-cell table:formula="of:=[.B479]/[.$B$1]" office:value-type="float" office:value="17.9130434782609" calcext:value-type="float">
            <text:p>17,91</text:p>
          </table:table-cell>
          <table:table-cell table:formula="of:=[.G478]+[.F479]" office:value-type="float" office:value="8123.65217391304" calcext:value-type="float">
            <text:p>8123,6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mportEntryHolder_5_ViewComponentNotVisibleOperatorMutator</text:p>
          </table:table-cell>
          <table:table-cell office:value-type="float" office:value="5159" calcext:value-type="float">
            <text:p>5159</text:p>
          </table:table-cell>
          <table:table-cell table:formula="of:=[.E479]+[.B480]" office:value-type="float" office:value="187259" calcext:value-type="float">
            <text:p>187259</text:p>
          </table:table-cell>
          <table:table-cell table:formula="of:=[.B480]/[.$B$1]" office:value-type="float" office:value="18.0434782608696" calcext:value-type="float">
            <text:p>18,04</text:p>
          </table:table-cell>
          <table:table-cell table:formula="of:=[.G479]+[.F480]" office:value-type="float" office:value="8141.69565217391" calcext:value-type="float">
            <text:p>8141,70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ImportEntryHolder_6_BuggyGUIListenerOperatorMutator</text:p>
          </table:table-cell>
          <table:table-cell office:value-type="float" office:value="6159" calcext:value-type="float">
            <text:p>6159</text:p>
          </table:table-cell>
          <table:table-cell table:formula="of:=[.E480]+[.B481]" office:value-type="float" office:value="187680" calcext:value-type="float">
            <text:p>187680</text:p>
          </table:table-cell>
          <table:table-cell table:formula="of:=[.B481]/[.$B$1]" office:value-type="float" office:value="18.304347826087" calcext:value-type="float">
            <text:p>18,30</text:p>
          </table:table-cell>
          <table:table-cell table:formula="of:=[.G480]+[.F481]" office:value-type="float" office:value="8159.99999999999" calcext:value-type="float">
            <text:p>8160,00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GroupAdapter_0_BinaryMutator</text:p>
          </table:table-cell>
          <table:table-cell office:value-type="float" office:value="160" calcext:value-type="float">
            <text:p>160</text:p>
          </table:table-cell>
          <table:table-cell table:formula="of:=[.E481]+[.B482]" office:value-type="float" office:value="188120" calcext:value-type="float">
            <text:p>188120</text:p>
          </table:table-cell>
          <table:table-cell table:formula="of:=[.B482]/[.$B$1]" office:value-type="float" office:value="19.1304347826087" calcext:value-type="float">
            <text:p>19,13</text:p>
          </table:table-cell>
          <table:table-cell table:formula="of:=[.G481]+[.F482]" office:value-type="float" office:value="8179.1304347826" calcext:value-type="float">
            <text:p>8179,1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GroupAdapter_1_BuggyGUIListenerOperatorMutator</text:p>
          </table:table-cell>
          <table:table-cell office:value-type="float" office:value="1160" calcext:value-type="float">
            <text:p>1160</text:p>
          </table:table-cell>
          <table:table-cell table:formula="of:=[.E482]+[.B483]" office:value-type="float" office:value="188558" calcext:value-type="float">
            <text:p>188558</text:p>
          </table:table-cell>
          <table:table-cell table:formula="of:=[.B483]/[.$B$1]" office:value-type="float" office:value="19.0434782608696" calcext:value-type="float">
            <text:p>19,04</text:p>
          </table:table-cell>
          <table:table-cell table:formula="of:=[.G482]+[.F483]" office:value-type="float" office:value="8198.17391304347" calcext:value-type="float">
            <text:p>8198,17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conPackHolder_0_InvalidViewFocusOperatorMutator</text:p>
          </table:table-cell>
          <table:table-cell office:value-type="float" office:value="161" calcext:value-type="float">
            <text:p>161</text:p>
          </table:table-cell>
          <table:table-cell table:formula="of:=[.E483]+[.B484]" office:value-type="float" office:value="188974" calcext:value-type="float">
            <text:p>188974</text:p>
          </table:table-cell>
          <table:table-cell table:formula="of:=[.B484]/[.$B$1]" office:value-type="float" office:value="18.0869565217391" calcext:value-type="float">
            <text:p>18,09</text:p>
          </table:table-cell>
          <table:table-cell table:formula="of:=[.G483]+[.F484]" office:value-type="float" office:value="8216.26086956521" calcext:value-type="float">
            <text:p>8216,26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conPackHolder_1_ViewComponentNotVisibleOperatorMutator</text:p>
          </table:table-cell>
          <table:table-cell office:value-type="float" office:value="1161" calcext:value-type="float">
            <text:p>1161</text:p>
          </table:table-cell>
          <table:table-cell table:formula="of:=[.E484]+[.B485]" office:value-type="float" office:value="189387" calcext:value-type="float">
            <text:p>189387</text:p>
          </table:table-cell>
          <table:table-cell table:formula="of:=[.B485]/[.$B$1]" office:value-type="float" office:value="17.9565217391304" calcext:value-type="float">
            <text:p>17,96</text:p>
          </table:table-cell>
          <table:table-cell table:formula="of:=[.G484]+[.F485]" office:value-type="float" office:value="8234.21739130434" calcext:value-type="float">
            <text:p>8234,22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IconPackHolder_2_InvalidViewFocusOperatorMutator</text:p>
          </table:table-cell>
          <table:table-cell office:value-type="float" office:value="2161" calcext:value-type="float">
            <text:p>2161</text:p>
          </table:table-cell>
          <table:table-cell table:formula="of:=[.E485]+[.B486]" office:value-type="float" office:value="189791" calcext:value-type="float">
            <text:p>189791</text:p>
          </table:table-cell>
          <table:table-cell table:formula="of:=[.B486]/[.$B$1]" office:value-type="float" office:value="17.5652173913043" calcext:value-type="float">
            <text:p>17,57</text:p>
          </table:table-cell>
          <table:table-cell table:formula="of:=[.G485]+[.F486]" office:value-type="float" office:value="8251.78260869565" calcext:value-type="float">
            <text:p>8251,7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conPackHolder_3_ViewComponentNotVisibleOperatorMutator</text:p>
          </table:table-cell>
          <table:table-cell office:value-type="float" office:value="3161" calcext:value-type="float">
            <text:p>3161</text:p>
          </table:table-cell>
          <table:table-cell table:formula="of:=[.E486]+[.B487]" office:value-type="float" office:value="190201" calcext:value-type="float">
            <text:p>190201</text:p>
          </table:table-cell>
          <table:table-cell table:formula="of:=[.B487]/[.$B$1]" office:value-type="float" office:value="17.8260869565217" calcext:value-type="float">
            <text:p>17,83</text:p>
          </table:table-cell>
          <table:table-cell table:formula="of:=[.G486]+[.F487]" office:value-type="float" office:value="8269.60869565217" calcext:value-type="float">
            <text:p>8269,61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conPackHolder_4_InvalidViewFocusOperatorMutator</text:p>
          </table:table-cell>
          <table:table-cell office:value-type="float" office:value="4161" calcext:value-type="float">
            <text:p>4161</text:p>
          </table:table-cell>
          <table:table-cell table:formula="of:=[.E487]+[.B488]" office:value-type="float" office:value="190612" calcext:value-type="float">
            <text:p>190612</text:p>
          </table:table-cell>
          <table:table-cell table:formula="of:=[.B488]/[.$B$1]" office:value-type="float" office:value="17.8695652173913" calcext:value-type="float">
            <text:p>17,87</text:p>
          </table:table-cell>
          <table:table-cell table:formula="of:=[.G487]+[.F488]" office:value-type="float" office:value="8287.47826086956" calcext:value-type="float">
            <text:p>8287,48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conPackHolder_5_ViewComponentNotVisibleOperatorMutator</text:p>
          </table:table-cell>
          <table:table-cell office:value-type="float" office:value="5161" calcext:value-type="float">
            <text:p>5161</text:p>
          </table:table-cell>
          <table:table-cell table:formula="of:=[.E488]+[.B489]" office:value-type="float" office:value="191025" calcext:value-type="float">
            <text:p>191025</text:p>
          </table:table-cell>
          <table:table-cell table:formula="of:=[.B489]/[.$B$1]" office:value-type="float" office:value="17.9565217391304" calcext:value-type="float">
            <text:p>17,96</text:p>
          </table:table-cell>
          <table:table-cell table:formula="of:=[.G488]+[.F489]" office:value-type="float" office:value="8305.43478260869" calcext:value-type="float">
            <text:p>8305,43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ntryHolder_0_InvalidViewFocusOperatorMutator</text:p>
          </table:table-cell>
          <table:table-cell office:value-type="float" office:value="162" calcext:value-type="float">
            <text:p>162</text:p>
          </table:table-cell>
          <table:table-cell table:formula="of:=[.E489]+[.B490]" office:value-type="float" office:value="191434" calcext:value-type="float">
            <text:p>191434</text:p>
          </table:table-cell>
          <table:table-cell table:formula="of:=[.B490]/[.$B$1]" office:value-type="float" office:value="17.7826086956522" calcext:value-type="float">
            <text:p>17,78</text:p>
          </table:table-cell>
          <table:table-cell table:formula="of:=[.G489]+[.F490]" office:value-type="float" office:value="8323.21739130434" calcext:value-type="float">
            <text:p>8323,22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tryHolder_1_ViewComponentNotVisibleOperatorMutator</text:p>
          </table:table-cell>
          <table:table-cell office:value-type="float" office:value="1162" calcext:value-type="float">
            <text:p>1162</text:p>
          </table:table-cell>
          <table:table-cell table:formula="of:=[.E490]+[.B491]" office:value-type="float" office:value="191846" calcext:value-type="float">
            <text:p>191846</text:p>
          </table:table-cell>
          <table:table-cell table:formula="of:=[.B491]/[.$B$1]" office:value-type="float" office:value="17.9130434782609" calcext:value-type="float">
            <text:p>17,91</text:p>
          </table:table-cell>
          <table:table-cell table:formula="of:=[.G490]+[.F491]" office:value-type="float" office:value="8341.1304347826" calcext:value-type="float">
            <text:p>8341,13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EntryHolder_2_InvalidViewFocusOperatorMutator</text:p>
          </table:table-cell>
          <table:table-cell office:value-type="float" office:value="2162" calcext:value-type="float">
            <text:p>2162</text:p>
          </table:table-cell>
          <table:table-cell table:formula="of:=[.E491]+[.B492]" office:value-type="float" office:value="192246" calcext:value-type="float">
            <text:p>192246</text:p>
          </table:table-cell>
          <table:table-cell table:formula="of:=[.B492]/[.$B$1]" office:value-type="float" office:value="17.3913043478261" calcext:value-type="float">
            <text:p>17,39</text:p>
          </table:table-cell>
          <table:table-cell table:formula="of:=[.G491]+[.F492]" office:value-type="float" office:value="8358.52173913043" calcext:value-type="float">
            <text:p>8358,52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tryHolder_3_ViewComponentNotVisibleOperatorMutator</text:p>
          </table:table-cell>
          <table:table-cell office:value-type="float" office:value="3162" calcext:value-type="float">
            <text:p>3162</text:p>
          </table:table-cell>
          <table:table-cell table:formula="of:=[.E492]+[.B493]" office:value-type="float" office:value="192658" calcext:value-type="float">
            <text:p>192658</text:p>
          </table:table-cell>
          <table:table-cell table:formula="of:=[.B493]/[.$B$1]" office:value-type="float" office:value="17.9130434782609" calcext:value-type="float">
            <text:p>17,91</text:p>
          </table:table-cell>
          <table:table-cell table:formula="of:=[.G492]+[.F493]" office:value-type="float" office:value="8376.43478260869" calcext:value-type="float">
            <text:p>8376,43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ntryHolder_4_InvalidViewFocusOperatorMutator</text:p>
          </table:table-cell>
          <table:table-cell office:value-type="float" office:value="4162" calcext:value-type="float">
            <text:p>4162</text:p>
          </table:table-cell>
          <table:table-cell table:formula="of:=[.E493]+[.B494]" office:value-type="float" office:value="193062" calcext:value-type="float">
            <text:p>193062</text:p>
          </table:table-cell>
          <table:table-cell table:formula="of:=[.B494]/[.$B$1]" office:value-type="float" office:value="17.5652173913043" calcext:value-type="float">
            <text:p>17,57</text:p>
          </table:table-cell>
          <table:table-cell table:formula="of:=[.G493]+[.F494]" office:value-type="float" office:value="8393.99999999999" calcext:value-type="float">
            <text:p>8394,00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ntryHolder_5_ViewComponentNotVisibleOperatorMutator</text:p>
          </table:table-cell>
          <table:table-cell office:value-type="float" office:value="5162" calcext:value-type="float">
            <text:p>5162</text:p>
          </table:table-cell>
          <table:table-cell table:formula="of:=[.E494]+[.B495]" office:value-type="float" office:value="193467" calcext:value-type="float">
            <text:p>193467</text:p>
          </table:table-cell>
          <table:table-cell table:formula="of:=[.B495]/[.$B$1]" office:value-type="float" office:value="17.6086956521739" calcext:value-type="float">
            <text:p>17,61</text:p>
          </table:table-cell>
          <table:table-cell table:formula="of:=[.G494]+[.F495]" office:value-type="float" office:value="8411.60869565217" calcext:value-type="float">
            <text:p>8411,61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ntryHolder_6_InvalidViewFocusOperatorMutator</text:p>
          </table:table-cell>
          <table:table-cell office:value-type="float" office:value="6162" calcext:value-type="float">
            <text:p>6162</text:p>
          </table:table-cell>
          <table:table-cell table:formula="of:=[.E495]+[.B496]" office:value-type="float" office:value="193878" calcext:value-type="float">
            <text:p>193878</text:p>
          </table:table-cell>
          <table:table-cell table:formula="of:=[.B496]/[.$B$1]" office:value-type="float" office:value="17.8695652173913" calcext:value-type="float">
            <text:p>17,87</text:p>
          </table:table-cell>
          <table:table-cell table:formula="of:=[.G495]+[.F496]" office:value-type="float" office:value="8429.47826086956" calcext:value-type="float">
            <text:p>8429,48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ntryHolder_7_ViewComponentNotVisibleOperatorMutator</text:p>
          </table:table-cell>
          <table:table-cell office:value-type="float" office:value="7162" calcext:value-type="float">
            <text:p>7162</text:p>
          </table:table-cell>
          <table:table-cell table:formula="of:=[.E496]+[.B497]" office:value-type="float" office:value="194285" calcext:value-type="float">
            <text:p>194285</text:p>
          </table:table-cell>
          <table:table-cell table:formula="of:=[.B497]/[.$B$1]" office:value-type="float" office:value="17.695652173913" calcext:value-type="float">
            <text:p>17,70</text:p>
          </table:table-cell>
          <table:table-cell table:formula="of:=[.G496]+[.F497]" office:value-type="float" office:value="8447.17391304347" calcext:value-type="float">
            <text:p>8447,17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tryHolder_8_InvalidViewFocusOperatorMutator</text:p>
          </table:table-cell>
          <table:table-cell office:value-type="float" office:value="8162" calcext:value-type="float">
            <text:p>8162</text:p>
          </table:table-cell>
          <table:table-cell table:formula="of:=[.E497]+[.B498]" office:value-type="float" office:value="194697" calcext:value-type="float">
            <text:p>194697</text:p>
          </table:table-cell>
          <table:table-cell table:formula="of:=[.B498]/[.$B$1]" office:value-type="float" office:value="17.9130434782609" calcext:value-type="float">
            <text:p>17,91</text:p>
          </table:table-cell>
          <table:table-cell table:formula="of:=[.G497]+[.F498]" office:value-type="float" office:value="8465.08695652173" calcext:value-type="float">
            <text:p>8465,09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ntryHolder_9_ViewComponentNotVisibleOperatorMutator</text:p>
          </table:table-cell>
          <table:table-cell office:value-type="float" office:value="9162" calcext:value-type="float">
            <text:p>9162</text:p>
          </table:table-cell>
          <table:table-cell table:formula="of:=[.E498]+[.B499]" office:value-type="float" office:value="195103" calcext:value-type="float">
            <text:p>195103</text:p>
          </table:table-cell>
          <table:table-cell table:formula="of:=[.B499]/[.$B$1]" office:value-type="float" office:value="17.6521739130435" calcext:value-type="float">
            <text:p>17,65</text:p>
          </table:table-cell>
          <table:table-cell table:formula="of:=[.G498]+[.F499]" office:value-type="float" office:value="8482.73913043478" calcext:value-type="float">
            <text:p>8482,7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ntryHolder_10_InvalidViewFocusOperatorMutator</text:p>
          </table:table-cell>
          <table:table-cell office:value-type="float" office:value="10162" calcext:value-type="float">
            <text:p>10162</text:p>
          </table:table-cell>
          <table:table-cell table:formula="of:=[.E499]+[.B500]" office:value-type="float" office:value="195513" calcext:value-type="float">
            <text:p>195513</text:p>
          </table:table-cell>
          <table:table-cell table:formula="of:=[.B500]/[.$B$1]" office:value-type="float" office:value="17.8260869565217" calcext:value-type="float">
            <text:p>17,83</text:p>
          </table:table-cell>
          <table:table-cell table:formula="of:=[.G499]+[.F500]" office:value-type="float" office:value="8500.5652173913" calcext:value-type="float">
            <text:p>8500,57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EntryHolder_11_ViewComponentNotVisibleOperatorMutator</text:p>
          </table:table-cell>
          <table:table-cell office:value-type="float" office:value="11162" calcext:value-type="float">
            <text:p>11162</text:p>
          </table:table-cell>
          <table:table-cell table:formula="of:=[.E500]+[.B501]" office:value-type="float" office:value="195916" calcext:value-type="float">
            <text:p>195916</text:p>
          </table:table-cell>
          <table:table-cell table:formula="of:=[.B501]/[.$B$1]" office:value-type="float" office:value="17.5217391304348" calcext:value-type="float">
            <text:p>17,52</text:p>
          </table:table-cell>
          <table:table-cell table:formula="of:=[.G500]+[.F501]" office:value-type="float" office:value="8518.08695652173" calcext:value-type="float">
            <text:p>8518,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EntryHolder_12_InvalidViewFocusOperatorMutator</text:p>
          </table:table-cell>
          <table:table-cell office:value-type="float" office:value="12162" calcext:value-type="float">
            <text:p>12162</text:p>
          </table:table-cell>
          <table:table-cell table:formula="of:=[.E501]+[.B502]" office:value-type="float" office:value="196320" calcext:value-type="float">
            <text:p>196320</text:p>
          </table:table-cell>
          <table:table-cell table:formula="of:=[.B502]/[.$B$1]" office:value-type="float" office:value="17.5652173913043" calcext:value-type="float">
            <text:p>17,57</text:p>
          </table:table-cell>
          <table:table-cell table:formula="of:=[.G501]+[.F502]" office:value-type="float" office:value="8535.65217391304" calcext:value-type="float">
            <text:p>8535,6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ntryHolder_13_ViewComponentNotVisibleOperatorMutator</text:p>
          </table:table-cell>
          <table:table-cell office:value-type="float" office:value="13162" calcext:value-type="float">
            <text:p>13162</text:p>
          </table:table-cell>
          <table:table-cell table:formula="of:=[.E502]+[.B503]" office:value-type="float" office:value="196722" calcext:value-type="float">
            <text:p>196722</text:p>
          </table:table-cell>
          <table:table-cell table:formula="of:=[.B503]/[.$B$1]" office:value-type="float" office:value="17.4782608695652" calcext:value-type="float">
            <text:p>17,48</text:p>
          </table:table-cell>
          <table:table-cell table:formula="of:=[.G502]+[.F503]" office:value-type="float" office:value="8553.1304347826" calcext:value-type="float">
            <text:p>8553,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ntryHolder_14_InvalidViewFocusOperatorMutator</text:p>
          </table:table-cell>
          <table:table-cell office:value-type="float" office:value="14162" calcext:value-type="float">
            <text:p>14162</text:p>
          </table:table-cell>
          <table:table-cell table:formula="of:=[.E503]+[.B504]" office:value-type="float" office:value="197129" calcext:value-type="float">
            <text:p>197129</text:p>
          </table:table-cell>
          <table:table-cell table:formula="of:=[.B504]/[.$B$1]" office:value-type="float" office:value="17.695652173913" calcext:value-type="float">
            <text:p>17,70</text:p>
          </table:table-cell>
          <table:table-cell table:formula="of:=[.G503]+[.F504]" office:value-type="float" office:value="8570.82608695652" calcext:value-type="float">
            <text:p>8570,83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ntryHolder_15_ViewComponentNotVisibleOperatorMutator</text:p>
          </table:table-cell>
          <table:table-cell office:value-type="float" office:value="15162" calcext:value-type="float">
            <text:p>15162</text:p>
          </table:table-cell>
          <table:table-cell table:formula="of:=[.E504]+[.B505]" office:value-type="float" office:value="197538" calcext:value-type="float">
            <text:p>197538</text:p>
          </table:table-cell>
          <table:table-cell table:formula="of:=[.B505]/[.$B$1]" office:value-type="float" office:value="17.7826086956522" calcext:value-type="float">
            <text:p>17,78</text:p>
          </table:table-cell>
          <table:table-cell table:formula="of:=[.G504]+[.F505]" office:value-type="float" office:value="8588.60869565217" calcext:value-type="float">
            <text:p>8588,61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ntryHolder_16_InvalidViewFocusOperatorMutator</text:p>
          </table:table-cell>
          <table:table-cell office:value-type="float" office:value="16162" calcext:value-type="float">
            <text:p>16162</text:p>
          </table:table-cell>
          <table:table-cell table:formula="of:=[.E505]+[.B506]" office:value-type="float" office:value="197948" calcext:value-type="float">
            <text:p>197948</text:p>
          </table:table-cell>
          <table:table-cell table:formula="of:=[.B506]/[.$B$1]" office:value-type="float" office:value="17.8260869565217" calcext:value-type="float">
            <text:p>17,83</text:p>
          </table:table-cell>
          <table:table-cell table:formula="of:=[.G505]+[.F506]" office:value-type="float" office:value="8606.43478260869" calcext:value-type="float">
            <text:p>8606,43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ntryHolder_17_ViewComponentNotVisibleOperatorMutator</text:p>
          </table:table-cell>
          <table:table-cell office:value-type="float" office:value="17162" calcext:value-type="float">
            <text:p>17162</text:p>
          </table:table-cell>
          <table:table-cell table:formula="of:=[.E506]+[.B507]" office:value-type="float" office:value="198360" calcext:value-type="float">
            <text:p>198360</text:p>
          </table:table-cell>
          <table:table-cell table:formula="of:=[.B507]/[.$B$1]" office:value-type="float" office:value="17.9130434782609" calcext:value-type="float">
            <text:p>17,91</text:p>
          </table:table-cell>
          <table:table-cell table:formula="of:=[.G506]+[.F507]" office:value-type="float" office:value="8624.34782608695" calcext:value-type="float">
            <text:p>8624,35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ntryHolder_18_InvalidViewFocusOperatorMutator</text:p>
          </table:table-cell>
          <table:table-cell office:value-type="float" office:value="18162" calcext:value-type="float">
            <text:p>18162</text:p>
          </table:table-cell>
          <table:table-cell table:formula="of:=[.E507]+[.B508]" office:value-type="float" office:value="198765" calcext:value-type="float">
            <text:p>198765</text:p>
          </table:table-cell>
          <table:table-cell table:formula="of:=[.B508]/[.$B$1]" office:value-type="float" office:value="17.6086956521739" calcext:value-type="float">
            <text:p>17,61</text:p>
          </table:table-cell>
          <table:table-cell table:formula="of:=[.G507]+[.F508]" office:value-type="float" office:value="8641.95652173913" calcext:value-type="float">
            <text:p>8641,96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ntryHolder_19_ViewComponentNotVisibleOperatorMutator</text:p>
          </table:table-cell>
          <table:table-cell office:value-type="float" office:value="19162" calcext:value-type="float">
            <text:p>19162</text:p>
          </table:table-cell>
          <table:table-cell table:formula="of:=[.E508]+[.B509]" office:value-type="float" office:value="199173" calcext:value-type="float">
            <text:p>199173</text:p>
          </table:table-cell>
          <table:table-cell table:formula="of:=[.B509]/[.$B$1]" office:value-type="float" office:value="17.7391304347826" calcext:value-type="float">
            <text:p>17,74</text:p>
          </table:table-cell>
          <table:table-cell table:formula="of:=[.G508]+[.F509]" office:value-type="float" office:value="8659.69565217391" calcext:value-type="float">
            <text:p>8659,70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ntryHolder_20_InvalidViewFocusOperatorMutator</text:p>
          </table:table-cell>
          <table:table-cell office:value-type="float" office:value="20162" calcext:value-type="float">
            <text:p>20162</text:p>
          </table:table-cell>
          <table:table-cell table:formula="of:=[.E509]+[.B510]" office:value-type="float" office:value="199589" calcext:value-type="float">
            <text:p>199589</text:p>
          </table:table-cell>
          <table:table-cell table:formula="of:=[.B510]/[.$B$1]" office:value-type="float" office:value="18.0869565217391" calcext:value-type="float">
            <text:p>18,09</text:p>
          </table:table-cell>
          <table:table-cell table:formula="of:=[.G509]+[.F510]" office:value-type="float" office:value="8677.78260869565" calcext:value-type="float">
            <text:p>8677,78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EntryHolder_21_ViewComponentNotVisibleOperatorMutator</text:p>
          </table:table-cell>
          <table:table-cell office:value-type="float" office:value="21162" calcext:value-type="float">
            <text:p>21162</text:p>
          </table:table-cell>
          <table:table-cell table:formula="of:=[.E510]+[.B511]" office:value-type="float" office:value="200002" calcext:value-type="float">
            <text:p>200002</text:p>
          </table:table-cell>
          <table:table-cell table:formula="of:=[.B511]/[.$B$1]" office:value-type="float" office:value="17.9565217391304" calcext:value-type="float">
            <text:p>17,96</text:p>
          </table:table-cell>
          <table:table-cell table:formula="of:=[.G510]+[.F511]" office:value-type="float" office:value="8695.73913043478" calcext:value-type="float">
            <text:p>8695,7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ntryHolder_22_InvalidViewFocusOperatorMutator</text:p>
          </table:table-cell>
          <table:table-cell office:value-type="float" office:value="22162" calcext:value-type="float">
            <text:p>22162</text:p>
          </table:table-cell>
          <table:table-cell table:formula="of:=[.E511]+[.B512]" office:value-type="float" office:value="200409" calcext:value-type="float">
            <text:p>200409</text:p>
          </table:table-cell>
          <table:table-cell table:formula="of:=[.B512]/[.$B$1]" office:value-type="float" office:value="17.695652173913" calcext:value-type="float">
            <text:p>17,70</text:p>
          </table:table-cell>
          <table:table-cell table:formula="of:=[.G511]+[.F512]" office:value-type="float" office:value="8713.43478260869" calcext:value-type="float">
            <text:p>8713,43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ntryHolder_23_ViewComponentNotVisibleOperatorMutator</text:p>
          </table:table-cell>
          <table:table-cell office:value-type="float" office:value="23162" calcext:value-type="float">
            <text:p>23162</text:p>
          </table:table-cell>
          <table:table-cell table:formula="of:=[.E512]+[.B513]" office:value-type="float" office:value="200820" calcext:value-type="float">
            <text:p>200820</text:p>
          </table:table-cell>
          <table:table-cell table:formula="of:=[.B513]/[.$B$1]" office:value-type="float" office:value="17.8695652173913" calcext:value-type="float">
            <text:p>17,87</text:p>
          </table:table-cell>
          <table:table-cell table:formula="of:=[.G512]+[.F513]" office:value-type="float" office:value="8731.30434782608" calcext:value-type="float">
            <text:p>8731,3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EntryHolder_24_BinaryMutator</text:p>
          </table:table-cell>
          <table:table-cell office:value-type="float" office:value="24162" calcext:value-type="float">
            <text:p>24162</text:p>
          </table:table-cell>
          <table:table-cell table:formula="of:=[.E513]+[.B514]" office:value-type="float" office:value="201238" calcext:value-type="float">
            <text:p>201238</text:p>
          </table:table-cell>
          <table:table-cell table:formula="of:=[.B514]/[.$B$1]" office:value-type="float" office:value="18.1739130434783" calcext:value-type="float">
            <text:p>18,17</text:p>
          </table:table-cell>
          <table:table-cell table:formula="of:=[.G513]+[.F514]" office:value-type="float" office:value="8749.47826086956" calcext:value-type="float">
            <text:p>8749,48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ntryHolder_25_BinaryMutator</text:p>
          </table:table-cell>
          <table:table-cell office:value-type="float" office:value="25162" calcext:value-type="float">
            <text:p>25162</text:p>
          </table:table-cell>
          <table:table-cell table:formula="of:=[.E514]+[.B515]" office:value-type="float" office:value="201658" calcext:value-type="float">
            <text:p>201658</text:p>
          </table:table-cell>
          <table:table-cell table:formula="of:=[.B515]/[.$B$1]" office:value-type="float" office:value="18.2608695652174" calcext:value-type="float">
            <text:p>18,26</text:p>
          </table:table-cell>
          <table:table-cell table:formula="of:=[.G514]+[.F515]" office:value-type="float" office:value="8767.73913043478" calcext:value-type="float">
            <text:p>8767,7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conAdapter_0_BinaryMutator</text:p>
          </table:table-cell>
          <table:table-cell office:value-type="float" office:value="163" calcext:value-type="float">
            <text:p>163</text:p>
          </table:table-cell>
          <table:table-cell table:formula="of:=[.E515]+[.B516]" office:value-type="float" office:value="202069" calcext:value-type="float">
            <text:p>202069</text:p>
          </table:table-cell>
          <table:table-cell table:formula="of:=[.B516]/[.$B$1]" office:value-type="float" office:value="17.8695652173913" calcext:value-type="float">
            <text:p>17,87</text:p>
          </table:table-cell>
          <table:table-cell table:formula="of:=[.G515]+[.F516]" office:value-type="float" office:value="8785.60869565217" calcext:value-type="float">
            <text:p>8785,61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conAdapter_1_BinaryMutator</text:p>
          </table:table-cell>
          <table:table-cell office:value-type="float" office:value="1163" calcext:value-type="float">
            <text:p>1163</text:p>
          </table:table-cell>
          <table:table-cell table:formula="of:=[.E516]+[.B517]" office:value-type="float" office:value="202478" calcext:value-type="float">
            <text:p>202478</text:p>
          </table:table-cell>
          <table:table-cell table:formula="of:=[.B517]/[.$B$1]" office:value-type="float" office:value="17.7826086956522" calcext:value-type="float">
            <text:p>17,78</text:p>
          </table:table-cell>
          <table:table-cell table:formula="of:=[.G516]+[.F517]" office:value-type="float" office:value="8803.39130434782" calcext:value-type="float">
            <text:p>8803,39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conAdapter_2_BuggyGUIListenerOperatorMutator</text:p>
          </table:table-cell>
          <table:table-cell office:value-type="float" office:value="2163" calcext:value-type="float">
            <text:p>2163</text:p>
          </table:table-cell>
          <table:table-cell table:formula="of:=[.E517]+[.B518]" office:value-type="float" office:value="202890" calcext:value-type="float">
            <text:p>202890</text:p>
          </table:table-cell>
          <table:table-cell table:formula="of:=[.B518]/[.$B$1]" office:value-type="float" office:value="17.9130434782609" calcext:value-type="float">
            <text:p>17,91</text:p>
          </table:table-cell>
          <table:table-cell table:formula="of:=[.G517]+[.F518]" office:value-type="float" office:value="8821.30434782608" calcext:value-type="float">
            <text:p>8821,30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conAdapter_3_BuggyGUIListenerOperatorMutator</text:p>
          </table:table-cell>
          <table:table-cell office:value-type="float" office:value="3163" calcext:value-type="float">
            <text:p>3163</text:p>
          </table:table-cell>
          <table:table-cell table:formula="of:=[.E518]+[.B519]" office:value-type="float" office:value="203302" calcext:value-type="float">
            <text:p>203302</text:p>
          </table:table-cell>
          <table:table-cell table:formula="of:=[.B519]/[.$B$1]" office:value-type="float" office:value="17.9130434782609" calcext:value-type="float">
            <text:p>17,91</text:p>
          </table:table-cell>
          <table:table-cell table:formula="of:=[.G518]+[.F519]" office:value-type="float" office:value="8839.21739130434" calcext:value-type="float">
            <text:p>8839,2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conAdapter_4_BinaryMutator</text:p>
          </table:table-cell>
          <table:table-cell office:value-type="float" office:value="4163" calcext:value-type="float">
            <text:p>4163</text:p>
          </table:table-cell>
          <table:table-cell table:formula="of:=[.E519]+[.B520]" office:value-type="float" office:value="203715" calcext:value-type="float">
            <text:p>203715</text:p>
          </table:table-cell>
          <table:table-cell table:formula="of:=[.B520]/[.$B$1]" office:value-type="float" office:value="17.9565217391304" calcext:value-type="float">
            <text:p>17,96</text:p>
          </table:table-cell>
          <table:table-cell table:formula="of:=[.G519]+[.F520]" office:value-type="float" office:value="8857.17391304347" calcext:value-type="float">
            <text:p>8857,17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conAdapter_5_BinaryMutator</text:p>
          </table:table-cell>
          <table:table-cell office:value-type="float" office:value="5163" calcext:value-type="float">
            <text:p>5163</text:p>
          </table:table-cell>
          <table:table-cell table:formula="of:=[.E520]+[.B521]" office:value-type="float" office:value="204129" calcext:value-type="float">
            <text:p>204129</text:p>
          </table:table-cell>
          <table:table-cell table:formula="of:=[.B521]/[.$B$1]" office:value-type="float" office:value="18" calcext:value-type="float">
            <text:p>18,00</text:p>
          </table:table-cell>
          <table:table-cell table:formula="of:=[.G520]+[.F521]" office:value-type="float" office:value="8875.17391304347" calcext:value-type="float">
            <text:p>8875,17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TotpProgressBar_0_BinaryMutator</text:p>
          </table:table-cell>
          <table:table-cell office:value-type="float" office:value="164" calcext:value-type="float">
            <text:p>164</text:p>
          </table:table-cell>
          <table:table-cell table:formula="of:=[.E521]+[.B522]" office:value-type="float" office:value="204532" calcext:value-type="float">
            <text:p>204532</text:p>
          </table:table-cell>
          <table:table-cell table:formula="of:=[.B522]/[.$B$1]" office:value-type="float" office:value="17.5217391304348" calcext:value-type="float">
            <text:p>17,52</text:p>
          </table:table-cell>
          <table:table-cell table:formula="of:=[.G521]+[.F522]" office:value-type="float" office:value="8892.69565217391" calcext:value-type="float">
            <text:p>8892,70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TotpProgressBar_1_BinaryMutator</text:p>
          </table:table-cell>
          <table:table-cell office:value-type="float" office:value="1164" calcext:value-type="float">
            <text:p>1164</text:p>
          </table:table-cell>
          <table:table-cell table:formula="of:=[.E522]+[.B523]" office:value-type="float" office:value="204938" calcext:value-type="float">
            <text:p>204938</text:p>
          </table:table-cell>
          <table:table-cell table:formula="of:=[.B523]/[.$B$1]" office:value-type="float" office:value="17.6521739130435" calcext:value-type="float">
            <text:p>17,65</text:p>
          </table:table-cell>
          <table:table-cell table:formula="of:=[.G522]+[.F523]" office:value-type="float" office:value="8910.34782608695" calcext:value-type="float">
            <text:p>8910,35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otpProgressBar_2_BinaryMutator</text:p>
          </table:table-cell>
          <table:table-cell office:value-type="float" office:value="2164" calcext:value-type="float">
            <text:p>2164</text:p>
          </table:table-cell>
          <table:table-cell table:formula="of:=[.E523]+[.B524]" office:value-type="float" office:value="205348" calcext:value-type="float">
            <text:p>205348</text:p>
          </table:table-cell>
          <table:table-cell table:formula="of:=[.B524]/[.$B$1]" office:value-type="float" office:value="17.8260869565217" calcext:value-type="float">
            <text:p>17,83</text:p>
          </table:table-cell>
          <table:table-cell table:formula="of:=[.G523]+[.F524]" office:value-type="float" office:value="8928.17391304347" calcext:value-type="float">
            <text:p>8928,17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TotpProgressBar_3_BinaryMutator</text:p>
          </table:table-cell>
          <table:table-cell office:value-type="float" office:value="3164" calcext:value-type="float">
            <text:p>3164</text:p>
          </table:table-cell>
          <table:table-cell table:formula="of:=[.E524]+[.B525]" office:value-type="float" office:value="205852" calcext:value-type="float">
            <text:p>205852</text:p>
          </table:table-cell>
          <table:table-cell table:formula="of:=[.B525]/[.$B$1]" office:value-type="float" office:value="21.9130434782609" calcext:value-type="float">
            <text:p>21,91</text:p>
          </table:table-cell>
          <table:table-cell table:formula="of:=[.G524]+[.F525]" office:value-type="float" office:value="8950.08695652173" calcext:value-type="float">
            <text:p>8950,09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TotpProgressBar_4_BinaryMutator</text:p>
          </table:table-cell>
          <table:table-cell office:value-type="float" office:value="4164" calcext:value-type="float">
            <text:p>4164</text:p>
          </table:table-cell>
          <table:table-cell table:formula="of:=[.E525]+[.B526]" office:value-type="float" office:value="206258" calcext:value-type="float">
            <text:p>206258</text:p>
          </table:table-cell>
          <table:table-cell table:formula="of:=[.B526]/[.$B$1]" office:value-type="float" office:value="17.6521739130435" calcext:value-type="float">
            <text:p>17,65</text:p>
          </table:table-cell>
          <table:table-cell table:formula="of:=[.G525]+[.F526]" office:value-type="float" office:value="8967.73913043478" calcext:value-type="float">
            <text:p>8967,74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TotpProgressBar_5_BinaryMutator</text:p>
          </table:table-cell>
          <table:table-cell office:value-type="float" office:value="5164" calcext:value-type="float">
            <text:p>5164</text:p>
          </table:table-cell>
          <table:table-cell table:formula="of:=[.E526]+[.B527]" office:value-type="float" office:value="207044" calcext:value-type="float">
            <text:p>207044</text:p>
          </table:table-cell>
          <table:table-cell table:formula="of:=[.B527]/[.$B$1]" office:value-type="float" office:value="34.1739130434783" calcext:value-type="float">
            <text:p>34,17</text:p>
          </table:table-cell>
          <table:table-cell table:formula="of:=[.G526]+[.F527]" office:value-type="float" office:value="9001.91304347825" calcext:value-type="float">
            <text:p>9001,9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otpProgressBar_6_BinaryMutator</text:p>
          </table:table-cell>
          <table:table-cell office:value-type="float" office:value="6164" calcext:value-type="float">
            <text:p>6164</text:p>
          </table:table-cell>
          <table:table-cell table:formula="of:=[.E527]+[.B528]" office:value-type="float" office:value="207455" calcext:value-type="float">
            <text:p>207455</text:p>
          </table:table-cell>
          <table:table-cell table:formula="of:=[.B528]/[.$B$1]" office:value-type="float" office:value="17.8695652173913" calcext:value-type="float">
            <text:p>17,87</text:p>
          </table:table-cell>
          <table:table-cell table:formula="of:=[.G527]+[.F528]" office:value-type="float" office:value="9019.78260869565" calcext:value-type="float">
            <text:p>9019,78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otpProgressBar_7_BinaryMutator</text:p>
          </table:table-cell>
          <table:table-cell office:value-type="float" office:value="7164" calcext:value-type="float">
            <text:p>7164</text:p>
          </table:table-cell>
          <table:table-cell table:formula="of:=[.E528]+[.B529]" office:value-type="float" office:value="207864" calcext:value-type="float">
            <text:p>207864</text:p>
          </table:table-cell>
          <table:table-cell table:formula="of:=[.B529]/[.$B$1]" office:value-type="float" office:value="17.7826086956522" calcext:value-type="float">
            <text:p>17,78</text:p>
          </table:table-cell>
          <table:table-cell table:formula="of:=[.G528]+[.F529]" office:value-type="float" office:value="9037.5652173913" calcext:value-type="float">
            <text:p>9037,57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otpProgressBar_8_BinaryMutator</text:p>
          </table:table-cell>
          <table:table-cell office:value-type="float" office:value="8164" calcext:value-type="float">
            <text:p>8164</text:p>
          </table:table-cell>
          <table:table-cell table:formula="of:=[.E529]+[.B530]" office:value-type="float" office:value="208269" calcext:value-type="float">
            <text:p>208269</text:p>
          </table:table-cell>
          <table:table-cell table:formula="of:=[.B530]/[.$B$1]" office:value-type="float" office:value="17.6086956521739" calcext:value-type="float">
            <text:p>17,61</text:p>
          </table:table-cell>
          <table:table-cell table:formula="of:=[.G529]+[.F530]" office:value-type="float" office:value="9055.17391304347" calcext:value-type="float">
            <text:p>9055,17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TotpProgressBar_9_BinaryMutator</text:p>
          </table:table-cell>
          <table:table-cell office:value-type="float" office:value="9164" calcext:value-type="float">
            <text:p>9164</text:p>
          </table:table-cell>
          <table:table-cell table:formula="of:=[.E530]+[.B531]" office:value-type="float" office:value="208681" calcext:value-type="float">
            <text:p>208681</text:p>
          </table:table-cell>
          <table:table-cell table:formula="of:=[.B531]/[.$B$1]" office:value-type="float" office:value="17.9130434782609" calcext:value-type="float">
            <text:p>17,91</text:p>
          </table:table-cell>
          <table:table-cell table:formula="of:=[.G530]+[.F531]" office:value-type="float" office:value="9073.08695652173" calcext:value-type="float">
            <text:p>9073,09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otpProgressBar_10_BinaryMutator</text:p>
          </table:table-cell>
          <table:table-cell office:value-type="float" office:value="10164" calcext:value-type="float">
            <text:p>10164</text:p>
          </table:table-cell>
          <table:table-cell table:formula="of:=[.E531]+[.B532]" office:value-type="float" office:value="209089" calcext:value-type="float">
            <text:p>209089</text:p>
          </table:table-cell>
          <table:table-cell table:formula="of:=[.B532]/[.$B$1]" office:value-type="float" office:value="17.7391304347826" calcext:value-type="float">
            <text:p>17,74</text:p>
          </table:table-cell>
          <table:table-cell table:formula="of:=[.G531]+[.F532]" office:value-type="float" office:value="9090.82608695652" calcext:value-type="float">
            <text:p>9090,83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mportEntriesActivity_0_LengthyGUICreationOperatorMutator</text:p>
          </table:table-cell>
          <table:table-cell office:value-type="float" office:value="165" calcext:value-type="float">
            <text:p>165</text:p>
          </table:table-cell>
          <table:table-cell table:formula="of:=[.E532]+[.B533]" office:value-type="float" office:value="209500" calcext:value-type="float">
            <text:p>209500</text:p>
          </table:table-cell>
          <table:table-cell table:formula="of:=[.B533]/[.$B$1]" office:value-type="float" office:value="17.8695652173913" calcext:value-type="float">
            <text:p>17,87</text:p>
          </table:table-cell>
          <table:table-cell table:formula="of:=[.G532]+[.F533]" office:value-type="float" office:value="9108.69565217391" calcext:value-type="float">
            <text:p>9108,70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mportEntriesActivity_1_InvalidIDFindViewOperatorMutator</text:p>
          </table:table-cell>
          <table:table-cell office:value-type="float" office:value="1165" calcext:value-type="float">
            <text:p>1165</text:p>
          </table:table-cell>
          <table:table-cell table:formula="of:=[.E533]+[.B534]" office:value-type="float" office:value="209916" calcext:value-type="float">
            <text:p>209916</text:p>
          </table:table-cell>
          <table:table-cell table:formula="of:=[.B534]/[.$B$1]" office:value-type="float" office:value="18.0869565217391" calcext:value-type="float">
            <text:p>18,09</text:p>
          </table:table-cell>
          <table:table-cell table:formula="of:=[.G533]+[.F534]" office:value-type="float" office:value="9126.78260869565" calcext:value-type="float">
            <text:p>9126,78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ntriesActivity_2_FindViewByIdReturnsNullOperatorMutator</text:p>
          </table:table-cell>
          <table:table-cell office:value-type="float" office:value="2165" calcext:value-type="float">
            <text:p>2165</text:p>
          </table:table-cell>
          <table:table-cell table:formula="of:=[.E534]+[.B535]" office:value-type="float" office:value="210326" calcext:value-type="float">
            <text:p>210326</text:p>
          </table:table-cell>
          <table:table-cell table:formula="of:=[.B535]/[.$B$1]" office:value-type="float" office:value="17.8260869565217" calcext:value-type="float">
            <text:p>17,83</text:p>
          </table:table-cell>
          <table:table-cell table:formula="of:=[.G534]+[.F535]" office:value-type="float" office:value="9144.60869565217" calcext:value-type="float">
            <text:p>9144,61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mportEntriesActivity_3_InvalidIDFindViewOperatorMutator</text:p>
          </table:table-cell>
          <table:table-cell office:value-type="float" office:value="3165" calcext:value-type="float">
            <text:p>3165</text:p>
          </table:table-cell>
          <table:table-cell table:formula="of:=[.E535]+[.B536]" office:value-type="float" office:value="210737" calcext:value-type="float">
            <text:p>210737</text:p>
          </table:table-cell>
          <table:table-cell table:formula="of:=[.B536]/[.$B$1]" office:value-type="float" office:value="17.8695652173913" calcext:value-type="float">
            <text:p>17,87</text:p>
          </table:table-cell>
          <table:table-cell table:formula="of:=[.G535]+[.F536]" office:value-type="float" office:value="9162.47826086956" calcext:value-type="float">
            <text:p>9162,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ImportEntriesActivity_4_InvalidViewFocusOperatorMutator</text:p>
          </table:table-cell>
          <table:table-cell office:value-type="float" office:value="4165" calcext:value-type="float">
            <text:p>4165</text:p>
          </table:table-cell>
          <table:table-cell table:formula="of:=[.E536]+[.B537]" office:value-type="float" office:value="211144" calcext:value-type="float">
            <text:p>211144</text:p>
          </table:table-cell>
          <table:table-cell table:formula="of:=[.B537]/[.$B$1]" office:value-type="float" office:value="17.695652173913" calcext:value-type="float">
            <text:p>17,70</text:p>
          </table:table-cell>
          <table:table-cell table:formula="of:=[.G536]+[.F537]" office:value-type="float" office:value="9180.17391304347" calcext:value-type="float">
            <text:p>9180,1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ImportEntriesActivity_5_ViewComponentNotVisibleOperatorMutator</text:p>
          </table:table-cell>
          <table:table-cell office:value-type="float" office:value="5165" calcext:value-type="float">
            <text:p>5165</text:p>
          </table:table-cell>
          <table:table-cell table:formula="of:=[.E537]+[.B538]" office:value-type="float" office:value="211553" calcext:value-type="float">
            <text:p>211553</text:p>
          </table:table-cell>
          <table:table-cell table:formula="of:=[.B538]/[.$B$1]" office:value-type="float" office:value="17.7826086956522" calcext:value-type="float">
            <text:p>17,78</text:p>
          </table:table-cell>
          <table:table-cell table:formula="of:=[.G537]+[.F538]" office:value-type="float" office:value="9197.95652173913" calcext:value-type="float">
            <text:p>9197,96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mportEntriesActivity_6_FindViewByIdReturnsNullOperatorMutator</text:p>
          </table:table-cell>
          <table:table-cell office:value-type="float" office:value="6165" calcext:value-type="float">
            <text:p>6165</text:p>
          </table:table-cell>
          <table:table-cell table:formula="of:=[.E538]+[.B539]" office:value-type="float" office:value="211965" calcext:value-type="float">
            <text:p>211965</text:p>
          </table:table-cell>
          <table:table-cell table:formula="of:=[.B539]/[.$B$1]" office:value-type="float" office:value="17.9130434782609" calcext:value-type="float">
            <text:p>17,91</text:p>
          </table:table-cell>
          <table:table-cell table:formula="of:=[.G538]+[.F539]" office:value-type="float" office:value="9215.86956521739" calcext:value-type="float">
            <text:p>9215,8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ntriesActivity_7_InvalidIDFindViewOperatorMutator</text:p>
          </table:table-cell>
          <table:table-cell office:value-type="float" office:value="7165" calcext:value-type="float">
            <text:p>7165</text:p>
          </table:table-cell>
          <table:table-cell table:formula="of:=[.E539]+[.B540]" office:value-type="float" office:value="212375" calcext:value-type="float">
            <text:p>212375</text:p>
          </table:table-cell>
          <table:table-cell table:formula="of:=[.B540]/[.$B$1]" office:value-type="float" office:value="17.8260869565217" calcext:value-type="float">
            <text:p>17,83</text:p>
          </table:table-cell>
          <table:table-cell table:formula="of:=[.G539]+[.F540]" office:value-type="float" office:value="9233.69565217391" calcext:value-type="float">
            <text:p>9233,70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ntriesActivity_8_InvalidViewFocusOperatorMutator</text:p>
          </table:table-cell>
          <table:table-cell office:value-type="float" office:value="8165" calcext:value-type="float">
            <text:p>8165</text:p>
          </table:table-cell>
          <table:table-cell table:formula="of:=[.E540]+[.B541]" office:value-type="float" office:value="212785" calcext:value-type="float">
            <text:p>212785</text:p>
          </table:table-cell>
          <table:table-cell table:formula="of:=[.B541]/[.$B$1]" office:value-type="float" office:value="17.8260869565217" calcext:value-type="float">
            <text:p>17,83</text:p>
          </table:table-cell>
          <table:table-cell table:formula="of:=[.G540]+[.F541]" office:value-type="float" office:value="9251.52173913043" calcext:value-type="float">
            <text:p>9251,5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ImportEntriesActivity_9_ViewComponentNotVisibleOperatorMutator</text:p>
          </table:table-cell>
          <table:table-cell office:value-type="float" office:value="9165" calcext:value-type="float">
            <text:p>9165</text:p>
          </table:table-cell>
          <table:table-cell table:formula="of:=[.E541]+[.B542]" office:value-type="float" office:value="213196" calcext:value-type="float">
            <text:p>213196</text:p>
          </table:table-cell>
          <table:table-cell table:formula="of:=[.B542]/[.$B$1]" office:value-type="float" office:value="17.8695652173913" calcext:value-type="float">
            <text:p>17,87</text:p>
          </table:table-cell>
          <table:table-cell table:formula="of:=[.G541]+[.F542]" office:value-type="float" office:value="9269.39130434782" calcext:value-type="float">
            <text:p>9269,3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ImportEntriesActivity_10_BuggyGUIListenerOperatorMutator</text:p>
          </table:table-cell>
          <table:table-cell office:value-type="float" office:value="10165" calcext:value-type="float">
            <text:p>10165</text:p>
          </table:table-cell>
          <table:table-cell table:formula="of:=[.E542]+[.B543]" office:value-type="float" office:value="213610" calcext:value-type="float">
            <text:p>213610</text:p>
          </table:table-cell>
          <table:table-cell table:formula="of:=[.B543]/[.$B$1]" office:value-type="float" office:value="18" calcext:value-type="float">
            <text:p>18,00</text:p>
          </table:table-cell>
          <table:table-cell table:formula="of:=[.G542]+[.F543]" office:value-type="float" office:value="9287.39130434782" calcext:value-type="float">
            <text:p>9287,3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ImportEntriesActivity_11_BuggyGUIListenerOperatorMutator</text:p>
          </table:table-cell>
          <table:table-cell office:value-type="float" office:value="11165" calcext:value-type="float">
            <text:p>11165</text:p>
          </table:table-cell>
          <table:table-cell table:formula="of:=[.E543]+[.B544]" office:value-type="float" office:value="214023" calcext:value-type="float">
            <text:p>214023</text:p>
          </table:table-cell>
          <table:table-cell table:formula="of:=[.B544]/[.$B$1]" office:value-type="float" office:value="17.9565217391304" calcext:value-type="float">
            <text:p>17,96</text:p>
          </table:table-cell>
          <table:table-cell table:formula="of:=[.G543]+[.F544]" office:value-type="float" office:value="9305.34782608695" calcext:value-type="float">
            <text:p>9305,35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ntriesActivity_12_BuggyGUIListenerOperatorMutator</text:p>
          </table:table-cell>
          <table:table-cell office:value-type="float" office:value="12165" calcext:value-type="float">
            <text:p>12165</text:p>
          </table:table-cell>
          <table:table-cell table:formula="of:=[.E544]+[.B545]" office:value-type="float" office:value="214433" calcext:value-type="float">
            <text:p>214433</text:p>
          </table:table-cell>
          <table:table-cell table:formula="of:=[.B545]/[.$B$1]" office:value-type="float" office:value="17.8260869565217" calcext:value-type="float">
            <text:p>17,83</text:p>
          </table:table-cell>
          <table:table-cell table:formula="of:=[.G544]+[.F545]" office:value-type="float" office:value="9323.17391304347" calcext:value-type="float">
            <text:p>9323,17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ImportEntriesActivity_13_BuggyGUIListenerOperatorMutator</text:p>
          </table:table-cell>
          <table:table-cell office:value-type="float" office:value="13165" calcext:value-type="float">
            <text:p>13165</text:p>
          </table:table-cell>
          <table:table-cell table:formula="of:=[.E545]+[.B546]" office:value-type="float" office:value="214848" calcext:value-type="float">
            <text:p>214848</text:p>
          </table:table-cell>
          <table:table-cell table:formula="of:=[.B546]/[.$B$1]" office:value-type="float" office:value="18.0434782608696" calcext:value-type="float">
            <text:p>18,04</text:p>
          </table:table-cell>
          <table:table-cell table:formula="of:=[.G545]+[.F546]" office:value-type="float" office:value="9341.21739130434" calcext:value-type="float">
            <text:p>9341,22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ImportEntriesActivity_14_BuggyGUIListenerOperatorMutator</text:p>
          </table:table-cell>
          <table:table-cell office:value-type="float" office:value="14165" calcext:value-type="float">
            <text:p>14165</text:p>
          </table:table-cell>
          <table:table-cell table:formula="of:=[.E546]+[.B547]" office:value-type="float" office:value="215260" calcext:value-type="float">
            <text:p>215260</text:p>
          </table:table-cell>
          <table:table-cell table:formula="of:=[.B547]/[.$B$1]" office:value-type="float" office:value="17.9130434782609" calcext:value-type="float">
            <text:p>17,91</text:p>
          </table:table-cell>
          <table:table-cell table:formula="of:=[.G546]+[.F547]" office:value-type="float" office:value="9359.13043478261" calcext:value-type="float">
            <text:p>9359,1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ImportEntriesActivity_15_BuggyGUIListenerOperatorMutator</text:p>
          </table:table-cell>
          <table:table-cell office:value-type="float" office:value="15165" calcext:value-type="float">
            <text:p>15165</text:p>
          </table:table-cell>
          <table:table-cell table:formula="of:=[.E547]+[.B548]" office:value-type="float" office:value="215670" calcext:value-type="float">
            <text:p>215670</text:p>
          </table:table-cell>
          <table:table-cell table:formula="of:=[.B548]/[.$B$1]" office:value-type="float" office:value="17.8260869565217" calcext:value-type="float">
            <text:p>17,83</text:p>
          </table:table-cell>
          <table:table-cell table:formula="of:=[.G547]+[.F548]" office:value-type="float" office:value="9376.95652173913" calcext:value-type="float">
            <text:p>9376,96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ImportEntriesActivity_16_BuggyGUIListenerOperatorMutator</text:p>
          </table:table-cell>
          <table:table-cell office:value-type="float" office:value="16165" calcext:value-type="float">
            <text:p>16165</text:p>
          </table:table-cell>
          <table:table-cell table:formula="of:=[.E548]+[.B549]" office:value-type="float" office:value="216088" calcext:value-type="float">
            <text:p>216088</text:p>
          </table:table-cell>
          <table:table-cell table:formula="of:=[.B549]/[.$B$1]" office:value-type="float" office:value="18.1739130434783" calcext:value-type="float">
            <text:p>18,17</text:p>
          </table:table-cell>
          <table:table-cell table:formula="of:=[.G548]+[.F549]" office:value-type="float" office:value="9395.1304347826" calcext:value-type="float">
            <text:p>9395,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ImportEntriesActivity_17_BuggyGUIListenerOperatorMutator</text:p>
          </table:table-cell>
          <table:table-cell office:value-type="float" office:value="17165" calcext:value-type="float">
            <text:p>17165</text:p>
          </table:table-cell>
          <table:table-cell table:formula="of:=[.E549]+[.B550]" office:value-type="float" office:value="216504" calcext:value-type="float">
            <text:p>216504</text:p>
          </table:table-cell>
          <table:table-cell table:formula="of:=[.B550]/[.$B$1]" office:value-type="float" office:value="18.0869565217391" calcext:value-type="float">
            <text:p>18,09</text:p>
          </table:table-cell>
          <table:table-cell table:formula="of:=[.G549]+[.F550]" office:value-type="float" office:value="9413.21739130435" calcext:value-type="float">
            <text:p>9413,2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cannerActivity_0_LengthyGUICreationOperatorMutator</text:p>
          </table:table-cell>
          <table:table-cell office:value-type="float" office:value="166" calcext:value-type="float">
            <text:p>166</text:p>
          </table:table-cell>
          <table:table-cell table:formula="of:=[.E550]+[.B551]" office:value-type="float" office:value="216921" calcext:value-type="float">
            <text:p>216921</text:p>
          </table:table-cell>
          <table:table-cell table:formula="of:=[.B551]/[.$B$1]" office:value-type="float" office:value="18.1304347826087" calcext:value-type="float">
            <text:p>18,13</text:p>
          </table:table-cell>
          <table:table-cell table:formula="of:=[.G550]+[.F551]" office:value-type="float" office:value="9431.34782608695" calcext:value-type="float">
            <text:p>9431,35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cannerActivity_1_InvalidIDFindViewOperatorMutator</text:p>
          </table:table-cell>
          <table:table-cell office:value-type="float" office:value="1166" calcext:value-type="float">
            <text:p>1166</text:p>
          </table:table-cell>
          <table:table-cell table:formula="of:=[.E551]+[.B552]" office:value-type="float" office:value="217334" calcext:value-type="float">
            <text:p>217334</text:p>
          </table:table-cell>
          <table:table-cell table:formula="of:=[.B552]/[.$B$1]" office:value-type="float" office:value="17.9565217391304" calcext:value-type="float">
            <text:p>17,96</text:p>
          </table:table-cell>
          <table:table-cell table:formula="of:=[.G551]+[.F552]" office:value-type="float" office:value="9449.30434782608" calcext:value-type="float">
            <text:p>9449,30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cannerActivity_2_FindViewByIdReturnsNullOperatorMutator</text:p>
          </table:table-cell>
          <table:table-cell office:value-type="float" office:value="2166" calcext:value-type="float">
            <text:p>2166</text:p>
          </table:table-cell>
          <table:table-cell table:formula="of:=[.E552]+[.B553]" office:value-type="float" office:value="217745" calcext:value-type="float">
            <text:p>217745</text:p>
          </table:table-cell>
          <table:table-cell table:formula="of:=[.B553]/[.$B$1]" office:value-type="float" office:value="17.8695652173913" calcext:value-type="float">
            <text:p>17,87</text:p>
          </table:table-cell>
          <table:table-cell table:formula="of:=[.G552]+[.F553]" office:value-type="float" office:value="9467.17391304347" calcext:value-type="float">
            <text:p>9467,17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cannerActivity_3_InvalidIDFindViewOperatorMutator</text:p>
          </table:table-cell>
          <table:table-cell office:value-type="float" office:value="3166" calcext:value-type="float">
            <text:p>3166</text:p>
          </table:table-cell>
          <table:table-cell table:formula="of:=[.E553]+[.B554]" office:value-type="float" office:value="218158" calcext:value-type="float">
            <text:p>218158</text:p>
          </table:table-cell>
          <table:table-cell table:formula="of:=[.B554]/[.$B$1]" office:value-type="float" office:value="17.9565217391304" calcext:value-type="float">
            <text:p>17,96</text:p>
          </table:table-cell>
          <table:table-cell table:formula="of:=[.G553]+[.F554]" office:value-type="float" office:value="9485.1304347826" calcext:value-type="float">
            <text:p>9485,13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cannerActivity_4_InvalidViewFocusOperatorMutator</text:p>
          </table:table-cell>
          <table:table-cell office:value-type="float" office:value="4166" calcext:value-type="float">
            <text:p>4166</text:p>
          </table:table-cell>
          <table:table-cell table:formula="of:=[.E554]+[.B555]" office:value-type="float" office:value="218575" calcext:value-type="float">
            <text:p>218575</text:p>
          </table:table-cell>
          <table:table-cell table:formula="of:=[.B555]/[.$B$1]" office:value-type="float" office:value="18.1304347826087" calcext:value-type="float">
            <text:p>18,13</text:p>
          </table:table-cell>
          <table:table-cell table:formula="of:=[.G554]+[.F555]" office:value-type="float" office:value="9503.26086956521" calcext:value-type="float">
            <text:p>9503,26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ScannerActivity_5_ViewComponentNotVisibleOperatorMutator</text:p>
          </table:table-cell>
          <table:table-cell office:value-type="float" office:value="5166" calcext:value-type="float">
            <text:p>5166</text:p>
          </table:table-cell>
          <table:table-cell table:formula="of:=[.E555]+[.B556]" office:value-type="float" office:value="218986" calcext:value-type="float">
            <text:p>218986</text:p>
          </table:table-cell>
          <table:table-cell table:formula="of:=[.B556]/[.$B$1]" office:value-type="float" office:value="17.8695652173913" calcext:value-type="float">
            <text:p>17,87</text:p>
          </table:table-cell>
          <table:table-cell table:formula="of:=[.G555]+[.F556]" office:value-type="float" office:value="9521.1304347826" calcext:value-type="float">
            <text:p>9521,1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cannerActivity_6_BuggyGUIListenerOperatorMutator</text:p>
          </table:table-cell>
          <table:table-cell office:value-type="float" office:value="6166" calcext:value-type="float">
            <text:p>6166</text:p>
          </table:table-cell>
          <table:table-cell table:formula="of:=[.E556]+[.B557]" office:value-type="float" office:value="219399" calcext:value-type="float">
            <text:p>219399</text:p>
          </table:table-cell>
          <table:table-cell table:formula="of:=[.B557]/[.$B$1]" office:value-type="float" office:value="17.9565217391304" calcext:value-type="float">
            <text:p>17,96</text:p>
          </table:table-cell>
          <table:table-cell table:formula="of:=[.G556]+[.F557]" office:value-type="float" office:value="9539.08695652173" calcext:value-type="float">
            <text:p>9539,09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cannerActivity_7_BinaryMutator</text:p>
          </table:table-cell>
          <table:table-cell office:value-type="float" office:value="7166" calcext:value-type="float">
            <text:p>7166</text:p>
          </table:table-cell>
          <table:table-cell table:formula="of:=[.E557]+[.B558]" office:value-type="float" office:value="219815" calcext:value-type="float">
            <text:p>219815</text:p>
          </table:table-cell>
          <table:table-cell table:formula="of:=[.B558]/[.$B$1]" office:value-type="float" office:value="18.0869565217391" calcext:value-type="float">
            <text:p>18,09</text:p>
          </table:table-cell>
          <table:table-cell table:formula="of:=[.G557]+[.F558]" office:value-type="float" office:value="9557.17391304347" calcext:value-type="float">
            <text:p>9557,17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cannerActivity_8_BinaryMutator</text:p>
          </table:table-cell>
          <table:table-cell office:value-type="float" office:value="8166" calcext:value-type="float">
            <text:p>8166</text:p>
          </table:table-cell>
          <table:table-cell table:formula="of:=[.E558]+[.B559]" office:value-type="float" office:value="220227" calcext:value-type="float">
            <text:p>220227</text:p>
          </table:table-cell>
          <table:table-cell table:formula="of:=[.B559]/[.$B$1]" office:value-type="float" office:value="17.9130434782609" calcext:value-type="float">
            <text:p>17,91</text:p>
          </table:table-cell>
          <table:table-cell table:formula="of:=[.G558]+[.F559]" office:value-type="float" office:value="9575.08695652173" calcext:value-type="float">
            <text:p>9575,09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cannerActivity_9_BinaryMutator</text:p>
          </table:table-cell>
          <table:table-cell office:value-type="float" office:value="9166" calcext:value-type="float">
            <text:p>9166</text:p>
          </table:table-cell>
          <table:table-cell table:formula="of:=[.E559]+[.B560]" office:value-type="float" office:value="220640" calcext:value-type="float">
            <text:p>220640</text:p>
          </table:table-cell>
          <table:table-cell table:formula="of:=[.B560]/[.$B$1]" office:value-type="float" office:value="17.9565217391304" calcext:value-type="float">
            <text:p>17,96</text:p>
          </table:table-cell>
          <table:table-cell table:formula="of:=[.G559]+[.F560]" office:value-type="float" office:value="9593.04347826087" calcext:value-type="float">
            <text:p>9593,04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cannerActivity_10_BinaryMutator</text:p>
          </table:table-cell>
          <table:table-cell office:value-type="float" office:value="10166" calcext:value-type="float">
            <text:p>10166</text:p>
          </table:table-cell>
          <table:table-cell table:formula="of:=[.E560]+[.B561]" office:value-type="float" office:value="221052" calcext:value-type="float">
            <text:p>221052</text:p>
          </table:table-cell>
          <table:table-cell table:formula="of:=[.B561]/[.$B$1]" office:value-type="float" office:value="17.9130434782609" calcext:value-type="float">
            <text:p>17,91</text:p>
          </table:table-cell>
          <table:table-cell table:formula="of:=[.G560]+[.F561]" office:value-type="float" office:value="9610.95652173912" calcext:value-type="float">
            <text:p>9610,96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ScannerActivity_11_BinaryMutator</text:p>
          </table:table-cell>
          <table:table-cell office:value-type="float" office:value="11166" calcext:value-type="float">
            <text:p>11166</text:p>
          </table:table-cell>
          <table:table-cell table:formula="of:=[.E561]+[.B562]" office:value-type="float" office:value="221458" calcext:value-type="float">
            <text:p>221458</text:p>
          </table:table-cell>
          <table:table-cell table:formula="of:=[.B562]/[.$B$1]" office:value-type="float" office:value="17.6521739130435" calcext:value-type="float">
            <text:p>17,65</text:p>
          </table:table-cell>
          <table:table-cell table:formula="of:=[.G561]+[.F562]" office:value-type="float" office:value="9628.60869565217" calcext:value-type="float">
            <text:p>9628,61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ScannerActivity_12_NullIntentOperatorMutator</text:p>
          </table:table-cell>
          <table:table-cell office:value-type="float" office:value="12166" calcext:value-type="float">
            <text:p>12166</text:p>
          </table:table-cell>
          <table:table-cell table:formula="of:=[.E562]+[.B563]" office:value-type="float" office:value="221875" calcext:value-type="float">
            <text:p>221875</text:p>
          </table:table-cell>
          <table:table-cell table:formula="of:=[.B563]/[.$B$1]" office:value-type="float" office:value="18.1304347826087" calcext:value-type="float">
            <text:p>18,13</text:p>
          </table:table-cell>
          <table:table-cell table:formula="of:=[.G562]+[.F563]" office:value-type="float" office:value="9646.73913043478" calcext:value-type="float">
            <text:p>9646,74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ScannerActivity_13_RandomActionIntentDefinitionOperatorMutator</text:p>
          </table:table-cell>
          <table:table-cell office:value-type="float" office:value="13166" calcext:value-type="float">
            <text:p>13166</text:p>
          </table:table-cell>
          <table:table-cell table:formula="of:=[.E563]+[.B564]" office:value-type="float" office:value="222288" calcext:value-type="float">
            <text:p>222288</text:p>
          </table:table-cell>
          <table:table-cell table:formula="of:=[.B564]/[.$B$1]" office:value-type="float" office:value="17.9565217391304" calcext:value-type="float">
            <text:p>17,96</text:p>
          </table:table-cell>
          <table:table-cell table:formula="of:=[.G563]+[.F564]" office:value-type="float" office:value="9664.69565217391" calcext:value-type="float">
            <text:p>9664,70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ScannerActivity_14_NullValueIntentPutExtraOperatorMutator</text:p>
          </table:table-cell>
          <table:table-cell office:value-type="float" office:value="14166" calcext:value-type="float">
            <text:p>14166</text:p>
          </table:table-cell>
          <table:table-cell table:formula="of:=[.E564]+[.B565]" office:value-type="float" office:value="222700" calcext:value-type="float">
            <text:p>222700</text:p>
          </table:table-cell>
          <table:table-cell table:formula="of:=[.B565]/[.$B$1]" office:value-type="float" office:value="17.9130434782609" calcext:value-type="float">
            <text:p>17,91</text:p>
          </table:table-cell>
          <table:table-cell table:formula="of:=[.G564]+[.F565]" office:value-type="float" office:value="9682.60869565217" calcext:value-type="float">
            <text:p>9682,61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ScannerActivity_15_IntentPayloadReplacementOperatorMutator</text:p>
          </table:table-cell>
          <table:table-cell office:value-type="float" office:value="15166" calcext:value-type="float">
            <text:p>15166</text:p>
          </table:table-cell>
          <table:table-cell table:formula="of:=[.E565]+[.B566]" office:value-type="float" office:value="223119" calcext:value-type="float">
            <text:p>223119</text:p>
          </table:table-cell>
          <table:table-cell table:formula="of:=[.B566]/[.$B$1]" office:value-type="float" office:value="18.2173913043478" calcext:value-type="float">
            <text:p>18,22</text:p>
          </table:table-cell>
          <table:table-cell table:formula="of:=[.G565]+[.F566]" office:value-type="float" office:value="9700.82608695651" calcext:value-type="float">
            <text:p>9700,83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ScannerActivity_16_RandomActionIntentDefinitionOperatorMutator</text:p>
          </table:table-cell>
          <table:table-cell office:value-type="float" office:value="16166" calcext:value-type="float">
            <text:p>16166</text:p>
          </table:table-cell>
          <table:table-cell table:formula="of:=[.E566]+[.B567]" office:value-type="float" office:value="223527" calcext:value-type="float">
            <text:p>223527</text:p>
          </table:table-cell>
          <table:table-cell table:formula="of:=[.B567]/[.$B$1]" office:value-type="float" office:value="17.7391304347826" calcext:value-type="float">
            <text:p>17,74</text:p>
          </table:table-cell>
          <table:table-cell table:formula="of:=[.G566]+[.F567]" office:value-type="float" office:value="9718.5652173913" calcext:value-type="float">
            <text:p>9718,57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AuthActivity_0_LengthyGUICreationOperatorMutator</text:p>
          </table:table-cell>
          <table:table-cell office:value-type="float" office:value="167" calcext:value-type="float">
            <text:p>167</text:p>
          </table:table-cell>
          <table:table-cell table:formula="of:=[.E567]+[.B568]" office:value-type="float" office:value="223954" calcext:value-type="float">
            <text:p>223954</text:p>
          </table:table-cell>
          <table:table-cell table:formula="of:=[.B568]/[.$B$1]" office:value-type="float" office:value="18.5652173913043" calcext:value-type="float">
            <text:p>18,57</text:p>
          </table:table-cell>
          <table:table-cell table:formula="of:=[.G567]+[.F568]" office:value-type="float" office:value="9737.1304347826" calcext:value-type="float">
            <text:p>9737,13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59" calcext:value-type="float">
            <text:p>459</text:p>
          </table:table-cell>
          <table:table-cell office:value-type="string" calcext:value-type="string">
            <text:p>AuthActivity_1_FindViewByIdReturnsNullOperatorMutator</text:p>
          </table:table-cell>
          <table:table-cell office:value-type="float" office:value="1167" calcext:value-type="float">
            <text:p>1167</text:p>
          </table:table-cell>
          <table:table-cell table:formula="of:=[.E568]+[.B569]" office:value-type="float" office:value="224413" calcext:value-type="float">
            <text:p>224413</text:p>
          </table:table-cell>
          <table:table-cell table:formula="of:=[.B569]/[.$B$1]" office:value-type="float" office:value="19.9565217391304" calcext:value-type="float">
            <text:p>19,96</text:p>
          </table:table-cell>
          <table:table-cell table:formula="of:=[.G568]+[.F569]" office:value-type="float" office:value="9757.08695652173" calcext:value-type="float">
            <text:p>9757,09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uthActivity_2_InvalidIDFindViewOperatorMutator</text:p>
          </table:table-cell>
          <table:table-cell office:value-type="float" office:value="2167" calcext:value-type="float">
            <text:p>2167</text:p>
          </table:table-cell>
          <table:table-cell table:formula="of:=[.E569]+[.B570]" office:value-type="float" office:value="224812" calcext:value-type="float">
            <text:p>224812</text:p>
          </table:table-cell>
          <table:table-cell table:formula="of:=[.B570]/[.$B$1]" office:value-type="float" office:value="17.3478260869565" calcext:value-type="float">
            <text:p>17,35</text:p>
          </table:table-cell>
          <table:table-cell table:formula="of:=[.G569]+[.F570]" office:value-type="float" office:value="9774.43478260869" calcext:value-type="float">
            <text:p>9774,4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uthActivity_3_InvalidViewFocusOperatorMutator</text:p>
          </table:table-cell>
          <table:table-cell office:value-type="float" office:value="3167" calcext:value-type="float">
            <text:p>3167</text:p>
          </table:table-cell>
          <table:table-cell table:formula="of:=[.E570]+[.B571]" office:value-type="float" office:value="225221" calcext:value-type="float">
            <text:p>225221</text:p>
          </table:table-cell>
          <table:table-cell table:formula="of:=[.B571]/[.$B$1]" office:value-type="float" office:value="17.7826086956522" calcext:value-type="float">
            <text:p>17,78</text:p>
          </table:table-cell>
          <table:table-cell table:formula="of:=[.G570]+[.F571]" office:value-type="float" office:value="9792.21739130434" calcext:value-type="float">
            <text:p>9792,22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uthActivity_4_ViewComponentNotVisibleOperatorMutator</text:p>
          </table:table-cell>
          <table:table-cell office:value-type="float" office:value="4167" calcext:value-type="float">
            <text:p>4167</text:p>
          </table:table-cell>
          <table:table-cell table:formula="of:=[.E571]+[.B572]" office:value-type="float" office:value="225620" calcext:value-type="float">
            <text:p>225620</text:p>
          </table:table-cell>
          <table:table-cell table:formula="of:=[.B572]/[.$B$1]" office:value-type="float" office:value="17.3478260869565" calcext:value-type="float">
            <text:p>17,35</text:p>
          </table:table-cell>
          <table:table-cell table:formula="of:=[.G571]+[.F572]" office:value-type="float" office:value="9809.5652173913" calcext:value-type="float">
            <text:p>9809,57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uthActivity_5_FindViewByIdReturnsNullOperatorMutator</text:p>
          </table:table-cell>
          <table:table-cell office:value-type="float" office:value="5167" calcext:value-type="float">
            <text:p>5167</text:p>
          </table:table-cell>
          <table:table-cell table:formula="of:=[.E572]+[.B573]" office:value-type="float" office:value="226036" calcext:value-type="float">
            <text:p>226036</text:p>
          </table:table-cell>
          <table:table-cell table:formula="of:=[.B573]/[.$B$1]" office:value-type="float" office:value="18.0869565217391" calcext:value-type="float">
            <text:p>18,09</text:p>
          </table:table-cell>
          <table:table-cell table:formula="of:=[.G572]+[.F573]" office:value-type="float" office:value="9827.65217391304" calcext:value-type="float">
            <text:p>9827,65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uthActivity_6_InvalidIDFindViewOperatorMutator</text:p>
          </table:table-cell>
          <table:table-cell office:value-type="float" office:value="6167" calcext:value-type="float">
            <text:p>6167</text:p>
          </table:table-cell>
          <table:table-cell table:formula="of:=[.E573]+[.B574]" office:value-type="float" office:value="226451" calcext:value-type="float">
            <text:p>226451</text:p>
          </table:table-cell>
          <table:table-cell table:formula="of:=[.B574]/[.$B$1]" office:value-type="float" office:value="18.0434782608696" calcext:value-type="float">
            <text:p>18,04</text:p>
          </table:table-cell>
          <table:table-cell table:formula="of:=[.G573]+[.F574]" office:value-type="float" office:value="9845.69565217391" calcext:value-type="float">
            <text:p>9845,7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uthActivity_7_InvalidViewFocusOperatorMutator</text:p>
          </table:table-cell>
          <table:table-cell office:value-type="float" office:value="7167" calcext:value-type="float">
            <text:p>7167</text:p>
          </table:table-cell>
          <table:table-cell table:formula="of:=[.E574]+[.B575]" office:value-type="float" office:value="226863" calcext:value-type="float">
            <text:p>226863</text:p>
          </table:table-cell>
          <table:table-cell table:formula="of:=[.B575]/[.$B$1]" office:value-type="float" office:value="17.9130434782609" calcext:value-type="float">
            <text:p>17,91</text:p>
          </table:table-cell>
          <table:table-cell table:formula="of:=[.G574]+[.F575]" office:value-type="float" office:value="9863.60869565216" calcext:value-type="float">
            <text:p>9863,61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uthActivity_8_ViewComponentNotVisibleOperatorMutator</text:p>
          </table:table-cell>
          <table:table-cell office:value-type="float" office:value="8167" calcext:value-type="float">
            <text:p>8167</text:p>
          </table:table-cell>
          <table:table-cell table:formula="of:=[.E575]+[.B576]" office:value-type="float" office:value="227276" calcext:value-type="float">
            <text:p>227276</text:p>
          </table:table-cell>
          <table:table-cell table:formula="of:=[.B576]/[.$B$1]" office:value-type="float" office:value="17.9565217391304" calcext:value-type="float">
            <text:p>17,96</text:p>
          </table:table-cell>
          <table:table-cell table:formula="of:=[.G575]+[.F576]" office:value-type="float" office:value="9881.56521739129" calcext:value-type="float">
            <text:p>9881,57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uthActivity_9_FindViewByIdReturnsNullOperatorMutator</text:p>
          </table:table-cell>
          <table:table-cell office:value-type="float" office:value="9167" calcext:value-type="float">
            <text:p>9167</text:p>
          </table:table-cell>
          <table:table-cell table:formula="of:=[.E576]+[.B577]" office:value-type="float" office:value="227675" calcext:value-type="float">
            <text:p>227675</text:p>
          </table:table-cell>
          <table:table-cell table:formula="of:=[.B577]/[.$B$1]" office:value-type="float" office:value="17.3478260869565" calcext:value-type="float">
            <text:p>17,35</text:p>
          </table:table-cell>
          <table:table-cell table:formula="of:=[.G576]+[.F577]" office:value-type="float" office:value="9898.91304347825" calcext:value-type="float">
            <text:p>9898,91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uthActivity_10_InvalidIDFindViewOperatorMutator</text:p>
          </table:table-cell>
          <table:table-cell office:value-type="float" office:value="10167" calcext:value-type="float">
            <text:p>10167</text:p>
          </table:table-cell>
          <table:table-cell table:formula="of:=[.E577]+[.B578]" office:value-type="float" office:value="228074" calcext:value-type="float">
            <text:p>228074</text:p>
          </table:table-cell>
          <table:table-cell table:formula="of:=[.B578]/[.$B$1]" office:value-type="float" office:value="17.3478260869565" calcext:value-type="float">
            <text:p>17,35</text:p>
          </table:table-cell>
          <table:table-cell table:formula="of:=[.G577]+[.F578]" office:value-type="float" office:value="9916.26086956521" calcext:value-type="float">
            <text:p>9916,26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uthActivity_11_InvalidViewFocusOperatorMutator</text:p>
          </table:table-cell>
          <table:table-cell office:value-type="float" office:value="11167" calcext:value-type="float">
            <text:p>11167</text:p>
          </table:table-cell>
          <table:table-cell table:formula="of:=[.E578]+[.B579]" office:value-type="float" office:value="228479" calcext:value-type="float">
            <text:p>228479</text:p>
          </table:table-cell>
          <table:table-cell table:formula="of:=[.B579]/[.$B$1]" office:value-type="float" office:value="17.6086956521739" calcext:value-type="float">
            <text:p>17,61</text:p>
          </table:table-cell>
          <table:table-cell table:formula="of:=[.G578]+[.F579]" office:value-type="float" office:value="9933.86956521738" calcext:value-type="float">
            <text:p>9933,87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AuthActivity_12_ViewComponentNotVisibleOperatorMutator</text:p>
          </table:table-cell>
          <table:table-cell office:value-type="float" office:value="12167" calcext:value-type="float">
            <text:p>12167</text:p>
          </table:table-cell>
          <table:table-cell table:formula="of:=[.E579]+[.B580]" office:value-type="float" office:value="228881" calcext:value-type="float">
            <text:p>228881</text:p>
          </table:table-cell>
          <table:table-cell table:formula="of:=[.B580]/[.$B$1]" office:value-type="float" office:value="17.4782608695652" calcext:value-type="float">
            <text:p>17,48</text:p>
          </table:table-cell>
          <table:table-cell table:formula="of:=[.G579]+[.F580]" office:value-type="float" office:value="9951.34782608695" calcext:value-type="float">
            <text:p>9951,35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399" calcext:value-type="float">
            <text:p>399</text:p>
          </table:table-cell>
          <table:table-cell office:value-type="string" calcext:value-type="string">
            <text:p>AuthActivity_13_FindViewByIdReturnsNullOperatorMutator</text:p>
          </table:table-cell>
          <table:table-cell office:value-type="float" office:value="13167" calcext:value-type="float">
            <text:p>13167</text:p>
          </table:table-cell>
          <table:table-cell table:formula="of:=[.E580]+[.B581]" office:value-type="float" office:value="229280" calcext:value-type="float">
            <text:p>229280</text:p>
          </table:table-cell>
          <table:table-cell table:formula="of:=[.B581]/[.$B$1]" office:value-type="float" office:value="17.3478260869565" calcext:value-type="float">
            <text:p>17,35</text:p>
          </table:table-cell>
          <table:table-cell table:formula="of:=[.G580]+[.F581]" office:value-type="float" office:value="9968.6956521739" calcext:value-type="float">
            <text:p>9968,7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uthActivity_14_InvalidIDFindViewOperatorMutator</text:p>
          </table:table-cell>
          <table:table-cell office:value-type="float" office:value="14167" calcext:value-type="float">
            <text:p>14167</text:p>
          </table:table-cell>
          <table:table-cell table:formula="of:=[.E581]+[.B582]" office:value-type="float" office:value="229689" calcext:value-type="float">
            <text:p>229689</text:p>
          </table:table-cell>
          <table:table-cell table:formula="of:=[.B582]/[.$B$1]" office:value-type="float" office:value="17.7826086956522" calcext:value-type="float">
            <text:p>17,78</text:p>
          </table:table-cell>
          <table:table-cell table:formula="of:=[.G581]+[.F582]" office:value-type="float" office:value="9986.47826086956" calcext:value-type="float">
            <text:p>9986,4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475" calcext:value-type="float">
            <text:p>475</text:p>
          </table:table-cell>
          <table:table-cell office:value-type="string" calcext:value-type="string">
            <text:p>AuthActivity_15_InvalidViewFocusOperatorMutator</text:p>
          </table:table-cell>
          <table:table-cell office:value-type="float" office:value="15167" calcext:value-type="float">
            <text:p>15167</text:p>
          </table:table-cell>
          <table:table-cell table:formula="of:=[.E582]+[.B583]" office:value-type="float" office:value="230164" calcext:value-type="float">
            <text:p>230164</text:p>
          </table:table-cell>
          <table:table-cell table:formula="of:=[.B583]/[.$B$1]" office:value-type="float" office:value="20.6521739130435" calcext:value-type="float">
            <text:p>20,65</text:p>
          </table:table-cell>
          <table:table-cell table:formula="of:=[.G582]+[.F583]" office:value-type="float" office:value="10007.1304347826" calcext:value-type="float">
            <text:p>10007,1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uthActivity_16_ViewComponentNotVisibleOperatorMutator</text:p>
          </table:table-cell>
          <table:table-cell office:value-type="float" office:value="16167" calcext:value-type="float">
            <text:p>16167</text:p>
          </table:table-cell>
          <table:table-cell table:formula="of:=[.E583]+[.B584]" office:value-type="float" office:value="230576" calcext:value-type="float">
            <text:p>230576</text:p>
          </table:table-cell>
          <table:table-cell table:formula="of:=[.B584]/[.$B$1]" office:value-type="float" office:value="17.9130434782609" calcext:value-type="float">
            <text:p>17,91</text:p>
          </table:table-cell>
          <table:table-cell table:formula="of:=[.G583]+[.F584]" office:value-type="float" office:value="10025.0434782609" calcext:value-type="float">
            <text:p>10025,04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AuthActivity_17_RandomActionIntentDefinitionOperatorMutator</text:p>
          </table:table-cell>
          <table:table-cell office:value-type="float" office:value="17167" calcext:value-type="float">
            <text:p>17167</text:p>
          </table:table-cell>
          <table:table-cell table:formula="of:=[.E584]+[.B585]" office:value-type="float" office:value="230841" calcext:value-type="float">
            <text:p>230841</text:p>
          </table:table-cell>
          <table:table-cell table:formula="of:=[.B585]/[.$B$1]" office:value-type="float" office:value="11.5217391304348" calcext:value-type="float">
            <text:p>11,52</text:p>
          </table:table-cell>
          <table:table-cell table:formula="of:=[.G584]+[.F585]" office:value-type="float" office:value="10036.5652173913" calcext:value-type="float">
            <text:p>10036,57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uthActivity_18_BuggyGUIListenerOperatorMutator</text:p>
          </table:table-cell>
          <table:table-cell office:value-type="float" office:value="18167" calcext:value-type="float">
            <text:p>18167</text:p>
          </table:table-cell>
          <table:table-cell table:formula="of:=[.E585]+[.B586]" office:value-type="float" office:value="231251" calcext:value-type="float">
            <text:p>231251</text:p>
          </table:table-cell>
          <table:table-cell table:formula="of:=[.B586]/[.$B$1]" office:value-type="float" office:value="17.8260869565217" calcext:value-type="float">
            <text:p>17,83</text:p>
          </table:table-cell>
          <table:table-cell table:formula="of:=[.G585]+[.F586]" office:value-type="float" office:value="10054.3913043478" calcext:value-type="float">
            <text:p>10054,39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AuthActivity_19_BuggyGUIListenerOperatorMutator</text:p>
          </table:table-cell>
          <table:table-cell office:value-type="float" office:value="19167" calcext:value-type="float">
            <text:p>19167</text:p>
          </table:table-cell>
          <table:table-cell table:formula="of:=[.E586]+[.B587]" office:value-type="float" office:value="231652" calcext:value-type="float">
            <text:p>231652</text:p>
          </table:table-cell>
          <table:table-cell table:formula="of:=[.B587]/[.$B$1]" office:value-type="float" office:value="17.4347826086957" calcext:value-type="float">
            <text:p>17,43</text:p>
          </table:table-cell>
          <table:table-cell table:formula="of:=[.G586]+[.F587]" office:value-type="float" office:value="10071.8260869565" calcext:value-type="float">
            <text:p>10071,83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uthActivity_20_BuggyGUIListenerOperatorMutator</text:p>
          </table:table-cell>
          <table:table-cell office:value-type="float" office:value="20167" calcext:value-type="float">
            <text:p>20167</text:p>
          </table:table-cell>
          <table:table-cell table:formula="of:=[.E587]+[.B588]" office:value-type="float" office:value="232065" calcext:value-type="float">
            <text:p>232065</text:p>
          </table:table-cell>
          <table:table-cell table:formula="of:=[.B588]/[.$B$1]" office:value-type="float" office:value="17.9565217391304" calcext:value-type="float">
            <text:p>17,96</text:p>
          </table:table-cell>
          <table:table-cell table:formula="of:=[.G587]+[.F588]" office:value-type="float" office:value="10089.7826086956" calcext:value-type="float">
            <text:p>10089,78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uthActivity_21_BinaryMutator</text:p>
          </table:table-cell>
          <table:table-cell office:value-type="float" office:value="21167" calcext:value-type="float">
            <text:p>21167</text:p>
          </table:table-cell>
          <table:table-cell table:formula="of:=[.E588]+[.B589]" office:value-type="float" office:value="232477" calcext:value-type="float">
            <text:p>232477</text:p>
          </table:table-cell>
          <table:table-cell table:formula="of:=[.B589]/[.$B$1]" office:value-type="float" office:value="17.9130434782609" calcext:value-type="float">
            <text:p>17,91</text:p>
          </table:table-cell>
          <table:table-cell table:formula="of:=[.G588]+[.F589]" office:value-type="float" office:value="10107.6956521739" calcext:value-type="float">
            <text:p>10107,7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uthActivity_22_BinaryMutator</text:p>
          </table:table-cell>
          <table:table-cell office:value-type="float" office:value="22167" calcext:value-type="float">
            <text:p>22167</text:p>
          </table:table-cell>
          <table:table-cell table:formula="of:=[.E589]+[.B590]" office:value-type="float" office:value="232888" calcext:value-type="float">
            <text:p>232888</text:p>
          </table:table-cell>
          <table:table-cell table:formula="of:=[.B590]/[.$B$1]" office:value-type="float" office:value="17.8695652173913" calcext:value-type="float">
            <text:p>17,87</text:p>
          </table:table-cell>
          <table:table-cell table:formula="of:=[.G589]+[.F590]" office:value-type="float" office:value="10125.5652173913" calcext:value-type="float">
            <text:p>10125,5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AuthActivity_23_BuggyGUIListenerOperatorMutator</text:p>
          </table:table-cell>
          <table:table-cell office:value-type="float" office:value="23167" calcext:value-type="float">
            <text:p>23167</text:p>
          </table:table-cell>
          <table:table-cell table:formula="of:=[.E590]+[.B591]" office:value-type="float" office:value="233149" calcext:value-type="float">
            <text:p>233149</text:p>
          </table:table-cell>
          <table:table-cell table:formula="of:=[.B591]/[.$B$1]" office:value-type="float" office:value="11.3478260869565" calcext:value-type="float">
            <text:p>11,35</text:p>
          </table:table-cell>
          <table:table-cell table:formula="of:=[.G590]+[.F591]" office:value-type="float" office:value="10136.9130434782" calcext:value-type="float">
            <text:p>10136,91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PreferencesActivity_0_LengthyGUICreationOperatorMutator</text:p>
          </table:table-cell>
          <table:table-cell office:value-type="float" office:value="168" calcext:value-type="float">
            <text:p>168</text:p>
          </table:table-cell>
          <table:table-cell table:formula="of:=[.E591]+[.B592]" office:value-type="float" office:value="233657" calcext:value-type="float">
            <text:p>233657</text:p>
          </table:table-cell>
          <table:table-cell table:formula="of:=[.B592]/[.$B$1]" office:value-type="float" office:value="22.0869565217391" calcext:value-type="float">
            <text:p>22,09</text:p>
          </table:table-cell>
          <table:table-cell table:formula="of:=[.G591]+[.F592]" office:value-type="float" office:value="10159" calcext:value-type="float">
            <text:p>10159,0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referencesActivity_1_InvalidIDFindViewOperatorMutator</text:p>
          </table:table-cell>
          <table:table-cell office:value-type="float" office:value="1168" calcext:value-type="float">
            <text:p>1168</text:p>
          </table:table-cell>
          <table:table-cell table:formula="of:=[.E592]+[.B593]" office:value-type="float" office:value="234069" calcext:value-type="float">
            <text:p>234069</text:p>
          </table:table-cell>
          <table:table-cell table:formula="of:=[.B593]/[.$B$1]" office:value-type="float" office:value="17.9130434782609" calcext:value-type="float">
            <text:p>17,91</text:p>
          </table:table-cell>
          <table:table-cell table:formula="of:=[.G592]+[.F593]" office:value-type="float" office:value="10176.9130434782" calcext:value-type="float">
            <text:p>10176,91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oupManagerActivity_0_LengthyGUICreationOperatorMutator</text:p>
          </table:table-cell>
          <table:table-cell office:value-type="float" office:value="169" calcext:value-type="float">
            <text:p>169</text:p>
          </table:table-cell>
          <table:table-cell table:formula="of:=[.E593]+[.B594]" office:value-type="float" office:value="234480" calcext:value-type="float">
            <text:p>234480</text:p>
          </table:table-cell>
          <table:table-cell table:formula="of:=[.B594]/[.$B$1]" office:value-type="float" office:value="17.8695652173913" calcext:value-type="float">
            <text:p>17,87</text:p>
          </table:table-cell>
          <table:table-cell table:formula="of:=[.G593]+[.F594]" office:value-type="float" office:value="10194.7826086956" calcext:value-type="float">
            <text:p>10194,7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GroupManagerActivity_1_InvalidIDFindViewOperatorMutator</text:p>
          </table:table-cell>
          <table:table-cell office:value-type="float" office:value="1169" calcext:value-type="float">
            <text:p>1169</text:p>
          </table:table-cell>
          <table:table-cell table:formula="of:=[.E594]+[.B595]" office:value-type="float" office:value="234896" calcext:value-type="float">
            <text:p>234896</text:p>
          </table:table-cell>
          <table:table-cell table:formula="of:=[.B595]/[.$B$1]" office:value-type="float" office:value="18.0869565217391" calcext:value-type="float">
            <text:p>18,09</text:p>
          </table:table-cell>
          <table:table-cell table:formula="of:=[.G594]+[.F595]" office:value-type="float" office:value="10212.8695652174" calcext:value-type="float">
            <text:p>10212,87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GroupManagerActivity_2_FindViewByIdReturnsNullOperatorMutator</text:p>
          </table:table-cell>
          <table:table-cell office:value-type="float" office:value="2169" calcext:value-type="float">
            <text:p>2169</text:p>
          </table:table-cell>
          <table:table-cell table:formula="of:=[.E595]+[.B596]" office:value-type="float" office:value="235219" calcext:value-type="float">
            <text:p>235219</text:p>
          </table:table-cell>
          <table:table-cell table:formula="of:=[.B596]/[.$B$1]" office:value-type="float" office:value="14.0434782608696" calcext:value-type="float">
            <text:p>14,04</text:p>
          </table:table-cell>
          <table:table-cell table:formula="of:=[.G595]+[.F596]" office:value-type="float" office:value="10226.9130434783" calcext:value-type="float">
            <text:p>10226,91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GroupManagerActivity_3_InvalidIDFindViewOperatorMutator</text:p>
          </table:table-cell>
          <table:table-cell office:value-type="float" office:value="3169" calcext:value-type="float">
            <text:p>3169</text:p>
          </table:table-cell>
          <table:table-cell table:formula="of:=[.E596]+[.B597]" office:value-type="float" office:value="235641" calcext:value-type="float">
            <text:p>235641</text:p>
          </table:table-cell>
          <table:table-cell table:formula="of:=[.B597]/[.$B$1]" office:value-type="float" office:value="18.3478260869565" calcext:value-type="float">
            <text:p>18,35</text:p>
          </table:table-cell>
          <table:table-cell table:formula="of:=[.G596]+[.F597]" office:value-type="float" office:value="10245.2608695652" calcext:value-type="float">
            <text:p>10245,26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GroupManagerActivity_4_InvalidViewFocusOperatorMutator</text:p>
          </table:table-cell>
          <table:table-cell office:value-type="float" office:value="4169" calcext:value-type="float">
            <text:p>4169</text:p>
          </table:table-cell>
          <table:table-cell table:formula="of:=[.E597]+[.B598]" office:value-type="float" office:value="236053" calcext:value-type="float">
            <text:p>236053</text:p>
          </table:table-cell>
          <table:table-cell table:formula="of:=[.B598]/[.$B$1]" office:value-type="float" office:value="17.9130434782609" calcext:value-type="float">
            <text:p>17,91</text:p>
          </table:table-cell>
          <table:table-cell table:formula="of:=[.G597]+[.F598]" office:value-type="float" office:value="10263.1739130435" calcext:value-type="float">
            <text:p>10263,17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oupManagerActivity_5_ViewComponentNotVisibleOperatorMutator</text:p>
          </table:table-cell>
          <table:table-cell office:value-type="float" office:value="5169" calcext:value-type="float">
            <text:p>5169</text:p>
          </table:table-cell>
          <table:table-cell table:formula="of:=[.E598]+[.B599]" office:value-type="float" office:value="236463" calcext:value-type="float">
            <text:p>236463</text:p>
          </table:table-cell>
          <table:table-cell table:formula="of:=[.B599]/[.$B$1]" office:value-type="float" office:value="17.8260869565217" calcext:value-type="float">
            <text:p>17,83</text:p>
          </table:table-cell>
          <table:table-cell table:formula="of:=[.G598]+[.F599]" office:value-type="float" office:value="10281" calcext:value-type="float">
            <text:p>10281,0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GroupManagerActivity_6_FindViewByIdReturnsNullOperatorMutator</text:p>
          </table:table-cell>
          <table:table-cell office:value-type="float" office:value="6169" calcext:value-type="float">
            <text:p>6169</text:p>
          </table:table-cell>
          <table:table-cell table:formula="of:=[.E599]+[.B600]" office:value-type="float" office:value="236878" calcext:value-type="float">
            <text:p>236878</text:p>
          </table:table-cell>
          <table:table-cell table:formula="of:=[.B600]/[.$B$1]" office:value-type="float" office:value="18.0434782608696" calcext:value-type="float">
            <text:p>18,04</text:p>
          </table:table-cell>
          <table:table-cell table:formula="of:=[.G599]+[.F600]" office:value-type="float" office:value="10299.0434782609" calcext:value-type="float">
            <text:p>10299,04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GroupManagerActivity_7_InvalidIDFindViewOperatorMutator</text:p>
          </table:table-cell>
          <table:table-cell office:value-type="float" office:value="7169" calcext:value-type="float">
            <text:p>7169</text:p>
          </table:table-cell>
          <table:table-cell table:formula="of:=[.E600]+[.B601]" office:value-type="float" office:value="237289" calcext:value-type="float">
            <text:p>237289</text:p>
          </table:table-cell>
          <table:table-cell table:formula="of:=[.B601]/[.$B$1]" office:value-type="float" office:value="17.8695652173913" calcext:value-type="float">
            <text:p>17,87</text:p>
          </table:table-cell>
          <table:table-cell table:formula="of:=[.G600]+[.F601]" office:value-type="float" office:value="10316.9130434783" calcext:value-type="float">
            <text:p>10316,91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GroupManagerActivity_8_InvalidViewFocusOperatorMutator</text:p>
          </table:table-cell>
          <table:table-cell office:value-type="float" office:value="8169" calcext:value-type="float">
            <text:p>8169</text:p>
          </table:table-cell>
          <table:table-cell table:formula="of:=[.E601]+[.B602]" office:value-type="float" office:value="237711" calcext:value-type="float">
            <text:p>237711</text:p>
          </table:table-cell>
          <table:table-cell table:formula="of:=[.B602]/[.$B$1]" office:value-type="float" office:value="18.3478260869565" calcext:value-type="float">
            <text:p>18,35</text:p>
          </table:table-cell>
          <table:table-cell table:formula="of:=[.G601]+[.F602]" office:value-type="float" office:value="10335.2608695652" calcext:value-type="float">
            <text:p>10335,26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GroupManagerActivity_9_ViewComponentNotVisibleOperatorMutator</text:p>
          </table:table-cell>
          <table:table-cell office:value-type="float" office:value="9169" calcext:value-type="float">
            <text:p>9169</text:p>
          </table:table-cell>
          <table:table-cell table:formula="of:=[.E602]+[.B603]" office:value-type="float" office:value="238118" calcext:value-type="float">
            <text:p>238118</text:p>
          </table:table-cell>
          <table:table-cell table:formula="of:=[.B603]/[.$B$1]" office:value-type="float" office:value="17.695652173913" calcext:value-type="float">
            <text:p>17,70</text:p>
          </table:table-cell>
          <table:table-cell table:formula="of:=[.G602]+[.F603]" office:value-type="float" office:value="10352.9565217391" calcext:value-type="float">
            <text:p>10352,96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GroupManagerActivity_10_BuggyGUIListenerOperatorMutator</text:p>
          </table:table-cell>
          <table:table-cell office:value-type="float" office:value="10169" calcext:value-type="float">
            <text:p>10169</text:p>
          </table:table-cell>
          <table:table-cell table:formula="of:=[.E603]+[.B604]" office:value-type="float" office:value="238533" calcext:value-type="float">
            <text:p>238533</text:p>
          </table:table-cell>
          <table:table-cell table:formula="of:=[.B604]/[.$B$1]" office:value-type="float" office:value="18.0434782608696" calcext:value-type="float">
            <text:p>18,04</text:p>
          </table:table-cell>
          <table:table-cell table:formula="of:=[.G603]+[.F604]" office:value-type="float" office:value="10371" calcext:value-type="float">
            <text:p>10371,0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GroupManagerActivity_11_BuggyGUIListenerOperatorMutator</text:p>
          </table:table-cell>
          <table:table-cell office:value-type="float" office:value="11169" calcext:value-type="float">
            <text:p>11169</text:p>
          </table:table-cell>
          <table:table-cell table:formula="of:=[.E604]+[.B605]" office:value-type="float" office:value="238941" calcext:value-type="float">
            <text:p>238941</text:p>
          </table:table-cell>
          <table:table-cell table:formula="of:=[.B605]/[.$B$1]" office:value-type="float" office:value="17.7391304347826" calcext:value-type="float">
            <text:p>17,74</text:p>
          </table:table-cell>
          <table:table-cell table:formula="of:=[.G604]+[.F605]" office:value-type="float" office:value="10388.7391304348" calcext:value-type="float">
            <text:p>10388,74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GroupManagerActivity_12_BuggyGUIListenerOperatorMutator</text:p>
          </table:table-cell>
          <table:table-cell office:value-type="float" office:value="12169" calcext:value-type="float">
            <text:p>12169</text:p>
          </table:table-cell>
          <table:table-cell table:formula="of:=[.E605]+[.B606]" office:value-type="float" office:value="239351" calcext:value-type="float">
            <text:p>239351</text:p>
          </table:table-cell>
          <table:table-cell table:formula="of:=[.B606]/[.$B$1]" office:value-type="float" office:value="17.8260869565217" calcext:value-type="float">
            <text:p>17,83</text:p>
          </table:table-cell>
          <table:table-cell table:formula="of:=[.G605]+[.F606]" office:value-type="float" office:value="10406.5652173913" calcext:value-type="float">
            <text:p>10406,57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PanicResponderActivity_0_LengthyGUICreationOperatorMutator</text:p>
          </table:table-cell>
          <table:table-cell office:value-type="float" office:value="170" calcext:value-type="float">
            <text:p>170</text:p>
          </table:table-cell>
          <table:table-cell table:formula="of:=[.E606]+[.B607]" office:value-type="float" office:value="239771" calcext:value-type="float">
            <text:p>239771</text:p>
          </table:table-cell>
          <table:table-cell table:formula="of:=[.B607]/[.$B$1]" office:value-type="float" office:value="18.2608695652174" calcext:value-type="float">
            <text:p>18,26</text:p>
          </table:table-cell>
          <table:table-cell table:formula="of:=[.G606]+[.F607]" office:value-type="float" office:value="10424.8260869565" calcext:value-type="float">
            <text:p>10424,83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PanicResponderActivity_1_RandomActionIntentDefinitionOperatorMutator</text:p>
          </table:table-cell>
          <table:table-cell office:value-type="float" office:value="1170" calcext:value-type="float">
            <text:p>1170</text:p>
          </table:table-cell>
          <table:table-cell table:formula="of:=[.E607]+[.B608]" office:value-type="float" office:value="240184" calcext:value-type="float">
            <text:p>240184</text:p>
          </table:table-cell>
          <table:table-cell table:formula="of:=[.B608]/[.$B$1]" office:value-type="float" office:value="17.9565217391304" calcext:value-type="float">
            <text:p>17,96</text:p>
          </table:table-cell>
          <table:table-cell table:formula="of:=[.G607]+[.F608]" office:value-type="float" office:value="10442.7826086956" calcext:value-type="float">
            <text:p>10442,78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anicResponderActivity_2_RandomActionIntentDefinitionOperatorMutator</text:p>
          </table:table-cell>
          <table:table-cell office:value-type="float" office:value="2170" calcext:value-type="float">
            <text:p>2170</text:p>
          </table:table-cell>
          <table:table-cell table:formula="of:=[.E608]+[.B609]" office:value-type="float" office:value="240596" calcext:value-type="float">
            <text:p>240596</text:p>
          </table:table-cell>
          <table:table-cell table:formula="of:=[.B609]/[.$B$1]" office:value-type="float" office:value="17.9130434782609" calcext:value-type="float">
            <text:p>17,91</text:p>
          </table:table-cell>
          <table:table-cell table:formula="of:=[.G608]+[.F609]" office:value-type="float" office:value="10460.6956521739" calcext:value-type="float">
            <text:p>10460,7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ExitActivity_0_LengthyGUICreationOperatorMutator</text:p>
          </table:table-cell>
          <table:table-cell office:value-type="float" office:value="171" calcext:value-type="float">
            <text:p>171</text:p>
          </table:table-cell>
          <table:table-cell table:formula="of:=[.E609]+[.B610]" office:value-type="float" office:value="241014" calcext:value-type="float">
            <text:p>241014</text:p>
          </table:table-cell>
          <table:table-cell table:formula="of:=[.B610]/[.$B$1]" office:value-type="float" office:value="18.1739130434783" calcext:value-type="float">
            <text:p>18,17</text:p>
          </table:table-cell>
          <table:table-cell table:formula="of:=[.G609]+[.F610]" office:value-type="float" office:value="10478.8695652174" calcext:value-type="float">
            <text:p>10478,87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ExitActivity_1_NullIntentOperatorMutator</text:p>
          </table:table-cell>
          <table:table-cell office:value-type="float" office:value="1171" calcext:value-type="float">
            <text:p>1171</text:p>
          </table:table-cell>
          <table:table-cell table:formula="of:=[.E610]+[.B611]" office:value-type="float" office:value="241417" calcext:value-type="float">
            <text:p>241417</text:p>
          </table:table-cell>
          <table:table-cell table:formula="of:=[.B611]/[.$B$1]" office:value-type="float" office:value="17.5217391304348" calcext:value-type="float">
            <text:p>17,52</text:p>
          </table:table-cell>
          <table:table-cell table:formula="of:=[.G610]+[.F611]" office:value-type="float" office:value="10496.3913043478" calcext:value-type="float">
            <text:p>10496,39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xitActivity_2_InvalidKeyIntentOperatorMutator</text:p>
          </table:table-cell>
          <table:table-cell office:value-type="float" office:value="2171" calcext:value-type="float">
            <text:p>2171</text:p>
          </table:table-cell>
          <table:table-cell table:formula="of:=[.E611]+[.B612]" office:value-type="float" office:value="241823" calcext:value-type="float">
            <text:p>241823</text:p>
          </table:table-cell>
          <table:table-cell table:formula="of:=[.B612]/[.$B$1]" office:value-type="float" office:value="17.6521739130435" calcext:value-type="float">
            <text:p>17,65</text:p>
          </table:table-cell>
          <table:table-cell table:formula="of:=[.G611]+[.F612]" office:value-type="float" office:value="10514.0434782609" calcext:value-type="float">
            <text:p>10514,04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xitActivity_3_RandomActionIntentDefinitionOperatorMutator</text:p>
          </table:table-cell>
          <table:table-cell office:value-type="float" office:value="3171" calcext:value-type="float">
            <text:p>3171</text:p>
          </table:table-cell>
          <table:table-cell table:formula="of:=[.E612]+[.B613]" office:value-type="float" office:value="242228" calcext:value-type="float">
            <text:p>242228</text:p>
          </table:table-cell>
          <table:table-cell table:formula="of:=[.B613]/[.$B$1]" office:value-type="float" office:value="17.6086956521739" calcext:value-type="float">
            <text:p>17,61</text:p>
          </table:table-cell>
          <table:table-cell table:formula="of:=[.G612]+[.F613]" office:value-type="float" office:value="10531.652173913" calcext:value-type="float">
            <text:p>10531,65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xitActivity_4_RandomActionIntentDefinitionOperatorMutator</text:p>
          </table:table-cell>
          <table:table-cell office:value-type="float" office:value="4171" calcext:value-type="float">
            <text:p>4171</text:p>
          </table:table-cell>
          <table:table-cell table:formula="of:=[.E613]+[.B614]" office:value-type="float" office:value="242638" calcext:value-type="float">
            <text:p>242638</text:p>
          </table:table-cell>
          <table:table-cell table:formula="of:=[.B614]/[.$B$1]" office:value-type="float" office:value="17.8260869565217" calcext:value-type="float">
            <text:p>17,83</text:p>
          </table:table-cell>
          <table:table-cell table:formula="of:=[.G613]+[.F614]" office:value-type="float" office:value="10549.4782608696" calcext:value-type="float">
            <text:p>10549,48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nsferEntriesActivity_0_LengthyGUICreationOperatorMutator</text:p>
          </table:table-cell>
          <table:table-cell office:value-type="float" office:value="172" calcext:value-type="float">
            <text:p>172</text:p>
          </table:table-cell>
          <table:table-cell table:formula="of:=[.E614]+[.B615]" office:value-type="float" office:value="243032" calcext:value-type="float">
            <text:p>243032</text:p>
          </table:table-cell>
          <table:table-cell table:formula="of:=[.B615]/[.$B$1]" office:value-type="float" office:value="17.1304347826087" calcext:value-type="float">
            <text:p>17,13</text:p>
          </table:table-cell>
          <table:table-cell table:formula="of:=[.G614]+[.F615]" office:value-type="float" office:value="10566.6086956522" calcext:value-type="float">
            <text:p>10566,61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TransferEntriesActivity_1_InvalidIDFindViewOperatorMutator</text:p>
          </table:table-cell>
          <table:table-cell office:value-type="float" office:value="1172" calcext:value-type="float">
            <text:p>1172</text:p>
          </table:table-cell>
          <table:table-cell table:formula="of:=[.E615]+[.B616]" office:value-type="float" office:value="243447" calcext:value-type="float">
            <text:p>243447</text:p>
          </table:table-cell>
          <table:table-cell table:formula="of:=[.B616]/[.$B$1]" office:value-type="float" office:value="18.0434782608696" calcext:value-type="float">
            <text:p>18,04</text:p>
          </table:table-cell>
          <table:table-cell table:formula="of:=[.G615]+[.F616]" office:value-type="float" office:value="10584.652173913" calcext:value-type="float">
            <text:p>10584,65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nsferEntriesActivity_2_FindViewByIdReturnsNullOperatorMutator</text:p>
          </table:table-cell>
          <table:table-cell office:value-type="float" office:value="2172" calcext:value-type="float">
            <text:p>2172</text:p>
          </table:table-cell>
          <table:table-cell table:formula="of:=[.E616]+[.B617]" office:value-type="float" office:value="243841" calcext:value-type="float">
            <text:p>243841</text:p>
          </table:table-cell>
          <table:table-cell table:formula="of:=[.B617]/[.$B$1]" office:value-type="float" office:value="17.1304347826087" calcext:value-type="float">
            <text:p>17,13</text:p>
          </table:table-cell>
          <table:table-cell table:formula="of:=[.G616]+[.F617]" office:value-type="float" office:value="10601.7826086956" calcext:value-type="float">
            <text:p>10601,78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ransferEntriesActivity_3_InvalidIDFindViewOperatorMutator</text:p>
          </table:table-cell>
          <table:table-cell office:value-type="float" office:value="3172" calcext:value-type="float">
            <text:p>3172</text:p>
          </table:table-cell>
          <table:table-cell table:formula="of:=[.E617]+[.B618]" office:value-type="float" office:value="244233" calcext:value-type="float">
            <text:p>244233</text:p>
          </table:table-cell>
          <table:table-cell table:formula="of:=[.B618]/[.$B$1]" office:value-type="float" office:value="17.0434782608696" calcext:value-type="float">
            <text:p>17,04</text:p>
          </table:table-cell>
          <table:table-cell table:formula="of:=[.G617]+[.F618]" office:value-type="float" office:value="10618.8260869565" calcext:value-type="float">
            <text:p>10618,83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TransferEntriesActivity_4_InvalidViewFocusOperatorMutator</text:p>
          </table:table-cell>
          <table:table-cell office:value-type="float" office:value="4172" calcext:value-type="float">
            <text:p>4172</text:p>
          </table:table-cell>
          <table:table-cell table:formula="of:=[.E618]+[.B619]" office:value-type="float" office:value="244639" calcext:value-type="float">
            <text:p>244639</text:p>
          </table:table-cell>
          <table:table-cell table:formula="of:=[.B619]/[.$B$1]" office:value-type="float" office:value="17.6521739130435" calcext:value-type="float">
            <text:p>17,65</text:p>
          </table:table-cell>
          <table:table-cell table:formula="of:=[.G618]+[.F619]" office:value-type="float" office:value="10636.4782608696" calcext:value-type="float">
            <text:p>10636,48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ransferEntriesActivity_5_ViewComponentNotVisibleOperatorMutator</text:p>
          </table:table-cell>
          <table:table-cell office:value-type="float" office:value="5172" calcext:value-type="float">
            <text:p>5172</text:p>
          </table:table-cell>
          <table:table-cell table:formula="of:=[.E619]+[.B620]" office:value-type="float" office:value="245050" calcext:value-type="float">
            <text:p>245050</text:p>
          </table:table-cell>
          <table:table-cell table:formula="of:=[.B620]/[.$B$1]" office:value-type="float" office:value="17.8695652173913" calcext:value-type="float">
            <text:p>17,87</text:p>
          </table:table-cell>
          <table:table-cell table:formula="of:=[.G619]+[.F620]" office:value-type="float" office:value="10654.3478260869" calcext:value-type="float">
            <text:p>10654,3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ransferEntriesActivity_6_FindViewByIdReturnsNullOperatorMutator</text:p>
          </table:table-cell>
          <table:table-cell office:value-type="float" office:value="6172" calcext:value-type="float">
            <text:p>6172</text:p>
          </table:table-cell>
          <table:table-cell table:formula="of:=[.E620]+[.B621]" office:value-type="float" office:value="245460" calcext:value-type="float">
            <text:p>245460</text:p>
          </table:table-cell>
          <table:table-cell table:formula="of:=[.B621]/[.$B$1]" office:value-type="float" office:value="17.8260869565217" calcext:value-type="float">
            <text:p>17,83</text:p>
          </table:table-cell>
          <table:table-cell table:formula="of:=[.G620]+[.F621]" office:value-type="float" office:value="10672.1739130435" calcext:value-type="float">
            <text:p>10672,17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ransferEntriesActivity_7_InvalidIDFindViewOperatorMutator</text:p>
          </table:table-cell>
          <table:table-cell office:value-type="float" office:value="7172" calcext:value-type="float">
            <text:p>7172</text:p>
          </table:table-cell>
          <table:table-cell table:formula="of:=[.E621]+[.B622]" office:value-type="float" office:value="245871" calcext:value-type="float">
            <text:p>245871</text:p>
          </table:table-cell>
          <table:table-cell table:formula="of:=[.B622]/[.$B$1]" office:value-type="float" office:value="17.8695652173913" calcext:value-type="float">
            <text:p>17,87</text:p>
          </table:table-cell>
          <table:table-cell table:formula="of:=[.G621]+[.F622]" office:value-type="float" office:value="10690.0434782609" calcext:value-type="float">
            <text:p>10690,0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462" calcext:value-type="float">
            <text:p>462</text:p>
          </table:table-cell>
          <table:table-cell office:value-type="string" calcext:value-type="string">
            <text:p>TransferEntriesActivity_8_InvalidViewFocusOperatorMutator</text:p>
          </table:table-cell>
          <table:table-cell office:value-type="float" office:value="8172" calcext:value-type="float">
            <text:p>8172</text:p>
          </table:table-cell>
          <table:table-cell table:formula="of:=[.E622]+[.B623]" office:value-type="float" office:value="246333" calcext:value-type="float">
            <text:p>246333</text:p>
          </table:table-cell>
          <table:table-cell table:formula="of:=[.B623]/[.$B$1]" office:value-type="float" office:value="20.0869565217391" calcext:value-type="float">
            <text:p>20,09</text:p>
          </table:table-cell>
          <table:table-cell table:formula="of:=[.G622]+[.F623]" office:value-type="float" office:value="10710.1304347826" calcext:value-type="float">
            <text:p>10710,1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TransferEntriesActivity_9_ViewComponentNotVisibleOperatorMutator</text:p>
          </table:table-cell>
          <table:table-cell office:value-type="float" office:value="9172" calcext:value-type="float">
            <text:p>9172</text:p>
          </table:table-cell>
          <table:table-cell table:formula="of:=[.E623]+[.B624]" office:value-type="float" office:value="246740" calcext:value-type="float">
            <text:p>246740</text:p>
          </table:table-cell>
          <table:table-cell table:formula="of:=[.B624]/[.$B$1]" office:value-type="float" office:value="17.695652173913" calcext:value-type="float">
            <text:p>17,70</text:p>
          </table:table-cell>
          <table:table-cell table:formula="of:=[.G623]+[.F624]" office:value-type="float" office:value="10727.8260869565" calcext:value-type="float">
            <text:p>10727,83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ransferEntriesActivity_10_FindViewByIdReturnsNullOperatorMutator</text:p>
          </table:table-cell>
          <table:table-cell office:value-type="float" office:value="10172" calcext:value-type="float">
            <text:p>10172</text:p>
          </table:table-cell>
          <table:table-cell table:formula="of:=[.E624]+[.B625]" office:value-type="float" office:value="247132" calcext:value-type="float">
            <text:p>247132</text:p>
          </table:table-cell>
          <table:table-cell table:formula="of:=[.B625]/[.$B$1]" office:value-type="float" office:value="17.0434782608696" calcext:value-type="float">
            <text:p>17,04</text:p>
          </table:table-cell>
          <table:table-cell table:formula="of:=[.G624]+[.F625]" office:value-type="float" office:value="10744.8695652174" calcext:value-type="float">
            <text:p>10744,87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ransferEntriesActivity_11_InvalidIDFindViewOperatorMutator</text:p>
          </table:table-cell>
          <table:table-cell office:value-type="float" office:value="11172" calcext:value-type="float">
            <text:p>11172</text:p>
          </table:table-cell>
          <table:table-cell table:formula="of:=[.E625]+[.B626]" office:value-type="float" office:value="247519" calcext:value-type="float">
            <text:p>247519</text:p>
          </table:table-cell>
          <table:table-cell table:formula="of:=[.B626]/[.$B$1]" office:value-type="float" office:value="16.8260869565217" calcext:value-type="float">
            <text:p>16,83</text:p>
          </table:table-cell>
          <table:table-cell table:formula="of:=[.G625]+[.F626]" office:value-type="float" office:value="10761.6956521739" calcext:value-type="float">
            <text:p>10761,7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TransferEntriesActivity_12_InvalidViewFocusOperatorMutator</text:p>
          </table:table-cell>
          <table:table-cell office:value-type="float" office:value="12172" calcext:value-type="float">
            <text:p>12172</text:p>
          </table:table-cell>
          <table:table-cell table:formula="of:=[.E626]+[.B627]" office:value-type="float" office:value="247924" calcext:value-type="float">
            <text:p>247924</text:p>
          </table:table-cell>
          <table:table-cell table:formula="of:=[.B627]/[.$B$1]" office:value-type="float" office:value="17.6086956521739" calcext:value-type="float">
            <text:p>17,61</text:p>
          </table:table-cell>
          <table:table-cell table:formula="of:=[.G626]+[.F627]" office:value-type="float" office:value="10779.3043478261" calcext:value-type="float">
            <text:p>10779,3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ransferEntriesActivity_13_ViewComponentNotVisibleOperatorMutator</text:p>
          </table:table-cell>
          <table:table-cell office:value-type="float" office:value="13172" calcext:value-type="float">
            <text:p>13172</text:p>
          </table:table-cell>
          <table:table-cell table:formula="of:=[.E627]+[.B628]" office:value-type="float" office:value="248338" calcext:value-type="float">
            <text:p>248338</text:p>
          </table:table-cell>
          <table:table-cell table:formula="of:=[.B628]/[.$B$1]" office:value-type="float" office:value="18" calcext:value-type="float">
            <text:p>18,00</text:p>
          </table:table-cell>
          <table:table-cell table:formula="of:=[.G627]+[.F628]" office:value-type="float" office:value="10797.3043478261" calcext:value-type="float">
            <text:p>10797,3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TransferEntriesActivity_14_FindViewByIdReturnsNullOperatorMutator</text:p>
          </table:table-cell>
          <table:table-cell office:value-type="float" office:value="14172" calcext:value-type="float">
            <text:p>14172</text:p>
          </table:table-cell>
          <table:table-cell table:formula="of:=[.E628]+[.B629]" office:value-type="float" office:value="248724" calcext:value-type="float">
            <text:p>248724</text:p>
          </table:table-cell>
          <table:table-cell table:formula="of:=[.B629]/[.$B$1]" office:value-type="float" office:value="16.7826086956522" calcext:value-type="float">
            <text:p>16,78</text:p>
          </table:table-cell>
          <table:table-cell table:formula="of:=[.G628]+[.F629]" office:value-type="float" office:value="10814.0869565217" calcext:value-type="float">
            <text:p>10814,09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389" calcext:value-type="float">
            <text:p>389</text:p>
          </table:table-cell>
          <table:table-cell office:value-type="string" calcext:value-type="string">
            <text:p>TransferEntriesActivity_15_InvalidIDFindViewOperatorMutator</text:p>
          </table:table-cell>
          <table:table-cell office:value-type="float" office:value="15172" calcext:value-type="float">
            <text:p>15172</text:p>
          </table:table-cell>
          <table:table-cell table:formula="of:=[.E629]+[.B630]" office:value-type="float" office:value="249113" calcext:value-type="float">
            <text:p>249113</text:p>
          </table:table-cell>
          <table:table-cell table:formula="of:=[.B630]/[.$B$1]" office:value-type="float" office:value="16.9130434782609" calcext:value-type="float">
            <text:p>16,91</text:p>
          </table:table-cell>
          <table:table-cell table:formula="of:=[.G629]+[.F630]" office:value-type="float" office:value="10831" calcext:value-type="float">
            <text:p>10831,0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ransferEntriesActivity_16_InvalidViewFocusOperatorMutator</text:p>
          </table:table-cell>
          <table:table-cell office:value-type="float" office:value="16172" calcext:value-type="float">
            <text:p>16172</text:p>
          </table:table-cell>
          <table:table-cell table:formula="of:=[.E630]+[.B631]" office:value-type="float" office:value="249522" calcext:value-type="float">
            <text:p>249522</text:p>
          </table:table-cell>
          <table:table-cell table:formula="of:=[.B631]/[.$B$1]" office:value-type="float" office:value="17.7826086956522" calcext:value-type="float">
            <text:p>17,78</text:p>
          </table:table-cell>
          <table:table-cell table:formula="of:=[.G630]+[.F631]" office:value-type="float" office:value="10848.7826086956" calcext:value-type="float">
            <text:p>10848,78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TransferEntriesActivity_17_ViewComponentNotVisibleOperatorMutator</text:p>
          </table:table-cell>
          <table:table-cell office:value-type="float" office:value="17172" calcext:value-type="float">
            <text:p>17172</text:p>
          </table:table-cell>
          <table:table-cell table:formula="of:=[.E631]+[.B632]" office:value-type="float" office:value="249930" calcext:value-type="float">
            <text:p>249930</text:p>
          </table:table-cell>
          <table:table-cell table:formula="of:=[.B632]/[.$B$1]" office:value-type="float" office:value="17.7391304347826" calcext:value-type="float">
            <text:p>17,74</text:p>
          </table:table-cell>
          <table:table-cell table:formula="of:=[.G631]+[.F632]" office:value-type="float" office:value="10866.5217391304" calcext:value-type="float">
            <text:p>10866,52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395" calcext:value-type="float">
            <text:p>395</text:p>
          </table:table-cell>
          <table:table-cell office:value-type="string" calcext:value-type="string">
            <text:p>TransferEntriesActivity_18_FindViewByIdReturnsNullOperatorMutator</text:p>
          </table:table-cell>
          <table:table-cell office:value-type="float" office:value="18172" calcext:value-type="float">
            <text:p>18172</text:p>
          </table:table-cell>
          <table:table-cell table:formula="of:=[.E632]+[.B633]" office:value-type="float" office:value="250325" calcext:value-type="float">
            <text:p>250325</text:p>
          </table:table-cell>
          <table:table-cell table:formula="of:=[.B633]/[.$B$1]" office:value-type="float" office:value="17.1739130434783" calcext:value-type="float">
            <text:p>17,17</text:p>
          </table:table-cell>
          <table:table-cell table:formula="of:=[.G632]+[.F633]" office:value-type="float" office:value="10883.6956521739" calcext:value-type="float">
            <text:p>10883,7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394" calcext:value-type="float">
            <text:p>394</text:p>
          </table:table-cell>
          <table:table-cell office:value-type="string" calcext:value-type="string">
            <text:p>TransferEntriesActivity_19_InvalidIDFindViewOperatorMutator</text:p>
          </table:table-cell>
          <table:table-cell office:value-type="float" office:value="19172" calcext:value-type="float">
            <text:p>19172</text:p>
          </table:table-cell>
          <table:table-cell table:formula="of:=[.E633]+[.B634]" office:value-type="float" office:value="250719" calcext:value-type="float">
            <text:p>250719</text:p>
          </table:table-cell>
          <table:table-cell table:formula="of:=[.B634]/[.$B$1]" office:value-type="float" office:value="17.1304347826087" calcext:value-type="float">
            <text:p>17,13</text:p>
          </table:table-cell>
          <table:table-cell table:formula="of:=[.G633]+[.F634]" office:value-type="float" office:value="10900.8260869565" calcext:value-type="float">
            <text:p>10900,83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TransferEntriesActivity_20_InvalidViewFocusOperatorMutator</text:p>
          </table:table-cell>
          <table:table-cell office:value-type="float" office:value="20172" calcext:value-type="float">
            <text:p>20172</text:p>
          </table:table-cell>
          <table:table-cell table:formula="of:=[.E634]+[.B635]" office:value-type="float" office:value="251133" calcext:value-type="float">
            <text:p>251133</text:p>
          </table:table-cell>
          <table:table-cell table:formula="of:=[.B635]/[.$B$1]" office:value-type="float" office:value="18" calcext:value-type="float">
            <text:p>18,00</text:p>
          </table:table-cell>
          <table:table-cell table:formula="of:=[.G634]+[.F635]" office:value-type="float" office:value="10918.8260869565" calcext:value-type="float">
            <text:p>10918,83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TransferEntriesActivity_21_ViewComponentNotVisibleOperatorMutator</text:p>
          </table:table-cell>
          <table:table-cell office:value-type="float" office:value="21172" calcext:value-type="float">
            <text:p>21172</text:p>
          </table:table-cell>
          <table:table-cell table:formula="of:=[.E635]+[.B636]" office:value-type="float" office:value="251537" calcext:value-type="float">
            <text:p>251537</text:p>
          </table:table-cell>
          <table:table-cell table:formula="of:=[.B636]/[.$B$1]" office:value-type="float" office:value="17.5652173913043" calcext:value-type="float">
            <text:p>17,57</text:p>
          </table:table-cell>
          <table:table-cell table:formula="of:=[.G635]+[.F636]" office:value-type="float" office:value="10936.3913043478" calcext:value-type="float">
            <text:p>10936,3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EntriesActivity_22_FindViewByIdReturnsNullOperatorMutator</text:p>
          </table:table-cell>
          <table:table-cell office:value-type="float" office:value="22172" calcext:value-type="float">
            <text:p>22172</text:p>
          </table:table-cell>
          <table:table-cell table:formula="of:=[.E636]+[.B637]" office:value-type="float" office:value="251927" calcext:value-type="float">
            <text:p>251927</text:p>
          </table:table-cell>
          <table:table-cell table:formula="of:=[.B637]/[.$B$1]" office:value-type="float" office:value="16.9565217391304" calcext:value-type="float">
            <text:p>16,96</text:p>
          </table:table-cell>
          <table:table-cell table:formula="of:=[.G636]+[.F637]" office:value-type="float" office:value="10953.3478260869" calcext:value-type="float">
            <text:p>10953,35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391" calcext:value-type="float">
            <text:p>391</text:p>
          </table:table-cell>
          <table:table-cell office:value-type="string" calcext:value-type="string">
            <text:p>TransferEntriesActivity_23_InvalidIDFindViewOperatorMutator</text:p>
          </table:table-cell>
          <table:table-cell office:value-type="float" office:value="23172" calcext:value-type="float">
            <text:p>23172</text:p>
          </table:table-cell>
          <table:table-cell table:formula="of:=[.E637]+[.B638]" office:value-type="float" office:value="252318" calcext:value-type="float">
            <text:p>252318</text:p>
          </table:table-cell>
          <table:table-cell table:formula="of:=[.B638]/[.$B$1]" office:value-type="float" office:value="17" calcext:value-type="float">
            <text:p>17,00</text:p>
          </table:table-cell>
          <table:table-cell table:formula="of:=[.G637]+[.F638]" office:value-type="float" office:value="10970.3478260869" calcext:value-type="float">
            <text:p>10970,3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ransferEntriesActivity_24_InvalidViewFocusOperatorMutator</text:p>
          </table:table-cell>
          <table:table-cell office:value-type="float" office:value="24172" calcext:value-type="float">
            <text:p>24172</text:p>
          </table:table-cell>
          <table:table-cell table:formula="of:=[.E638]+[.B639]" office:value-type="float" office:value="252728" calcext:value-type="float">
            <text:p>252728</text:p>
          </table:table-cell>
          <table:table-cell table:formula="of:=[.B639]/[.$B$1]" office:value-type="float" office:value="17.8260869565217" calcext:value-type="float">
            <text:p>17,83</text:p>
          </table:table-cell>
          <table:table-cell table:formula="of:=[.G638]+[.F639]" office:value-type="float" office:value="10988.1739130435" calcext:value-type="float">
            <text:p>10988,17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ransferEntriesActivity_25_ViewComponentNotVisibleOperatorMutator</text:p>
          </table:table-cell>
          <table:table-cell office:value-type="float" office:value="25172" calcext:value-type="float">
            <text:p>25172</text:p>
          </table:table-cell>
          <table:table-cell table:formula="of:=[.E639]+[.B640]" office:value-type="float" office:value="253139" calcext:value-type="float">
            <text:p>253139</text:p>
          </table:table-cell>
          <table:table-cell table:formula="of:=[.B640]/[.$B$1]" office:value-type="float" office:value="17.8695652173913" calcext:value-type="float">
            <text:p>17,87</text:p>
          </table:table-cell>
          <table:table-cell table:formula="of:=[.G639]+[.F640]" office:value-type="float" office:value="11006.0434782609" calcext:value-type="float">
            <text:p>11006,04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ransferEntriesActivity_26_FindViewByIdReturnsNullOperatorMutator</text:p>
          </table:table-cell>
          <table:table-cell office:value-type="float" office:value="26172" calcext:value-type="float">
            <text:p>26172</text:p>
          </table:table-cell>
          <table:table-cell table:formula="of:=[.E640]+[.B641]" office:value-type="float" office:value="253526" calcext:value-type="float">
            <text:p>253526</text:p>
          </table:table-cell>
          <table:table-cell table:formula="of:=[.B641]/[.$B$1]" office:value-type="float" office:value="16.8260869565217" calcext:value-type="float">
            <text:p>16,83</text:p>
          </table:table-cell>
          <table:table-cell table:formula="of:=[.G640]+[.F641]" office:value-type="float" office:value="11022.8695652174" calcext:value-type="float">
            <text:p>11022,87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387" calcext:value-type="float">
            <text:p>387</text:p>
          </table:table-cell>
          <table:table-cell office:value-type="string" calcext:value-type="string">
            <text:p>TransferEntriesActivity_27_InvalidIDFindViewOperatorMutator</text:p>
          </table:table-cell>
          <table:table-cell office:value-type="float" office:value="27172" calcext:value-type="float">
            <text:p>27172</text:p>
          </table:table-cell>
          <table:table-cell table:formula="of:=[.E641]+[.B642]" office:value-type="float" office:value="253913" calcext:value-type="float">
            <text:p>253913</text:p>
          </table:table-cell>
          <table:table-cell table:formula="of:=[.B642]/[.$B$1]" office:value-type="float" office:value="16.8260869565217" calcext:value-type="float">
            <text:p>16,83</text:p>
          </table:table-cell>
          <table:table-cell table:formula="of:=[.G641]+[.F642]" office:value-type="float" office:value="11039.6956521739" calcext:value-type="float">
            <text:p>11039,7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TransferEntriesActivity_28_InvalidViewFocusOperatorMutator</text:p>
          </table:table-cell>
          <table:table-cell office:value-type="float" office:value="28172" calcext:value-type="float">
            <text:p>28172</text:p>
          </table:table-cell>
          <table:table-cell table:formula="of:=[.E642]+[.B643]" office:value-type="float" office:value="254326" calcext:value-type="float">
            <text:p>254326</text:p>
          </table:table-cell>
          <table:table-cell table:formula="of:=[.B643]/[.$B$1]" office:value-type="float" office:value="17.9565217391304" calcext:value-type="float">
            <text:p>17,96</text:p>
          </table:table-cell>
          <table:table-cell table:formula="of:=[.G642]+[.F643]" office:value-type="float" office:value="11057.652173913" calcext:value-type="float">
            <text:p>11057,65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TransferEntriesActivity_29_ViewComponentNotVisibleOperatorMutator</text:p>
          </table:table-cell>
          <table:table-cell office:value-type="float" office:value="29172" calcext:value-type="float">
            <text:p>29172</text:p>
          </table:table-cell>
          <table:table-cell table:formula="of:=[.E643]+[.B644]" office:value-type="float" office:value="254737" calcext:value-type="float">
            <text:p>254737</text:p>
          </table:table-cell>
          <table:table-cell table:formula="of:=[.B644]/[.$B$1]" office:value-type="float" office:value="17.8695652173913" calcext:value-type="float">
            <text:p>17,87</text:p>
          </table:table-cell>
          <table:table-cell table:formula="of:=[.G643]+[.F644]" office:value-type="float" office:value="11075.5217391304" calcext:value-type="float">
            <text:p>11075,52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TransferEntriesActivity_30_FindViewByIdReturnsNullOperatorMutator</text:p>
          </table:table-cell>
          <table:table-cell office:value-type="float" office:value="30172" calcext:value-type="float">
            <text:p>30172</text:p>
          </table:table-cell>
          <table:table-cell table:formula="of:=[.E644]+[.B645]" office:value-type="float" office:value="255122" calcext:value-type="float">
            <text:p>255122</text:p>
          </table:table-cell>
          <table:table-cell table:formula="of:=[.B645]/[.$B$1]" office:value-type="float" office:value="16.7391304347826" calcext:value-type="float">
            <text:p>16,74</text:p>
          </table:table-cell>
          <table:table-cell table:formula="of:=[.G644]+[.F645]" office:value-type="float" office:value="11092.2608695652" calcext:value-type="float">
            <text:p>11092,26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390" calcext:value-type="float">
            <text:p>390</text:p>
          </table:table-cell>
          <table:table-cell office:value-type="string" calcext:value-type="string">
            <text:p>TransferEntriesActivity_31_InvalidIDFindViewOperatorMutator</text:p>
          </table:table-cell>
          <table:table-cell office:value-type="float" office:value="31172" calcext:value-type="float">
            <text:p>31172</text:p>
          </table:table-cell>
          <table:table-cell table:formula="of:=[.E645]+[.B646]" office:value-type="float" office:value="255512" calcext:value-type="float">
            <text:p>255512</text:p>
          </table:table-cell>
          <table:table-cell table:formula="of:=[.B646]/[.$B$1]" office:value-type="float" office:value="16.9565217391304" calcext:value-type="float">
            <text:p>16,96</text:p>
          </table:table-cell>
          <table:table-cell table:formula="of:=[.G645]+[.F646]" office:value-type="float" office:value="11109.2173913043" calcext:value-type="float">
            <text:p>11109,22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ransferEntriesActivity_32_InvalidViewFocusOperatorMutator</text:p>
          </table:table-cell>
          <table:table-cell office:value-type="float" office:value="32172" calcext:value-type="float">
            <text:p>32172</text:p>
          </table:table-cell>
          <table:table-cell table:formula="of:=[.E646]+[.B647]" office:value-type="float" office:value="255921" calcext:value-type="float">
            <text:p>255921</text:p>
          </table:table-cell>
          <table:table-cell table:formula="of:=[.B647]/[.$B$1]" office:value-type="float" office:value="17.7826086956522" calcext:value-type="float">
            <text:p>17,78</text:p>
          </table:table-cell>
          <table:table-cell table:formula="of:=[.G646]+[.F647]" office:value-type="float" office:value="11127" calcext:value-type="float">
            <text:p>11127,0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ransferEntriesActivity_33_ViewComponentNotVisibleOperatorMutator</text:p>
          </table:table-cell>
          <table:table-cell office:value-type="float" office:value="33172" calcext:value-type="float">
            <text:p>33172</text:p>
          </table:table-cell>
          <table:table-cell table:formula="of:=[.E647]+[.B648]" office:value-type="float" office:value="256330" calcext:value-type="float">
            <text:p>256330</text:p>
          </table:table-cell>
          <table:table-cell table:formula="of:=[.B648]/[.$B$1]" office:value-type="float" office:value="17.7826086956522" calcext:value-type="float">
            <text:p>17,78</text:p>
          </table:table-cell>
          <table:table-cell table:formula="of:=[.G647]+[.F648]" office:value-type="float" office:value="11144.7826086956" calcext:value-type="float">
            <text:p>11144,78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TransferEntriesActivity_34_RandomActionIntentDefinitionOperatorMutator</text:p>
          </table:table-cell>
          <table:table-cell office:value-type="float" office:value="34172" calcext:value-type="float">
            <text:p>34172</text:p>
          </table:table-cell>
          <table:table-cell table:formula="of:=[.E648]+[.B649]" office:value-type="float" office:value="256727" calcext:value-type="float">
            <text:p>256727</text:p>
          </table:table-cell>
          <table:table-cell table:formula="of:=[.B649]/[.$B$1]" office:value-type="float" office:value="17.2608695652174" calcext:value-type="float">
            <text:p>17,26</text:p>
          </table:table-cell>
          <table:table-cell table:formula="of:=[.G648]+[.F649]" office:value-type="float" office:value="11162.0434782609" calcext:value-type="float">
            <text:p>11162,04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TransferEntriesActivity_35_BuggyGUIListenerOperatorMutator</text:p>
          </table:table-cell>
          <table:table-cell office:value-type="float" office:value="35172" calcext:value-type="float">
            <text:p>35172</text:p>
          </table:table-cell>
          <table:table-cell table:formula="of:=[.E649]+[.B650]" office:value-type="float" office:value="257123" calcext:value-type="float">
            <text:p>257123</text:p>
          </table:table-cell>
          <table:table-cell table:formula="of:=[.B650]/[.$B$1]" office:value-type="float" office:value="17.2173913043478" calcext:value-type="float">
            <text:p>17,22</text:p>
          </table:table-cell>
          <table:table-cell table:formula="of:=[.G649]+[.F650]" office:value-type="float" office:value="11179.2608695652" calcext:value-type="float">
            <text:p>11179,2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TransferEntriesActivity_36_BuggyGUIListenerOperatorMutator</text:p>
          </table:table-cell>
          <table:table-cell office:value-type="float" office:value="36172" calcext:value-type="float">
            <text:p>36172</text:p>
          </table:table-cell>
          <table:table-cell table:formula="of:=[.E650]+[.B651]" office:value-type="float" office:value="257532" calcext:value-type="float">
            <text:p>257532</text:p>
          </table:table-cell>
          <table:table-cell table:formula="of:=[.B651]/[.$B$1]" office:value-type="float" office:value="17.7826086956522" calcext:value-type="float">
            <text:p>17,78</text:p>
          </table:table-cell>
          <table:table-cell table:formula="of:=[.G650]+[.F651]" office:value-type="float" office:value="11197.0434782609" calcext:value-type="float">
            <text:p>11197,04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TransferEntriesActivity_37_BuggyGUIListenerOperatorMutator</text:p>
          </table:table-cell>
          <table:table-cell office:value-type="float" office:value="37172" calcext:value-type="float">
            <text:p>37172</text:p>
          </table:table-cell>
          <table:table-cell table:formula="of:=[.E651]+[.B652]" office:value-type="float" office:value="257944" calcext:value-type="float">
            <text:p>257944</text:p>
          </table:table-cell>
          <table:table-cell table:formula="of:=[.B652]/[.$B$1]" office:value-type="float" office:value="17.9130434782609" calcext:value-type="float">
            <text:p>17,91</text:p>
          </table:table-cell>
          <table:table-cell table:formula="of:=[.G651]+[.F652]" office:value-type="float" office:value="11214.9565217391" calcext:value-type="float">
            <text:p>11214,96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TransferEntriesActivity_38_BinaryMutator</text:p>
          </table:table-cell>
          <table:table-cell office:value-type="float" office:value="38172" calcext:value-type="float">
            <text:p>38172</text:p>
          </table:table-cell>
          <table:table-cell table:formula="of:=[.E652]+[.B653]" office:value-type="float" office:value="258354" calcext:value-type="float">
            <text:p>258354</text:p>
          </table:table-cell>
          <table:table-cell table:formula="of:=[.B653]/[.$B$1]" office:value-type="float" office:value="17.8260869565217" calcext:value-type="float">
            <text:p>17,83</text:p>
          </table:table-cell>
          <table:table-cell table:formula="of:=[.G652]+[.F653]" office:value-type="float" office:value="11232.7826086956" calcext:value-type="float">
            <text:p>11232,78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TransferEntriesActivity_39_BinaryMutator</text:p>
          </table:table-cell>
          <table:table-cell office:value-type="float" office:value="39172" calcext:value-type="float">
            <text:p>39172</text:p>
          </table:table-cell>
          <table:table-cell table:formula="of:=[.E653]+[.B654]" office:value-type="float" office:value="258746" calcext:value-type="float">
            <text:p>258746</text:p>
          </table:table-cell>
          <table:table-cell table:formula="of:=[.B654]/[.$B$1]" office:value-type="float" office:value="17.0434782608696" calcext:value-type="float">
            <text:p>17,04</text:p>
          </table:table-cell>
          <table:table-cell table:formula="of:=[.G653]+[.F654]" office:value-type="float" office:value="11249.8260869565" calcext:value-type="float">
            <text:p>11249,83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461" calcext:value-type="float">
            <text:p>461</text:p>
          </table:table-cell>
          <table:table-cell office:value-type="string" calcext:value-type="string">
            <text:p>MainActivity_0_LengthyGUICreationOperatorMutator</text:p>
          </table:table-cell>
          <table:table-cell office:value-type="float" office:value="173" calcext:value-type="float">
            <text:p>173</text:p>
          </table:table-cell>
          <table:table-cell table:formula="of:=[.E654]+[.B655]" office:value-type="float" office:value="259207" calcext:value-type="float">
            <text:p>259207</text:p>
          </table:table-cell>
          <table:table-cell table:formula="of:=[.B655]/[.$B$1]" office:value-type="float" office:value="20.0434782608696" calcext:value-type="float">
            <text:p>20,04</text:p>
          </table:table-cell>
          <table:table-cell table:formula="of:=[.G654]+[.F655]" office:value-type="float" office:value="11269.8695652174" calcext:value-type="float">
            <text:p>11269,87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371" calcext:value-type="float">
            <text:p>371</text:p>
          </table:table-cell>
          <table:table-cell office:value-type="string" calcext:value-type="string">
            <text:p>MainActivity_1_InvalidIDFindViewOperatorMutator</text:p>
          </table:table-cell>
          <table:table-cell office:value-type="float" office:value="1173" calcext:value-type="float">
            <text:p>1173</text:p>
          </table:table-cell>
          <table:table-cell table:formula="of:=[.E655]+[.B656]" office:value-type="float" office:value="259578" calcext:value-type="float">
            <text:p>259578</text:p>
          </table:table-cell>
          <table:table-cell table:formula="of:=[.B656]/[.$B$1]" office:value-type="float" office:value="16.1304347826087" calcext:value-type="float">
            <text:p>16,13</text:p>
          </table:table-cell>
          <table:table-cell table:formula="of:=[.G655]+[.F656]" office:value-type="float" office:value="11286" calcext:value-type="float">
            <text:p>11286,0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MainActivity_2_FindViewByIdReturnsNullOperatorMutator</text:p>
          </table:table-cell>
          <table:table-cell office:value-type="float" office:value="2173" calcext:value-type="float">
            <text:p>2173</text:p>
          </table:table-cell>
          <table:table-cell table:formula="of:=[.E656]+[.B657]" office:value-type="float" office:value="259824" calcext:value-type="float">
            <text:p>259824</text:p>
          </table:table-cell>
          <table:table-cell table:formula="of:=[.B657]/[.$B$1]" office:value-type="float" office:value="10.695652173913" calcext:value-type="float">
            <text:p>10,70</text:p>
          </table:table-cell>
          <table:table-cell table:formula="of:=[.G656]+[.F657]" office:value-type="float" office:value="11296.6956521739" calcext:value-type="float">
            <text:p>11296,7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MainActivity_3_InvalidIDFindViewOperatorMutator</text:p>
          </table:table-cell>
          <table:table-cell office:value-type="float" office:value="3173" calcext:value-type="float">
            <text:p>3173</text:p>
          </table:table-cell>
          <table:table-cell table:formula="of:=[.E657]+[.B658]" office:value-type="float" office:value="260068" calcext:value-type="float">
            <text:p>260068</text:p>
          </table:table-cell>
          <table:table-cell table:formula="of:=[.B658]/[.$B$1]" office:value-type="float" office:value="10.6086956521739" calcext:value-type="float">
            <text:p>10,61</text:p>
          </table:table-cell>
          <table:table-cell table:formula="of:=[.G657]+[.F658]" office:value-type="float" office:value="11307.3043478261" calcext:value-type="float">
            <text:p>11307,3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inActivity_4_InvalidViewFocusOperatorMutator</text:p>
          </table:table-cell>
          <table:table-cell office:value-type="float" office:value="4173" calcext:value-type="float">
            <text:p>4173</text:p>
          </table:table-cell>
          <table:table-cell table:formula="of:=[.E658]+[.B659]" office:value-type="float" office:value="260474" calcext:value-type="float">
            <text:p>260474</text:p>
          </table:table-cell>
          <table:table-cell table:formula="of:=[.B659]/[.$B$1]" office:value-type="float" office:value="17.6521739130435" calcext:value-type="float">
            <text:p>17,65</text:p>
          </table:table-cell>
          <table:table-cell table:formula="of:=[.G658]+[.F659]" office:value-type="float" office:value="11324.9565217391" calcext:value-type="float">
            <text:p>11324,9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inActivity_5_ViewComponentNotVisibleOperatorMutator</text:p>
          </table:table-cell>
          <table:table-cell office:value-type="float" office:value="5173" calcext:value-type="float">
            <text:p>5173</text:p>
          </table:table-cell>
          <table:table-cell table:formula="of:=[.E659]+[.B660]" office:value-type="float" office:value="260885" calcext:value-type="float">
            <text:p>260885</text:p>
          </table:table-cell>
          <table:table-cell table:formula="of:=[.B660]/[.$B$1]" office:value-type="float" office:value="17.8695652173913" calcext:value-type="float">
            <text:p>17,87</text:p>
          </table:table-cell>
          <table:table-cell table:formula="of:=[.G659]+[.F660]" office:value-type="float" office:value="11342.8260869565" calcext:value-type="float">
            <text:p>11342,83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MainActivity_6_BuggyGUIListenerOperatorMutator</text:p>
          </table:table-cell>
          <table:table-cell office:value-type="float" office:value="6173" calcext:value-type="float">
            <text:p>6173</text:p>
          </table:table-cell>
          <table:table-cell table:formula="of:=[.E660]+[.B661]" office:value-type="float" office:value="261151" calcext:value-type="float">
            <text:p>261151</text:p>
          </table:table-cell>
          <table:table-cell table:formula="of:=[.B661]/[.$B$1]" office:value-type="float" office:value="11.5652173913043" calcext:value-type="float">
            <text:p>11,57</text:p>
          </table:table-cell>
          <table:table-cell table:formula="of:=[.G660]+[.F661]" office:value-type="float" office:value="11354.3913043478" calcext:value-type="float">
            <text:p>11354,39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ainActivity_7_BuggyGUIListenerOperatorMutator</text:p>
          </table:table-cell>
          <table:table-cell office:value-type="float" office:value="7173" calcext:value-type="float">
            <text:p>7173</text:p>
          </table:table-cell>
          <table:table-cell table:formula="of:=[.E661]+[.B662]" office:value-type="float" office:value="261412" calcext:value-type="float">
            <text:p>261412</text:p>
          </table:table-cell>
          <table:table-cell table:formula="of:=[.B662]/[.$B$1]" office:value-type="float" office:value="11.3478260869565" calcext:value-type="float">
            <text:p>11,35</text:p>
          </table:table-cell>
          <table:table-cell table:formula="of:=[.G661]+[.F662]" office:value-type="float" office:value="11365.7391304348" calcext:value-type="float">
            <text:p>11365,74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8_BuggyGUIListenerOperatorMutator</text:p>
          </table:table-cell>
          <table:table-cell office:value-type="float" office:value="8173" calcext:value-type="float">
            <text:p>8173</text:p>
          </table:table-cell>
          <table:table-cell table:formula="of:=[.E662]+[.B663]" office:value-type="float" office:value="261822" calcext:value-type="float">
            <text:p>261822</text:p>
          </table:table-cell>
          <table:table-cell table:formula="of:=[.B663]/[.$B$1]" office:value-type="float" office:value="17.8260869565217" calcext:value-type="float">
            <text:p>17,83</text:p>
          </table:table-cell>
          <table:table-cell table:formula="of:=[.G662]+[.F663]" office:value-type="float" office:value="11383.5652173913" calcext:value-type="float">
            <text:p>11383,5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inActivity_9_BuggyGUIListenerOperatorMutator</text:p>
          </table:table-cell>
          <table:table-cell office:value-type="float" office:value="9173" calcext:value-type="float">
            <text:p>9173</text:p>
          </table:table-cell>
          <table:table-cell table:formula="of:=[.E663]+[.B664]" office:value-type="float" office:value="262226" calcext:value-type="float">
            <text:p>262226</text:p>
          </table:table-cell>
          <table:table-cell table:formula="of:=[.B664]/[.$B$1]" office:value-type="float" office:value="17.5652173913043" calcext:value-type="float">
            <text:p>17,57</text:p>
          </table:table-cell>
          <table:table-cell table:formula="of:=[.G663]+[.F664]" office:value-type="float" office:value="11401.1304347826" calcext:value-type="float">
            <text:p>11401,13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inActivity_10_FindViewByIdReturnsNullOperatorMutator</text:p>
          </table:table-cell>
          <table:table-cell office:value-type="float" office:value="10173" calcext:value-type="float">
            <text:p>10173</text:p>
          </table:table-cell>
          <table:table-cell table:formula="of:=[.E664]+[.B665]" office:value-type="float" office:value="262478" calcext:value-type="float">
            <text:p>262478</text:p>
          </table:table-cell>
          <table:table-cell table:formula="of:=[.B665]/[.$B$1]" office:value-type="float" office:value="10.9565217391304" calcext:value-type="float">
            <text:p>10,96</text:p>
          </table:table-cell>
          <table:table-cell table:formula="of:=[.G664]+[.F665]" office:value-type="float" office:value="11412.0869565217" calcext:value-type="float">
            <text:p>11412,09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ainActivity_11_InvalidIDFindViewOperatorMutator</text:p>
          </table:table-cell>
          <table:table-cell office:value-type="float" office:value="11173" calcext:value-type="float">
            <text:p>11173</text:p>
          </table:table-cell>
          <table:table-cell table:formula="of:=[.E665]+[.B666]" office:value-type="float" office:value="262728" calcext:value-type="float">
            <text:p>262728</text:p>
          </table:table-cell>
          <table:table-cell table:formula="of:=[.B666]/[.$B$1]" office:value-type="float" office:value="10.8695652173913" calcext:value-type="float">
            <text:p>10,87</text:p>
          </table:table-cell>
          <table:table-cell table:formula="of:=[.G665]+[.F666]" office:value-type="float" office:value="11422.9565217391" calcext:value-type="float">
            <text:p>11422,96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12_InvalidViewFocusOperatorMutator</text:p>
          </table:table-cell>
          <table:table-cell office:value-type="float" office:value="12173" calcext:value-type="float">
            <text:p>12173</text:p>
          </table:table-cell>
          <table:table-cell table:formula="of:=[.E666]+[.B667]" office:value-type="float" office:value="263138" calcext:value-type="float">
            <text:p>263138</text:p>
          </table:table-cell>
          <table:table-cell table:formula="of:=[.B667]/[.$B$1]" office:value-type="float" office:value="17.8260869565217" calcext:value-type="float">
            <text:p>17,83</text:p>
          </table:table-cell>
          <table:table-cell table:formula="of:=[.G666]+[.F667]" office:value-type="float" office:value="11440.7826086956" calcext:value-type="float">
            <text:p>11440,78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13_ViewComponentNotVisibleOperatorMutator</text:p>
          </table:table-cell>
          <table:table-cell office:value-type="float" office:value="13173" calcext:value-type="float">
            <text:p>13173</text:p>
          </table:table-cell>
          <table:table-cell table:formula="of:=[.E667]+[.B668]" office:value-type="float" office:value="263551" calcext:value-type="float">
            <text:p>263551</text:p>
          </table:table-cell>
          <table:table-cell table:formula="of:=[.B668]/[.$B$1]" office:value-type="float" office:value="17.9565217391304" calcext:value-type="float">
            <text:p>17,96</text:p>
          </table:table-cell>
          <table:table-cell table:formula="of:=[.G667]+[.F668]" office:value-type="float" office:value="11458.7391304348" calcext:value-type="float">
            <text:p>11458,74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ainActivity_14_FindViewByIdReturnsNullOperatorMutator</text:p>
          </table:table-cell>
          <table:table-cell office:value-type="float" office:value="14173" calcext:value-type="float">
            <text:p>14173</text:p>
          </table:table-cell>
          <table:table-cell table:formula="of:=[.E668]+[.B669]" office:value-type="float" office:value="263831" calcext:value-type="float">
            <text:p>263831</text:p>
          </table:table-cell>
          <table:table-cell table:formula="of:=[.B669]/[.$B$1]" office:value-type="float" office:value="12.1739130434783" calcext:value-type="float">
            <text:p>12,17</text:p>
          </table:table-cell>
          <table:table-cell table:formula="of:=[.G668]+[.F669]" office:value-type="float" office:value="11470.9130434783" calcext:value-type="float">
            <text:p>11470,91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MainActivity_15_InvalidIDFindViewOperatorMutator</text:p>
          </table:table-cell>
          <table:table-cell office:value-type="float" office:value="15173" calcext:value-type="float">
            <text:p>15173</text:p>
          </table:table-cell>
          <table:table-cell table:formula="of:=[.E669]+[.B670]" office:value-type="float" office:value="264111" calcext:value-type="float">
            <text:p>264111</text:p>
          </table:table-cell>
          <table:table-cell table:formula="of:=[.B670]/[.$B$1]" office:value-type="float" office:value="12.1739130434783" calcext:value-type="float">
            <text:p>12,17</text:p>
          </table:table-cell>
          <table:table-cell table:formula="of:=[.G669]+[.F670]" office:value-type="float" office:value="11483.0869565217" calcext:value-type="float">
            <text:p>11483,09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16_InvalidViewFocusOperatorMutator</text:p>
          </table:table-cell>
          <table:table-cell office:value-type="float" office:value="16173" calcext:value-type="float">
            <text:p>16173</text:p>
          </table:table-cell>
          <table:table-cell table:formula="of:=[.E670]+[.B671]" office:value-type="float" office:value="264524" calcext:value-type="float">
            <text:p>264524</text:p>
          </table:table-cell>
          <table:table-cell table:formula="of:=[.B671]/[.$B$1]" office:value-type="float" office:value="17.9565217391304" calcext:value-type="float">
            <text:p>17,96</text:p>
          </table:table-cell>
          <table:table-cell table:formula="of:=[.G670]+[.F671]" office:value-type="float" office:value="11501.0434782609" calcext:value-type="float">
            <text:p>11501,04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17_ViewComponentNotVisibleOperatorMutator</text:p>
          </table:table-cell>
          <table:table-cell office:value-type="float" office:value="17173" calcext:value-type="float">
            <text:p>17173</text:p>
          </table:table-cell>
          <table:table-cell table:formula="of:=[.E671]+[.B672]" office:value-type="float" office:value="264934" calcext:value-type="float">
            <text:p>264934</text:p>
          </table:table-cell>
          <table:table-cell table:formula="of:=[.B672]/[.$B$1]" office:value-type="float" office:value="17.8260869565217" calcext:value-type="float">
            <text:p>17,83</text:p>
          </table:table-cell>
          <table:table-cell table:formula="of:=[.G671]+[.F672]" office:value-type="float" office:value="11518.8695652174" calcext:value-type="float">
            <text:p>11518,87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18_NullIntentOperatorMutator</text:p>
          </table:table-cell>
          <table:table-cell office:value-type="float" office:value="18173" calcext:value-type="float">
            <text:p>18173</text:p>
          </table:table-cell>
          <table:table-cell table:formula="of:=[.E672]+[.B673]" office:value-type="float" office:value="265346" calcext:value-type="float">
            <text:p>265346</text:p>
          </table:table-cell>
          <table:table-cell table:formula="of:=[.B673]/[.$B$1]" office:value-type="float" office:value="17.9130434782609" calcext:value-type="float">
            <text:p>17,91</text:p>
          </table:table-cell>
          <table:table-cell table:formula="of:=[.G672]+[.F673]" office:value-type="float" office:value="11536.7826086956" calcext:value-type="float">
            <text:p>11536,78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inActivity_19_InvalidKeyIntentOperatorMutator</text:p>
          </table:table-cell>
          <table:table-cell office:value-type="float" office:value="19173" calcext:value-type="float">
            <text:p>19173</text:p>
          </table:table-cell>
          <table:table-cell table:formula="of:=[.E673]+[.B674]" office:value-type="float" office:value="265761" calcext:value-type="float">
            <text:p>265761</text:p>
          </table:table-cell>
          <table:table-cell table:formula="of:=[.B674]/[.$B$1]" office:value-type="float" office:value="18.0434782608696" calcext:value-type="float">
            <text:p>18,04</text:p>
          </table:table-cell>
          <table:table-cell table:formula="of:=[.G673]+[.F674]" office:value-type="float" office:value="11554.8260869565" calcext:value-type="float">
            <text:p>11554,8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20_RandomActionIntentDefinitionOperatorMutator</text:p>
          </table:table-cell>
          <table:table-cell office:value-type="float" office:value="20173" calcext:value-type="float">
            <text:p>20173</text:p>
          </table:table-cell>
          <table:table-cell table:formula="of:=[.E674]+[.B675]" office:value-type="float" office:value="266173" calcext:value-type="float">
            <text:p>266173</text:p>
          </table:table-cell>
          <table:table-cell table:formula="of:=[.B675]/[.$B$1]" office:value-type="float" office:value="17.9130434782609" calcext:value-type="float">
            <text:p>17,91</text:p>
          </table:table-cell>
          <table:table-cell table:formula="of:=[.G674]+[.F675]" office:value-type="float" office:value="11572.7391304348" calcext:value-type="float">
            <text:p>11572,7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21_NullValueIntentPutExtraOperatorMutator</text:p>
          </table:table-cell>
          <table:table-cell office:value-type="float" office:value="21173" calcext:value-type="float">
            <text:p>21173</text:p>
          </table:table-cell>
          <table:table-cell table:formula="of:=[.E675]+[.B676]" office:value-type="float" office:value="266586" calcext:value-type="float">
            <text:p>266586</text:p>
          </table:table-cell>
          <table:table-cell table:formula="of:=[.B676]/[.$B$1]" office:value-type="float" office:value="17.9565217391304" calcext:value-type="float">
            <text:p>17,96</text:p>
          </table:table-cell>
          <table:table-cell table:formula="of:=[.G675]+[.F676]" office:value-type="float" office:value="11590.6956521739" calcext:value-type="float">
            <text:p>11590,7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22_IntentPayloadReplacementOperatorMutator</text:p>
          </table:table-cell>
          <table:table-cell office:value-type="float" office:value="22173" calcext:value-type="float">
            <text:p>22173</text:p>
          </table:table-cell>
          <table:table-cell table:formula="of:=[.E676]+[.B677]" office:value-type="float" office:value="266999" calcext:value-type="float">
            <text:p>266999</text:p>
          </table:table-cell>
          <table:table-cell table:formula="of:=[.B677]/[.$B$1]" office:value-type="float" office:value="17.9565217391304" calcext:value-type="float">
            <text:p>17,96</text:p>
          </table:table-cell>
          <table:table-cell table:formula="of:=[.G676]+[.F677]" office:value-type="float" office:value="11608.652173913" calcext:value-type="float">
            <text:p>11608,65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inActivity_23_RandomActionIntentDefinitionOperatorMutator</text:p>
          </table:table-cell>
          <table:table-cell office:value-type="float" office:value="23173" calcext:value-type="float">
            <text:p>23173</text:p>
          </table:table-cell>
          <table:table-cell table:formula="of:=[.E677]+[.B678]" office:value-type="float" office:value="267405" calcext:value-type="float">
            <text:p>267405</text:p>
          </table:table-cell>
          <table:table-cell table:formula="of:=[.B678]/[.$B$1]" office:value-type="float" office:value="17.6521739130435" calcext:value-type="float">
            <text:p>17,65</text:p>
          </table:table-cell>
          <table:table-cell table:formula="of:=[.G677]+[.F678]" office:value-type="float" office:value="11626.3043478261" calcext:value-type="float">
            <text:p>11626,3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MainActivity_24_NullValueIntentPutExtraOperatorMutator</text:p>
          </table:table-cell>
          <table:table-cell office:value-type="float" office:value="24173" calcext:value-type="float">
            <text:p>24173</text:p>
          </table:table-cell>
          <table:table-cell table:formula="of:=[.E678]+[.B679]" office:value-type="float" office:value="267764" calcext:value-type="float">
            <text:p>267764</text:p>
          </table:table-cell>
          <table:table-cell table:formula="of:=[.B679]/[.$B$1]" office:value-type="float" office:value="15.6086956521739" calcext:value-type="float">
            <text:p>15,61</text:p>
          </table:table-cell>
          <table:table-cell table:formula="of:=[.G678]+[.F679]" office:value-type="float" office:value="11641.9130434783" calcext:value-type="float">
            <text:p>11641,9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25_IntentPayloadReplacementOperatorMutator</text:p>
          </table:table-cell>
          <table:table-cell office:value-type="float" office:value="25173" calcext:value-type="float">
            <text:p>25173</text:p>
          </table:table-cell>
          <table:table-cell table:formula="of:=[.E679]+[.B680]" office:value-type="float" office:value="268176" calcext:value-type="float">
            <text:p>268176</text:p>
          </table:table-cell>
          <table:table-cell table:formula="of:=[.B680]/[.$B$1]" office:value-type="float" office:value="17.9130434782609" calcext:value-type="float">
            <text:p>17,91</text:p>
          </table:table-cell>
          <table:table-cell table:formula="of:=[.G679]+[.F680]" office:value-type="float" office:value="11659.8260869565" calcext:value-type="float">
            <text:p>11659,8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inActivity_26_RandomActionIntentDefinitionOperatorMutator</text:p>
          </table:table-cell>
          <table:table-cell office:value-type="float" office:value="26173" calcext:value-type="float">
            <text:p>26173</text:p>
          </table:table-cell>
          <table:table-cell table:formula="of:=[.E680]+[.B681]" office:value-type="float" office:value="268584" calcext:value-type="float">
            <text:p>268584</text:p>
          </table:table-cell>
          <table:table-cell table:formula="of:=[.B681]/[.$B$1]" office:value-type="float" office:value="17.7391304347826" calcext:value-type="float">
            <text:p>17,74</text:p>
          </table:table-cell>
          <table:table-cell table:formula="of:=[.G680]+[.F681]" office:value-type="float" office:value="11677.5652173913" calcext:value-type="float">
            <text:p>11677,57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ainActivity_27_NullIntentOperatorMutator</text:p>
          </table:table-cell>
          <table:table-cell office:value-type="float" office:value="27173" calcext:value-type="float">
            <text:p>27173</text:p>
          </table:table-cell>
          <table:table-cell table:formula="of:=[.E681]+[.B682]" office:value-type="float" office:value="268846" calcext:value-type="float">
            <text:p>268846</text:p>
          </table:table-cell>
          <table:table-cell table:formula="of:=[.B682]/[.$B$1]" office:value-type="float" office:value="11.3913043478261" calcext:value-type="float">
            <text:p>11,39</text:p>
          </table:table-cell>
          <table:table-cell table:formula="of:=[.G681]+[.F682]" office:value-type="float" office:value="11688.9565217391" calcext:value-type="float">
            <text:p>11688,96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inActivity_28_InvalidKeyIntentOperatorMutator</text:p>
          </table:table-cell>
          <table:table-cell office:value-type="float" office:value="28173" calcext:value-type="float">
            <text:p>28173</text:p>
          </table:table-cell>
          <table:table-cell table:formula="of:=[.E682]+[.B683]" office:value-type="float" office:value="269109" calcext:value-type="float">
            <text:p>269109</text:p>
          </table:table-cell>
          <table:table-cell table:formula="of:=[.B683]/[.$B$1]" office:value-type="float" office:value="11.4347826086957" calcext:value-type="float">
            <text:p>11,43</text:p>
          </table:table-cell>
          <table:table-cell table:formula="of:=[.G682]+[.F683]" office:value-type="float" office:value="11700.3913043478" calcext:value-type="float">
            <text:p>11700,3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MainActivity_29_RandomActionIntentDefinitionOperatorMutator</text:p>
          </table:table-cell>
          <table:table-cell office:value-type="float" office:value="29173" calcext:value-type="float">
            <text:p>29173</text:p>
          </table:table-cell>
          <table:table-cell table:formula="of:=[.E683]+[.B684]" office:value-type="float" office:value="269374" calcext:value-type="float">
            <text:p>269374</text:p>
          </table:table-cell>
          <table:table-cell table:formula="of:=[.B684]/[.$B$1]" office:value-type="float" office:value="11.5217391304348" calcext:value-type="float">
            <text:p>11,52</text:p>
          </table:table-cell>
          <table:table-cell table:formula="of:=[.G683]+[.F684]" office:value-type="float" office:value="11711.9130434782" calcext:value-type="float">
            <text:p>11711,91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ainActivity_30_NullValueIntentPutExtraOperatorMutator</text:p>
          </table:table-cell>
          <table:table-cell office:value-type="float" office:value="30173" calcext:value-type="float">
            <text:p>30173</text:p>
          </table:table-cell>
          <table:table-cell table:formula="of:=[.E684]+[.B685]" office:value-type="float" office:value="269641" calcext:value-type="float">
            <text:p>269641</text:p>
          </table:table-cell>
          <table:table-cell table:formula="of:=[.B685]/[.$B$1]" office:value-type="float" office:value="11.6086956521739" calcext:value-type="float">
            <text:p>11,61</text:p>
          </table:table-cell>
          <table:table-cell table:formula="of:=[.G684]+[.F685]" office:value-type="float" office:value="11723.5217391304" calcext:value-type="float">
            <text:p>11723,52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MainActivity_31_IntentPayloadReplacementOperatorMutator</text:p>
          </table:table-cell>
          <table:table-cell office:value-type="float" office:value="31173" calcext:value-type="float">
            <text:p>31173</text:p>
          </table:table-cell>
          <table:table-cell table:formula="of:=[.E685]+[.B686]" office:value-type="float" office:value="269908" calcext:value-type="float">
            <text:p>269908</text:p>
          </table:table-cell>
          <table:table-cell table:formula="of:=[.B686]/[.$B$1]" office:value-type="float" office:value="11.6086956521739" calcext:value-type="float">
            <text:p>11,61</text:p>
          </table:table-cell>
          <table:table-cell table:formula="of:=[.G685]+[.F686]" office:value-type="float" office:value="11735.1304347826" calcext:value-type="float">
            <text:p>11735,1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MainActivity_32_RandomActionIntentDefinitionOperatorMutator</text:p>
          </table:table-cell>
          <table:table-cell office:value-type="float" office:value="32173" calcext:value-type="float">
            <text:p>32173</text:p>
          </table:table-cell>
          <table:table-cell table:formula="of:=[.E686]+[.B687]" office:value-type="float" office:value="270169" calcext:value-type="float">
            <text:p>270169</text:p>
          </table:table-cell>
          <table:table-cell table:formula="of:=[.B687]/[.$B$1]" office:value-type="float" office:value="11.3478260869565" calcext:value-type="float">
            <text:p>11,35</text:p>
          </table:table-cell>
          <table:table-cell table:formula="of:=[.G686]+[.F687]" office:value-type="float" office:value="11746.4782608696" calcext:value-type="float">
            <text:p>11746,48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MainActivity_33_NullValueIntentPutExtraOperatorMutator</text:p>
          </table:table-cell>
          <table:table-cell office:value-type="float" office:value="33173" calcext:value-type="float">
            <text:p>33173</text:p>
          </table:table-cell>
          <table:table-cell table:formula="of:=[.E687]+[.B688]" office:value-type="float" office:value="270444" calcext:value-type="float">
            <text:p>270444</text:p>
          </table:table-cell>
          <table:table-cell table:formula="of:=[.B688]/[.$B$1]" office:value-type="float" office:value="11.9565217391304" calcext:value-type="float">
            <text:p>11,96</text:p>
          </table:table-cell>
          <table:table-cell table:formula="of:=[.G687]+[.F688]" office:value-type="float" office:value="11758.4347826087" calcext:value-type="float">
            <text:p>11758,43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34_IntentPayloadReplacementOperatorMutator</text:p>
          </table:table-cell>
          <table:table-cell office:value-type="float" office:value="34173" calcext:value-type="float">
            <text:p>34173</text:p>
          </table:table-cell>
          <table:table-cell table:formula="of:=[.E688]+[.B689]" office:value-type="float" office:value="270854" calcext:value-type="float">
            <text:p>270854</text:p>
          </table:table-cell>
          <table:table-cell table:formula="of:=[.B689]/[.$B$1]" office:value-type="float" office:value="17.8260869565217" calcext:value-type="float">
            <text:p>17,83</text:p>
          </table:table-cell>
          <table:table-cell table:formula="of:=[.G688]+[.F689]" office:value-type="float" office:value="11776.2608695652" calcext:value-type="float">
            <text:p>11776,26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MainActivity_35_RandomActionIntentDefinitionOperatorMutator</text:p>
          </table:table-cell>
          <table:table-cell office:value-type="float" office:value="35173" calcext:value-type="float">
            <text:p>35173</text:p>
          </table:table-cell>
          <table:table-cell table:formula="of:=[.E689]+[.B690]" office:value-type="float" office:value="271133" calcext:value-type="float">
            <text:p>271133</text:p>
          </table:table-cell>
          <table:table-cell table:formula="of:=[.B690]/[.$B$1]" office:value-type="float" office:value="12.1304347826087" calcext:value-type="float">
            <text:p>12,13</text:p>
          </table:table-cell>
          <table:table-cell table:formula="of:=[.G689]+[.F690]" office:value-type="float" office:value="11788.3913043478" calcext:value-type="float">
            <text:p>11788,39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MainActivity_36_NullIntentOperatorMutator</text:p>
          </table:table-cell>
          <table:table-cell office:value-type="float" office:value="36173" calcext:value-type="float">
            <text:p>36173</text:p>
          </table:table-cell>
          <table:table-cell table:formula="of:=[.E690]+[.B691]" office:value-type="float" office:value="271456" calcext:value-type="float">
            <text:p>271456</text:p>
          </table:table-cell>
          <table:table-cell table:formula="of:=[.B691]/[.$B$1]" office:value-type="float" office:value="14.0434782608696" calcext:value-type="float">
            <text:p>14,04</text:p>
          </table:table-cell>
          <table:table-cell table:formula="of:=[.G690]+[.F691]" office:value-type="float" office:value="11802.4347826087" calcext:value-type="float">
            <text:p>11802,43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366" calcext:value-type="float">
            <text:p>366</text:p>
          </table:table-cell>
          <table:table-cell office:value-type="string" calcext:value-type="string">
            <text:p>MainActivity_37_InvalidKeyIntentOperatorMutator</text:p>
          </table:table-cell>
          <table:table-cell office:value-type="float" office:value="37173" calcext:value-type="float">
            <text:p>37173</text:p>
          </table:table-cell>
          <table:table-cell table:formula="of:=[.E691]+[.B692]" office:value-type="float" office:value="271822" calcext:value-type="float">
            <text:p>271822</text:p>
          </table:table-cell>
          <table:table-cell table:formula="of:=[.B692]/[.$B$1]" office:value-type="float" office:value="15.9130434782609" calcext:value-type="float">
            <text:p>15,91</text:p>
          </table:table-cell>
          <table:table-cell table:formula="of:=[.G691]+[.F692]" office:value-type="float" office:value="11818.3478260869" calcext:value-type="float">
            <text:p>11818,35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MainActivity_38_RandomActionIntentDefinitionOperatorMutator</text:p>
          </table:table-cell>
          <table:table-cell office:value-type="float" office:value="38173" calcext:value-type="float">
            <text:p>38173</text:p>
          </table:table-cell>
          <table:table-cell table:formula="of:=[.E692]+[.B693]" office:value-type="float" office:value="272192" calcext:value-type="float">
            <text:p>272192</text:p>
          </table:table-cell>
          <table:table-cell table:formula="of:=[.B693]/[.$B$1]" office:value-type="float" office:value="16.0869565217391" calcext:value-type="float">
            <text:p>16,09</text:p>
          </table:table-cell>
          <table:table-cell table:formula="of:=[.G692]+[.F693]" office:value-type="float" office:value="11834.4347826087" calcext:value-type="float">
            <text:p>11834,43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368" calcext:value-type="float">
            <text:p>368</text:p>
          </table:table-cell>
          <table:table-cell office:value-type="string" calcext:value-type="string">
            <text:p>MainActivity_39_NullValueIntentPutExtraOperatorMutator</text:p>
          </table:table-cell>
          <table:table-cell office:value-type="float" office:value="39173" calcext:value-type="float">
            <text:p>39173</text:p>
          </table:table-cell>
          <table:table-cell table:formula="of:=[.E693]+[.B694]" office:value-type="float" office:value="272560" calcext:value-type="float">
            <text:p>272560</text:p>
          </table:table-cell>
          <table:table-cell table:formula="of:=[.B694]/[.$B$1]" office:value-type="float" office:value="16" calcext:value-type="float">
            <text:p>16,00</text:p>
          </table:table-cell>
          <table:table-cell table:formula="of:=[.G693]+[.F694]" office:value-type="float" office:value="11850.4347826087" calcext:value-type="float">
            <text:p>11850,43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373" calcext:value-type="float">
            <text:p>373</text:p>
          </table:table-cell>
          <table:table-cell office:value-type="string" calcext:value-type="string">
            <text:p>MainActivity_40_IntentPayloadReplacementOperatorMutator</text:p>
          </table:table-cell>
          <table:table-cell office:value-type="float" office:value="40173" calcext:value-type="float">
            <text:p>40173</text:p>
          </table:table-cell>
          <table:table-cell table:formula="of:=[.E694]+[.B695]" office:value-type="float" office:value="272933" calcext:value-type="float">
            <text:p>272933</text:p>
          </table:table-cell>
          <table:table-cell table:formula="of:=[.B695]/[.$B$1]" office:value-type="float" office:value="16.2173913043478" calcext:value-type="float">
            <text:p>16,22</text:p>
          </table:table-cell>
          <table:table-cell table:formula="of:=[.G694]+[.F695]" office:value-type="float" office:value="11866.652173913" calcext:value-type="float">
            <text:p>11866,65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ainActivity_41_RandomActionIntentDefinitionOperatorMutator</text:p>
          </table:table-cell>
          <table:table-cell office:value-type="float" office:value="41173" calcext:value-type="float">
            <text:p>41173</text:p>
          </table:table-cell>
          <table:table-cell table:formula="of:=[.E695]+[.B696]" office:value-type="float" office:value="273295" calcext:value-type="float">
            <text:p>273295</text:p>
          </table:table-cell>
          <table:table-cell table:formula="of:=[.B696]/[.$B$1]" office:value-type="float" office:value="15.7391304347826" calcext:value-type="float">
            <text:p>15,74</text:p>
          </table:table-cell>
          <table:table-cell table:formula="of:=[.G695]+[.F696]" office:value-type="float" office:value="11882.3913043478" calcext:value-type="float">
            <text:p>11882,39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MainActivity_42_NullIntentOperatorMutator</text:p>
          </table:table-cell>
          <table:table-cell office:value-type="float" office:value="42173" calcext:value-type="float">
            <text:p>42173</text:p>
          </table:table-cell>
          <table:table-cell table:formula="of:=[.E696]+[.B697]" office:value-type="float" office:value="273558" calcext:value-type="float">
            <text:p>273558</text:p>
          </table:table-cell>
          <table:table-cell table:formula="of:=[.B697]/[.$B$1]" office:value-type="float" office:value="11.4347826086957" calcext:value-type="float">
            <text:p>11,43</text:p>
          </table:table-cell>
          <table:table-cell table:formula="of:=[.G696]+[.F697]" office:value-type="float" office:value="11893.8260869565" calcext:value-type="float">
            <text:p>11893,83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MainActivity_43_InvalidKeyIntentOperatorMutator</text:p>
          </table:table-cell>
          <table:table-cell office:value-type="float" office:value="43173" calcext:value-type="float">
            <text:p>43173</text:p>
          </table:table-cell>
          <table:table-cell table:formula="of:=[.E697]+[.B698]" office:value-type="float" office:value="273810" calcext:value-type="float">
            <text:p>273810</text:p>
          </table:table-cell>
          <table:table-cell table:formula="of:=[.B698]/[.$B$1]" office:value-type="float" office:value="10.9565217391304" calcext:value-type="float">
            <text:p>10,96</text:p>
          </table:table-cell>
          <table:table-cell table:formula="of:=[.G697]+[.F698]" office:value-type="float" office:value="11904.7826086956" calcext:value-type="float">
            <text:p>11904,7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48" calcext:value-type="float">
            <text:p>248</text:p>
          </table:table-cell>
          <table:table-cell office:value-type="string" calcext:value-type="string">
            <text:p>MainActivity_44_RandomActionIntentDefinitionOperatorMutator</text:p>
          </table:table-cell>
          <table:table-cell office:value-type="float" office:value="44173" calcext:value-type="float">
            <text:p>44173</text:p>
          </table:table-cell>
          <table:table-cell table:formula="of:=[.E698]+[.B699]" office:value-type="float" office:value="274058" calcext:value-type="float">
            <text:p>274058</text:p>
          </table:table-cell>
          <table:table-cell table:formula="of:=[.B699]/[.$B$1]" office:value-type="float" office:value="10.7826086956522" calcext:value-type="float">
            <text:p>10,78</text:p>
          </table:table-cell>
          <table:table-cell table:formula="of:=[.G698]+[.F699]" office:value-type="float" office:value="11915.5652173913" calcext:value-type="float">
            <text:p>11915,57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inActivity_45_BuggyGUIListenerOperatorMutator</text:p>
          </table:table-cell>
          <table:table-cell office:value-type="float" office:value="45173" calcext:value-type="float">
            <text:p>45173</text:p>
          </table:table-cell>
          <table:table-cell table:formula="of:=[.E699]+[.B700]" office:value-type="float" office:value="274474" calcext:value-type="float">
            <text:p>274474</text:p>
          </table:table-cell>
          <table:table-cell table:formula="of:=[.B700]/[.$B$1]" office:value-type="float" office:value="18.0869565217391" calcext:value-type="float">
            <text:p>18,09</text:p>
          </table:table-cell>
          <table:table-cell table:formula="of:=[.G699]+[.F700]" office:value-type="float" office:value="11933.652173913" calcext:value-type="float">
            <text:p>11933,65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46_BinaryMutator</text:p>
          </table:table-cell>
          <table:table-cell office:value-type="float" office:value="46173" calcext:value-type="float">
            <text:p>46173</text:p>
          </table:table-cell>
          <table:table-cell table:formula="of:=[.E700]+[.B701]" office:value-type="float" office:value="274887" calcext:value-type="float">
            <text:p>274887</text:p>
          </table:table-cell>
          <table:table-cell table:formula="of:=[.B701]/[.$B$1]" office:value-type="float" office:value="17.9565217391304" calcext:value-type="float">
            <text:p>17,96</text:p>
          </table:table-cell>
          <table:table-cell table:formula="of:=[.G700]+[.F701]" office:value-type="float" office:value="11951.6086956522" calcext:value-type="float">
            <text:p>11951,61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inActivity_47_BuggyGUIListenerOperatorMutator</text:p>
          </table:table-cell>
          <table:table-cell office:value-type="float" office:value="47173" calcext:value-type="float">
            <text:p>47173</text:p>
          </table:table-cell>
          <table:table-cell table:formula="of:=[.E701]+[.B702]" office:value-type="float" office:value="275301" calcext:value-type="float">
            <text:p>275301</text:p>
          </table:table-cell>
          <table:table-cell table:formula="of:=[.B702]/[.$B$1]" office:value-type="float" office:value="18" calcext:value-type="float">
            <text:p>18,00</text:p>
          </table:table-cell>
          <table:table-cell table:formula="of:=[.G701]+[.F702]" office:value-type="float" office:value="11969.6086956522" calcext:value-type="float">
            <text:p>11969,61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425" calcext:value-type="float">
            <text:p>425</text:p>
          </table:table-cell>
          <table:table-cell office:value-type="string" calcext:value-type="string">
            <text:p>MainActivity_48_InvalidKeyIntentOperatorMutator</text:p>
          </table:table-cell>
          <table:table-cell office:value-type="float" office:value="48173" calcext:value-type="float">
            <text:p>48173</text:p>
          </table:table-cell>
          <table:table-cell table:formula="of:=[.E702]+[.B703]" office:value-type="float" office:value="275726" calcext:value-type="float">
            <text:p>275726</text:p>
          </table:table-cell>
          <table:table-cell table:formula="of:=[.B703]/[.$B$1]" office:value-type="float" office:value="18.4782608695652" calcext:value-type="float">
            <text:p>18,48</text:p>
          </table:table-cell>
          <table:table-cell table:formula="of:=[.G702]+[.F703]" office:value-type="float" office:value="11988.0869565217" calcext:value-type="float">
            <text:p>11988,0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inActivity_49_RandomActionIntentDefinitionOperatorMutator</text:p>
          </table:table-cell>
          <table:table-cell office:value-type="float" office:value="49173" calcext:value-type="float">
            <text:p>49173</text:p>
          </table:table-cell>
          <table:table-cell table:formula="of:=[.E703]+[.B704]" office:value-type="float" office:value="276141" calcext:value-type="float">
            <text:p>276141</text:p>
          </table:table-cell>
          <table:table-cell table:formula="of:=[.B704]/[.$B$1]" office:value-type="float" office:value="18.0434782608696" calcext:value-type="float">
            <text:p>18,04</text:p>
          </table:table-cell>
          <table:table-cell table:formula="of:=[.G703]+[.F704]" office:value-type="float" office:value="12006.1304347826" calcext:value-type="float">
            <text:p>12006,13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inActivity_50_NullIntentOperatorMutator</text:p>
          </table:table-cell>
          <table:table-cell office:value-type="float" office:value="50173" calcext:value-type="float">
            <text:p>50173</text:p>
          </table:table-cell>
          <table:table-cell table:formula="of:=[.E704]+[.B705]" office:value-type="float" office:value="276549" calcext:value-type="float">
            <text:p>276549</text:p>
          </table:table-cell>
          <table:table-cell table:formula="of:=[.B705]/[.$B$1]" office:value-type="float" office:value="17.7391304347826" calcext:value-type="float">
            <text:p>17,74</text:p>
          </table:table-cell>
          <table:table-cell table:formula="of:=[.G704]+[.F705]" office:value-type="float" office:value="12023.8695652174" calcext:value-type="float">
            <text:p>12023,87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ainActivity_51_InvalidKeyIntentOperatorMutator</text:p>
          </table:table-cell>
          <table:table-cell office:value-type="float" office:value="51173" calcext:value-type="float">
            <text:p>51173</text:p>
          </table:table-cell>
          <table:table-cell table:formula="of:=[.E705]+[.B706]" office:value-type="float" office:value="276970" calcext:value-type="float">
            <text:p>276970</text:p>
          </table:table-cell>
          <table:table-cell table:formula="of:=[.B706]/[.$B$1]" office:value-type="float" office:value="18.304347826087" calcext:value-type="float">
            <text:p>18,30</text:p>
          </table:table-cell>
          <table:table-cell table:formula="of:=[.G705]+[.F706]" office:value-type="float" office:value="12042.1739130435" calcext:value-type="float">
            <text:p>12042,1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52_RandomActionIntentDefinitionOperatorMutator</text:p>
          </table:table-cell>
          <table:table-cell office:value-type="float" office:value="52173" calcext:value-type="float">
            <text:p>52173</text:p>
          </table:table-cell>
          <table:table-cell table:formula="of:=[.E706]+[.B707]" office:value-type="float" office:value="277380" calcext:value-type="float">
            <text:p>277380</text:p>
          </table:table-cell>
          <table:table-cell table:formula="of:=[.B707]/[.$B$1]" office:value-type="float" office:value="17.8260869565217" calcext:value-type="float">
            <text:p>17,83</text:p>
          </table:table-cell>
          <table:table-cell table:formula="of:=[.G706]+[.F707]" office:value-type="float" office:value="12060" calcext:value-type="float">
            <text:p>12060,0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inActivity_53_NullIntentOperatorMutator</text:p>
          </table:table-cell>
          <table:table-cell office:value-type="float" office:value="53173" calcext:value-type="float">
            <text:p>53173</text:p>
          </table:table-cell>
          <table:table-cell table:formula="of:=[.E707]+[.B708]" office:value-type="float" office:value="277796" calcext:value-type="float">
            <text:p>277796</text:p>
          </table:table-cell>
          <table:table-cell table:formula="of:=[.B708]/[.$B$1]" office:value-type="float" office:value="18.0869565217391" calcext:value-type="float">
            <text:p>18,09</text:p>
          </table:table-cell>
          <table:table-cell table:formula="of:=[.G707]+[.F708]" office:value-type="float" office:value="12078.0869565217" calcext:value-type="float">
            <text:p>12078,09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ainActivity_54_InvalidKeyIntentOperatorMutator</text:p>
          </table:table-cell>
          <table:table-cell office:value-type="float" office:value="54173" calcext:value-type="float">
            <text:p>54173</text:p>
          </table:table-cell>
          <table:table-cell table:formula="of:=[.E708]+[.B709]" office:value-type="float" office:value="278217" calcext:value-type="float">
            <text:p>278217</text:p>
          </table:table-cell>
          <table:table-cell table:formula="of:=[.B709]/[.$B$1]" office:value-type="float" office:value="18.304347826087" calcext:value-type="float">
            <text:p>18,30</text:p>
          </table:table-cell>
          <table:table-cell table:formula="of:=[.G708]+[.F709]" office:value-type="float" office:value="12096.3913043478" calcext:value-type="float">
            <text:p>12096,39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inActivity_55_RandomActionIntentDefinitionOperatorMutator</text:p>
          </table:table-cell>
          <table:table-cell office:value-type="float" office:value="55173" calcext:value-type="float">
            <text:p>55173</text:p>
          </table:table-cell>
          <table:table-cell table:formula="of:=[.E709]+[.B710]" office:value-type="float" office:value="278631" calcext:value-type="float">
            <text:p>278631</text:p>
          </table:table-cell>
          <table:table-cell table:formula="of:=[.B710]/[.$B$1]" office:value-type="float" office:value="18" calcext:value-type="float">
            <text:p>18,00</text:p>
          </table:table-cell>
          <table:table-cell table:formula="of:=[.G709]+[.F710]" office:value-type="float" office:value="12114.3913043478" calcext:value-type="float">
            <text:p>12114,39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56_NullValueIntentPutExtraOperatorMutator</text:p>
          </table:table-cell>
          <table:table-cell office:value-type="float" office:value="56173" calcext:value-type="float">
            <text:p>56173</text:p>
          </table:table-cell>
          <table:table-cell table:formula="of:=[.E710]+[.B711]" office:value-type="float" office:value="279044" calcext:value-type="float">
            <text:p>279044</text:p>
          </table:table-cell>
          <table:table-cell table:formula="of:=[.B711]/[.$B$1]" office:value-type="float" office:value="17.9565217391304" calcext:value-type="float">
            <text:p>17,96</text:p>
          </table:table-cell>
          <table:table-cell table:formula="of:=[.G710]+[.F711]" office:value-type="float" office:value="12132.3478260869" calcext:value-type="float">
            <text:p>12132,35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inActivity_57_IntentPayloadReplacementOperatorMutator</text:p>
          </table:table-cell>
          <table:table-cell office:value-type="float" office:value="57173" calcext:value-type="float">
            <text:p>57173</text:p>
          </table:table-cell>
          <table:table-cell table:formula="of:=[.E711]+[.B712]" office:value-type="float" office:value="279460" calcext:value-type="float">
            <text:p>279460</text:p>
          </table:table-cell>
          <table:table-cell table:formula="of:=[.B712]/[.$B$1]" office:value-type="float" office:value="18.0869565217391" calcext:value-type="float">
            <text:p>18,09</text:p>
          </table:table-cell>
          <table:table-cell table:formula="of:=[.G711]+[.F712]" office:value-type="float" office:value="12150.4347826087" calcext:value-type="float">
            <text:p>12150,4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inActivity_58_RandomActionIntentDefinitionOperatorMutator</text:p>
          </table:table-cell>
          <table:table-cell office:value-type="float" office:value="58173" calcext:value-type="float">
            <text:p>58173</text:p>
          </table:table-cell>
          <table:table-cell table:formula="of:=[.E712]+[.B713]" office:value-type="float" office:value="279871" calcext:value-type="float">
            <text:p>279871</text:p>
          </table:table-cell>
          <table:table-cell table:formula="of:=[.B713]/[.$B$1]" office:value-type="float" office:value="17.8695652173913" calcext:value-type="float">
            <text:p>17,87</text:p>
          </table:table-cell>
          <table:table-cell table:formula="of:=[.G712]+[.F713]" office:value-type="float" office:value="12168.3043478261" calcext:value-type="float">
            <text:p>12168,3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inActivity_59_RandomActionIntentDefinitionOperatorMutator</text:p>
          </table:table-cell>
          <table:table-cell office:value-type="float" office:value="59173" calcext:value-type="float">
            <text:p>59173</text:p>
          </table:table-cell>
          <table:table-cell table:formula="of:=[.E713]+[.B714]" office:value-type="float" office:value="280278" calcext:value-type="float">
            <text:p>280278</text:p>
          </table:table-cell>
          <table:table-cell table:formula="of:=[.B714]/[.$B$1]" office:value-type="float" office:value="17.695652173913" calcext:value-type="float">
            <text:p>17,70</text:p>
          </table:table-cell>
          <table:table-cell table:formula="of:=[.G713]+[.F714]" office:value-type="float" office:value="12186" calcext:value-type="float">
            <text:p>12186,0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MainActivity_60_NullIntentOperatorMutator</text:p>
          </table:table-cell>
          <table:table-cell office:value-type="float" office:value="60173" calcext:value-type="float">
            <text:p>60173</text:p>
          </table:table-cell>
          <table:table-cell table:formula="of:=[.E714]+[.B715]" office:value-type="float" office:value="280698" calcext:value-type="float">
            <text:p>280698</text:p>
          </table:table-cell>
          <table:table-cell table:formula="of:=[.B715]/[.$B$1]" office:value-type="float" office:value="18.2608695652174" calcext:value-type="float">
            <text:p>18,26</text:p>
          </table:table-cell>
          <table:table-cell table:formula="of:=[.G714]+[.F715]" office:value-type="float" office:value="12204.2608695652" calcext:value-type="float">
            <text:p>12204,26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inActivity_61_InvalidKeyIntentOperatorMutator</text:p>
          </table:table-cell>
          <table:table-cell office:value-type="float" office:value="61173" calcext:value-type="float">
            <text:p>61173</text:p>
          </table:table-cell>
          <table:table-cell table:formula="of:=[.E715]+[.B716]" office:value-type="float" office:value="281116" calcext:value-type="float">
            <text:p>281116</text:p>
          </table:table-cell>
          <table:table-cell table:formula="of:=[.B716]/[.$B$1]" office:value-type="float" office:value="18.1739130434783" calcext:value-type="float">
            <text:p>18,17</text:p>
          </table:table-cell>
          <table:table-cell table:formula="of:=[.G715]+[.F716]" office:value-type="float" office:value="12222.4347826087" calcext:value-type="float">
            <text:p>12222,43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62_RandomActionIntentDefinitionOperatorMutator</text:p>
          </table:table-cell>
          <table:table-cell office:value-type="float" office:value="62173" calcext:value-type="float">
            <text:p>62173</text:p>
          </table:table-cell>
          <table:table-cell table:formula="of:=[.E716]+[.B717]" office:value-type="float" office:value="281528" calcext:value-type="float">
            <text:p>281528</text:p>
          </table:table-cell>
          <table:table-cell table:formula="of:=[.B717]/[.$B$1]" office:value-type="float" office:value="17.9130434782609" calcext:value-type="float">
            <text:p>17,91</text:p>
          </table:table-cell>
          <table:table-cell table:formula="of:=[.G716]+[.F717]" office:value-type="float" office:value="12240.3478260869" calcext:value-type="float">
            <text:p>12240,35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MainActivity_63_NullValueIntentPutExtraOperatorMutator</text:p>
          </table:table-cell>
          <table:table-cell office:value-type="float" office:value="63173" calcext:value-type="float">
            <text:p>63173</text:p>
          </table:table-cell>
          <table:table-cell table:formula="of:=[.E717]+[.B718]" office:value-type="float" office:value="281950" calcext:value-type="float">
            <text:p>281950</text:p>
          </table:table-cell>
          <table:table-cell table:formula="of:=[.B718]/[.$B$1]" office:value-type="float" office:value="18.3478260869565" calcext:value-type="float">
            <text:p>18,35</text:p>
          </table:table-cell>
          <table:table-cell table:formula="of:=[.G717]+[.F718]" office:value-type="float" office:value="12258.6956521739" calcext:value-type="float">
            <text:p>12258,7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inActivity_64_IntentPayloadReplacementOperatorMutator</text:p>
          </table:table-cell>
          <table:table-cell office:value-type="float" office:value="64173" calcext:value-type="float">
            <text:p>64173</text:p>
          </table:table-cell>
          <table:table-cell table:formula="of:=[.E718]+[.B719]" office:value-type="float" office:value="282354" calcext:value-type="float">
            <text:p>282354</text:p>
          </table:table-cell>
          <table:table-cell table:formula="of:=[.B719]/[.$B$1]" office:value-type="float" office:value="17.5652173913043" calcext:value-type="float">
            <text:p>17,57</text:p>
          </table:table-cell>
          <table:table-cell table:formula="of:=[.G718]+[.F719]" office:value-type="float" office:value="12276.2608695652" calcext:value-type="float">
            <text:p>12276,26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MainActivity_65_RandomActionIntentDefinitionOperatorMutator</text:p>
          </table:table-cell>
          <table:table-cell office:value-type="float" office:value="65173" calcext:value-type="float">
            <text:p>65173</text:p>
          </table:table-cell>
          <table:table-cell table:formula="of:=[.E719]+[.B720]" office:value-type="float" office:value="282824" calcext:value-type="float">
            <text:p>282824</text:p>
          </table:table-cell>
          <table:table-cell table:formula="of:=[.B720]/[.$B$1]" office:value-type="float" office:value="20.4347826086957" calcext:value-type="float">
            <text:p>20,43</text:p>
          </table:table-cell>
          <table:table-cell table:formula="of:=[.G719]+[.F720]" office:value-type="float" office:value="12296.6956521739" calcext:value-type="float">
            <text:p>12296,7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66_RandomActionIntentDefinitionOperatorMutator</text:p>
          </table:table-cell>
          <table:table-cell office:value-type="float" office:value="66173" calcext:value-type="float">
            <text:p>66173</text:p>
          </table:table-cell>
          <table:table-cell table:formula="of:=[.E720]+[.B721]" office:value-type="float" office:value="283236" calcext:value-type="float">
            <text:p>283236</text:p>
          </table:table-cell>
          <table:table-cell table:formula="of:=[.B721]/[.$B$1]" office:value-type="float" office:value="17.9130434782609" calcext:value-type="float">
            <text:p>17,91</text:p>
          </table:table-cell>
          <table:table-cell table:formula="of:=[.G720]+[.F721]" office:value-type="float" office:value="12314.6086956522" calcext:value-type="float">
            <text:p>12314,61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67_RandomActionIntentDefinitionOperatorMutator</text:p>
          </table:table-cell>
          <table:table-cell office:value-type="float" office:value="67173" calcext:value-type="float">
            <text:p>67173</text:p>
          </table:table-cell>
          <table:table-cell table:formula="of:=[.E721]+[.B722]" office:value-type="float" office:value="283649" calcext:value-type="float">
            <text:p>283649</text:p>
          </table:table-cell>
          <table:table-cell table:formula="of:=[.B722]/[.$B$1]" office:value-type="float" office:value="17.9565217391304" calcext:value-type="float">
            <text:p>17,96</text:p>
          </table:table-cell>
          <table:table-cell table:formula="of:=[.G721]+[.F722]" office:value-type="float" office:value="12332.5652173913" calcext:value-type="float">
            <text:p>12332,57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inActivity_68_NullValueIntentPutExtraOperatorMutator</text:p>
          </table:table-cell>
          <table:table-cell office:value-type="float" office:value="68173" calcext:value-type="float">
            <text:p>68173</text:p>
          </table:table-cell>
          <table:table-cell table:formula="of:=[.E722]+[.B723]" office:value-type="float" office:value="284058" calcext:value-type="float">
            <text:p>284058</text:p>
          </table:table-cell>
          <table:table-cell table:formula="of:=[.B723]/[.$B$1]" office:value-type="float" office:value="17.7826086956522" calcext:value-type="float">
            <text:p>17,78</text:p>
          </table:table-cell>
          <table:table-cell table:formula="of:=[.G722]+[.F723]" office:value-type="float" office:value="12350.3478260869" calcext:value-type="float">
            <text:p>12350,3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inActivity_69_IntentPayloadReplacementOperatorMutator</text:p>
          </table:table-cell>
          <table:table-cell office:value-type="float" office:value="69173" calcext:value-type="float">
            <text:p>69173</text:p>
          </table:table-cell>
          <table:table-cell table:formula="of:=[.E723]+[.B724]" office:value-type="float" office:value="284472" calcext:value-type="float">
            <text:p>284472</text:p>
          </table:table-cell>
          <table:table-cell table:formula="of:=[.B724]/[.$B$1]" office:value-type="float" office:value="18" calcext:value-type="float">
            <text:p>18,00</text:p>
          </table:table-cell>
          <table:table-cell table:formula="of:=[.G723]+[.F724]" office:value-type="float" office:value="12368.3478260869" calcext:value-type="float">
            <text:p>12368,35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70_RandomActionIntentDefinitionOperatorMutator</text:p>
          </table:table-cell>
          <table:table-cell office:value-type="float" office:value="70173" calcext:value-type="float">
            <text:p>70173</text:p>
          </table:table-cell>
          <table:table-cell table:formula="of:=[.E724]+[.B725]" office:value-type="float" office:value="284882" calcext:value-type="float">
            <text:p>284882</text:p>
          </table:table-cell>
          <table:table-cell table:formula="of:=[.B725]/[.$B$1]" office:value-type="float" office:value="17.8260869565217" calcext:value-type="float">
            <text:p>17,83</text:p>
          </table:table-cell>
          <table:table-cell table:formula="of:=[.G724]+[.F725]" office:value-type="float" office:value="12386.1739130435" calcext:value-type="float">
            <text:p>12386,1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inActivity_71_NullIntentOperatorMutator</text:p>
          </table:table-cell>
          <table:table-cell office:value-type="float" office:value="71173" calcext:value-type="float">
            <text:p>71173</text:p>
          </table:table-cell>
          <table:table-cell table:formula="of:=[.E725]+[.B726]" office:value-type="float" office:value="285285" calcext:value-type="float">
            <text:p>285285</text:p>
          </table:table-cell>
          <table:table-cell table:formula="of:=[.B726]/[.$B$1]" office:value-type="float" office:value="17.5217391304348" calcext:value-type="float">
            <text:p>17,52</text:p>
          </table:table-cell>
          <table:table-cell table:formula="of:=[.G725]+[.F726]" office:value-type="float" office:value="12403.6956521739" calcext:value-type="float">
            <text:p>12403,7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inActivity_72_InvalidKeyIntentOperatorMutator</text:p>
          </table:table-cell>
          <table:table-cell office:value-type="float" office:value="72173" calcext:value-type="float">
            <text:p>72173</text:p>
          </table:table-cell>
          <table:table-cell table:formula="of:=[.E726]+[.B727]" office:value-type="float" office:value="285681" calcext:value-type="float">
            <text:p>285681</text:p>
          </table:table-cell>
          <table:table-cell table:formula="of:=[.B727]/[.$B$1]" office:value-type="float" office:value="17.2173913043478" calcext:value-type="float">
            <text:p>17,22</text:p>
          </table:table-cell>
          <table:table-cell table:formula="of:=[.G726]+[.F727]" office:value-type="float" office:value="12420.9130434782" calcext:value-type="float">
            <text:p>12420,91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MainActivity_73_RandomActionIntentDefinitionOperatorMutator</text:p>
          </table:table-cell>
          <table:table-cell office:value-type="float" office:value="73173" calcext:value-type="float">
            <text:p>73173</text:p>
          </table:table-cell>
          <table:table-cell table:formula="of:=[.E727]+[.B728]" office:value-type="float" office:value="286082" calcext:value-type="float">
            <text:p>286082</text:p>
          </table:table-cell>
          <table:table-cell table:formula="of:=[.B728]/[.$B$1]" office:value-type="float" office:value="17.4347826086957" calcext:value-type="float">
            <text:p>17,43</text:p>
          </table:table-cell>
          <table:table-cell table:formula="of:=[.G727]+[.F728]" office:value-type="float" office:value="12438.3478260869" calcext:value-type="float">
            <text:p>12438,35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inActivity_74_NullValueIntentPutExtraOperatorMutator</text:p>
          </table:table-cell>
          <table:table-cell office:value-type="float" office:value="74173" calcext:value-type="float">
            <text:p>74173</text:p>
          </table:table-cell>
          <table:table-cell table:formula="of:=[.E728]+[.B729]" office:value-type="float" office:value="286486" calcext:value-type="float">
            <text:p>286486</text:p>
          </table:table-cell>
          <table:table-cell table:formula="of:=[.B729]/[.$B$1]" office:value-type="float" office:value="17.5652173913043" calcext:value-type="float">
            <text:p>17,57</text:p>
          </table:table-cell>
          <table:table-cell table:formula="of:=[.G728]+[.F729]" office:value-type="float" office:value="12455.9130434782" calcext:value-type="float">
            <text:p>12455,91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inActivity_75_IntentPayloadReplacementOperatorMutator</text:p>
          </table:table-cell>
          <table:table-cell office:value-type="float" office:value="75173" calcext:value-type="float">
            <text:p>75173</text:p>
          </table:table-cell>
          <table:table-cell table:formula="of:=[.E729]+[.B730]" office:value-type="float" office:value="286894" calcext:value-type="float">
            <text:p>286894</text:p>
          </table:table-cell>
          <table:table-cell table:formula="of:=[.B730]/[.$B$1]" office:value-type="float" office:value="17.7391304347826" calcext:value-type="float">
            <text:p>17,74</text:p>
          </table:table-cell>
          <table:table-cell table:formula="of:=[.G729]+[.F730]" office:value-type="float" office:value="12473.652173913" calcext:value-type="float">
            <text:p>12473,6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76_RandomActionIntentDefinitionOperatorMutator</text:p>
          </table:table-cell>
          <table:table-cell office:value-type="float" office:value="76173" calcext:value-type="float">
            <text:p>76173</text:p>
          </table:table-cell>
          <table:table-cell table:formula="of:=[.E730]+[.B731]" office:value-type="float" office:value="287304" calcext:value-type="float">
            <text:p>287304</text:p>
          </table:table-cell>
          <table:table-cell table:formula="of:=[.B731]/[.$B$1]" office:value-type="float" office:value="17.8260869565217" calcext:value-type="float">
            <text:p>17,83</text:p>
          </table:table-cell>
          <table:table-cell table:formula="of:=[.G730]+[.F731]" office:value-type="float" office:value="12491.4782608696" calcext:value-type="float">
            <text:p>12491,4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inActivity_77_NullValueIntentPutExtraOperatorMutator</text:p>
          </table:table-cell>
          <table:table-cell office:value-type="float" office:value="77173" calcext:value-type="float">
            <text:p>77173</text:p>
          </table:table-cell>
          <table:table-cell table:formula="of:=[.E731]+[.B732]" office:value-type="float" office:value="287715" calcext:value-type="float">
            <text:p>287715</text:p>
          </table:table-cell>
          <table:table-cell table:formula="of:=[.B732]/[.$B$1]" office:value-type="float" office:value="17.8695652173913" calcext:value-type="float">
            <text:p>17,87</text:p>
          </table:table-cell>
          <table:table-cell table:formula="of:=[.G731]+[.F732]" office:value-type="float" office:value="12509.3478260869" calcext:value-type="float">
            <text:p>12509,35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inActivity_78_IntentPayloadReplacementOperatorMutator</text:p>
          </table:table-cell>
          <table:table-cell office:value-type="float" office:value="78173" calcext:value-type="float">
            <text:p>78173</text:p>
          </table:table-cell>
          <table:table-cell table:formula="of:=[.E732]+[.B733]" office:value-type="float" office:value="287970" calcext:value-type="float">
            <text:p>287970</text:p>
          </table:table-cell>
          <table:table-cell table:formula="of:=[.B733]/[.$B$1]" office:value-type="float" office:value="11.0869565217391" calcext:value-type="float">
            <text:p>11,09</text:p>
          </table:table-cell>
          <table:table-cell table:formula="of:=[.G732]+[.F733]" office:value-type="float" office:value="12520.4347826087" calcext:value-type="float">
            <text:p>12520,43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79_RandomActionIntentDefinitionOperatorMutator</text:p>
          </table:table-cell>
          <table:table-cell office:value-type="float" office:value="79173" calcext:value-type="float">
            <text:p>79173</text:p>
          </table:table-cell>
          <table:table-cell table:formula="of:=[.E733]+[.B734]" office:value-type="float" office:value="288383" calcext:value-type="float">
            <text:p>288383</text:p>
          </table:table-cell>
          <table:table-cell table:formula="of:=[.B734]/[.$B$1]" office:value-type="float" office:value="17.9565217391304" calcext:value-type="float">
            <text:p>17,96</text:p>
          </table:table-cell>
          <table:table-cell table:formula="of:=[.G733]+[.F734]" office:value-type="float" office:value="12538.3913043478" calcext:value-type="float">
            <text:p>12538,39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inActivity_80_RandomActionIntentDefinitionOperatorMutator</text:p>
          </table:table-cell>
          <table:table-cell office:value-type="float" office:value="80173" calcext:value-type="float">
            <text:p>80173</text:p>
          </table:table-cell>
          <table:table-cell table:formula="of:=[.E734]+[.B735]" office:value-type="float" office:value="288794" calcext:value-type="float">
            <text:p>288794</text:p>
          </table:table-cell>
          <table:table-cell table:formula="of:=[.B735]/[.$B$1]" office:value-type="float" office:value="17.8695652173913" calcext:value-type="float">
            <text:p>17,87</text:p>
          </table:table-cell>
          <table:table-cell table:formula="of:=[.G734]+[.F735]" office:value-type="float" office:value="12556.2608695652" calcext:value-type="float">
            <text:p>12556,2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421" calcext:value-type="float">
            <text:p>421</text:p>
          </table:table-cell>
          <table:table-cell office:value-type="string" calcext:value-type="string">
            <text:p>MainActivity_81_RandomActionIntentDefinitionOperatorMutator</text:p>
          </table:table-cell>
          <table:table-cell office:value-type="float" office:value="81173" calcext:value-type="float">
            <text:p>81173</text:p>
          </table:table-cell>
          <table:table-cell table:formula="of:=[.E735]+[.B736]" office:value-type="float" office:value="289215" calcext:value-type="float">
            <text:p>289215</text:p>
          </table:table-cell>
          <table:table-cell table:formula="of:=[.B736]/[.$B$1]" office:value-type="float" office:value="18.304347826087" calcext:value-type="float">
            <text:p>18,30</text:p>
          </table:table-cell>
          <table:table-cell table:formula="of:=[.G735]+[.F736]" office:value-type="float" office:value="12574.5652173913" calcext:value-type="float">
            <text:p>12574,57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MainActivity_82_RandomActionIntentDefinitionOperatorMutator</text:p>
          </table:table-cell>
          <table:table-cell office:value-type="float" office:value="82173" calcext:value-type="float">
            <text:p>82173</text:p>
          </table:table-cell>
          <table:table-cell table:formula="of:=[.E736]+[.B737]" office:value-type="float" office:value="289626" calcext:value-type="float">
            <text:p>289626</text:p>
          </table:table-cell>
          <table:table-cell table:formula="of:=[.B737]/[.$B$1]" office:value-type="float" office:value="17.8695652173913" calcext:value-type="float">
            <text:p>17,87</text:p>
          </table:table-cell>
          <table:table-cell table:formula="of:=[.G736]+[.F737]" office:value-type="float" office:value="12592.4347826087" calcext:value-type="float">
            <text:p>12592,4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MainActivity_83_RandomActionIntentDefinitionOperatorMutator</text:p>
          </table:table-cell>
          <table:table-cell office:value-type="float" office:value="83173" calcext:value-type="float">
            <text:p>83173</text:p>
          </table:table-cell>
          <table:table-cell table:formula="of:=[.E737]+[.B738]" office:value-type="float" office:value="290035" calcext:value-type="float">
            <text:p>290035</text:p>
          </table:table-cell>
          <table:table-cell table:formula="of:=[.B738]/[.$B$1]" office:value-type="float" office:value="17.7826086956522" calcext:value-type="float">
            <text:p>17,78</text:p>
          </table:table-cell>
          <table:table-cell table:formula="of:=[.G737]+[.F738]" office:value-type="float" office:value="12610.2173913043" calcext:value-type="float">
            <text:p>12610,22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MainActivity_84_RandomActionIntentDefinitionOperatorMutator</text:p>
          </table:table-cell>
          <table:table-cell office:value-type="float" office:value="84173" calcext:value-type="float">
            <text:p>84173</text:p>
          </table:table-cell>
          <table:table-cell table:formula="of:=[.E738]+[.B739]" office:value-type="float" office:value="290448" calcext:value-type="float">
            <text:p>290448</text:p>
          </table:table-cell>
          <table:table-cell table:formula="of:=[.B739]/[.$B$1]" office:value-type="float" office:value="17.9565217391304" calcext:value-type="float">
            <text:p>17,96</text:p>
          </table:table-cell>
          <table:table-cell table:formula="of:=[.G738]+[.F739]" office:value-type="float" office:value="12628.1739130435" calcext:value-type="float">
            <text:p>12628,17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85_RandomActionIntentDefinitionOperatorMutator</text:p>
          </table:table-cell>
          <table:table-cell office:value-type="float" office:value="85173" calcext:value-type="float">
            <text:p>85173</text:p>
          </table:table-cell>
          <table:table-cell table:formula="of:=[.E739]+[.B740]" office:value-type="float" office:value="290860" calcext:value-type="float">
            <text:p>290860</text:p>
          </table:table-cell>
          <table:table-cell table:formula="of:=[.B740]/[.$B$1]" office:value-type="float" office:value="17.9130434782609" calcext:value-type="float">
            <text:p>17,91</text:p>
          </table:table-cell>
          <table:table-cell table:formula="of:=[.G739]+[.F740]" office:value-type="float" office:value="12646.0869565217" calcext:value-type="float">
            <text:p>12646,09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MainActivity_86_RandomActionIntentDefinitionOperatorMutator</text:p>
          </table:table-cell>
          <table:table-cell office:value-type="float" office:value="86173" calcext:value-type="float">
            <text:p>86173</text:p>
          </table:table-cell>
          <table:table-cell table:formula="of:=[.E740]+[.B741]" office:value-type="float" office:value="291274" calcext:value-type="float">
            <text:p>291274</text:p>
          </table:table-cell>
          <table:table-cell table:formula="of:=[.B741]/[.$B$1]" office:value-type="float" office:value="18" calcext:value-type="float">
            <text:p>18,00</text:p>
          </table:table-cell>
          <table:table-cell table:formula="of:=[.G740]+[.F741]" office:value-type="float" office:value="12664.0869565217" calcext:value-type="float">
            <text:p>12664,09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MainActivity_87_BuggyGUIListenerOperatorMutator</text:p>
          </table:table-cell>
          <table:table-cell office:value-type="float" office:value="87173" calcext:value-type="float">
            <text:p>87173</text:p>
          </table:table-cell>
          <table:table-cell table:formula="of:=[.E741]+[.B742]" office:value-type="float" office:value="291692" calcext:value-type="float">
            <text:p>291692</text:p>
          </table:table-cell>
          <table:table-cell table:formula="of:=[.B742]/[.$B$1]" office:value-type="float" office:value="18.1739130434783" calcext:value-type="float">
            <text:p>18,17</text:p>
          </table:table-cell>
          <table:table-cell table:formula="of:=[.G741]+[.F742]" office:value-type="float" office:value="12682.2608695652" calcext:value-type="float">
            <text:p>12682,26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88_BuggyGUIListenerOperatorMutator</text:p>
          </table:table-cell>
          <table:table-cell office:value-type="float" office:value="88173" calcext:value-type="float">
            <text:p>88173</text:p>
          </table:table-cell>
          <table:table-cell table:formula="of:=[.E742]+[.B743]" office:value-type="float" office:value="292104" calcext:value-type="float">
            <text:p>292104</text:p>
          </table:table-cell>
          <table:table-cell table:formula="of:=[.B743]/[.$B$1]" office:value-type="float" office:value="17.9130434782609" calcext:value-type="float">
            <text:p>17,91</text:p>
          </table:table-cell>
          <table:table-cell table:formula="of:=[.G742]+[.F743]" office:value-type="float" office:value="12700.1739130435" calcext:value-type="float">
            <text:p>12700,17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89_NullIntentOperatorMutator</text:p>
          </table:table-cell>
          <table:table-cell office:value-type="float" office:value="89173" calcext:value-type="float">
            <text:p>89173</text:p>
          </table:table-cell>
          <table:table-cell table:formula="of:=[.E743]+[.B744]" office:value-type="float" office:value="292516" calcext:value-type="float">
            <text:p>292516</text:p>
          </table:table-cell>
          <table:table-cell table:formula="of:=[.B744]/[.$B$1]" office:value-type="float" office:value="17.9130434782609" calcext:value-type="float">
            <text:p>17,91</text:p>
          </table:table-cell>
          <table:table-cell table:formula="of:=[.G743]+[.F744]" office:value-type="float" office:value="12718.0869565217" calcext:value-type="float">
            <text:p>12718,09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90_InvalidKeyIntentOperatorMutator</text:p>
          </table:table-cell>
          <table:table-cell office:value-type="float" office:value="90173" calcext:value-type="float">
            <text:p>90173</text:p>
          </table:table-cell>
          <table:table-cell table:formula="of:=[.E744]+[.B745]" office:value-type="float" office:value="292926" calcext:value-type="float">
            <text:p>292926</text:p>
          </table:table-cell>
          <table:table-cell table:formula="of:=[.B745]/[.$B$1]" office:value-type="float" office:value="17.8260869565217" calcext:value-type="float">
            <text:p>17,83</text:p>
          </table:table-cell>
          <table:table-cell table:formula="of:=[.G744]+[.F745]" office:value-type="float" office:value="12735.9130434782" calcext:value-type="float">
            <text:p>12735,91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inActivity_91_RandomActionIntentDefinitionOperatorMutator</text:p>
          </table:table-cell>
          <table:table-cell office:value-type="float" office:value="91173" calcext:value-type="float">
            <text:p>91173</text:p>
          </table:table-cell>
          <table:table-cell table:formula="of:=[.E745]+[.B746]" office:value-type="float" office:value="293333" calcext:value-type="float">
            <text:p>293333</text:p>
          </table:table-cell>
          <table:table-cell table:formula="of:=[.B746]/[.$B$1]" office:value-type="float" office:value="17.695652173913" calcext:value-type="float">
            <text:p>17,70</text:p>
          </table:table-cell>
          <table:table-cell table:formula="of:=[.G745]+[.F746]" office:value-type="float" office:value="12753.6086956522" calcext:value-type="float">
            <text:p>12753,61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inActivity_92_NullIntentOperatorMutator</text:p>
          </table:table-cell>
          <table:table-cell office:value-type="float" office:value="92173" calcext:value-type="float">
            <text:p>92173</text:p>
          </table:table-cell>
          <table:table-cell table:formula="of:=[.E746]+[.B747]" office:value-type="float" office:value="293729" calcext:value-type="float">
            <text:p>293729</text:p>
          </table:table-cell>
          <table:table-cell table:formula="of:=[.B747]/[.$B$1]" office:value-type="float" office:value="17.2173913043478" calcext:value-type="float">
            <text:p>17,22</text:p>
          </table:table-cell>
          <table:table-cell table:formula="of:=[.G746]+[.F747]" office:value-type="float" office:value="12770.8260869565" calcext:value-type="float">
            <text:p>12770,8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MainActivity_93_InvalidKeyIntentOperatorMutator</text:p>
          </table:table-cell>
          <table:table-cell office:value-type="float" office:value="93173" calcext:value-type="float">
            <text:p>93173</text:p>
          </table:table-cell>
          <table:table-cell table:formula="of:=[.E747]+[.B748]" office:value-type="float" office:value="294133" calcext:value-type="float">
            <text:p>294133</text:p>
          </table:table-cell>
          <table:table-cell table:formula="of:=[.B748]/[.$B$1]" office:value-type="float" office:value="17.5652173913043" calcext:value-type="float">
            <text:p>17,57</text:p>
          </table:table-cell>
          <table:table-cell table:formula="of:=[.G747]+[.F748]" office:value-type="float" office:value="12788.3913043478" calcext:value-type="float">
            <text:p>12788,39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inActivity_94_RandomActionIntentDefinitionOperatorMutator</text:p>
          </table:table-cell>
          <table:table-cell office:value-type="float" office:value="94173" calcext:value-type="float">
            <text:p>94173</text:p>
          </table:table-cell>
          <table:table-cell table:formula="of:=[.E748]+[.B749]" office:value-type="float" office:value="294529" calcext:value-type="float">
            <text:p>294529</text:p>
          </table:table-cell>
          <table:table-cell table:formula="of:=[.B749]/[.$B$1]" office:value-type="float" office:value="17.2173913043478" calcext:value-type="float">
            <text:p>17,22</text:p>
          </table:table-cell>
          <table:table-cell table:formula="of:=[.G748]+[.F749]" office:value-type="float" office:value="12805.6086956522" calcext:value-type="float">
            <text:p>12805,6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inActivity_95_NullValueIntentPutExtraOperatorMutator</text:p>
          </table:table-cell>
          <table:table-cell office:value-type="float" office:value="95173" calcext:value-type="float">
            <text:p>95173</text:p>
          </table:table-cell>
          <table:table-cell table:formula="of:=[.E749]+[.B750]" office:value-type="float" office:value="294944" calcext:value-type="float">
            <text:p>294944</text:p>
          </table:table-cell>
          <table:table-cell table:formula="of:=[.B750]/[.$B$1]" office:value-type="float" office:value="18.0434782608696" calcext:value-type="float">
            <text:p>18,04</text:p>
          </table:table-cell>
          <table:table-cell table:formula="of:=[.G749]+[.F750]" office:value-type="float" office:value="12823.652173913" calcext:value-type="float">
            <text:p>12823,6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inActivity_96_IntentPayloadReplacementOperatorMutator</text:p>
          </table:table-cell>
          <table:table-cell office:value-type="float" office:value="96173" calcext:value-type="float">
            <text:p>96173</text:p>
          </table:table-cell>
          <table:table-cell table:formula="of:=[.E750]+[.B751]" office:value-type="float" office:value="295359" calcext:value-type="float">
            <text:p>295359</text:p>
          </table:table-cell>
          <table:table-cell table:formula="of:=[.B751]/[.$B$1]" office:value-type="float" office:value="18.0434782608696" calcext:value-type="float">
            <text:p>18,04</text:p>
          </table:table-cell>
          <table:table-cell table:formula="of:=[.G750]+[.F751]" office:value-type="float" office:value="12841.6956521739" calcext:value-type="float">
            <text:p>12841,7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MainActivity_97_RandomActionIntentDefinitionOperatorMutator</text:p>
          </table:table-cell>
          <table:table-cell office:value-type="float" office:value="97173" calcext:value-type="float">
            <text:p>97173</text:p>
          </table:table-cell>
          <table:table-cell table:formula="of:=[.E751]+[.B752]" office:value-type="float" office:value="295764" calcext:value-type="float">
            <text:p>295764</text:p>
          </table:table-cell>
          <table:table-cell table:formula="of:=[.B752]/[.$B$1]" office:value-type="float" office:value="17.6086956521739" calcext:value-type="float">
            <text:p>17,61</text:p>
          </table:table-cell>
          <table:table-cell table:formula="of:=[.G751]+[.F752]" office:value-type="float" office:value="12859.3043478261" calcext:value-type="float">
            <text:p>12859,3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MainActivity_98_BuggyGUIListenerOperatorMutator</text:p>
          </table:table-cell>
          <table:table-cell office:value-type="float" office:value="98173" calcext:value-type="float">
            <text:p>98173</text:p>
          </table:table-cell>
          <table:table-cell table:formula="of:=[.E752]+[.B753]" office:value-type="float" office:value="296172" calcext:value-type="float">
            <text:p>296172</text:p>
          </table:table-cell>
          <table:table-cell table:formula="of:=[.B753]/[.$B$1]" office:value-type="float" office:value="17.7391304347826" calcext:value-type="float">
            <text:p>17,74</text:p>
          </table:table-cell>
          <table:table-cell table:formula="of:=[.G752]+[.F753]" office:value-type="float" office:value="12877.0434782609" calcext:value-type="float">
            <text:p>12877,04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99_BuggyGUIListenerOperatorMutator</text:p>
          </table:table-cell>
          <table:table-cell office:value-type="float" office:value="99173" calcext:value-type="float">
            <text:p>99173</text:p>
          </table:table-cell>
          <table:table-cell table:formula="of:=[.E753]+[.B754]" office:value-type="float" office:value="296582" calcext:value-type="float">
            <text:p>296582</text:p>
          </table:table-cell>
          <table:table-cell table:formula="of:=[.B754]/[.$B$1]" office:value-type="float" office:value="17.8260869565217" calcext:value-type="float">
            <text:p>17,83</text:p>
          </table:table-cell>
          <table:table-cell table:formula="of:=[.G753]+[.F754]" office:value-type="float" office:value="12894.8695652174" calcext:value-type="float">
            <text:p>12894,87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MainActivity_100_BuggyGUIListenerOperatorMutator</text:p>
          </table:table-cell>
          <table:table-cell office:value-type="float" office:value="100173" calcext:value-type="float">
            <text:p>100173</text:p>
          </table:table-cell>
          <table:table-cell table:formula="of:=[.E754]+[.B755]" office:value-type="float" office:value="296992" calcext:value-type="float">
            <text:p>296992</text:p>
          </table:table-cell>
          <table:table-cell table:formula="of:=[.B755]/[.$B$1]" office:value-type="float" office:value="17.8260869565217" calcext:value-type="float">
            <text:p>17,83</text:p>
          </table:table-cell>
          <table:table-cell table:formula="of:=[.G754]+[.F755]" office:value-type="float" office:value="12912.6956521739" calcext:value-type="float">
            <text:p>12912,7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MainActivity_101_BuggyGUIListenerOperatorMutator</text:p>
          </table:table-cell>
          <table:table-cell office:value-type="float" office:value="101173" calcext:value-type="float">
            <text:p>101173</text:p>
          </table:table-cell>
          <table:table-cell table:formula="of:=[.E755]+[.B756]" office:value-type="float" office:value="297409" calcext:value-type="float">
            <text:p>297409</text:p>
          </table:table-cell>
          <table:table-cell table:formula="of:=[.B756]/[.$B$1]" office:value-type="float" office:value="18.1304347826087" calcext:value-type="float">
            <text:p>18,13</text:p>
          </table:table-cell>
          <table:table-cell table:formula="of:=[.G755]+[.F756]" office:value-type="float" office:value="12930.8260869565" calcext:value-type="float">
            <text:p>12930,83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MainActivity_102_BuggyGUIListenerOperatorMutator</text:p>
          </table:table-cell>
          <table:table-cell office:value-type="float" office:value="102173" calcext:value-type="float">
            <text:p>102173</text:p>
          </table:table-cell>
          <table:table-cell table:formula="of:=[.E756]+[.B757]" office:value-type="float" office:value="297824" calcext:value-type="float">
            <text:p>297824</text:p>
          </table:table-cell>
          <table:table-cell table:formula="of:=[.B757]/[.$B$1]" office:value-type="float" office:value="18.0434782608696" calcext:value-type="float">
            <text:p>18,04</text:p>
          </table:table-cell>
          <table:table-cell table:formula="of:=[.G756]+[.F757]" office:value-type="float" office:value="12948.8695652174" calcext:value-type="float">
            <text:p>12948,87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MainActivity_103_InvalidViewFocusOperatorMutator</text:p>
          </table:table-cell>
          <table:table-cell office:value-type="float" office:value="103173" calcext:value-type="float">
            <text:p>103173</text:p>
          </table:table-cell>
          <table:table-cell table:formula="of:=[.E757]+[.B758]" office:value-type="float" office:value="298231" calcext:value-type="float">
            <text:p>298231</text:p>
          </table:table-cell>
          <table:table-cell table:formula="of:=[.B758]/[.$B$1]" office:value-type="float" office:value="17.695652173913" calcext:value-type="float">
            <text:p>17,70</text:p>
          </table:table-cell>
          <table:table-cell table:formula="of:=[.G757]+[.F758]" office:value-type="float" office:value="12966.5652173913" calcext:value-type="float">
            <text:p>12966,57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104_ViewComponentNotVisibleOperatorMutator</text:p>
          </table:table-cell>
          <table:table-cell office:value-type="float" office:value="104173" calcext:value-type="float">
            <text:p>104173</text:p>
          </table:table-cell>
          <table:table-cell table:formula="of:=[.E758]+[.B759]" office:value-type="float" office:value="298643" calcext:value-type="float">
            <text:p>298643</text:p>
          </table:table-cell>
          <table:table-cell table:formula="of:=[.B759]/[.$B$1]" office:value-type="float" office:value="17.9130434782609" calcext:value-type="float">
            <text:p>17,91</text:p>
          </table:table-cell>
          <table:table-cell table:formula="of:=[.G758]+[.F759]" office:value-type="float" office:value="12984.4782608696" calcext:value-type="float">
            <text:p>12984,48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MainActivity_105_BuggyGUIListenerOperatorMutator</text:p>
          </table:table-cell>
          <table:table-cell office:value-type="float" office:value="105173" calcext:value-type="float">
            <text:p>105173</text:p>
          </table:table-cell>
          <table:table-cell table:formula="of:=[.E759]+[.B760]" office:value-type="float" office:value="299055" calcext:value-type="float">
            <text:p>299055</text:p>
          </table:table-cell>
          <table:table-cell table:formula="of:=[.B760]/[.$B$1]" office:value-type="float" office:value="17.9130434782609" calcext:value-type="float">
            <text:p>17,91</text:p>
          </table:table-cell>
          <table:table-cell table:formula="of:=[.G759]+[.F760]" office:value-type="float" office:value="13002.3913043478" calcext:value-type="float">
            <text:p>13002,3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ainActivity_106_NullIntentOperatorMutator</text:p>
          </table:table-cell>
          <table:table-cell office:value-type="float" office:value="106173" calcext:value-type="float">
            <text:p>106173</text:p>
          </table:table-cell>
          <table:table-cell table:formula="of:=[.E760]+[.B761]" office:value-type="float" office:value="299447" calcext:value-type="float">
            <text:p>299447</text:p>
          </table:table-cell>
          <table:table-cell table:formula="of:=[.B761]/[.$B$1]" office:value-type="float" office:value="17.0434782608696" calcext:value-type="float">
            <text:p>17,04</text:p>
          </table:table-cell>
          <table:table-cell table:formula="of:=[.G760]+[.F761]" office:value-type="float" office:value="13019.4347826087" calcext:value-type="float">
            <text:p>13019,43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inActivity_107_InvalidKeyIntentOperatorMutator</text:p>
          </table:table-cell>
          <table:table-cell office:value-type="float" office:value="107173" calcext:value-type="float">
            <text:p>107173</text:p>
          </table:table-cell>
          <table:table-cell table:formula="of:=[.E761]+[.B762]" office:value-type="float" office:value="299843" calcext:value-type="float">
            <text:p>299843</text:p>
          </table:table-cell>
          <table:table-cell table:formula="of:=[.B762]/[.$B$1]" office:value-type="float" office:value="17.2173913043478" calcext:value-type="float">
            <text:p>17,22</text:p>
          </table:table-cell>
          <table:table-cell table:formula="of:=[.G761]+[.F762]" office:value-type="float" office:value="13036.652173913" calcext:value-type="float">
            <text:p>13036,65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392" calcext:value-type="float">
            <text:p>392</text:p>
          </table:table-cell>
          <table:table-cell office:value-type="string" calcext:value-type="string">
            <text:p>MainActivity_108_RandomActionIntentDefinitionOperatorMutator</text:p>
          </table:table-cell>
          <table:table-cell office:value-type="float" office:value="108173" calcext:value-type="float">
            <text:p>108173</text:p>
          </table:table-cell>
          <table:table-cell table:formula="of:=[.E762]+[.B763]" office:value-type="float" office:value="300235" calcext:value-type="float">
            <text:p>300235</text:p>
          </table:table-cell>
          <table:table-cell table:formula="of:=[.B763]/[.$B$1]" office:value-type="float" office:value="17.0434782608696" calcext:value-type="float">
            <text:p>17,04</text:p>
          </table:table-cell>
          <table:table-cell table:formula="of:=[.G762]+[.F763]" office:value-type="float" office:value="13053.6956521739" calcext:value-type="float">
            <text:p>13053,7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398" calcext:value-type="float">
            <text:p>398</text:p>
          </table:table-cell>
          <table:table-cell office:value-type="string" calcext:value-type="string">
            <text:p>MainActivity_109_NullValueIntentPutExtraOperatorMutator</text:p>
          </table:table-cell>
          <table:table-cell office:value-type="float" office:value="109173" calcext:value-type="float">
            <text:p>109173</text:p>
          </table:table-cell>
          <table:table-cell table:formula="of:=[.E763]+[.B764]" office:value-type="float" office:value="300633" calcext:value-type="float">
            <text:p>300633</text:p>
          </table:table-cell>
          <table:table-cell table:formula="of:=[.B764]/[.$B$1]" office:value-type="float" office:value="17.304347826087" calcext:value-type="float">
            <text:p>17,30</text:p>
          </table:table-cell>
          <table:table-cell table:formula="of:=[.G763]+[.F764]" office:value-type="float" office:value="13071" calcext:value-type="float">
            <text:p>13071,0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396" calcext:value-type="float">
            <text:p>396</text:p>
          </table:table-cell>
          <table:table-cell office:value-type="string" calcext:value-type="string">
            <text:p>MainActivity_110_IntentPayloadReplacementOperatorMutator</text:p>
          </table:table-cell>
          <table:table-cell office:value-type="float" office:value="110173" calcext:value-type="float">
            <text:p>110173</text:p>
          </table:table-cell>
          <table:table-cell table:formula="of:=[.E764]+[.B765]" office:value-type="float" office:value="301029" calcext:value-type="float">
            <text:p>301029</text:p>
          </table:table-cell>
          <table:table-cell table:formula="of:=[.B765]/[.$B$1]" office:value-type="float" office:value="17.2173913043478" calcext:value-type="float">
            <text:p>17,22</text:p>
          </table:table-cell>
          <table:table-cell table:formula="of:=[.G764]+[.F765]" office:value-type="float" office:value="13088.2173913043" calcext:value-type="float">
            <text:p>13088,22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MainActivity_111_RandomActionIntentDefinitionOperatorMutator</text:p>
          </table:table-cell>
          <table:table-cell office:value-type="float" office:value="111173" calcext:value-type="float">
            <text:p>111173</text:p>
          </table:table-cell>
          <table:table-cell table:formula="of:=[.E765]+[.B766]" office:value-type="float" office:value="301413" calcext:value-type="float">
            <text:p>301413</text:p>
          </table:table-cell>
          <table:table-cell table:formula="of:=[.B766]/[.$B$1]" office:value-type="float" office:value="16.695652173913" calcext:value-type="float">
            <text:p>16,70</text:p>
          </table:table-cell>
          <table:table-cell table:formula="of:=[.G765]+[.F766]" office:value-type="float" office:value="13104.9130434782" calcext:value-type="float">
            <text:p>13104,9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MainActivity_112_BuggyGUIListenerOperatorMutator</text:p>
          </table:table-cell>
          <table:table-cell office:value-type="float" office:value="112173" calcext:value-type="float">
            <text:p>112173</text:p>
          </table:table-cell>
          <table:table-cell table:formula="of:=[.E766]+[.B767]" office:value-type="float" office:value="301819" calcext:value-type="float">
            <text:p>301819</text:p>
          </table:table-cell>
          <table:table-cell table:formula="of:=[.B767]/[.$B$1]" office:value-type="float" office:value="17.6521739130435" calcext:value-type="float">
            <text:p>17,65</text:p>
          </table:table-cell>
          <table:table-cell table:formula="of:=[.G766]+[.F767]" office:value-type="float" office:value="13122.5652173913" calcext:value-type="float">
            <text:p>13122,57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boutActivity_0_LengthyGUICreationOperatorMutator</text:p>
          </table:table-cell>
          <table:table-cell office:value-type="float" office:value="174" calcext:value-type="float">
            <text:p>174</text:p>
          </table:table-cell>
          <table:table-cell table:formula="of:=[.E767]+[.B768]" office:value-type="float" office:value="302227" calcext:value-type="float">
            <text:p>302227</text:p>
          </table:table-cell>
          <table:table-cell table:formula="of:=[.B768]/[.$B$1]" office:value-type="float" office:value="17.7391304347826" calcext:value-type="float">
            <text:p>17,74</text:p>
          </table:table-cell>
          <table:table-cell table:formula="of:=[.G767]+[.F768]" office:value-type="float" office:value="13140.3043478261" calcext:value-type="float">
            <text:p>13140,3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boutActivity_1_InvalidIDFindViewOperatorMutator</text:p>
          </table:table-cell>
          <table:table-cell office:value-type="float" office:value="1174" calcext:value-type="float">
            <text:p>1174</text:p>
          </table:table-cell>
          <table:table-cell table:formula="of:=[.E768]+[.B769]" office:value-type="float" office:value="302636" calcext:value-type="float">
            <text:p>302636</text:p>
          </table:table-cell>
          <table:table-cell table:formula="of:=[.B769]/[.$B$1]" office:value-type="float" office:value="17.7826086956522" calcext:value-type="float">
            <text:p>17,78</text:p>
          </table:table-cell>
          <table:table-cell table:formula="of:=[.G768]+[.F769]" office:value-type="float" office:value="13158.0869565217" calcext:value-type="float">
            <text:p>13158,09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boutActivity_2_FindViewByIdReturnsNullOperatorMutator</text:p>
          </table:table-cell>
          <table:table-cell office:value-type="float" office:value="2174" calcext:value-type="float">
            <text:p>2174</text:p>
          </table:table-cell>
          <table:table-cell table:formula="of:=[.E769]+[.B770]" office:value-type="float" office:value="303049" calcext:value-type="float">
            <text:p>303049</text:p>
          </table:table-cell>
          <table:table-cell table:formula="of:=[.B770]/[.$B$1]" office:value-type="float" office:value="17.9565217391304" calcext:value-type="float">
            <text:p>17,96</text:p>
          </table:table-cell>
          <table:table-cell table:formula="of:=[.G769]+[.F770]" office:value-type="float" office:value="13176.0434782609" calcext:value-type="float">
            <text:p>13176,04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boutActivity_3_InvalidIDFindViewOperatorMutator</text:p>
          </table:table-cell>
          <table:table-cell office:value-type="float" office:value="3174" calcext:value-type="float">
            <text:p>3174</text:p>
          </table:table-cell>
          <table:table-cell table:formula="of:=[.E770]+[.B771]" office:value-type="float" office:value="303463" calcext:value-type="float">
            <text:p>303463</text:p>
          </table:table-cell>
          <table:table-cell table:formula="of:=[.B771]/[.$B$1]" office:value-type="float" office:value="18" calcext:value-type="float">
            <text:p>18,00</text:p>
          </table:table-cell>
          <table:table-cell table:formula="of:=[.G770]+[.F771]" office:value-type="float" office:value="13194.0434782609" calcext:value-type="float">
            <text:p>13194,04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boutActivity_4_InvalidViewFocusOperatorMutator</text:p>
          </table:table-cell>
          <table:table-cell office:value-type="float" office:value="4174" calcext:value-type="float">
            <text:p>4174</text:p>
          </table:table-cell>
          <table:table-cell table:formula="of:=[.E771]+[.B772]" office:value-type="float" office:value="303870" calcext:value-type="float">
            <text:p>303870</text:p>
          </table:table-cell>
          <table:table-cell table:formula="of:=[.B772]/[.$B$1]" office:value-type="float" office:value="17.695652173913" calcext:value-type="float">
            <text:p>17,70</text:p>
          </table:table-cell>
          <table:table-cell table:formula="of:=[.G771]+[.F772]" office:value-type="float" office:value="13211.7391304348" calcext:value-type="float">
            <text:p>13211,74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boutActivity_5_ViewComponentNotVisibleOperatorMutator</text:p>
          </table:table-cell>
          <table:table-cell office:value-type="float" office:value="5174" calcext:value-type="float">
            <text:p>5174</text:p>
          </table:table-cell>
          <table:table-cell table:formula="of:=[.E772]+[.B773]" office:value-type="float" office:value="304285" calcext:value-type="float">
            <text:p>304285</text:p>
          </table:table-cell>
          <table:table-cell table:formula="of:=[.B773]/[.$B$1]" office:value-type="float" office:value="18.0434782608696" calcext:value-type="float">
            <text:p>18,04</text:p>
          </table:table-cell>
          <table:table-cell table:formula="of:=[.G772]+[.F773]" office:value-type="float" office:value="13229.7826086956" calcext:value-type="float">
            <text:p>13229,78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boutActivity_6_BuggyGUIListenerOperatorMutator</text:p>
          </table:table-cell>
          <table:table-cell office:value-type="float" office:value="6174" calcext:value-type="float">
            <text:p>6174</text:p>
          </table:table-cell>
          <table:table-cell table:formula="of:=[.E773]+[.B774]" office:value-type="float" office:value="304693" calcext:value-type="float">
            <text:p>304693</text:p>
          </table:table-cell>
          <table:table-cell table:formula="of:=[.B774]/[.$B$1]" office:value-type="float" office:value="17.7391304347826" calcext:value-type="float">
            <text:p>17,74</text:p>
          </table:table-cell>
          <table:table-cell table:formula="of:=[.G773]+[.F774]" office:value-type="float" office:value="13247.5217391304" calcext:value-type="float">
            <text:p>13247,52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boutActivity_7_FindViewByIdReturnsNullOperatorMutator</text:p>
          </table:table-cell>
          <table:table-cell office:value-type="float" office:value="7174" calcext:value-type="float">
            <text:p>7174</text:p>
          </table:table-cell>
          <table:table-cell table:formula="of:=[.E774]+[.B775]" office:value-type="float" office:value="305111" calcext:value-type="float">
            <text:p>305111</text:p>
          </table:table-cell>
          <table:table-cell table:formula="of:=[.B775]/[.$B$1]" office:value-type="float" office:value="18.1739130434783" calcext:value-type="float">
            <text:p>18,17</text:p>
          </table:table-cell>
          <table:table-cell table:formula="of:=[.G774]+[.F775]" office:value-type="float" office:value="13265.6956521739" calcext:value-type="float">
            <text:p>13265,7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boutActivity_8_InvalidIDFindViewOperatorMutator</text:p>
          </table:table-cell>
          <table:table-cell office:value-type="float" office:value="8174" calcext:value-type="float">
            <text:p>8174</text:p>
          </table:table-cell>
          <table:table-cell table:formula="of:=[.E775]+[.B776]" office:value-type="float" office:value="305527" calcext:value-type="float">
            <text:p>305527</text:p>
          </table:table-cell>
          <table:table-cell table:formula="of:=[.B776]/[.$B$1]" office:value-type="float" office:value="18.0869565217391" calcext:value-type="float">
            <text:p>18,09</text:p>
          </table:table-cell>
          <table:table-cell table:formula="of:=[.G775]+[.F776]" office:value-type="float" office:value="13283.7826086956" calcext:value-type="float">
            <text:p>13283,78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boutActivity_9_InvalidViewFocusOperatorMutator</text:p>
          </table:table-cell>
          <table:table-cell office:value-type="float" office:value="9174" calcext:value-type="float">
            <text:p>9174</text:p>
          </table:table-cell>
          <table:table-cell table:formula="of:=[.E776]+[.B777]" office:value-type="float" office:value="305936" calcext:value-type="float">
            <text:p>305936</text:p>
          </table:table-cell>
          <table:table-cell table:formula="of:=[.B777]/[.$B$1]" office:value-type="float" office:value="17.7826086956522" calcext:value-type="float">
            <text:p>17,78</text:p>
          </table:table-cell>
          <table:table-cell table:formula="of:=[.G776]+[.F777]" office:value-type="float" office:value="13301.5652173913" calcext:value-type="float">
            <text:p>13301,57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AboutActivity_10_ViewComponentNotVisibleOperatorMutator</text:p>
          </table:table-cell>
          <table:table-cell office:value-type="float" office:value="10174" calcext:value-type="float">
            <text:p>10174</text:p>
          </table:table-cell>
          <table:table-cell table:formula="of:=[.E777]+[.B778]" office:value-type="float" office:value="306376" calcext:value-type="float">
            <text:p>306376</text:p>
          </table:table-cell>
          <table:table-cell table:formula="of:=[.B778]/[.$B$1]" office:value-type="float" office:value="19.1304347826087" calcext:value-type="float">
            <text:p>19,13</text:p>
          </table:table-cell>
          <table:table-cell table:formula="of:=[.G777]+[.F778]" office:value-type="float" office:value="13320.6956521739" calcext:value-type="float">
            <text:p>13320,7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boutActivity_11_BuggyGUIListenerOperatorMutator</text:p>
          </table:table-cell>
          <table:table-cell office:value-type="float" office:value="11174" calcext:value-type="float">
            <text:p>11174</text:p>
          </table:table-cell>
          <table:table-cell table:formula="of:=[.E778]+[.B779]" office:value-type="float" office:value="306785" calcext:value-type="float">
            <text:p>306785</text:p>
          </table:table-cell>
          <table:table-cell table:formula="of:=[.B779]/[.$B$1]" office:value-type="float" office:value="17.7826086956522" calcext:value-type="float">
            <text:p>17,78</text:p>
          </table:table-cell>
          <table:table-cell table:formula="of:=[.G778]+[.F779]" office:value-type="float" office:value="13338.4782608696" calcext:value-type="float">
            <text:p>13338,48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boutActivity_12_FindViewByIdReturnsNullOperatorMutator</text:p>
          </table:table-cell>
          <table:table-cell office:value-type="float" office:value="12174" calcext:value-type="float">
            <text:p>12174</text:p>
          </table:table-cell>
          <table:table-cell table:formula="of:=[.E779]+[.B780]" office:value-type="float" office:value="307198" calcext:value-type="float">
            <text:p>307198</text:p>
          </table:table-cell>
          <table:table-cell table:formula="of:=[.B780]/[.$B$1]" office:value-type="float" office:value="17.9565217391304" calcext:value-type="float">
            <text:p>17,96</text:p>
          </table:table-cell>
          <table:table-cell table:formula="of:=[.G779]+[.F780]" office:value-type="float" office:value="13356.4347826087" calcext:value-type="float">
            <text:p>13356,43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boutActivity_13_InvalidIDFindViewOperatorMutator</text:p>
          </table:table-cell>
          <table:table-cell office:value-type="float" office:value="13174" calcext:value-type="float">
            <text:p>13174</text:p>
          </table:table-cell>
          <table:table-cell table:formula="of:=[.E780]+[.B781]" office:value-type="float" office:value="307606" calcext:value-type="float">
            <text:p>307606</text:p>
          </table:table-cell>
          <table:table-cell table:formula="of:=[.B781]/[.$B$1]" office:value-type="float" office:value="17.7391304347826" calcext:value-type="float">
            <text:p>17,74</text:p>
          </table:table-cell>
          <table:table-cell table:formula="of:=[.G780]+[.F781]" office:value-type="float" office:value="13374.1739130435" calcext:value-type="float">
            <text:p>13374,17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boutActivity_14_InvalidViewFocusOperatorMutator</text:p>
          </table:table-cell>
          <table:table-cell office:value-type="float" office:value="14174" calcext:value-type="float">
            <text:p>14174</text:p>
          </table:table-cell>
          <table:table-cell table:formula="of:=[.E781]+[.B782]" office:value-type="float" office:value="308021" calcext:value-type="float">
            <text:p>308021</text:p>
          </table:table-cell>
          <table:table-cell table:formula="of:=[.B782]/[.$B$1]" office:value-type="float" office:value="18.0434782608696" calcext:value-type="float">
            <text:p>18,04</text:p>
          </table:table-cell>
          <table:table-cell table:formula="of:=[.G781]+[.F782]" office:value-type="float" office:value="13392.2173913043" calcext:value-type="float">
            <text:p>13392,22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boutActivity_15_ViewComponentNotVisibleOperatorMutator</text:p>
          </table:table-cell>
          <table:table-cell office:value-type="float" office:value="15174" calcext:value-type="float">
            <text:p>15174</text:p>
          </table:table-cell>
          <table:table-cell table:formula="of:=[.E782]+[.B783]" office:value-type="float" office:value="308439" calcext:value-type="float">
            <text:p>308439</text:p>
          </table:table-cell>
          <table:table-cell table:formula="of:=[.B783]/[.$B$1]" office:value-type="float" office:value="18.1739130434783" calcext:value-type="float">
            <text:p>18,17</text:p>
          </table:table-cell>
          <table:table-cell table:formula="of:=[.G782]+[.F783]" office:value-type="float" office:value="13410.3913043478" calcext:value-type="float">
            <text:p>13410,39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boutActivity_16_FindViewByIdReturnsNullOperatorMutator</text:p>
          </table:table-cell>
          <table:table-cell office:value-type="float" office:value="16174" calcext:value-type="float">
            <text:p>16174</text:p>
          </table:table-cell>
          <table:table-cell table:formula="of:=[.E783]+[.B784]" office:value-type="float" office:value="308855" calcext:value-type="float">
            <text:p>308855</text:p>
          </table:table-cell>
          <table:table-cell table:formula="of:=[.B784]/[.$B$1]" office:value-type="float" office:value="18.0869565217391" calcext:value-type="float">
            <text:p>18,09</text:p>
          </table:table-cell>
          <table:table-cell table:formula="of:=[.G783]+[.F784]" office:value-type="float" office:value="13428.4782608696" calcext:value-type="float">
            <text:p>13428,48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22" calcext:value-type="float">
            <text:p>422</text:p>
          </table:table-cell>
          <table:table-cell office:value-type="string" calcext:value-type="string">
            <text:p>AboutActivity_17_InvalidIDFindViewOperatorMutator</text:p>
          </table:table-cell>
          <table:table-cell office:value-type="float" office:value="17174" calcext:value-type="float">
            <text:p>17174</text:p>
          </table:table-cell>
          <table:table-cell table:formula="of:=[.E784]+[.B785]" office:value-type="float" office:value="309277" calcext:value-type="float">
            <text:p>309277</text:p>
          </table:table-cell>
          <table:table-cell table:formula="of:=[.B785]/[.$B$1]" office:value-type="float" office:value="18.3478260869565" calcext:value-type="float">
            <text:p>18,35</text:p>
          </table:table-cell>
          <table:table-cell table:formula="of:=[.G784]+[.F785]" office:value-type="float" office:value="13446.8260869565" calcext:value-type="float">
            <text:p>13446,83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boutActivity_18_InvalidViewFocusOperatorMutator</text:p>
          </table:table-cell>
          <table:table-cell office:value-type="float" office:value="18174" calcext:value-type="float">
            <text:p>18174</text:p>
          </table:table-cell>
          <table:table-cell table:formula="of:=[.E785]+[.B786]" office:value-type="float" office:value="309684" calcext:value-type="float">
            <text:p>309684</text:p>
          </table:table-cell>
          <table:table-cell table:formula="of:=[.B786]/[.$B$1]" office:value-type="float" office:value="17.695652173913" calcext:value-type="float">
            <text:p>17,70</text:p>
          </table:table-cell>
          <table:table-cell table:formula="of:=[.G785]+[.F786]" office:value-type="float" office:value="13464.5217391304" calcext:value-type="float">
            <text:p>13464,52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boutActivity_19_ViewComponentNotVisibleOperatorMutator</text:p>
          </table:table-cell>
          <table:table-cell office:value-type="float" office:value="19174" calcext:value-type="float">
            <text:p>19174</text:p>
          </table:table-cell>
          <table:table-cell table:formula="of:=[.E786]+[.B787]" office:value-type="float" office:value="310093" calcext:value-type="float">
            <text:p>310093</text:p>
          </table:table-cell>
          <table:table-cell table:formula="of:=[.B787]/[.$B$1]" office:value-type="float" office:value="17.7826086956522" calcext:value-type="float">
            <text:p>17,78</text:p>
          </table:table-cell>
          <table:table-cell table:formula="of:=[.G786]+[.F787]" office:value-type="float" office:value="13482.3043478261" calcext:value-type="float">
            <text:p>13482,3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AboutActivity_20_BuggyGUIListenerOperatorMutator</text:p>
          </table:table-cell>
          <table:table-cell office:value-type="float" office:value="20174" calcext:value-type="float">
            <text:p>20174</text:p>
          </table:table-cell>
          <table:table-cell table:formula="of:=[.E787]+[.B788]" office:value-type="float" office:value="310512" calcext:value-type="float">
            <text:p>310512</text:p>
          </table:table-cell>
          <table:table-cell table:formula="of:=[.B788]/[.$B$1]" office:value-type="float" office:value="18.2173913043478" calcext:value-type="float">
            <text:p>18,22</text:p>
          </table:table-cell>
          <table:table-cell table:formula="of:=[.G787]+[.F788]" office:value-type="float" office:value="13500.5217391304" calcext:value-type="float">
            <text:p>13500,52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boutActivity_21_FindViewByIdReturnsNullOperatorMutator</text:p>
          </table:table-cell>
          <table:table-cell office:value-type="float" office:value="21174" calcext:value-type="float">
            <text:p>21174</text:p>
          </table:table-cell>
          <table:table-cell table:formula="of:=[.E788]+[.B789]" office:value-type="float" office:value="310925" calcext:value-type="float">
            <text:p>310925</text:p>
          </table:table-cell>
          <table:table-cell table:formula="of:=[.B789]/[.$B$1]" office:value-type="float" office:value="17.9565217391304" calcext:value-type="float">
            <text:p>17,96</text:p>
          </table:table-cell>
          <table:table-cell table:formula="of:=[.G788]+[.F789]" office:value-type="float" office:value="13518.4782608696" calcext:value-type="float">
            <text:p>13518,48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boutActivity_22_InvalidIDFindViewOperatorMutator</text:p>
          </table:table-cell>
          <table:table-cell office:value-type="float" office:value="22174" calcext:value-type="float">
            <text:p>22174</text:p>
          </table:table-cell>
          <table:table-cell table:formula="of:=[.E789]+[.B790]" office:value-type="float" office:value="311338" calcext:value-type="float">
            <text:p>311338</text:p>
          </table:table-cell>
          <table:table-cell table:formula="of:=[.B790]/[.$B$1]" office:value-type="float" office:value="17.9565217391304" calcext:value-type="float">
            <text:p>17,96</text:p>
          </table:table-cell>
          <table:table-cell table:formula="of:=[.G789]+[.F790]" office:value-type="float" office:value="13536.4347826087" calcext:value-type="float">
            <text:p>13536,43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boutActivity_23_InvalidViewFocusOperatorMutator</text:p>
          </table:table-cell>
          <table:table-cell office:value-type="float" office:value="23174" calcext:value-type="float">
            <text:p>23174</text:p>
          </table:table-cell>
          <table:table-cell table:formula="of:=[.E790]+[.B791]" office:value-type="float" office:value="311748" calcext:value-type="float">
            <text:p>311748</text:p>
          </table:table-cell>
          <table:table-cell table:formula="of:=[.B791]/[.$B$1]" office:value-type="float" office:value="17.8260869565217" calcext:value-type="float">
            <text:p>17,83</text:p>
          </table:table-cell>
          <table:table-cell table:formula="of:=[.G790]+[.F791]" office:value-type="float" office:value="13554.2608695652" calcext:value-type="float">
            <text:p>13554,26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boutActivity_24_ViewComponentNotVisibleOperatorMutator</text:p>
          </table:table-cell>
          <table:table-cell office:value-type="float" office:value="24174" calcext:value-type="float">
            <text:p>24174</text:p>
          </table:table-cell>
          <table:table-cell table:formula="of:=[.E791]+[.B792]" office:value-type="float" office:value="312152" calcext:value-type="float">
            <text:p>312152</text:p>
          </table:table-cell>
          <table:table-cell table:formula="of:=[.B792]/[.$B$1]" office:value-type="float" office:value="17.5652173913043" calcext:value-type="float">
            <text:p>17,57</text:p>
          </table:table-cell>
          <table:table-cell table:formula="of:=[.G791]+[.F792]" office:value-type="float" office:value="13571.8260869565" calcext:value-type="float">
            <text:p>13571,8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25_BuggyGUIListenerOperatorMutator</text:p>
          </table:table-cell>
          <table:table-cell office:value-type="float" office:value="25174" calcext:value-type="float">
            <text:p>25174</text:p>
          </table:table-cell>
          <table:table-cell table:formula="of:=[.E792]+[.B793]" office:value-type="float" office:value="312563" calcext:value-type="float">
            <text:p>312563</text:p>
          </table:table-cell>
          <table:table-cell table:formula="of:=[.B793]/[.$B$1]" office:value-type="float" office:value="17.8695652173913" calcext:value-type="float">
            <text:p>17,87</text:p>
          </table:table-cell>
          <table:table-cell table:formula="of:=[.G792]+[.F793]" office:value-type="float" office:value="13589.6956521739" calcext:value-type="float">
            <text:p>13589,7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boutActivity_26_FindViewByIdReturnsNullOperatorMutator</text:p>
          </table:table-cell>
          <table:table-cell office:value-type="float" office:value="26174" calcext:value-type="float">
            <text:p>26174</text:p>
          </table:table-cell>
          <table:table-cell table:formula="of:=[.E793]+[.B794]" office:value-type="float" office:value="312978" calcext:value-type="float">
            <text:p>312978</text:p>
          </table:table-cell>
          <table:table-cell table:formula="of:=[.B794]/[.$B$1]" office:value-type="float" office:value="18.0434782608696" calcext:value-type="float">
            <text:p>18,04</text:p>
          </table:table-cell>
          <table:table-cell table:formula="of:=[.G793]+[.F794]" office:value-type="float" office:value="13607.7391304348" calcext:value-type="float">
            <text:p>13607,74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boutActivity_27_InvalidIDFindViewOperatorMutator</text:p>
          </table:table-cell>
          <table:table-cell office:value-type="float" office:value="27174" calcext:value-type="float">
            <text:p>27174</text:p>
          </table:table-cell>
          <table:table-cell table:formula="of:=[.E794]+[.B795]" office:value-type="float" office:value="313387" calcext:value-type="float">
            <text:p>313387</text:p>
          </table:table-cell>
          <table:table-cell table:formula="of:=[.B795]/[.$B$1]" office:value-type="float" office:value="17.7826086956522" calcext:value-type="float">
            <text:p>17,78</text:p>
          </table:table-cell>
          <table:table-cell table:formula="of:=[.G794]+[.F795]" office:value-type="float" office:value="13625.5217391304" calcext:value-type="float">
            <text:p>13625,52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28_InvalidViewFocusOperatorMutator</text:p>
          </table:table-cell>
          <table:table-cell office:value-type="float" office:value="28174" calcext:value-type="float">
            <text:p>28174</text:p>
          </table:table-cell>
          <table:table-cell table:formula="of:=[.E795]+[.B796]" office:value-type="float" office:value="313798" calcext:value-type="float">
            <text:p>313798</text:p>
          </table:table-cell>
          <table:table-cell table:formula="of:=[.B796]/[.$B$1]" office:value-type="float" office:value="17.8695652173913" calcext:value-type="float">
            <text:p>17,87</text:p>
          </table:table-cell>
          <table:table-cell table:formula="of:=[.G795]+[.F796]" office:value-type="float" office:value="13643.3913043478" calcext:value-type="float">
            <text:p>13643,39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boutActivity_29_ViewComponentNotVisibleOperatorMutator</text:p>
          </table:table-cell>
          <table:table-cell office:value-type="float" office:value="29174" calcext:value-type="float">
            <text:p>29174</text:p>
          </table:table-cell>
          <table:table-cell table:formula="of:=[.E796]+[.B797]" office:value-type="float" office:value="314212" calcext:value-type="float">
            <text:p>314212</text:p>
          </table:table-cell>
          <table:table-cell table:formula="of:=[.B797]/[.$B$1]" office:value-type="float" office:value="18" calcext:value-type="float">
            <text:p>18,00</text:p>
          </table:table-cell>
          <table:table-cell table:formula="of:=[.G796]+[.F797]" office:value-type="float" office:value="13661.3913043478" calcext:value-type="float">
            <text:p>13661,39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30_BuggyGUIListenerOperatorMutator</text:p>
          </table:table-cell>
          <table:table-cell office:value-type="float" office:value="30174" calcext:value-type="float">
            <text:p>30174</text:p>
          </table:table-cell>
          <table:table-cell table:formula="of:=[.E797]+[.B798]" office:value-type="float" office:value="314623" calcext:value-type="float">
            <text:p>314623</text:p>
          </table:table-cell>
          <table:table-cell table:formula="of:=[.B798]/[.$B$1]" office:value-type="float" office:value="17.8695652173913" calcext:value-type="float">
            <text:p>17,87</text:p>
          </table:table-cell>
          <table:table-cell table:formula="of:=[.G797]+[.F798]" office:value-type="float" office:value="13679.2608695652" calcext:value-type="float">
            <text:p>13679,26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boutActivity_31_FindViewByIdReturnsNullOperatorMutator</text:p>
          </table:table-cell>
          <table:table-cell office:value-type="float" office:value="31174" calcext:value-type="float">
            <text:p>31174</text:p>
          </table:table-cell>
          <table:table-cell table:formula="of:=[.E798]+[.B799]" office:value-type="float" office:value="315039" calcext:value-type="float">
            <text:p>315039</text:p>
          </table:table-cell>
          <table:table-cell table:formula="of:=[.B799]/[.$B$1]" office:value-type="float" office:value="18.0869565217391" calcext:value-type="float">
            <text:p>18,09</text:p>
          </table:table-cell>
          <table:table-cell table:formula="of:=[.G798]+[.F799]" office:value-type="float" office:value="13697.3478260869" calcext:value-type="float">
            <text:p>13697,35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boutActivity_32_InvalidIDFindViewOperatorMutator</text:p>
          </table:table-cell>
          <table:table-cell office:value-type="float" office:value="32174" calcext:value-type="float">
            <text:p>32174</text:p>
          </table:table-cell>
          <table:table-cell table:formula="of:=[.E799]+[.B800]" office:value-type="float" office:value="315455" calcext:value-type="float">
            <text:p>315455</text:p>
          </table:table-cell>
          <table:table-cell table:formula="of:=[.B800]/[.$B$1]" office:value-type="float" office:value="18.0869565217391" calcext:value-type="float">
            <text:p>18,09</text:p>
          </table:table-cell>
          <table:table-cell table:formula="of:=[.G799]+[.F800]" office:value-type="float" office:value="13715.4347826087" calcext:value-type="float">
            <text:p>13715,4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boutActivity_33_InvalidViewFocusOperatorMutator</text:p>
          </table:table-cell>
          <table:table-cell office:value-type="float" office:value="33174" calcext:value-type="float">
            <text:p>33174</text:p>
          </table:table-cell>
          <table:table-cell table:formula="of:=[.E800]+[.B801]" office:value-type="float" office:value="315863" calcext:value-type="float">
            <text:p>315863</text:p>
          </table:table-cell>
          <table:table-cell table:formula="of:=[.B801]/[.$B$1]" office:value-type="float" office:value="17.7391304347826" calcext:value-type="float">
            <text:p>17,74</text:p>
          </table:table-cell>
          <table:table-cell table:formula="of:=[.G800]+[.F801]" office:value-type="float" office:value="13733.1739130435" calcext:value-type="float">
            <text:p>13733,17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AboutActivity_34_ViewComponentNotVisibleOperatorMutator</text:p>
          </table:table-cell>
          <table:table-cell office:value-type="float" office:value="34174" calcext:value-type="float">
            <text:p>34174</text:p>
          </table:table-cell>
          <table:table-cell table:formula="of:=[.E801]+[.B802]" office:value-type="float" office:value="316267" calcext:value-type="float">
            <text:p>316267</text:p>
          </table:table-cell>
          <table:table-cell table:formula="of:=[.B802]/[.$B$1]" office:value-type="float" office:value="17.5652173913043" calcext:value-type="float">
            <text:p>17,57</text:p>
          </table:table-cell>
          <table:table-cell table:formula="of:=[.G801]+[.F802]" office:value-type="float" office:value="13750.7391304348" calcext:value-type="float">
            <text:p>13750,74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AboutActivity_35_BuggyGUIListenerOperatorMutator</text:p>
          </table:table-cell>
          <table:table-cell office:value-type="float" office:value="35174" calcext:value-type="float">
            <text:p>35174</text:p>
          </table:table-cell>
          <table:table-cell table:formula="of:=[.E802]+[.B803]" office:value-type="float" office:value="316685" calcext:value-type="float">
            <text:p>316685</text:p>
          </table:table-cell>
          <table:table-cell table:formula="of:=[.B803]/[.$B$1]" office:value-type="float" office:value="18.1739130434783" calcext:value-type="float">
            <text:p>18,17</text:p>
          </table:table-cell>
          <table:table-cell table:formula="of:=[.G802]+[.F803]" office:value-type="float" office:value="13768.9130434782" calcext:value-type="float">
            <text:p>13768,91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boutActivity_36_FindViewByIdReturnsNullOperatorMutator</text:p>
          </table:table-cell>
          <table:table-cell office:value-type="float" office:value="36174" calcext:value-type="float">
            <text:p>36174</text:p>
          </table:table-cell>
          <table:table-cell table:formula="of:=[.E803]+[.B804]" office:value-type="float" office:value="317093" calcext:value-type="float">
            <text:p>317093</text:p>
          </table:table-cell>
          <table:table-cell table:formula="of:=[.B804]/[.$B$1]" office:value-type="float" office:value="17.7391304347826" calcext:value-type="float">
            <text:p>17,74</text:p>
          </table:table-cell>
          <table:table-cell table:formula="of:=[.G803]+[.F804]" office:value-type="float" office:value="13786.652173913" calcext:value-type="float">
            <text:p>13786,65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boutActivity_37_InvalidIDFindViewOperatorMutator</text:p>
          </table:table-cell>
          <table:table-cell office:value-type="float" office:value="37174" calcext:value-type="float">
            <text:p>37174</text:p>
          </table:table-cell>
          <table:table-cell table:formula="of:=[.E804]+[.B805]" office:value-type="float" office:value="317501" calcext:value-type="float">
            <text:p>317501</text:p>
          </table:table-cell>
          <table:table-cell table:formula="of:=[.B805]/[.$B$1]" office:value-type="float" office:value="17.7391304347826" calcext:value-type="float">
            <text:p>17,74</text:p>
          </table:table-cell>
          <table:table-cell table:formula="of:=[.G804]+[.F805]" office:value-type="float" office:value="13804.3913043478" calcext:value-type="float">
            <text:p>13804,39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540" calcext:value-type="float">
            <text:p>540</text:p>
          </table:table-cell>
          <table:table-cell office:value-type="string" calcext:value-type="string">
            <text:p>AboutActivity_38_InvalidViewFocusOperatorMutator</text:p>
          </table:table-cell>
          <table:table-cell office:value-type="float" office:value="38174" calcext:value-type="float">
            <text:p>38174</text:p>
          </table:table-cell>
          <table:table-cell table:formula="of:=[.E805]+[.B806]" office:value-type="float" office:value="318041" calcext:value-type="float">
            <text:p>318041</text:p>
          </table:table-cell>
          <table:table-cell table:formula="of:=[.B806]/[.$B$1]" office:value-type="float" office:value="23.4782608695652" calcext:value-type="float">
            <text:p>23,48</text:p>
          </table:table-cell>
          <table:table-cell table:formula="of:=[.G805]+[.F806]" office:value-type="float" office:value="13827.8695652174" calcext:value-type="float">
            <text:p>13827,87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boutActivity_39_ViewComponentNotVisibleOperatorMutator</text:p>
          </table:table-cell>
          <table:table-cell office:value-type="float" office:value="39174" calcext:value-type="float">
            <text:p>39174</text:p>
          </table:table-cell>
          <table:table-cell table:formula="of:=[.E806]+[.B807]" office:value-type="float" office:value="318450" calcext:value-type="float">
            <text:p>318450</text:p>
          </table:table-cell>
          <table:table-cell table:formula="of:=[.B807]/[.$B$1]" office:value-type="float" office:value="17.7826086956522" calcext:value-type="float">
            <text:p>17,78</text:p>
          </table:table-cell>
          <table:table-cell table:formula="of:=[.G806]+[.F807]" office:value-type="float" office:value="13845.652173913" calcext:value-type="float">
            <text:p>13845,65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40_BuggyGUIListenerOperatorMutator</text:p>
          </table:table-cell>
          <table:table-cell office:value-type="float" office:value="40174" calcext:value-type="float">
            <text:p>40174</text:p>
          </table:table-cell>
          <table:table-cell table:formula="of:=[.E807]+[.B808]" office:value-type="float" office:value="318861" calcext:value-type="float">
            <text:p>318861</text:p>
          </table:table-cell>
          <table:table-cell table:formula="of:=[.B808]/[.$B$1]" office:value-type="float" office:value="17.8695652173913" calcext:value-type="float">
            <text:p>17,87</text:p>
          </table:table-cell>
          <table:table-cell table:formula="of:=[.G807]+[.F808]" office:value-type="float" office:value="13863.5217391304" calcext:value-type="float">
            <text:p>13863,52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boutActivity_41_FindViewByIdReturnsNullOperatorMutator</text:p>
          </table:table-cell>
          <table:table-cell office:value-type="float" office:value="41174" calcext:value-type="float">
            <text:p>41174</text:p>
          </table:table-cell>
          <table:table-cell table:formula="of:=[.E808]+[.B809]" office:value-type="float" office:value="319275" calcext:value-type="float">
            <text:p>319275</text:p>
          </table:table-cell>
          <table:table-cell table:formula="of:=[.B809]/[.$B$1]" office:value-type="float" office:value="18" calcext:value-type="float">
            <text:p>18,00</text:p>
          </table:table-cell>
          <table:table-cell table:formula="of:=[.G808]+[.F809]" office:value-type="float" office:value="13881.5217391304" calcext:value-type="float">
            <text:p>13881,52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42_InvalidIDFindViewOperatorMutator</text:p>
          </table:table-cell>
          <table:table-cell office:value-type="float" office:value="42174" calcext:value-type="float">
            <text:p>42174</text:p>
          </table:table-cell>
          <table:table-cell table:formula="of:=[.E809]+[.B810]" office:value-type="float" office:value="319686" calcext:value-type="float">
            <text:p>319686</text:p>
          </table:table-cell>
          <table:table-cell table:formula="of:=[.B810]/[.$B$1]" office:value-type="float" office:value="17.8695652173913" calcext:value-type="float">
            <text:p>17,87</text:p>
          </table:table-cell>
          <table:table-cell table:formula="of:=[.G809]+[.F810]" office:value-type="float" office:value="13899.3913043478" calcext:value-type="float">
            <text:p>13899,39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boutActivity_43_InvalidViewFocusOperatorMutator</text:p>
          </table:table-cell>
          <table:table-cell office:value-type="float" office:value="43174" calcext:value-type="float">
            <text:p>43174</text:p>
          </table:table-cell>
          <table:table-cell table:formula="of:=[.E810]+[.B811]" office:value-type="float" office:value="320091" calcext:value-type="float">
            <text:p>320091</text:p>
          </table:table-cell>
          <table:table-cell table:formula="of:=[.B811]/[.$B$1]" office:value-type="float" office:value="17.6086956521739" calcext:value-type="float">
            <text:p>17,61</text:p>
          </table:table-cell>
          <table:table-cell table:formula="of:=[.G810]+[.F811]" office:value-type="float" office:value="13917" calcext:value-type="float">
            <text:p>13917,0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boutActivity_44_ViewComponentNotVisibleOperatorMutator</text:p>
          </table:table-cell>
          <table:table-cell office:value-type="float" office:value="44174" calcext:value-type="float">
            <text:p>44174</text:p>
          </table:table-cell>
          <table:table-cell table:formula="of:=[.E811]+[.B812]" office:value-type="float" office:value="320500" calcext:value-type="float">
            <text:p>320500</text:p>
          </table:table-cell>
          <table:table-cell table:formula="of:=[.B812]/[.$B$1]" office:value-type="float" office:value="17.7826086956522" calcext:value-type="float">
            <text:p>17,78</text:p>
          </table:table-cell>
          <table:table-cell table:formula="of:=[.G811]+[.F812]" office:value-type="float" office:value="13934.7826086956" calcext:value-type="float">
            <text:p>13934,78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boutActivity_45_BuggyGUIListenerOperatorMutator</text:p>
          </table:table-cell>
          <table:table-cell office:value-type="float" office:value="45174" calcext:value-type="float">
            <text:p>45174</text:p>
          </table:table-cell>
          <table:table-cell table:formula="of:=[.E812]+[.B813]" office:value-type="float" office:value="320917" calcext:value-type="float">
            <text:p>320917</text:p>
          </table:table-cell>
          <table:table-cell table:formula="of:=[.B813]/[.$B$1]" office:value-type="float" office:value="18.1304347826087" calcext:value-type="float">
            <text:p>18,13</text:p>
          </table:table-cell>
          <table:table-cell table:formula="of:=[.G812]+[.F813]" office:value-type="float" office:value="13952.9130434783" calcext:value-type="float">
            <text:p>13952,91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boutActivity_46_FindViewByIdReturnsNullOperatorMutator</text:p>
          </table:table-cell>
          <table:table-cell office:value-type="float" office:value="46174" calcext:value-type="float">
            <text:p>46174</text:p>
          </table:table-cell>
          <table:table-cell table:formula="of:=[.E813]+[.B814]" office:value-type="float" office:value="321331" calcext:value-type="float">
            <text:p>321331</text:p>
          </table:table-cell>
          <table:table-cell table:formula="of:=[.B814]/[.$B$1]" office:value-type="float" office:value="18" calcext:value-type="float">
            <text:p>18,00</text:p>
          </table:table-cell>
          <table:table-cell table:formula="of:=[.G813]+[.F814]" office:value-type="float" office:value="13970.9130434783" calcext:value-type="float">
            <text:p>13970,91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47_InvalidIDFindViewOperatorMutator</text:p>
          </table:table-cell>
          <table:table-cell office:value-type="float" office:value="47174" calcext:value-type="float">
            <text:p>47174</text:p>
          </table:table-cell>
          <table:table-cell table:formula="of:=[.E814]+[.B815]" office:value-type="float" office:value="321742" calcext:value-type="float">
            <text:p>321742</text:p>
          </table:table-cell>
          <table:table-cell table:formula="of:=[.B815]/[.$B$1]" office:value-type="float" office:value="17.8695652173913" calcext:value-type="float">
            <text:p>17,87</text:p>
          </table:table-cell>
          <table:table-cell table:formula="of:=[.G814]+[.F815]" office:value-type="float" office:value="13988.7826086956" calcext:value-type="float">
            <text:p>13988,78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AboutActivity_48_InvalidViewFocusOperatorMutator</text:p>
          </table:table-cell>
          <table:table-cell office:value-type="float" office:value="48174" calcext:value-type="float">
            <text:p>48174</text:p>
          </table:table-cell>
          <table:table-cell table:formula="of:=[.E815]+[.B816]" office:value-type="float" office:value="322005" calcext:value-type="float">
            <text:p>322005</text:p>
          </table:table-cell>
          <table:table-cell table:formula="of:=[.B816]/[.$B$1]" office:value-type="float" office:value="11.4347826086957" calcext:value-type="float">
            <text:p>11,43</text:p>
          </table:table-cell>
          <table:table-cell table:formula="of:=[.G815]+[.F816]" office:value-type="float" office:value="14000.2173913043" calcext:value-type="float">
            <text:p>14000,22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boutActivity_49_ViewComponentNotVisibleOperatorMutator</text:p>
          </table:table-cell>
          <table:table-cell office:value-type="float" office:value="49174" calcext:value-type="float">
            <text:p>49174</text:p>
          </table:table-cell>
          <table:table-cell table:formula="of:=[.E816]+[.B817]" office:value-type="float" office:value="322420" calcext:value-type="float">
            <text:p>322420</text:p>
          </table:table-cell>
          <table:table-cell table:formula="of:=[.B817]/[.$B$1]" office:value-type="float" office:value="18.0434782608696" calcext:value-type="float">
            <text:p>18,04</text:p>
          </table:table-cell>
          <table:table-cell table:formula="of:=[.G816]+[.F817]" office:value-type="float" office:value="14018.2608695652" calcext:value-type="float">
            <text:p>14018,26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boutActivity_50_BuggyGUIListenerOperatorMutator</text:p>
          </table:table-cell>
          <table:table-cell office:value-type="float" office:value="50174" calcext:value-type="float">
            <text:p>50174</text:p>
          </table:table-cell>
          <table:table-cell table:formula="of:=[.E817]+[.B818]" office:value-type="float" office:value="322830" calcext:value-type="float">
            <text:p>322830</text:p>
          </table:table-cell>
          <table:table-cell table:formula="of:=[.B818]/[.$B$1]" office:value-type="float" office:value="17.8260869565217" calcext:value-type="float">
            <text:p>17,83</text:p>
          </table:table-cell>
          <table:table-cell table:formula="of:=[.G817]+[.F818]" office:value-type="float" office:value="14036.0869565217" calcext:value-type="float">
            <text:p>14036,09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51_FindViewByIdReturnsNullOperatorMutator</text:p>
          </table:table-cell>
          <table:table-cell office:value-type="float" office:value="51174" calcext:value-type="float">
            <text:p>51174</text:p>
          </table:table-cell>
          <table:table-cell table:formula="of:=[.E818]+[.B819]" office:value-type="float" office:value="323241" calcext:value-type="float">
            <text:p>323241</text:p>
          </table:table-cell>
          <table:table-cell table:formula="of:=[.B819]/[.$B$1]" office:value-type="float" office:value="17.8695652173913" calcext:value-type="float">
            <text:p>17,87</text:p>
          </table:table-cell>
          <table:table-cell table:formula="of:=[.G818]+[.F819]" office:value-type="float" office:value="14053.9565217391" calcext:value-type="float">
            <text:p>14053,96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boutActivity_52_InvalidIDFindViewOperatorMutator</text:p>
          </table:table-cell>
          <table:table-cell office:value-type="float" office:value="52174" calcext:value-type="float">
            <text:p>52174</text:p>
          </table:table-cell>
          <table:table-cell table:formula="of:=[.E819]+[.B820]" office:value-type="float" office:value="323650" calcext:value-type="float">
            <text:p>323650</text:p>
          </table:table-cell>
          <table:table-cell table:formula="of:=[.B820]/[.$B$1]" office:value-type="float" office:value="17.7826086956522" calcext:value-type="float">
            <text:p>17,78</text:p>
          </table:table-cell>
          <table:table-cell table:formula="of:=[.G819]+[.F820]" office:value-type="float" office:value="14071.7391304348" calcext:value-type="float">
            <text:p>14071,74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boutActivity_53_InvalidViewFocusOperatorMutator</text:p>
          </table:table-cell>
          <table:table-cell office:value-type="float" office:value="53174" calcext:value-type="float">
            <text:p>53174</text:p>
          </table:table-cell>
          <table:table-cell table:formula="of:=[.E820]+[.B821]" office:value-type="float" office:value="324059" calcext:value-type="float">
            <text:p>324059</text:p>
          </table:table-cell>
          <table:table-cell table:formula="of:=[.B821]/[.$B$1]" office:value-type="float" office:value="17.7826086956522" calcext:value-type="float">
            <text:p>17,78</text:p>
          </table:table-cell>
          <table:table-cell table:formula="of:=[.G820]+[.F821]" office:value-type="float" office:value="14089.5217391304" calcext:value-type="float">
            <text:p>14089,52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boutActivity_54_ViewComponentNotVisibleOperatorMutator</text:p>
          </table:table-cell>
          <table:table-cell office:value-type="float" office:value="54174" calcext:value-type="float">
            <text:p>54174</text:p>
          </table:table-cell>
          <table:table-cell table:formula="of:=[.E821]+[.B822]" office:value-type="float" office:value="324469" calcext:value-type="float">
            <text:p>324469</text:p>
          </table:table-cell>
          <table:table-cell table:formula="of:=[.B822]/[.$B$1]" office:value-type="float" office:value="17.8260869565217" calcext:value-type="float">
            <text:p>17,83</text:p>
          </table:table-cell>
          <table:table-cell table:formula="of:=[.G821]+[.F822]" office:value-type="float" office:value="14107.3478260869" calcext:value-type="float">
            <text:p>14107,35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boutActivity_55_BuggyGUIListenerOperatorMutator</text:p>
          </table:table-cell>
          <table:table-cell office:value-type="float" office:value="55174" calcext:value-type="float">
            <text:p>55174</text:p>
          </table:table-cell>
          <table:table-cell table:formula="of:=[.E822]+[.B823]" office:value-type="float" office:value="324885" calcext:value-type="float">
            <text:p>324885</text:p>
          </table:table-cell>
          <table:table-cell table:formula="of:=[.B823]/[.$B$1]" office:value-type="float" office:value="18.0869565217391" calcext:value-type="float">
            <text:p>18,09</text:p>
          </table:table-cell>
          <table:table-cell table:formula="of:=[.G822]+[.F823]" office:value-type="float" office:value="14125.4347826087" calcext:value-type="float">
            <text:p>14125,43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boutActivity_56_NullIntentOperatorMutator</text:p>
          </table:table-cell>
          <table:table-cell office:value-type="float" office:value="56174" calcext:value-type="float">
            <text:p>56174</text:p>
          </table:table-cell>
          <table:table-cell table:formula="of:=[.E823]+[.B824]" office:value-type="float" office:value="325299" calcext:value-type="float">
            <text:p>325299</text:p>
          </table:table-cell>
          <table:table-cell table:formula="of:=[.B824]/[.$B$1]" office:value-type="float" office:value="18" calcext:value-type="float">
            <text:p>18,00</text:p>
          </table:table-cell>
          <table:table-cell table:formula="of:=[.G823]+[.F824]" office:value-type="float" office:value="14143.4347826087" calcext:value-type="float">
            <text:p>14143,43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AboutActivity_57_InvalidKeyIntentOperatorMutator</text:p>
          </table:table-cell>
          <table:table-cell office:value-type="float" office:value="57174" calcext:value-type="float">
            <text:p>57174</text:p>
          </table:table-cell>
          <table:table-cell table:formula="of:=[.E824]+[.B825]" office:value-type="float" office:value="325714" calcext:value-type="float">
            <text:p>325714</text:p>
          </table:table-cell>
          <table:table-cell table:formula="of:=[.B825]/[.$B$1]" office:value-type="float" office:value="18.0434782608696" calcext:value-type="float">
            <text:p>18,04</text:p>
          </table:table-cell>
          <table:table-cell table:formula="of:=[.G824]+[.F825]" office:value-type="float" office:value="14161.4782608696" calcext:value-type="float">
            <text:p>14161,48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AboutActivity_58_RandomActionIntentDefinitionOperatorMutator</text:p>
          </table:table-cell>
          <table:table-cell office:value-type="float" office:value="58174" calcext:value-type="float">
            <text:p>58174</text:p>
          </table:table-cell>
          <table:table-cell table:formula="of:=[.E825]+[.B826]" office:value-type="float" office:value="326128" calcext:value-type="float">
            <text:p>326128</text:p>
          </table:table-cell>
          <table:table-cell table:formula="of:=[.B826]/[.$B$1]" office:value-type="float" office:value="18" calcext:value-type="float">
            <text:p>18,00</text:p>
          </table:table-cell>
          <table:table-cell table:formula="of:=[.G825]+[.F826]" office:value-type="float" office:value="14179.4782608696" calcext:value-type="float">
            <text:p>14179,48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AboutActivity_59_RandomActionIntentDefinitionOperatorMutator</text:p>
          </table:table-cell>
          <table:table-cell office:value-type="float" office:value="59174" calcext:value-type="float">
            <text:p>59174</text:p>
          </table:table-cell>
          <table:table-cell table:formula="of:=[.E826]+[.B827]" office:value-type="float" office:value="326390" calcext:value-type="float">
            <text:p>326390</text:p>
          </table:table-cell>
          <table:table-cell table:formula="of:=[.B827]/[.$B$1]" office:value-type="float" office:value="11.3913043478261" calcext:value-type="float">
            <text:p>11,39</text:p>
          </table:table-cell>
          <table:table-cell table:formula="of:=[.G826]+[.F827]" office:value-type="float" office:value="14190.8695652174" calcext:value-type="float">
            <text:p>14190,87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AboutActivity_60_RandomActionIntentDefinitionOperatorMutator</text:p>
          </table:table-cell>
          <table:table-cell office:value-type="float" office:value="60174" calcext:value-type="float">
            <text:p>60174</text:p>
          </table:table-cell>
          <table:table-cell table:formula="of:=[.E827]+[.B828]" office:value-type="float" office:value="326795" calcext:value-type="float">
            <text:p>326795</text:p>
          </table:table-cell>
          <table:table-cell table:formula="of:=[.B828]/[.$B$1]" office:value-type="float" office:value="17.6086956521739" calcext:value-type="float">
            <text:p>17,61</text:p>
          </table:table-cell>
          <table:table-cell table:formula="of:=[.G827]+[.F828]" office:value-type="float" office:value="14208.4782608696" calcext:value-type="float">
            <text:p>14208,48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AboutActivity_61_NullIntentOperatorMutator</text:p>
          </table:table-cell>
          <table:table-cell office:value-type="float" office:value="61174" calcext:value-type="float">
            <text:p>61174</text:p>
          </table:table-cell>
          <table:table-cell table:formula="of:=[.E828]+[.B829]" office:value-type="float" office:value="327207" calcext:value-type="float">
            <text:p>327207</text:p>
          </table:table-cell>
          <table:table-cell table:formula="of:=[.B829]/[.$B$1]" office:value-type="float" office:value="17.9130434782609" calcext:value-type="float">
            <text:p>17,91</text:p>
          </table:table-cell>
          <table:table-cell table:formula="of:=[.G828]+[.F829]" office:value-type="float" office:value="14226.3913043478" calcext:value-type="float">
            <text:p>14226,39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62_InvalidKeyIntentOperatorMutator</text:p>
          </table:table-cell>
          <table:table-cell office:value-type="float" office:value="62174" calcext:value-type="float">
            <text:p>62174</text:p>
          </table:table-cell>
          <table:table-cell table:formula="of:=[.E829]+[.B830]" office:value-type="float" office:value="327618" calcext:value-type="float">
            <text:p>327618</text:p>
          </table:table-cell>
          <table:table-cell table:formula="of:=[.B830]/[.$B$1]" office:value-type="float" office:value="17.8695652173913" calcext:value-type="float">
            <text:p>17,87</text:p>
          </table:table-cell>
          <table:table-cell table:formula="of:=[.G829]+[.F830]" office:value-type="float" office:value="14244.2608695652" calcext:value-type="float">
            <text:p>14244,26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413" calcext:value-type="float">
            <text:p>413</text:p>
          </table:table-cell>
          <table:table-cell office:value-type="string" calcext:value-type="string">
            <text:p>AboutActivity_63_RandomActionIntentDefinitionOperatorMutator</text:p>
          </table:table-cell>
          <table:table-cell office:value-type="float" office:value="63174" calcext:value-type="float">
            <text:p>63174</text:p>
          </table:table-cell>
          <table:table-cell table:formula="of:=[.E830]+[.B831]" office:value-type="float" office:value="328031" calcext:value-type="float">
            <text:p>328031</text:p>
          </table:table-cell>
          <table:table-cell table:formula="of:=[.B831]/[.$B$1]" office:value-type="float" office:value="17.9565217391304" calcext:value-type="float">
            <text:p>17,96</text:p>
          </table:table-cell>
          <table:table-cell table:formula="of:=[.G830]+[.F831]" office:value-type="float" office:value="14262.2173913043" calcext:value-type="float">
            <text:p>14262,22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64_RandomActionIntentDefinitionOperatorMutator</text:p>
          </table:table-cell>
          <table:table-cell office:value-type="float" office:value="64174" calcext:value-type="float">
            <text:p>64174</text:p>
          </table:table-cell>
          <table:table-cell table:formula="of:=[.E831]+[.B832]" office:value-type="float" office:value="328442" calcext:value-type="float">
            <text:p>328442</text:p>
          </table:table-cell>
          <table:table-cell table:formula="of:=[.B832]/[.$B$1]" office:value-type="float" office:value="17.8695652173913" calcext:value-type="float">
            <text:p>17,87</text:p>
          </table:table-cell>
          <table:table-cell table:formula="of:=[.G831]+[.F832]" office:value-type="float" office:value="14280.0869565217" calcext:value-type="float">
            <text:p>14280,09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boutActivity_65_NullValueIntentPutExtraOperatorMutator</text:p>
          </table:table-cell>
          <table:table-cell office:value-type="float" office:value="65174" calcext:value-type="float">
            <text:p>65174</text:p>
          </table:table-cell>
          <table:table-cell table:formula="of:=[.E832]+[.B833]" office:value-type="float" office:value="328858" calcext:value-type="float">
            <text:p>328858</text:p>
          </table:table-cell>
          <table:table-cell table:formula="of:=[.B833]/[.$B$1]" office:value-type="float" office:value="18.0869565217391" calcext:value-type="float">
            <text:p>18,09</text:p>
          </table:table-cell>
          <table:table-cell table:formula="of:=[.G832]+[.F833]" office:value-type="float" office:value="14298.1739130435" calcext:value-type="float">
            <text:p>14298,1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66_IntentPayloadReplacementOperatorMutator</text:p>
          </table:table-cell>
          <table:table-cell office:value-type="float" office:value="66174" calcext:value-type="float">
            <text:p>66174</text:p>
          </table:table-cell>
          <table:table-cell table:formula="of:=[.E833]+[.B834]" office:value-type="float" office:value="329269" calcext:value-type="float">
            <text:p>329269</text:p>
          </table:table-cell>
          <table:table-cell table:formula="of:=[.B834]/[.$B$1]" office:value-type="float" office:value="17.8695652173913" calcext:value-type="float">
            <text:p>17,87</text:p>
          </table:table-cell>
          <table:table-cell table:formula="of:=[.G833]+[.F834]" office:value-type="float" office:value="14316.0434782609" calcext:value-type="float">
            <text:p>14316,04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boutActivity_67_RandomActionIntentDefinitionOperatorMutator</text:p>
          </table:table-cell>
          <table:table-cell office:value-type="float" office:value="67174" calcext:value-type="float">
            <text:p>67174</text:p>
          </table:table-cell>
          <table:table-cell table:formula="of:=[.E834]+[.B835]" office:value-type="float" office:value="329679" calcext:value-type="float">
            <text:p>329679</text:p>
          </table:table-cell>
          <table:table-cell table:formula="of:=[.B835]/[.$B$1]" office:value-type="float" office:value="17.8260869565217" calcext:value-type="float">
            <text:p>17,83</text:p>
          </table:table-cell>
          <table:table-cell table:formula="of:=[.G834]+[.F835]" office:value-type="float" office:value="14333.8695652174" calcext:value-type="float">
            <text:p>14333,87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boutActivity_68_NullValueIntentPutExtraOperatorMutator</text:p>
          </table:table-cell>
          <table:table-cell office:value-type="float" office:value="68174" calcext:value-type="float">
            <text:p>68174</text:p>
          </table:table-cell>
          <table:table-cell table:formula="of:=[.E835]+[.B836]" office:value-type="float" office:value="330089" calcext:value-type="float">
            <text:p>330089</text:p>
          </table:table-cell>
          <table:table-cell table:formula="of:=[.B836]/[.$B$1]" office:value-type="float" office:value="17.8260869565217" calcext:value-type="float">
            <text:p>17,83</text:p>
          </table:table-cell>
          <table:table-cell table:formula="of:=[.G835]+[.F836]" office:value-type="float" office:value="14351.6956521739" calcext:value-type="float">
            <text:p>14351,7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AboutActivity_69_IntentPayloadReplacementOperatorMutator</text:p>
          </table:table-cell>
          <table:table-cell office:value-type="float" office:value="69174" calcext:value-type="float">
            <text:p>69174</text:p>
          </table:table-cell>
          <table:table-cell table:formula="of:=[.E836]+[.B837]" office:value-type="float" office:value="330500" calcext:value-type="float">
            <text:p>330500</text:p>
          </table:table-cell>
          <table:table-cell table:formula="of:=[.B837]/[.$B$1]" office:value-type="float" office:value="17.8695652173913" calcext:value-type="float">
            <text:p>17,87</text:p>
          </table:table-cell>
          <table:table-cell table:formula="of:=[.G836]+[.F837]" office:value-type="float" office:value="14369.5652173913" calcext:value-type="float">
            <text:p>14369,57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boutActivity_70_RandomActionIntentDefinitionOperatorMutator</text:p>
          </table:table-cell>
          <table:table-cell office:value-type="float" office:value="70174" calcext:value-type="float">
            <text:p>70174</text:p>
          </table:table-cell>
          <table:table-cell table:formula="of:=[.E837]+[.B838]" office:value-type="float" office:value="330910" calcext:value-type="float">
            <text:p>330910</text:p>
          </table:table-cell>
          <table:table-cell table:formula="of:=[.B838]/[.$B$1]" office:value-type="float" office:value="17.8260869565217" calcext:value-type="float">
            <text:p>17,83</text:p>
          </table:table-cell>
          <table:table-cell table:formula="of:=[.G837]+[.F838]" office:value-type="float" office:value="14387.3913043478" calcext:value-type="float">
            <text:p>14387,39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ditEntryActivity_0_LengthyGUICreationOperatorMutator</text:p>
          </table:table-cell>
          <table:table-cell office:value-type="float" office:value="175" calcext:value-type="float">
            <text:p>175</text:p>
          </table:table-cell>
          <table:table-cell table:formula="of:=[.E838]+[.B839]" office:value-type="float" office:value="331189" calcext:value-type="float">
            <text:p>331189</text:p>
          </table:table-cell>
          <table:table-cell table:formula="of:=[.B839]/[.$B$1]" office:value-type="float" office:value="12.1304347826087" calcext:value-type="float">
            <text:p>12,13</text:p>
          </table:table-cell>
          <table:table-cell table:formula="of:=[.G838]+[.F839]" office:value-type="float" office:value="14399.5217391304" calcext:value-type="float">
            <text:p>14399,52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83" calcext:value-type="float">
            <text:p>283</text:p>
          </table:table-cell>
          <table:table-cell office:value-type="string" calcext:value-type="string">
            <text:p>EditEntryActivity_1_InvalidIDFindViewOperatorMutator</text:p>
          </table:table-cell>
          <table:table-cell office:value-type="float" office:value="1175" calcext:value-type="float">
            <text:p>1175</text:p>
          </table:table-cell>
          <table:table-cell table:formula="of:=[.E839]+[.B840]" office:value-type="float" office:value="331472" calcext:value-type="float">
            <text:p>331472</text:p>
          </table:table-cell>
          <table:table-cell table:formula="of:=[.B840]/[.$B$1]" office:value-type="float" office:value="12.304347826087" calcext:value-type="float">
            <text:p>12,30</text:p>
          </table:table-cell>
          <table:table-cell table:formula="of:=[.G839]+[.F840]" office:value-type="float" office:value="14411.8260869565" calcext:value-type="float">
            <text:p>14411,8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ditEntryActivity_2_RandomActionIntentDefinitionOperatorMutator</text:p>
          </table:table-cell>
          <table:table-cell office:value-type="float" office:value="2175" calcext:value-type="float">
            <text:p>2175</text:p>
          </table:table-cell>
          <table:table-cell table:formula="of:=[.E840]+[.B841]" office:value-type="float" office:value="331737" calcext:value-type="float">
            <text:p>331737</text:p>
          </table:table-cell>
          <table:table-cell table:formula="of:=[.B841]/[.$B$1]" office:value-type="float" office:value="11.5217391304348" calcext:value-type="float">
            <text:p>11,52</text:p>
          </table:table-cell>
          <table:table-cell table:formula="of:=[.G840]+[.F841]" office:value-type="float" office:value="14423.347826087" calcext:value-type="float">
            <text:p>14423,35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3_FindViewByIdReturnsNullOperatorMutator</text:p>
          </table:table-cell>
          <table:table-cell office:value-type="float" office:value="3175" calcext:value-type="float">
            <text:p>3175</text:p>
          </table:table-cell>
          <table:table-cell table:formula="of:=[.E841]+[.B842]" office:value-type="float" office:value="331994" calcext:value-type="float">
            <text:p>331994</text:p>
          </table:table-cell>
          <table:table-cell table:formula="of:=[.B842]/[.$B$1]" office:value-type="float" office:value="11.1739130434783" calcext:value-type="float">
            <text:p>11,17</text:p>
          </table:table-cell>
          <table:table-cell table:formula="of:=[.G841]+[.F842]" office:value-type="float" office:value="14434.5217391304" calcext:value-type="float">
            <text:p>14434,52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ditEntryActivity_4_InvalidIDFindViewOperatorMutator</text:p>
          </table:table-cell>
          <table:table-cell office:value-type="float" office:value="4175" calcext:value-type="float">
            <text:p>4175</text:p>
          </table:table-cell>
          <table:table-cell table:formula="of:=[.E842]+[.B843]" office:value-type="float" office:value="332254" calcext:value-type="float">
            <text:p>332254</text:p>
          </table:table-cell>
          <table:table-cell table:formula="of:=[.B843]/[.$B$1]" office:value-type="float" office:value="11.304347826087" calcext:value-type="float">
            <text:p>11,30</text:p>
          </table:table-cell>
          <table:table-cell table:formula="of:=[.G842]+[.F843]" office:value-type="float" office:value="14445.8260869565" calcext:value-type="float">
            <text:p>14445,83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EditEntryActivity_5_InvalidViewFocusOperatorMutator</text:p>
          </table:table-cell>
          <table:table-cell office:value-type="float" office:value="5175" calcext:value-type="float">
            <text:p>5175</text:p>
          </table:table-cell>
          <table:table-cell table:formula="of:=[.E843]+[.B844]" office:value-type="float" office:value="332629" calcext:value-type="float">
            <text:p>332629</text:p>
          </table:table-cell>
          <table:table-cell table:formula="of:=[.B844]/[.$B$1]" office:value-type="float" office:value="16.304347826087" calcext:value-type="float">
            <text:p>16,30</text:p>
          </table:table-cell>
          <table:table-cell table:formula="of:=[.G843]+[.F844]" office:value-type="float" office:value="14462.1304347826" calcext:value-type="float">
            <text:p>14462,13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ditEntryActivity_6_ViewComponentNotVisibleOperatorMutator</text:p>
          </table:table-cell>
          <table:table-cell office:value-type="float" office:value="6175" calcext:value-type="float">
            <text:p>6175</text:p>
          </table:table-cell>
          <table:table-cell table:formula="of:=[.E844]+[.B845]" office:value-type="float" office:value="333038" calcext:value-type="float">
            <text:p>333038</text:p>
          </table:table-cell>
          <table:table-cell table:formula="of:=[.B845]/[.$B$1]" office:value-type="float" office:value="17.7826086956522" calcext:value-type="float">
            <text:p>17,78</text:p>
          </table:table-cell>
          <table:table-cell table:formula="of:=[.G844]+[.F845]" office:value-type="float" office:value="14479.9130434783" calcext:value-type="float">
            <text:p>14479,91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ditEntryActivity_7_FindViewByIdReturnsNullOperatorMutator</text:p>
          </table:table-cell>
          <table:table-cell office:value-type="float" office:value="7175" calcext:value-type="float">
            <text:p>7175</text:p>
          </table:table-cell>
          <table:table-cell table:formula="of:=[.E845]+[.B846]" office:value-type="float" office:value="333443" calcext:value-type="float">
            <text:p>333443</text:p>
          </table:table-cell>
          <table:table-cell table:formula="of:=[.B846]/[.$B$1]" office:value-type="float" office:value="17.6086956521739" calcext:value-type="float">
            <text:p>17,61</text:p>
          </table:table-cell>
          <table:table-cell table:formula="of:=[.G845]+[.F846]" office:value-type="float" office:value="14497.5217391304" calcext:value-type="float">
            <text:p>14497,5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ditEntryActivity_8_InvalidIDFindViewOperatorMutator</text:p>
          </table:table-cell>
          <table:table-cell office:value-type="float" office:value="8175" calcext:value-type="float">
            <text:p>8175</text:p>
          </table:table-cell>
          <table:table-cell table:formula="of:=[.E846]+[.B847]" office:value-type="float" office:value="333855" calcext:value-type="float">
            <text:p>333855</text:p>
          </table:table-cell>
          <table:table-cell table:formula="of:=[.B847]/[.$B$1]" office:value-type="float" office:value="17.9130434782609" calcext:value-type="float">
            <text:p>17,91</text:p>
          </table:table-cell>
          <table:table-cell table:formula="of:=[.G846]+[.F847]" office:value-type="float" office:value="14515.4347826087" calcext:value-type="float">
            <text:p>14515,43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ditEntryActivity_9_InvalidViewFocusOperatorMutator</text:p>
          </table:table-cell>
          <table:table-cell office:value-type="float" office:value="9175" calcext:value-type="float">
            <text:p>9175</text:p>
          </table:table-cell>
          <table:table-cell table:formula="of:=[.E847]+[.B848]" office:value-type="float" office:value="334266" calcext:value-type="float">
            <text:p>334266</text:p>
          </table:table-cell>
          <table:table-cell table:formula="of:=[.B848]/[.$B$1]" office:value-type="float" office:value="17.8695652173913" calcext:value-type="float">
            <text:p>17,87</text:p>
          </table:table-cell>
          <table:table-cell table:formula="of:=[.G847]+[.F848]" office:value-type="float" office:value="14533.3043478261" calcext:value-type="float">
            <text:p>14533,3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ditEntryActivity_10_ViewComponentNotVisibleOperatorMutator</text:p>
          </table:table-cell>
          <table:table-cell office:value-type="float" office:value="10175" calcext:value-type="float">
            <text:p>10175</text:p>
          </table:table-cell>
          <table:table-cell table:formula="of:=[.E848]+[.B849]" office:value-type="float" office:value="334680" calcext:value-type="float">
            <text:p>334680</text:p>
          </table:table-cell>
          <table:table-cell table:formula="of:=[.B849]/[.$B$1]" office:value-type="float" office:value="18" calcext:value-type="float">
            <text:p>18,00</text:p>
          </table:table-cell>
          <table:table-cell table:formula="of:=[.G848]+[.F849]" office:value-type="float" office:value="14551.3043478261" calcext:value-type="float">
            <text:p>14551,3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424" calcext:value-type="float">
            <text:p>424</text:p>
          </table:table-cell>
          <table:table-cell office:value-type="string" calcext:value-type="string">
            <text:p>EditEntryActivity_11_FindViewByIdReturnsNullOperatorMutator</text:p>
          </table:table-cell>
          <table:table-cell office:value-type="float" office:value="11175" calcext:value-type="float">
            <text:p>11175</text:p>
          </table:table-cell>
          <table:table-cell table:formula="of:=[.E849]+[.B850]" office:value-type="float" office:value="335104" calcext:value-type="float">
            <text:p>335104</text:p>
          </table:table-cell>
          <table:table-cell table:formula="of:=[.B850]/[.$B$1]" office:value-type="float" office:value="18.4347826086957" calcext:value-type="float">
            <text:p>18,43</text:p>
          </table:table-cell>
          <table:table-cell table:formula="of:=[.G849]+[.F850]" office:value-type="float" office:value="14569.7391304348" calcext:value-type="float">
            <text:p>14569,74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ditEntryActivity_12_InvalidIDFindViewOperatorMutator</text:p>
          </table:table-cell>
          <table:table-cell office:value-type="float" office:value="12175" calcext:value-type="float">
            <text:p>12175</text:p>
          </table:table-cell>
          <table:table-cell table:formula="of:=[.E850]+[.B851]" office:value-type="float" office:value="335515" calcext:value-type="float">
            <text:p>335515</text:p>
          </table:table-cell>
          <table:table-cell table:formula="of:=[.B851]/[.$B$1]" office:value-type="float" office:value="17.8695652173913" calcext:value-type="float">
            <text:p>17,87</text:p>
          </table:table-cell>
          <table:table-cell table:formula="of:=[.G850]+[.F851]" office:value-type="float" office:value="14587.6086956522" calcext:value-type="float">
            <text:p>14587,61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ditEntryActivity_13_InvalidViewFocusOperatorMutator</text:p>
          </table:table-cell>
          <table:table-cell office:value-type="float" office:value="13175" calcext:value-type="float">
            <text:p>13175</text:p>
          </table:table-cell>
          <table:table-cell table:formula="of:=[.E851]+[.B852]" office:value-type="float" office:value="335926" calcext:value-type="float">
            <text:p>335926</text:p>
          </table:table-cell>
          <table:table-cell table:formula="of:=[.B852]/[.$B$1]" office:value-type="float" office:value="17.8695652173913" calcext:value-type="float">
            <text:p>17,87</text:p>
          </table:table-cell>
          <table:table-cell table:formula="of:=[.G851]+[.F852]" office:value-type="float" office:value="14605.4782608696" calcext:value-type="float">
            <text:p>14605,48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EditEntryActivity_14_ViewComponentNotVisibleOperatorMutator</text:p>
          </table:table-cell>
          <table:table-cell office:value-type="float" office:value="14175" calcext:value-type="float">
            <text:p>14175</text:p>
          </table:table-cell>
          <table:table-cell table:formula="of:=[.E852]+[.B853]" office:value-type="float" office:value="336343" calcext:value-type="float">
            <text:p>336343</text:p>
          </table:table-cell>
          <table:table-cell table:formula="of:=[.B853]/[.$B$1]" office:value-type="float" office:value="18.1304347826087" calcext:value-type="float">
            <text:p>18,13</text:p>
          </table:table-cell>
          <table:table-cell table:formula="of:=[.G852]+[.F853]" office:value-type="float" office:value="14623.6086956522" calcext:value-type="float">
            <text:p>14623,61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15_FindViewByIdReturnsNullOperatorMutator</text:p>
          </table:table-cell>
          <table:table-cell office:value-type="float" office:value="15175" calcext:value-type="float">
            <text:p>15175</text:p>
          </table:table-cell>
          <table:table-cell table:formula="of:=[.E853]+[.B854]" office:value-type="float" office:value="336600" calcext:value-type="float">
            <text:p>336600</text:p>
          </table:table-cell>
          <table:table-cell table:formula="of:=[.B854]/[.$B$1]" office:value-type="float" office:value="11.1739130434783" calcext:value-type="float">
            <text:p>11,17</text:p>
          </table:table-cell>
          <table:table-cell table:formula="of:=[.G853]+[.F854]" office:value-type="float" office:value="14634.7826086956" calcext:value-type="float">
            <text:p>14634,78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16_InvalidIDFindViewOperatorMutator</text:p>
          </table:table-cell>
          <table:table-cell office:value-type="float" office:value="16175" calcext:value-type="float">
            <text:p>16175</text:p>
          </table:table-cell>
          <table:table-cell table:formula="of:=[.E854]+[.B855]" office:value-type="float" office:value="336857" calcext:value-type="float">
            <text:p>336857</text:p>
          </table:table-cell>
          <table:table-cell table:formula="of:=[.B855]/[.$B$1]" office:value-type="float" office:value="11.1739130434783" calcext:value-type="float">
            <text:p>11,17</text:p>
          </table:table-cell>
          <table:table-cell table:formula="of:=[.G854]+[.F855]" office:value-type="float" office:value="14645.9565217391" calcext:value-type="float">
            <text:p>14645,96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ditEntryActivity_17_InvalidViewFocusOperatorMutator</text:p>
          </table:table-cell>
          <table:table-cell office:value-type="float" office:value="17175" calcext:value-type="float">
            <text:p>17175</text:p>
          </table:table-cell>
          <table:table-cell table:formula="of:=[.E855]+[.B856]" office:value-type="float" office:value="337122" calcext:value-type="float">
            <text:p>337122</text:p>
          </table:table-cell>
          <table:table-cell table:formula="of:=[.B856]/[.$B$1]" office:value-type="float" office:value="11.5217391304348" calcext:value-type="float">
            <text:p>11,52</text:p>
          </table:table-cell>
          <table:table-cell table:formula="of:=[.G855]+[.F856]" office:value-type="float" office:value="14657.4782608696" calcext:value-type="float">
            <text:p>14657,48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EditEntryActivity_18_ViewComponentNotVisibleOperatorMutator</text:p>
          </table:table-cell>
          <table:table-cell office:value-type="float" office:value="18175" calcext:value-type="float">
            <text:p>18175</text:p>
          </table:table-cell>
          <table:table-cell table:formula="of:=[.E856]+[.B857]" office:value-type="float" office:value="337393" calcext:value-type="float">
            <text:p>337393</text:p>
          </table:table-cell>
          <table:table-cell table:formula="of:=[.B857]/[.$B$1]" office:value-type="float" office:value="11.7826086956522" calcext:value-type="float">
            <text:p>11,78</text:p>
          </table:table-cell>
          <table:table-cell table:formula="of:=[.G856]+[.F857]" office:value-type="float" office:value="14669.2608695652" calcext:value-type="float">
            <text:p>14669,26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ditEntryActivity_19_FindViewByIdReturnsNullOperatorMutator</text:p>
          </table:table-cell>
          <table:table-cell office:value-type="float" office:value="19175" calcext:value-type="float">
            <text:p>19175</text:p>
          </table:table-cell>
          <table:table-cell table:formula="of:=[.E857]+[.B858]" office:value-type="float" office:value="337653" calcext:value-type="float">
            <text:p>337653</text:p>
          </table:table-cell>
          <table:table-cell table:formula="of:=[.B858]/[.$B$1]" office:value-type="float" office:value="11.304347826087" calcext:value-type="float">
            <text:p>11,30</text:p>
          </table:table-cell>
          <table:table-cell table:formula="of:=[.G857]+[.F858]" office:value-type="float" office:value="14680.5652173913" calcext:value-type="float">
            <text:p>14680,57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20_InvalidIDFindViewOperatorMutator</text:p>
          </table:table-cell>
          <table:table-cell office:value-type="float" office:value="20175" calcext:value-type="float">
            <text:p>20175</text:p>
          </table:table-cell>
          <table:table-cell table:formula="of:=[.E858]+[.B859]" office:value-type="float" office:value="337910" calcext:value-type="float">
            <text:p>337910</text:p>
          </table:table-cell>
          <table:table-cell table:formula="of:=[.B859]/[.$B$1]" office:value-type="float" office:value="11.1739130434783" calcext:value-type="float">
            <text:p>11,17</text:p>
          </table:table-cell>
          <table:table-cell table:formula="of:=[.G858]+[.F859]" office:value-type="float" office:value="14691.7391304348" calcext:value-type="float">
            <text:p>14691,74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ditEntryActivity_21_InvalidViewFocusOperatorMutator</text:p>
          </table:table-cell>
          <table:table-cell office:value-type="float" office:value="21175" calcext:value-type="float">
            <text:p>21175</text:p>
          </table:table-cell>
          <table:table-cell table:formula="of:=[.E859]+[.B860]" office:value-type="float" office:value="338173" calcext:value-type="float">
            <text:p>338173</text:p>
          </table:table-cell>
          <table:table-cell table:formula="of:=[.B860]/[.$B$1]" office:value-type="float" office:value="11.4347826086957" calcext:value-type="float">
            <text:p>11,43</text:p>
          </table:table-cell>
          <table:table-cell table:formula="of:=[.G859]+[.F860]" office:value-type="float" office:value="14703.1739130435" calcext:value-type="float">
            <text:p>14703,1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ditEntryActivity_22_ViewComponentNotVisibleOperatorMutator</text:p>
          </table:table-cell>
          <table:table-cell office:value-type="float" office:value="22175" calcext:value-type="float">
            <text:p>22175</text:p>
          </table:table-cell>
          <table:table-cell table:formula="of:=[.E860]+[.B861]" office:value-type="float" office:value="338436" calcext:value-type="float">
            <text:p>338436</text:p>
          </table:table-cell>
          <table:table-cell table:formula="of:=[.B861]/[.$B$1]" office:value-type="float" office:value="11.4347826086957" calcext:value-type="float">
            <text:p>11,43</text:p>
          </table:table-cell>
          <table:table-cell table:formula="of:=[.G860]+[.F861]" office:value-type="float" office:value="14714.6086956522" calcext:value-type="float">
            <text:p>14714,61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ditEntryActivity_23_FindViewByIdReturnsNullOperatorMutator</text:p>
          </table:table-cell>
          <table:table-cell office:value-type="float" office:value="23175" calcext:value-type="float">
            <text:p>23175</text:p>
          </table:table-cell>
          <table:table-cell table:formula="of:=[.E861]+[.B862]" office:value-type="float" office:value="338696" calcext:value-type="float">
            <text:p>338696</text:p>
          </table:table-cell>
          <table:table-cell table:formula="of:=[.B862]/[.$B$1]" office:value-type="float" office:value="11.304347826087" calcext:value-type="float">
            <text:p>11,30</text:p>
          </table:table-cell>
          <table:table-cell table:formula="of:=[.G861]+[.F862]" office:value-type="float" office:value="14725.9130434783" calcext:value-type="float">
            <text:p>14725,91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ditEntryActivity_24_InvalidIDFindViewOperatorMutator</text:p>
          </table:table-cell>
          <table:table-cell office:value-type="float" office:value="24175" calcext:value-type="float">
            <text:p>24175</text:p>
          </table:table-cell>
          <table:table-cell table:formula="of:=[.E862]+[.B863]" office:value-type="float" office:value="338950" calcext:value-type="float">
            <text:p>338950</text:p>
          </table:table-cell>
          <table:table-cell table:formula="of:=[.B863]/[.$B$1]" office:value-type="float" office:value="11.0434782608696" calcext:value-type="float">
            <text:p>11,04</text:p>
          </table:table-cell>
          <table:table-cell table:formula="of:=[.G862]+[.F863]" office:value-type="float" office:value="14736.9565217391" calcext:value-type="float">
            <text:p>14736,96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ditEntryActivity_25_InvalidViewFocusOperatorMutator</text:p>
          </table:table-cell>
          <table:table-cell office:value-type="float" office:value="25175" calcext:value-type="float">
            <text:p>25175</text:p>
          </table:table-cell>
          <table:table-cell table:formula="of:=[.E863]+[.B864]" office:value-type="float" office:value="339361" calcext:value-type="float">
            <text:p>339361</text:p>
          </table:table-cell>
          <table:table-cell table:formula="of:=[.B864]/[.$B$1]" office:value-type="float" office:value="17.8695652173913" calcext:value-type="float">
            <text:p>17,87</text:p>
          </table:table-cell>
          <table:table-cell table:formula="of:=[.G863]+[.F864]" office:value-type="float" office:value="14754.8260869565" calcext:value-type="float">
            <text:p>14754,83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ditEntryActivity_26_ViewComponentNotVisibleOperatorMutator</text:p>
          </table:table-cell>
          <table:table-cell office:value-type="float" office:value="26175" calcext:value-type="float">
            <text:p>26175</text:p>
          </table:table-cell>
          <table:table-cell table:formula="of:=[.E864]+[.B865]" office:value-type="float" office:value="339776" calcext:value-type="float">
            <text:p>339776</text:p>
          </table:table-cell>
          <table:table-cell table:formula="of:=[.B865]/[.$B$1]" office:value-type="float" office:value="18.0434782608696" calcext:value-type="float">
            <text:p>18,04</text:p>
          </table:table-cell>
          <table:table-cell table:formula="of:=[.G864]+[.F865]" office:value-type="float" office:value="14772.8695652174" calcext:value-type="float">
            <text:p>14772,87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ditEntryActivity_27_FindViewByIdReturnsNullOperatorMutator</text:p>
          </table:table-cell>
          <table:table-cell office:value-type="float" office:value="27175" calcext:value-type="float">
            <text:p>27175</text:p>
          </table:table-cell>
          <table:table-cell table:formula="of:=[.E865]+[.B866]" office:value-type="float" office:value="340037" calcext:value-type="float">
            <text:p>340037</text:p>
          </table:table-cell>
          <table:table-cell table:formula="of:=[.B866]/[.$B$1]" office:value-type="float" office:value="11.3478260869565" calcext:value-type="float">
            <text:p>11,35</text:p>
          </table:table-cell>
          <table:table-cell table:formula="of:=[.G865]+[.F866]" office:value-type="float" office:value="14784.2173913043" calcext:value-type="float">
            <text:p>14784,22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ditEntryActivity_28_InvalidIDFindViewOperatorMutator</text:p>
          </table:table-cell>
          <table:table-cell office:value-type="float" office:value="28175" calcext:value-type="float">
            <text:p>28175</text:p>
          </table:table-cell>
          <table:table-cell table:formula="of:=[.E866]+[.B867]" office:value-type="float" office:value="340297" calcext:value-type="float">
            <text:p>340297</text:p>
          </table:table-cell>
          <table:table-cell table:formula="of:=[.B867]/[.$B$1]" office:value-type="float" office:value="11.304347826087" calcext:value-type="float">
            <text:p>11,30</text:p>
          </table:table-cell>
          <table:table-cell table:formula="of:=[.G866]+[.F867]" office:value-type="float" office:value="14795.5217391304" calcext:value-type="float">
            <text:p>14795,52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ditEntryActivity_29_InvalidViewFocusOperatorMutator</text:p>
          </table:table-cell>
          <table:table-cell office:value-type="float" office:value="29175" calcext:value-type="float">
            <text:p>29175</text:p>
          </table:table-cell>
          <table:table-cell table:formula="of:=[.E867]+[.B868]" office:value-type="float" office:value="340709" calcext:value-type="float">
            <text:p>340709</text:p>
          </table:table-cell>
          <table:table-cell table:formula="of:=[.B868]/[.$B$1]" office:value-type="float" office:value="17.9130434782609" calcext:value-type="float">
            <text:p>17,91</text:p>
          </table:table-cell>
          <table:table-cell table:formula="of:=[.G867]+[.F868]" office:value-type="float" office:value="14813.4347826087" calcext:value-type="float">
            <text:p>14813,43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EditEntryActivity_30_ViewComponentNotVisibleOperatorMutator</text:p>
          </table:table-cell>
          <table:table-cell office:value-type="float" office:value="30175" calcext:value-type="float">
            <text:p>30175</text:p>
          </table:table-cell>
          <table:table-cell table:formula="of:=[.E868]+[.B869]" office:value-type="float" office:value="341201" calcext:value-type="float">
            <text:p>341201</text:p>
          </table:table-cell>
          <table:table-cell table:formula="of:=[.B869]/[.$B$1]" office:value-type="float" office:value="21.3913043478261" calcext:value-type="float">
            <text:p>21,39</text:p>
          </table:table-cell>
          <table:table-cell table:formula="of:=[.G868]+[.F869]" office:value-type="float" office:value="14834.8260869565" calcext:value-type="float">
            <text:p>14834,83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31_FindViewByIdReturnsNullOperatorMutator</text:p>
          </table:table-cell>
          <table:table-cell office:value-type="float" office:value="31175" calcext:value-type="float">
            <text:p>31175</text:p>
          </table:table-cell>
          <table:table-cell table:formula="of:=[.E869]+[.B870]" office:value-type="float" office:value="341458" calcext:value-type="float">
            <text:p>341458</text:p>
          </table:table-cell>
          <table:table-cell table:formula="of:=[.B870]/[.$B$1]" office:value-type="float" office:value="11.1739130434783" calcext:value-type="float">
            <text:p>11,17</text:p>
          </table:table-cell>
          <table:table-cell table:formula="of:=[.G869]+[.F870]" office:value-type="float" office:value="14846" calcext:value-type="float">
            <text:p>14846,0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65" calcext:value-type="float">
            <text:p>265</text:p>
          </table:table-cell>
          <table:table-cell office:value-type="string" calcext:value-type="string">
            <text:p>EditEntryActivity_32_InvalidIDFindViewOperatorMutator</text:p>
          </table:table-cell>
          <table:table-cell office:value-type="float" office:value="32175" calcext:value-type="float">
            <text:p>32175</text:p>
          </table:table-cell>
          <table:table-cell table:formula="of:=[.E870]+[.B871]" office:value-type="float" office:value="341723" calcext:value-type="float">
            <text:p>341723</text:p>
          </table:table-cell>
          <table:table-cell table:formula="of:=[.B871]/[.$B$1]" office:value-type="float" office:value="11.5217391304348" calcext:value-type="float">
            <text:p>11,52</text:p>
          </table:table-cell>
          <table:table-cell table:formula="of:=[.G870]+[.F871]" office:value-type="float" office:value="14857.5217391304" calcext:value-type="float">
            <text:p>14857,52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ditEntryActivity_33_InvalidViewFocusOperatorMutator</text:p>
          </table:table-cell>
          <table:table-cell office:value-type="float" office:value="33175" calcext:value-type="float">
            <text:p>33175</text:p>
          </table:table-cell>
          <table:table-cell table:formula="of:=[.E871]+[.B872]" office:value-type="float" office:value="342131" calcext:value-type="float">
            <text:p>342131</text:p>
          </table:table-cell>
          <table:table-cell table:formula="of:=[.B872]/[.$B$1]" office:value-type="float" office:value="17.7391304347826" calcext:value-type="float">
            <text:p>17,74</text:p>
          </table:table-cell>
          <table:table-cell table:formula="of:=[.G871]+[.F872]" office:value-type="float" office:value="14875.2608695652" calcext:value-type="float">
            <text:p>14875,26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ditEntryActivity_34_ViewComponentNotVisibleOperatorMutator</text:p>
          </table:table-cell>
          <table:table-cell office:value-type="float" office:value="34175" calcext:value-type="float">
            <text:p>34175</text:p>
          </table:table-cell>
          <table:table-cell table:formula="of:=[.E872]+[.B873]" office:value-type="float" office:value="342541" calcext:value-type="float">
            <text:p>342541</text:p>
          </table:table-cell>
          <table:table-cell table:formula="of:=[.B873]/[.$B$1]" office:value-type="float" office:value="17.8260869565217" calcext:value-type="float">
            <text:p>17,83</text:p>
          </table:table-cell>
          <table:table-cell table:formula="of:=[.G872]+[.F873]" office:value-type="float" office:value="14893.0869565217" calcext:value-type="float">
            <text:p>14893,09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ditEntryActivity_35_FindViewByIdReturnsNullOperatorMutator</text:p>
          </table:table-cell>
          <table:table-cell office:value-type="float" office:value="35175" calcext:value-type="float">
            <text:p>35175</text:p>
          </table:table-cell>
          <table:table-cell table:formula="of:=[.E873]+[.B874]" office:value-type="float" office:value="342796" calcext:value-type="float">
            <text:p>342796</text:p>
          </table:table-cell>
          <table:table-cell table:formula="of:=[.B874]/[.$B$1]" office:value-type="float" office:value="11.0869565217391" calcext:value-type="float">
            <text:p>11,09</text:p>
          </table:table-cell>
          <table:table-cell table:formula="of:=[.G873]+[.F874]" office:value-type="float" office:value="14904.1739130435" calcext:value-type="float">
            <text:p>14904,17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ditEntryActivity_36_InvalidIDFindViewOperatorMutator</text:p>
          </table:table-cell>
          <table:table-cell office:value-type="float" office:value="36175" calcext:value-type="float">
            <text:p>36175</text:p>
          </table:table-cell>
          <table:table-cell table:formula="of:=[.E874]+[.B875]" office:value-type="float" office:value="343057" calcext:value-type="float">
            <text:p>343057</text:p>
          </table:table-cell>
          <table:table-cell table:formula="of:=[.B875]/[.$B$1]" office:value-type="float" office:value="11.3478260869565" calcext:value-type="float">
            <text:p>11,35</text:p>
          </table:table-cell>
          <table:table-cell table:formula="of:=[.G874]+[.F875]" office:value-type="float" office:value="14915.5217391304" calcext:value-type="float">
            <text:p>14915,5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ditEntryActivity_37_InvalidViewFocusOperatorMutator</text:p>
          </table:table-cell>
          <table:table-cell office:value-type="float" office:value="37175" calcext:value-type="float">
            <text:p>37175</text:p>
          </table:table-cell>
          <table:table-cell table:formula="of:=[.E875]+[.B876]" office:value-type="float" office:value="343467" calcext:value-type="float">
            <text:p>343467</text:p>
          </table:table-cell>
          <table:table-cell table:formula="of:=[.B876]/[.$B$1]" office:value-type="float" office:value="17.8260869565217" calcext:value-type="float">
            <text:p>17,83</text:p>
          </table:table-cell>
          <table:table-cell table:formula="of:=[.G875]+[.F876]" office:value-type="float" office:value="14933.3478260869" calcext:value-type="float">
            <text:p>14933,3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ditEntryActivity_38_ViewComponentNotVisibleOperatorMutator</text:p>
          </table:table-cell>
          <table:table-cell office:value-type="float" office:value="38175" calcext:value-type="float">
            <text:p>38175</text:p>
          </table:table-cell>
          <table:table-cell table:formula="of:=[.E876]+[.B877]" office:value-type="float" office:value="343875" calcext:value-type="float">
            <text:p>343875</text:p>
          </table:table-cell>
          <table:table-cell table:formula="of:=[.B877]/[.$B$1]" office:value-type="float" office:value="17.7391304347826" calcext:value-type="float">
            <text:p>17,74</text:p>
          </table:table-cell>
          <table:table-cell table:formula="of:=[.G876]+[.F877]" office:value-type="float" office:value="14951.0869565217" calcext:value-type="float">
            <text:p>14951,09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ditEntryActivity_39_FindViewByIdReturnsNullOperatorMutator</text:p>
          </table:table-cell>
          <table:table-cell office:value-type="float" office:value="39175" calcext:value-type="float">
            <text:p>39175</text:p>
          </table:table-cell>
          <table:table-cell table:formula="of:=[.E877]+[.B878]" office:value-type="float" office:value="344134" calcext:value-type="float">
            <text:p>344134</text:p>
          </table:table-cell>
          <table:table-cell table:formula="of:=[.B878]/[.$B$1]" office:value-type="float" office:value="11.2608695652174" calcext:value-type="float">
            <text:p>11,26</text:p>
          </table:table-cell>
          <table:table-cell table:formula="of:=[.G877]+[.F878]" office:value-type="float" office:value="14962.3478260869" calcext:value-type="float">
            <text:p>14962,35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40_InvalidIDFindViewOperatorMutator</text:p>
          </table:table-cell>
          <table:table-cell office:value-type="float" office:value="40175" calcext:value-type="float">
            <text:p>40175</text:p>
          </table:table-cell>
          <table:table-cell table:formula="of:=[.E878]+[.B879]" office:value-type="float" office:value="344391" calcext:value-type="float">
            <text:p>344391</text:p>
          </table:table-cell>
          <table:table-cell table:formula="of:=[.B879]/[.$B$1]" office:value-type="float" office:value="11.1739130434783" calcext:value-type="float">
            <text:p>11,17</text:p>
          </table:table-cell>
          <table:table-cell table:formula="of:=[.G878]+[.F879]" office:value-type="float" office:value="14973.5217391304" calcext:value-type="float">
            <text:p>14973,52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66" calcext:value-type="float">
            <text:p>266</text:p>
          </table:table-cell>
          <table:table-cell office:value-type="string" calcext:value-type="string">
            <text:p>EditEntryActivity_41_InvalidViewFocusOperatorMutator</text:p>
          </table:table-cell>
          <table:table-cell office:value-type="float" office:value="41175" calcext:value-type="float">
            <text:p>41175</text:p>
          </table:table-cell>
          <table:table-cell table:formula="of:=[.E879]+[.B880]" office:value-type="float" office:value="344657" calcext:value-type="float">
            <text:p>344657</text:p>
          </table:table-cell>
          <table:table-cell table:formula="of:=[.B880]/[.$B$1]" office:value-type="float" office:value="11.5652173913043" calcext:value-type="float">
            <text:p>11,57</text:p>
          </table:table-cell>
          <table:table-cell table:formula="of:=[.G879]+[.F880]" office:value-type="float" office:value="14985.0869565217" calcext:value-type="float">
            <text:p>14985,0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EditEntryActivity_42_ViewComponentNotVisibleOperatorMutator</text:p>
          </table:table-cell>
          <table:table-cell office:value-type="float" office:value="42175" calcext:value-type="float">
            <text:p>42175</text:p>
          </table:table-cell>
          <table:table-cell table:formula="of:=[.E880]+[.B881]" office:value-type="float" office:value="344927" calcext:value-type="float">
            <text:p>344927</text:p>
          </table:table-cell>
          <table:table-cell table:formula="of:=[.B881]/[.$B$1]" office:value-type="float" office:value="11.7391304347826" calcext:value-type="float">
            <text:p>11,74</text:p>
          </table:table-cell>
          <table:table-cell table:formula="of:=[.G880]+[.F881]" office:value-type="float" office:value="14996.8260869565" calcext:value-type="float">
            <text:p>14996,8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ditEntryActivity_43_FindViewByIdReturnsNullOperatorMutator</text:p>
          </table:table-cell>
          <table:table-cell office:value-type="float" office:value="43175" calcext:value-type="float">
            <text:p>43175</text:p>
          </table:table-cell>
          <table:table-cell table:formula="of:=[.E881]+[.B882]" office:value-type="float" office:value="345182" calcext:value-type="float">
            <text:p>345182</text:p>
          </table:table-cell>
          <table:table-cell table:formula="of:=[.B882]/[.$B$1]" office:value-type="float" office:value="11.0869565217391" calcext:value-type="float">
            <text:p>11,09</text:p>
          </table:table-cell>
          <table:table-cell table:formula="of:=[.G881]+[.F882]" office:value-type="float" office:value="15007.9130434782" calcext:value-type="float">
            <text:p>15007,91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ditEntryActivity_44_InvalidIDFindViewOperatorMutator</text:p>
          </table:table-cell>
          <table:table-cell office:value-type="float" office:value="44175" calcext:value-type="float">
            <text:p>44175</text:p>
          </table:table-cell>
          <table:table-cell table:formula="of:=[.E882]+[.B883]" office:value-type="float" office:value="345440" calcext:value-type="float">
            <text:p>345440</text:p>
          </table:table-cell>
          <table:table-cell table:formula="of:=[.B883]/[.$B$1]" office:value-type="float" office:value="11.2173913043478" calcext:value-type="float">
            <text:p>11,22</text:p>
          </table:table-cell>
          <table:table-cell table:formula="of:=[.G882]+[.F883]" office:value-type="float" office:value="15019.1304347826" calcext:value-type="float">
            <text:p>15019,13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67" calcext:value-type="float">
            <text:p>267</text:p>
          </table:table-cell>
          <table:table-cell office:value-type="string" calcext:value-type="string">
            <text:p>EditEntryActivity_45_InvalidViewFocusOperatorMutator</text:p>
          </table:table-cell>
          <table:table-cell office:value-type="float" office:value="45175" calcext:value-type="float">
            <text:p>45175</text:p>
          </table:table-cell>
          <table:table-cell table:formula="of:=[.E883]+[.B884]" office:value-type="float" office:value="345707" calcext:value-type="float">
            <text:p>345707</text:p>
          </table:table-cell>
          <table:table-cell table:formula="of:=[.B884]/[.$B$1]" office:value-type="float" office:value="11.6086956521739" calcext:value-type="float">
            <text:p>11,61</text:p>
          </table:table-cell>
          <table:table-cell table:formula="of:=[.G883]+[.F884]" office:value-type="float" office:value="15030.7391304348" calcext:value-type="float">
            <text:p>15030,74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EditEntryActivity_46_ViewComponentNotVisibleOperatorMutator</text:p>
          </table:table-cell>
          <table:table-cell office:value-type="float" office:value="46175" calcext:value-type="float">
            <text:p>46175</text:p>
          </table:table-cell>
          <table:table-cell table:formula="of:=[.E884]+[.B885]" office:value-type="float" office:value="346052" calcext:value-type="float">
            <text:p>346052</text:p>
          </table:table-cell>
          <table:table-cell table:formula="of:=[.B885]/[.$B$1]" office:value-type="float" office:value="15" calcext:value-type="float">
            <text:p>15,00</text:p>
          </table:table-cell>
          <table:table-cell table:formula="of:=[.G884]+[.F885]" office:value-type="float" office:value="15045.7391304348" calcext:value-type="float">
            <text:p>15045,74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ditEntryActivity_47_FindViewByIdReturnsNullOperatorMutator</text:p>
          </table:table-cell>
          <table:table-cell office:value-type="float" office:value="47175" calcext:value-type="float">
            <text:p>47175</text:p>
          </table:table-cell>
          <table:table-cell table:formula="of:=[.E885]+[.B886]" office:value-type="float" office:value="346310" calcext:value-type="float">
            <text:p>346310</text:p>
          </table:table-cell>
          <table:table-cell table:formula="of:=[.B886]/[.$B$1]" office:value-type="float" office:value="11.2173913043478" calcext:value-type="float">
            <text:p>11,22</text:p>
          </table:table-cell>
          <table:table-cell table:formula="of:=[.G885]+[.F886]" office:value-type="float" office:value="15056.9565217391" calcext:value-type="float">
            <text:p>15056,9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ditEntryActivity_48_InvalidIDFindViewOperatorMutator</text:p>
          </table:table-cell>
          <table:table-cell office:value-type="float" office:value="48175" calcext:value-type="float">
            <text:p>48175</text:p>
          </table:table-cell>
          <table:table-cell table:formula="of:=[.E886]+[.B887]" office:value-type="float" office:value="346568" calcext:value-type="float">
            <text:p>346568</text:p>
          </table:table-cell>
          <table:table-cell table:formula="of:=[.B887]/[.$B$1]" office:value-type="float" office:value="11.2173913043478" calcext:value-type="float">
            <text:p>11,22</text:p>
          </table:table-cell>
          <table:table-cell table:formula="of:=[.G886]+[.F887]" office:value-type="float" office:value="15068.1739130435" calcext:value-type="float">
            <text:p>15068,17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82" calcext:value-type="float">
            <text:p>282</text:p>
          </table:table-cell>
          <table:table-cell office:value-type="string" calcext:value-type="string">
            <text:p>EditEntryActivity_49_InvalidViewFocusOperatorMutator</text:p>
          </table:table-cell>
          <table:table-cell office:value-type="float" office:value="49175" calcext:value-type="float">
            <text:p>49175</text:p>
          </table:table-cell>
          <table:table-cell table:formula="of:=[.E887]+[.B888]" office:value-type="float" office:value="346850" calcext:value-type="float">
            <text:p>346850</text:p>
          </table:table-cell>
          <table:table-cell table:formula="of:=[.B888]/[.$B$1]" office:value-type="float" office:value="12.2608695652174" calcext:value-type="float">
            <text:p>12,26</text:p>
          </table:table-cell>
          <table:table-cell table:formula="of:=[.G887]+[.F888]" office:value-type="float" office:value="15080.4347826087" calcext:value-type="float">
            <text:p>15080,43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EditEntryActivity_50_ViewComponentNotVisibleOperatorMutator</text:p>
          </table:table-cell>
          <table:table-cell office:value-type="float" office:value="50175" calcext:value-type="float">
            <text:p>50175</text:p>
          </table:table-cell>
          <table:table-cell table:formula="of:=[.E888]+[.B889]" office:value-type="float" office:value="347252" calcext:value-type="float">
            <text:p>347252</text:p>
          </table:table-cell>
          <table:table-cell table:formula="of:=[.B889]/[.$B$1]" office:value-type="float" office:value="17.4782608695652" calcext:value-type="float">
            <text:p>17,48</text:p>
          </table:table-cell>
          <table:table-cell table:formula="of:=[.G888]+[.F889]" office:value-type="float" office:value="15097.9130434782" calcext:value-type="float">
            <text:p>15097,91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ditEntryActivity_51_FindViewByIdReturnsNullOperatorMutator</text:p>
          </table:table-cell>
          <table:table-cell office:value-type="float" office:value="51175" calcext:value-type="float">
            <text:p>51175</text:p>
          </table:table-cell>
          <table:table-cell table:formula="of:=[.E889]+[.B890]" office:value-type="float" office:value="347511" calcext:value-type="float">
            <text:p>347511</text:p>
          </table:table-cell>
          <table:table-cell table:formula="of:=[.B890]/[.$B$1]" office:value-type="float" office:value="11.2608695652174" calcext:value-type="float">
            <text:p>11,26</text:p>
          </table:table-cell>
          <table:table-cell table:formula="of:=[.G889]+[.F890]" office:value-type="float" office:value="15109.1739130435" calcext:value-type="float">
            <text:p>15109,17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ditEntryActivity_52_InvalidIDFindViewOperatorMutator</text:p>
          </table:table-cell>
          <table:table-cell office:value-type="float" office:value="52175" calcext:value-type="float">
            <text:p>52175</text:p>
          </table:table-cell>
          <table:table-cell table:formula="of:=[.E890]+[.B891]" office:value-type="float" office:value="347775" calcext:value-type="float">
            <text:p>347775</text:p>
          </table:table-cell>
          <table:table-cell table:formula="of:=[.B891]/[.$B$1]" office:value-type="float" office:value="11.4782608695652" calcext:value-type="float">
            <text:p>11,48</text:p>
          </table:table-cell>
          <table:table-cell table:formula="of:=[.G890]+[.F891]" office:value-type="float" office:value="15120.652173913" calcext:value-type="float">
            <text:p>15120,65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ditEntryActivity_53_InvalidViewFocusOperatorMutator</text:p>
          </table:table-cell>
          <table:table-cell office:value-type="float" office:value="53175" calcext:value-type="float">
            <text:p>53175</text:p>
          </table:table-cell>
          <table:table-cell table:formula="of:=[.E891]+[.B892]" office:value-type="float" office:value="348182" calcext:value-type="float">
            <text:p>348182</text:p>
          </table:table-cell>
          <table:table-cell table:formula="of:=[.B892]/[.$B$1]" office:value-type="float" office:value="17.695652173913" calcext:value-type="float">
            <text:p>17,70</text:p>
          </table:table-cell>
          <table:table-cell table:formula="of:=[.G891]+[.F892]" office:value-type="float" office:value="15138.3478260869" calcext:value-type="float">
            <text:p>15138,35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ditEntryActivity_54_ViewComponentNotVisibleOperatorMutator</text:p>
          </table:table-cell>
          <table:table-cell office:value-type="float" office:value="54175" calcext:value-type="float">
            <text:p>54175</text:p>
          </table:table-cell>
          <table:table-cell table:formula="of:=[.E892]+[.B893]" office:value-type="float" office:value="348588" calcext:value-type="float">
            <text:p>348588</text:p>
          </table:table-cell>
          <table:table-cell table:formula="of:=[.B893]/[.$B$1]" office:value-type="float" office:value="17.6521739130435" calcext:value-type="float">
            <text:p>17,65</text:p>
          </table:table-cell>
          <table:table-cell table:formula="of:=[.G892]+[.F893]" office:value-type="float" office:value="15156" calcext:value-type="float">
            <text:p>15156,0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55_FindViewByIdReturnsNullOperatorMutator</text:p>
          </table:table-cell>
          <table:table-cell office:value-type="float" office:value="55175" calcext:value-type="float">
            <text:p>55175</text:p>
          </table:table-cell>
          <table:table-cell table:formula="of:=[.E893]+[.B894]" office:value-type="float" office:value="348845" calcext:value-type="float">
            <text:p>348845</text:p>
          </table:table-cell>
          <table:table-cell table:formula="of:=[.B894]/[.$B$1]" office:value-type="float" office:value="11.1739130434783" calcext:value-type="float">
            <text:p>11,17</text:p>
          </table:table-cell>
          <table:table-cell table:formula="of:=[.G893]+[.F894]" office:value-type="float" office:value="15167.1739130435" calcext:value-type="float">
            <text:p>15167,17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56_InvalidIDFindViewOperatorMutator</text:p>
          </table:table-cell>
          <table:table-cell office:value-type="float" office:value="56175" calcext:value-type="float">
            <text:p>56175</text:p>
          </table:table-cell>
          <table:table-cell table:formula="of:=[.E894]+[.B895]" office:value-type="float" office:value="349102" calcext:value-type="float">
            <text:p>349102</text:p>
          </table:table-cell>
          <table:table-cell table:formula="of:=[.B895]/[.$B$1]" office:value-type="float" office:value="11.1739130434783" calcext:value-type="float">
            <text:p>11,17</text:p>
          </table:table-cell>
          <table:table-cell table:formula="of:=[.G894]+[.F895]" office:value-type="float" office:value="15178.3478260869" calcext:value-type="float">
            <text:p>15178,35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69" calcext:value-type="float">
            <text:p>269</text:p>
          </table:table-cell>
          <table:table-cell office:value-type="string" calcext:value-type="string">
            <text:p>EditEntryActivity_57_InvalidViewFocusOperatorMutator</text:p>
          </table:table-cell>
          <table:table-cell office:value-type="float" office:value="57175" calcext:value-type="float">
            <text:p>57175</text:p>
          </table:table-cell>
          <table:table-cell table:formula="of:=[.E895]+[.B896]" office:value-type="float" office:value="349371" calcext:value-type="float">
            <text:p>349371</text:p>
          </table:table-cell>
          <table:table-cell table:formula="of:=[.B896]/[.$B$1]" office:value-type="float" office:value="11.695652173913" calcext:value-type="float">
            <text:p>11,70</text:p>
          </table:table-cell>
          <table:table-cell table:formula="of:=[.G895]+[.F896]" office:value-type="float" office:value="15190.0434782609" calcext:value-type="float">
            <text:p>15190,04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ditEntryActivity_58_ViewComponentNotVisibleOperatorMutator</text:p>
          </table:table-cell>
          <table:table-cell office:value-type="float" office:value="58175" calcext:value-type="float">
            <text:p>58175</text:p>
          </table:table-cell>
          <table:table-cell table:formula="of:=[.E896]+[.B897]" office:value-type="float" office:value="349782" calcext:value-type="float">
            <text:p>349782</text:p>
          </table:table-cell>
          <table:table-cell table:formula="of:=[.B897]/[.$B$1]" office:value-type="float" office:value="17.8695652173913" calcext:value-type="float">
            <text:p>17,87</text:p>
          </table:table-cell>
          <table:table-cell table:formula="of:=[.G896]+[.F897]" office:value-type="float" office:value="15207.9130434783" calcext:value-type="float">
            <text:p>15207,91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EditEntryActivity_59_FindViewByIdReturnsNullOperatorMutator</text:p>
          </table:table-cell>
          <table:table-cell office:value-type="float" office:value="59175" calcext:value-type="float">
            <text:p>59175</text:p>
          </table:table-cell>
          <table:table-cell table:formula="of:=[.E897]+[.B898]" office:value-type="float" office:value="350038" calcext:value-type="float">
            <text:p>350038</text:p>
          </table:table-cell>
          <table:table-cell table:formula="of:=[.B898]/[.$B$1]" office:value-type="float" office:value="11.1304347826087" calcext:value-type="float">
            <text:p>11,13</text:p>
          </table:table-cell>
          <table:table-cell table:formula="of:=[.G897]+[.F898]" office:value-type="float" office:value="15219.0434782609" calcext:value-type="float">
            <text:p>15219,04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ditEntryActivity_60_InvalidIDFindViewOperatorMutator</text:p>
          </table:table-cell>
          <table:table-cell office:value-type="float" office:value="60175" calcext:value-type="float">
            <text:p>60175</text:p>
          </table:table-cell>
          <table:table-cell table:formula="of:=[.E898]+[.B899]" office:value-type="float" office:value="350298" calcext:value-type="float">
            <text:p>350298</text:p>
          </table:table-cell>
          <table:table-cell table:formula="of:=[.B899]/[.$B$1]" office:value-type="float" office:value="11.304347826087" calcext:value-type="float">
            <text:p>11,30</text:p>
          </table:table-cell>
          <table:table-cell table:formula="of:=[.G898]+[.F899]" office:value-type="float" office:value="15230.3478260869" calcext:value-type="float">
            <text:p>15230,35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EditEntryActivity_61_InvalidViewFocusOperatorMutator</text:p>
          </table:table-cell>
          <table:table-cell office:value-type="float" office:value="61175" calcext:value-type="float">
            <text:p>61175</text:p>
          </table:table-cell>
          <table:table-cell table:formula="of:=[.E899]+[.B900]" office:value-type="float" office:value="350717" calcext:value-type="float">
            <text:p>350717</text:p>
          </table:table-cell>
          <table:table-cell table:formula="of:=[.B900]/[.$B$1]" office:value-type="float" office:value="18.2173913043478" calcext:value-type="float">
            <text:p>18,22</text:p>
          </table:table-cell>
          <table:table-cell table:formula="of:=[.G899]+[.F900]" office:value-type="float" office:value="15248.5652173913" calcext:value-type="float">
            <text:p>15248,57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ditEntryActivity_62_ViewComponentNotVisibleOperatorMutator</text:p>
          </table:table-cell>
          <table:table-cell office:value-type="float" office:value="62175" calcext:value-type="float">
            <text:p>62175</text:p>
          </table:table-cell>
          <table:table-cell table:formula="of:=[.E900]+[.B901]" office:value-type="float" office:value="351007" calcext:value-type="float">
            <text:p>351007</text:p>
          </table:table-cell>
          <table:table-cell table:formula="of:=[.B901]/[.$B$1]" office:value-type="float" office:value="12.6086956521739" calcext:value-type="float">
            <text:p>12,61</text:p>
          </table:table-cell>
          <table:table-cell table:formula="of:=[.G900]+[.F901]" office:value-type="float" office:value="15261.1739130435" calcext:value-type="float">
            <text:p>15261,17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64" calcext:value-type="float">
            <text:p>264</text:p>
          </table:table-cell>
          <table:table-cell office:value-type="string" calcext:value-type="string">
            <text:p>EditEntryActivity_63_FindViewByIdReturnsNullOperatorMutator</text:p>
          </table:table-cell>
          <table:table-cell office:value-type="float" office:value="63175" calcext:value-type="float">
            <text:p>63175</text:p>
          </table:table-cell>
          <table:table-cell table:formula="of:=[.E901]+[.B902]" office:value-type="float" office:value="351271" calcext:value-type="float">
            <text:p>351271</text:p>
          </table:table-cell>
          <table:table-cell table:formula="of:=[.B902]/[.$B$1]" office:value-type="float" office:value="11.4782608695652" calcext:value-type="float">
            <text:p>11,48</text:p>
          </table:table-cell>
          <table:table-cell table:formula="of:=[.G901]+[.F902]" office:value-type="float" office:value="15272.652173913" calcext:value-type="float">
            <text:p>15272,65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ditEntryActivity_64_InvalidIDFindViewOperatorMutator</text:p>
          </table:table-cell>
          <table:table-cell office:value-type="float" office:value="64175" calcext:value-type="float">
            <text:p>64175</text:p>
          </table:table-cell>
          <table:table-cell table:formula="of:=[.E902]+[.B903]" office:value-type="float" office:value="351530" calcext:value-type="float">
            <text:p>351530</text:p>
          </table:table-cell>
          <table:table-cell table:formula="of:=[.B903]/[.$B$1]" office:value-type="float" office:value="11.2608695652174" calcext:value-type="float">
            <text:p>11,26</text:p>
          </table:table-cell>
          <table:table-cell table:formula="of:=[.G902]+[.F903]" office:value-type="float" office:value="15283.9130434783" calcext:value-type="float">
            <text:p>15283,91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ditEntryActivity_65_InvalidViewFocusOperatorMutator</text:p>
          </table:table-cell>
          <table:table-cell office:value-type="float" office:value="65175" calcext:value-type="float">
            <text:p>65175</text:p>
          </table:table-cell>
          <table:table-cell table:formula="of:=[.E903]+[.B904]" office:value-type="float" office:value="351940" calcext:value-type="float">
            <text:p>351940</text:p>
          </table:table-cell>
          <table:table-cell table:formula="of:=[.B904]/[.$B$1]" office:value-type="float" office:value="17.8260869565217" calcext:value-type="float">
            <text:p>17,83</text:p>
          </table:table-cell>
          <table:table-cell table:formula="of:=[.G903]+[.F904]" office:value-type="float" office:value="15301.7391304348" calcext:value-type="float">
            <text:p>15301,74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ditEntryActivity_66_ViewComponentNotVisibleOperatorMutator</text:p>
          </table:table-cell>
          <table:table-cell office:value-type="float" office:value="66175" calcext:value-type="float">
            <text:p>66175</text:p>
          </table:table-cell>
          <table:table-cell table:formula="of:=[.E904]+[.B905]" office:value-type="float" office:value="352346" calcext:value-type="float">
            <text:p>352346</text:p>
          </table:table-cell>
          <table:table-cell table:formula="of:=[.B905]/[.$B$1]" office:value-type="float" office:value="17.6521739130435" calcext:value-type="float">
            <text:p>17,65</text:p>
          </table:table-cell>
          <table:table-cell table:formula="of:=[.G904]+[.F905]" office:value-type="float" office:value="15319.3913043478" calcext:value-type="float">
            <text:p>15319,39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ditEntryActivity_67_FindViewByIdReturnsNullOperatorMutator</text:p>
          </table:table-cell>
          <table:table-cell office:value-type="float" office:value="67175" calcext:value-type="float">
            <text:p>67175</text:p>
          </table:table-cell>
          <table:table-cell table:formula="of:=[.E905]+[.B906]" office:value-type="float" office:value="352605" calcext:value-type="float">
            <text:p>352605</text:p>
          </table:table-cell>
          <table:table-cell table:formula="of:=[.B906]/[.$B$1]" office:value-type="float" office:value="11.2608695652174" calcext:value-type="float">
            <text:p>11,26</text:p>
          </table:table-cell>
          <table:table-cell table:formula="of:=[.G905]+[.F906]" office:value-type="float" office:value="15330.652173913" calcext:value-type="float">
            <text:p>15330,65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58" calcext:value-type="float">
            <text:p>258</text:p>
          </table:table-cell>
          <table:table-cell office:value-type="string" calcext:value-type="string">
            <text:p>EditEntryActivity_68_InvalidIDFindViewOperatorMutator</text:p>
          </table:table-cell>
          <table:table-cell office:value-type="float" office:value="68175" calcext:value-type="float">
            <text:p>68175</text:p>
          </table:table-cell>
          <table:table-cell table:formula="of:=[.E906]+[.B907]" office:value-type="float" office:value="352863" calcext:value-type="float">
            <text:p>352863</text:p>
          </table:table-cell>
          <table:table-cell table:formula="of:=[.B907]/[.$B$1]" office:value-type="float" office:value="11.2173913043478" calcext:value-type="float">
            <text:p>11,22</text:p>
          </table:table-cell>
          <table:table-cell table:formula="of:=[.G906]+[.F907]" office:value-type="float" office:value="15341.8695652174" calcext:value-type="float">
            <text:p>15341,87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ditEntryActivity_69_InvalidViewFocusOperatorMutator</text:p>
          </table:table-cell>
          <table:table-cell office:value-type="float" office:value="69175" calcext:value-type="float">
            <text:p>69175</text:p>
          </table:table-cell>
          <table:table-cell table:formula="of:=[.E907]+[.B908]" office:value-type="float" office:value="353272" calcext:value-type="float">
            <text:p>353272</text:p>
          </table:table-cell>
          <table:table-cell table:formula="of:=[.B908]/[.$B$1]" office:value-type="float" office:value="17.7826086956522" calcext:value-type="float">
            <text:p>17,78</text:p>
          </table:table-cell>
          <table:table-cell table:formula="of:=[.G907]+[.F908]" office:value-type="float" office:value="15359.652173913" calcext:value-type="float">
            <text:p>15359,65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ditEntryActivity_70_ViewComponentNotVisibleOperatorMutator</text:p>
          </table:table-cell>
          <table:table-cell office:value-type="float" office:value="70175" calcext:value-type="float">
            <text:p>70175</text:p>
          </table:table-cell>
          <table:table-cell table:formula="of:=[.E908]+[.B909]" office:value-type="float" office:value="353678" calcext:value-type="float">
            <text:p>353678</text:p>
          </table:table-cell>
          <table:table-cell table:formula="of:=[.B909]/[.$B$1]" office:value-type="float" office:value="17.6521739130435" calcext:value-type="float">
            <text:p>17,65</text:p>
          </table:table-cell>
          <table:table-cell table:formula="of:=[.G908]+[.F909]" office:value-type="float" office:value="15377.3043478261" calcext:value-type="float">
            <text:p>15377,3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ditEntryActivity_71_FindViewByIdReturnsNullOperatorMutator</text:p>
          </table:table-cell>
          <table:table-cell office:value-type="float" office:value="71175" calcext:value-type="float">
            <text:p>71175</text:p>
          </table:table-cell>
          <table:table-cell table:formula="of:=[.E909]+[.B910]" office:value-type="float" office:value="353938" calcext:value-type="float">
            <text:p>353938</text:p>
          </table:table-cell>
          <table:table-cell table:formula="of:=[.B910]/[.$B$1]" office:value-type="float" office:value="11.304347826087" calcext:value-type="float">
            <text:p>11,30</text:p>
          </table:table-cell>
          <table:table-cell table:formula="of:=[.G909]+[.F910]" office:value-type="float" office:value="15388.6086956522" calcext:value-type="float">
            <text:p>15388,61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59" calcext:value-type="float">
            <text:p>259</text:p>
          </table:table-cell>
          <table:table-cell office:value-type="string" calcext:value-type="string">
            <text:p>EditEntryActivity_72_InvalidIDFindViewOperatorMutator</text:p>
          </table:table-cell>
          <table:table-cell office:value-type="float" office:value="72175" calcext:value-type="float">
            <text:p>72175</text:p>
          </table:table-cell>
          <table:table-cell table:formula="of:=[.E910]+[.B911]" office:value-type="float" office:value="354197" calcext:value-type="float">
            <text:p>354197</text:p>
          </table:table-cell>
          <table:table-cell table:formula="of:=[.B911]/[.$B$1]" office:value-type="float" office:value="11.2608695652174" calcext:value-type="float">
            <text:p>11,26</text:p>
          </table:table-cell>
          <table:table-cell table:formula="of:=[.G910]+[.F911]" office:value-type="float" office:value="15399.8695652174" calcext:value-type="float">
            <text:p>15399,87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ditEntryActivity_73_InvalidViewFocusOperatorMutator</text:p>
          </table:table-cell>
          <table:table-cell office:value-type="float" office:value="73175" calcext:value-type="float">
            <text:p>73175</text:p>
          </table:table-cell>
          <table:table-cell table:formula="of:=[.E911]+[.B912]" office:value-type="float" office:value="354603" calcext:value-type="float">
            <text:p>354603</text:p>
          </table:table-cell>
          <table:table-cell table:formula="of:=[.B912]/[.$B$1]" office:value-type="float" office:value="17.6521739130435" calcext:value-type="float">
            <text:p>17,65</text:p>
          </table:table-cell>
          <table:table-cell table:formula="of:=[.G911]+[.F912]" office:value-type="float" office:value="15417.5217391304" calcext:value-type="float">
            <text:p>15417,52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ditEntryActivity_74_ViewComponentNotVisibleOperatorMutator</text:p>
          </table:table-cell>
          <table:table-cell office:value-type="float" office:value="74175" calcext:value-type="float">
            <text:p>74175</text:p>
          </table:table-cell>
          <table:table-cell table:formula="of:=[.E912]+[.B913]" office:value-type="float" office:value="354972" calcext:value-type="float">
            <text:p>354972</text:p>
          </table:table-cell>
          <table:table-cell table:formula="of:=[.B913]/[.$B$1]" office:value-type="float" office:value="16.0434782608696" calcext:value-type="float">
            <text:p>16,04</text:p>
          </table:table-cell>
          <table:table-cell table:formula="of:=[.G912]+[.F913]" office:value-type="float" office:value="15433.5652173913" calcext:value-type="float">
            <text:p>15433,57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ditEntryActivity_75_FindViewByIdReturnsNullOperatorMutator</text:p>
          </table:table-cell>
          <table:table-cell office:value-type="float" office:value="75175" calcext:value-type="float">
            <text:p>75175</text:p>
          </table:table-cell>
          <table:table-cell table:formula="of:=[.E913]+[.B914]" office:value-type="float" office:value="355333" calcext:value-type="float">
            <text:p>355333</text:p>
          </table:table-cell>
          <table:table-cell table:formula="of:=[.B914]/[.$B$1]" office:value-type="float" office:value="15.695652173913" calcext:value-type="float">
            <text:p>15,70</text:p>
          </table:table-cell>
          <table:table-cell table:formula="of:=[.G913]+[.F914]" office:value-type="float" office:value="15449.2608695652" calcext:value-type="float">
            <text:p>15449,2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365" calcext:value-type="float">
            <text:p>365</text:p>
          </table:table-cell>
          <table:table-cell office:value-type="string" calcext:value-type="string">
            <text:p>EditEntryActivity_76_InvalidIDFindViewOperatorMutator</text:p>
          </table:table-cell>
          <table:table-cell office:value-type="float" office:value="76175" calcext:value-type="float">
            <text:p>76175</text:p>
          </table:table-cell>
          <table:table-cell table:formula="of:=[.E914]+[.B915]" office:value-type="float" office:value="355698" calcext:value-type="float">
            <text:p>355698</text:p>
          </table:table-cell>
          <table:table-cell table:formula="of:=[.B915]/[.$B$1]" office:value-type="float" office:value="15.8695652173913" calcext:value-type="float">
            <text:p>15,87</text:p>
          </table:table-cell>
          <table:table-cell table:formula="of:=[.G914]+[.F915]" office:value-type="float" office:value="15465.1304347826" calcext:value-type="float">
            <text:p>15465,1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ditEntryActivity_77_InvalidViewFocusOperatorMutator</text:p>
          </table:table-cell>
          <table:table-cell office:value-type="float" office:value="77175" calcext:value-type="float">
            <text:p>77175</text:p>
          </table:table-cell>
          <table:table-cell table:formula="of:=[.E915]+[.B916]" office:value-type="float" office:value="356105" calcext:value-type="float">
            <text:p>356105</text:p>
          </table:table-cell>
          <table:table-cell table:formula="of:=[.B916]/[.$B$1]" office:value-type="float" office:value="17.695652173913" calcext:value-type="float">
            <text:p>17,70</text:p>
          </table:table-cell>
          <table:table-cell table:formula="of:=[.G915]+[.F916]" office:value-type="float" office:value="15482.8260869565" calcext:value-type="float">
            <text:p>15482,83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ditEntryActivity_78_ViewComponentNotVisibleOperatorMutator</text:p>
          </table:table-cell>
          <table:table-cell office:value-type="float" office:value="78175" calcext:value-type="float">
            <text:p>78175</text:p>
          </table:table-cell>
          <table:table-cell table:formula="of:=[.E916]+[.B917]" office:value-type="float" office:value="356519" calcext:value-type="float">
            <text:p>356519</text:p>
          </table:table-cell>
          <table:table-cell table:formula="of:=[.B917]/[.$B$1]" office:value-type="float" office:value="18" calcext:value-type="float">
            <text:p>18,00</text:p>
          </table:table-cell>
          <table:table-cell table:formula="of:=[.G916]+[.F917]" office:value-type="float" office:value="15500.8260869565" calcext:value-type="float">
            <text:p>15500,83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361" calcext:value-type="float">
            <text:p>361</text:p>
          </table:table-cell>
          <table:table-cell office:value-type="string" calcext:value-type="string">
            <text:p>EditEntryActivity_79_FindViewByIdReturnsNullOperatorMutator</text:p>
          </table:table-cell>
          <table:table-cell office:value-type="float" office:value="79175" calcext:value-type="float">
            <text:p>79175</text:p>
          </table:table-cell>
          <table:table-cell table:formula="of:=[.E917]+[.B918]" office:value-type="float" office:value="356880" calcext:value-type="float">
            <text:p>356880</text:p>
          </table:table-cell>
          <table:table-cell table:formula="of:=[.B918]/[.$B$1]" office:value-type="float" office:value="15.695652173913" calcext:value-type="float">
            <text:p>15,70</text:p>
          </table:table-cell>
          <table:table-cell table:formula="of:=[.G917]+[.F918]" office:value-type="float" office:value="15516.5217391304" calcext:value-type="float">
            <text:p>15516,52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EditEntryActivity_80_InvalidIDFindViewOperatorMutator</text:p>
          </table:table-cell>
          <table:table-cell office:value-type="float" office:value="80175" calcext:value-type="float">
            <text:p>80175</text:p>
          </table:table-cell>
          <table:table-cell table:formula="of:=[.E918]+[.B919]" office:value-type="float" office:value="357249" calcext:value-type="float">
            <text:p>357249</text:p>
          </table:table-cell>
          <table:table-cell table:formula="of:=[.B919]/[.$B$1]" office:value-type="float" office:value="16.0434782608696" calcext:value-type="float">
            <text:p>16,04</text:p>
          </table:table-cell>
          <table:table-cell table:formula="of:=[.G918]+[.F919]" office:value-type="float" office:value="15532.5652173913" calcext:value-type="float">
            <text:p>15532,57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ditEntryActivity_81_InvalidViewFocusOperatorMutator</text:p>
          </table:table-cell>
          <table:table-cell office:value-type="float" office:value="81175" calcext:value-type="float">
            <text:p>81175</text:p>
          </table:table-cell>
          <table:table-cell table:formula="of:=[.E919]+[.B920]" office:value-type="float" office:value="357660" calcext:value-type="float">
            <text:p>357660</text:p>
          </table:table-cell>
          <table:table-cell table:formula="of:=[.B920]/[.$B$1]" office:value-type="float" office:value="17.8695652173913" calcext:value-type="float">
            <text:p>17,87</text:p>
          </table:table-cell>
          <table:table-cell table:formula="of:=[.G919]+[.F920]" office:value-type="float" office:value="15550.4347826087" calcext:value-type="float">
            <text:p>15550,43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ditEntryActivity_82_ViewComponentNotVisibleOperatorMutator</text:p>
          </table:table-cell>
          <table:table-cell office:value-type="float" office:value="82175" calcext:value-type="float">
            <text:p>82175</text:p>
          </table:table-cell>
          <table:table-cell table:formula="of:=[.E920]+[.B921]" office:value-type="float" office:value="358032" calcext:value-type="float">
            <text:p>358032</text:p>
          </table:table-cell>
          <table:table-cell table:formula="of:=[.B921]/[.$B$1]" office:value-type="float" office:value="16.1739130434783" calcext:value-type="float">
            <text:p>16,17</text:p>
          </table:table-cell>
          <table:table-cell table:formula="of:=[.G920]+[.F921]" office:value-type="float" office:value="15566.6086956522" calcext:value-type="float">
            <text:p>15566,61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359" calcext:value-type="float">
            <text:p>359</text:p>
          </table:table-cell>
          <table:table-cell office:value-type="string" calcext:value-type="string">
            <text:p>EditEntryActivity_83_FindViewByIdReturnsNullOperatorMutator</text:p>
          </table:table-cell>
          <table:table-cell office:value-type="float" office:value="83175" calcext:value-type="float">
            <text:p>83175</text:p>
          </table:table-cell>
          <table:table-cell table:formula="of:=[.E921]+[.B922]" office:value-type="float" office:value="358391" calcext:value-type="float">
            <text:p>358391</text:p>
          </table:table-cell>
          <table:table-cell table:formula="of:=[.B922]/[.$B$1]" office:value-type="float" office:value="15.6086956521739" calcext:value-type="float">
            <text:p>15,61</text:p>
          </table:table-cell>
          <table:table-cell table:formula="of:=[.G921]+[.F922]" office:value-type="float" office:value="15582.2173913043" calcext:value-type="float">
            <text:p>15582,22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358" calcext:value-type="float">
            <text:p>358</text:p>
          </table:table-cell>
          <table:table-cell office:value-type="string" calcext:value-type="string">
            <text:p>EditEntryActivity_84_InvalidIDFindViewOperatorMutator</text:p>
          </table:table-cell>
          <table:table-cell office:value-type="float" office:value="84175" calcext:value-type="float">
            <text:p>84175</text:p>
          </table:table-cell>
          <table:table-cell table:formula="of:=[.E922]+[.B923]" office:value-type="float" office:value="358749" calcext:value-type="float">
            <text:p>358749</text:p>
          </table:table-cell>
          <table:table-cell table:formula="of:=[.B923]/[.$B$1]" office:value-type="float" office:value="15.5652173913043" calcext:value-type="float">
            <text:p>15,57</text:p>
          </table:table-cell>
          <table:table-cell table:formula="of:=[.G922]+[.F923]" office:value-type="float" office:value="15597.7826086957" calcext:value-type="float">
            <text:p>15597,78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ditEntryActivity_85_InvalidViewFocusOperatorMutator</text:p>
          </table:table-cell>
          <table:table-cell office:value-type="float" office:value="85175" calcext:value-type="float">
            <text:p>85175</text:p>
          </table:table-cell>
          <table:table-cell table:formula="of:=[.E923]+[.B924]" office:value-type="float" office:value="359165" calcext:value-type="float">
            <text:p>359165</text:p>
          </table:table-cell>
          <table:table-cell table:formula="of:=[.B924]/[.$B$1]" office:value-type="float" office:value="18.0869565217391" calcext:value-type="float">
            <text:p>18,09</text:p>
          </table:table-cell>
          <table:table-cell table:formula="of:=[.G923]+[.F924]" office:value-type="float" office:value="15615.8695652174" calcext:value-type="float">
            <text:p>15615,87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ditEntryActivity_86_ViewComponentNotVisibleOperatorMutator</text:p>
          </table:table-cell>
          <table:table-cell office:value-type="float" office:value="86175" calcext:value-type="float">
            <text:p>86175</text:p>
          </table:table-cell>
          <table:table-cell table:formula="of:=[.E924]+[.B925]" office:value-type="float" office:value="359570" calcext:value-type="float">
            <text:p>359570</text:p>
          </table:table-cell>
          <table:table-cell table:formula="of:=[.B925]/[.$B$1]" office:value-type="float" office:value="17.6086956521739" calcext:value-type="float">
            <text:p>17,61</text:p>
          </table:table-cell>
          <table:table-cell table:formula="of:=[.G924]+[.F925]" office:value-type="float" office:value="15633.4782608696" calcext:value-type="float">
            <text:p>15633,4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EditEntryActivity_87_FindViewByIdReturnsNullOperatorMutator</text:p>
          </table:table-cell>
          <table:table-cell office:value-type="float" office:value="87175" calcext:value-type="float">
            <text:p>87175</text:p>
          </table:table-cell>
          <table:table-cell table:formula="of:=[.E925]+[.B926]" office:value-type="float" office:value="359833" calcext:value-type="float">
            <text:p>359833</text:p>
          </table:table-cell>
          <table:table-cell table:formula="of:=[.B926]/[.$B$1]" office:value-type="float" office:value="11.4347826086957" calcext:value-type="float">
            <text:p>11,43</text:p>
          </table:table-cell>
          <table:table-cell table:formula="of:=[.G925]+[.F926]" office:value-type="float" office:value="15644.9130434783" calcext:value-type="float">
            <text:p>15644,91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57" calcext:value-type="float">
            <text:p>257</text:p>
          </table:table-cell>
          <table:table-cell office:value-type="string" calcext:value-type="string">
            <text:p>EditEntryActivity_88_InvalidIDFindViewOperatorMutator</text:p>
          </table:table-cell>
          <table:table-cell office:value-type="float" office:value="88175" calcext:value-type="float">
            <text:p>88175</text:p>
          </table:table-cell>
          <table:table-cell table:formula="of:=[.E926]+[.B927]" office:value-type="float" office:value="360090" calcext:value-type="float">
            <text:p>360090</text:p>
          </table:table-cell>
          <table:table-cell table:formula="of:=[.B927]/[.$B$1]" office:value-type="float" office:value="11.1739130434783" calcext:value-type="float">
            <text:p>11,17</text:p>
          </table:table-cell>
          <table:table-cell table:formula="of:=[.G926]+[.F927]" office:value-type="float" office:value="15656.0869565217" calcext:value-type="float">
            <text:p>15656,0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ditEntryActivity_89_InvalidViewFocusOperatorMutator</text:p>
          </table:table-cell>
          <table:table-cell office:value-type="float" office:value="89175" calcext:value-type="float">
            <text:p>89175</text:p>
          </table:table-cell>
          <table:table-cell table:formula="of:=[.E927]+[.B928]" office:value-type="float" office:value="360344" calcext:value-type="float">
            <text:p>360344</text:p>
          </table:table-cell>
          <table:table-cell table:formula="of:=[.B928]/[.$B$1]" office:value-type="float" office:value="11.0434782608696" calcext:value-type="float">
            <text:p>11,04</text:p>
          </table:table-cell>
          <table:table-cell table:formula="of:=[.G927]+[.F928]" office:value-type="float" office:value="15667.1304347826" calcext:value-type="float">
            <text:p>15667,13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89" calcext:value-type="float">
            <text:p>289</text:p>
          </table:table-cell>
          <table:table-cell office:value-type="string" calcext:value-type="string">
            <text:p>EditEntryActivity_90_ViewComponentNotVisibleOperatorMutator</text:p>
          </table:table-cell>
          <table:table-cell office:value-type="float" office:value="90175" calcext:value-type="float">
            <text:p>90175</text:p>
          </table:table-cell>
          <table:table-cell table:formula="of:=[.E928]+[.B929]" office:value-type="float" office:value="360633" calcext:value-type="float">
            <text:p>360633</text:p>
          </table:table-cell>
          <table:table-cell table:formula="of:=[.B929]/[.$B$1]" office:value-type="float" office:value="12.5652173913043" calcext:value-type="float">
            <text:p>12,57</text:p>
          </table:table-cell>
          <table:table-cell table:formula="of:=[.G928]+[.F929]" office:value-type="float" office:value="15679.6956521739" calcext:value-type="float">
            <text:p>15679,7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EditEntryActivity_91_FindViewByIdReturnsNullOperatorMutator</text:p>
          </table:table-cell>
          <table:table-cell office:value-type="float" office:value="91175" calcext:value-type="float">
            <text:p>91175</text:p>
          </table:table-cell>
          <table:table-cell table:formula="of:=[.E929]+[.B930]" office:value-type="float" office:value="360887" calcext:value-type="float">
            <text:p>360887</text:p>
          </table:table-cell>
          <table:table-cell table:formula="of:=[.B930]/[.$B$1]" office:value-type="float" office:value="11.0434782608696" calcext:value-type="float">
            <text:p>11,04</text:p>
          </table:table-cell>
          <table:table-cell table:formula="of:=[.G929]+[.F930]" office:value-type="float" office:value="15690.7391304348" calcext:value-type="float">
            <text:p>15690,74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EditEntryActivity_92_InvalidIDFindViewOperatorMutator</text:p>
          </table:table-cell>
          <table:table-cell office:value-type="float" office:value="92175" calcext:value-type="float">
            <text:p>92175</text:p>
          </table:table-cell>
          <table:table-cell table:formula="of:=[.E930]+[.B931]" office:value-type="float" office:value="361147" calcext:value-type="float">
            <text:p>361147</text:p>
          </table:table-cell>
          <table:table-cell table:formula="of:=[.B931]/[.$B$1]" office:value-type="float" office:value="11.304347826087" calcext:value-type="float">
            <text:p>11,30</text:p>
          </table:table-cell>
          <table:table-cell table:formula="of:=[.G930]+[.F931]" office:value-type="float" office:value="15702.0434782609" calcext:value-type="float">
            <text:p>15702,04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ditEntryActivity_93_InvalidViewFocusOperatorMutator</text:p>
          </table:table-cell>
          <table:table-cell office:value-type="float" office:value="93175" calcext:value-type="float">
            <text:p>93175</text:p>
          </table:table-cell>
          <table:table-cell table:formula="of:=[.E931]+[.B932]" office:value-type="float" office:value="361555" calcext:value-type="float">
            <text:p>361555</text:p>
          </table:table-cell>
          <table:table-cell table:formula="of:=[.B932]/[.$B$1]" office:value-type="float" office:value="17.7391304347826" calcext:value-type="float">
            <text:p>17,74</text:p>
          </table:table-cell>
          <table:table-cell table:formula="of:=[.G931]+[.F932]" office:value-type="float" office:value="15719.7826086957" calcext:value-type="float">
            <text:p>15719,78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ditEntryActivity_94_ViewComponentNotVisibleOperatorMutator</text:p>
          </table:table-cell>
          <table:table-cell office:value-type="float" office:value="94175" calcext:value-type="float">
            <text:p>94175</text:p>
          </table:table-cell>
          <table:table-cell table:formula="of:=[.E932]+[.B933]" office:value-type="float" office:value="361827" calcext:value-type="float">
            <text:p>361827</text:p>
          </table:table-cell>
          <table:table-cell table:formula="of:=[.B933]/[.$B$1]" office:value-type="float" office:value="11.8260869565217" calcext:value-type="float">
            <text:p>11,83</text:p>
          </table:table-cell>
          <table:table-cell table:formula="of:=[.G932]+[.F933]" office:value-type="float" office:value="15731.6086956522" calcext:value-type="float">
            <text:p>15731,61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ditEntryActivity_95_BuggyGUIListenerOperatorMutator</text:p>
          </table:table-cell>
          <table:table-cell office:value-type="float" office:value="95175" calcext:value-type="float">
            <text:p>95175</text:p>
          </table:table-cell>
          <table:table-cell table:formula="of:=[.E933]+[.B934]" office:value-type="float" office:value="362117" calcext:value-type="float">
            <text:p>362117</text:p>
          </table:table-cell>
          <table:table-cell table:formula="of:=[.B934]/[.$B$1]" office:value-type="float" office:value="12.6086956521739" calcext:value-type="float">
            <text:p>12,61</text:p>
          </table:table-cell>
          <table:table-cell table:formula="of:=[.G933]+[.F934]" office:value-type="float" office:value="15744.2173913043" calcext:value-type="float">
            <text:p>15744,22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EditEntryActivity_96_FindViewByIdReturnsNullOperatorMutator</text:p>
          </table:table-cell>
          <table:table-cell office:value-type="float" office:value="96175" calcext:value-type="float">
            <text:p>96175</text:p>
          </table:table-cell>
          <table:table-cell table:formula="of:=[.E934]+[.B935]" office:value-type="float" office:value="362389" calcext:value-type="float">
            <text:p>362389</text:p>
          </table:table-cell>
          <table:table-cell table:formula="of:=[.B935]/[.$B$1]" office:value-type="float" office:value="11.8260869565217" calcext:value-type="float">
            <text:p>11,83</text:p>
          </table:table-cell>
          <table:table-cell table:formula="of:=[.G934]+[.F935]" office:value-type="float" office:value="15756.0434782609" calcext:value-type="float">
            <text:p>15756,04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EditEntryActivity_97_InvalidIDFindViewOperatorMutator</text:p>
          </table:table-cell>
          <table:table-cell office:value-type="float" office:value="97175" calcext:value-type="float">
            <text:p>97175</text:p>
          </table:table-cell>
          <table:table-cell table:formula="of:=[.E935]+[.B936]" office:value-type="float" office:value="362657" calcext:value-type="float">
            <text:p>362657</text:p>
          </table:table-cell>
          <table:table-cell table:formula="of:=[.B936]/[.$B$1]" office:value-type="float" office:value="11.6521739130435" calcext:value-type="float">
            <text:p>11,65</text:p>
          </table:table-cell>
          <table:table-cell table:formula="of:=[.G935]+[.F936]" office:value-type="float" office:value="15767.6956521739" calcext:value-type="float">
            <text:p>15767,7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ditEntryActivity_98_InvalidViewFocusOperatorMutator</text:p>
          </table:table-cell>
          <table:table-cell office:value-type="float" office:value="98175" calcext:value-type="float">
            <text:p>98175</text:p>
          </table:table-cell>
          <table:table-cell table:formula="of:=[.E936]+[.B937]" office:value-type="float" office:value="363062" calcext:value-type="float">
            <text:p>363062</text:p>
          </table:table-cell>
          <table:table-cell table:formula="of:=[.B937]/[.$B$1]" office:value-type="float" office:value="17.6086956521739" calcext:value-type="float">
            <text:p>17,61</text:p>
          </table:table-cell>
          <table:table-cell table:formula="of:=[.G936]+[.F937]" office:value-type="float" office:value="15785.3043478261" calcext:value-type="float">
            <text:p>15785,3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406" calcext:value-type="float">
            <text:p>406</text:p>
          </table:table-cell>
          <table:table-cell office:value-type="string" calcext:value-type="string">
            <text:p>EditEntryActivity_99_ViewComponentNotVisibleOperatorMutator</text:p>
          </table:table-cell>
          <table:table-cell office:value-type="float" office:value="99175" calcext:value-type="float">
            <text:p>99175</text:p>
          </table:table-cell>
          <table:table-cell table:formula="of:=[.E937]+[.B938]" office:value-type="float" office:value="363468" calcext:value-type="float">
            <text:p>363468</text:p>
          </table:table-cell>
          <table:table-cell table:formula="of:=[.B938]/[.$B$1]" office:value-type="float" office:value="17.6521739130435" calcext:value-type="float">
            <text:p>17,65</text:p>
          </table:table-cell>
          <table:table-cell table:formula="of:=[.G937]+[.F938]" office:value-type="float" office:value="15802.9565217391" calcext:value-type="float">
            <text:p>15802,96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ditEntryActivity_100_BuggyGUIListenerOperatorMutator</text:p>
          </table:table-cell>
          <table:table-cell office:value-type="float" office:value="100175" calcext:value-type="float">
            <text:p>100175</text:p>
          </table:table-cell>
          <table:table-cell table:formula="of:=[.E938]+[.B939]" office:value-type="float" office:value="363873" calcext:value-type="float">
            <text:p>363873</text:p>
          </table:table-cell>
          <table:table-cell table:formula="of:=[.B939]/[.$B$1]" office:value-type="float" office:value="17.6086956521739" calcext:value-type="float">
            <text:p>17,61</text:p>
          </table:table-cell>
          <table:table-cell table:formula="of:=[.G938]+[.F939]" office:value-type="float" office:value="15820.5652173913" calcext:value-type="float">
            <text:p>15820,57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372" calcext:value-type="float">
            <text:p>372</text:p>
          </table:table-cell>
          <table:table-cell office:value-type="string" calcext:value-type="string">
            <text:p>EditEntryActivity_101_BinaryMutator</text:p>
          </table:table-cell>
          <table:table-cell office:value-type="float" office:value="101175" calcext:value-type="float">
            <text:p>101175</text:p>
          </table:table-cell>
          <table:table-cell table:formula="of:=[.E939]+[.B940]" office:value-type="float" office:value="364245" calcext:value-type="float">
            <text:p>364245</text:p>
          </table:table-cell>
          <table:table-cell table:formula="of:=[.B940]/[.$B$1]" office:value-type="float" office:value="16.1739130434783" calcext:value-type="float">
            <text:p>16,17</text:p>
          </table:table-cell>
          <table:table-cell table:formula="of:=[.G939]+[.F940]" office:value-type="float" office:value="15836.7391304348" calcext:value-type="float">
            <text:p>15836,74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ditEntryActivity_102_BinaryMutator</text:p>
          </table:table-cell>
          <table:table-cell office:value-type="float" office:value="102175" calcext:value-type="float">
            <text:p>102175</text:p>
          </table:table-cell>
          <table:table-cell table:formula="of:=[.E940]+[.B941]" office:value-type="float" office:value="364652" calcext:value-type="float">
            <text:p>364652</text:p>
          </table:table-cell>
          <table:table-cell table:formula="of:=[.B941]/[.$B$1]" office:value-type="float" office:value="17.695652173913" calcext:value-type="float">
            <text:p>17,70</text:p>
          </table:table-cell>
          <table:table-cell table:formula="of:=[.G940]+[.F941]" office:value-type="float" office:value="15854.4347826087" calcext:value-type="float">
            <text:p>15854,4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EditEntryActivity_103_BuggyGUIListenerOperatorMutator</text:p>
          </table:table-cell>
          <table:table-cell office:value-type="float" office:value="103175" calcext:value-type="float">
            <text:p>103175</text:p>
          </table:table-cell>
          <table:table-cell table:formula="of:=[.E941]+[.B942]" office:value-type="float" office:value="365030" calcext:value-type="float">
            <text:p>365030</text:p>
          </table:table-cell>
          <table:table-cell table:formula="of:=[.B942]/[.$B$1]" office:value-type="float" office:value="16.4347826086957" calcext:value-type="float">
            <text:p>16,43</text:p>
          </table:table-cell>
          <table:table-cell table:formula="of:=[.G941]+[.F942]" office:value-type="float" office:value="15870.8695652174" calcext:value-type="float">
            <text:p>15870,87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ditEntryActivity_104_BuggyGUIListenerOperatorMutator</text:p>
          </table:table-cell>
          <table:table-cell office:value-type="float" office:value="104175" calcext:value-type="float">
            <text:p>104175</text:p>
          </table:table-cell>
          <table:table-cell table:formula="of:=[.E942]+[.B943]" office:value-type="float" office:value="365439" calcext:value-type="float">
            <text:p>365439</text:p>
          </table:table-cell>
          <table:table-cell table:formula="of:=[.B943]/[.$B$1]" office:value-type="float" office:value="17.7826086956522" calcext:value-type="float">
            <text:p>17,78</text:p>
          </table:table-cell>
          <table:table-cell table:formula="of:=[.G942]+[.F943]" office:value-type="float" office:value="15888.652173913" calcext:value-type="float">
            <text:p>15888,65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61" calcext:value-type="float">
            <text:p>261</text:p>
          </table:table-cell>
          <table:table-cell office:value-type="string" calcext:value-type="string">
            <text:p>EditEntryActivity_105_BuggyGUIListenerOperatorMutator</text:p>
          </table:table-cell>
          <table:table-cell office:value-type="float" office:value="105175" calcext:value-type="float">
            <text:p>105175</text:p>
          </table:table-cell>
          <table:table-cell table:formula="of:=[.E943]+[.B944]" office:value-type="float" office:value="365700" calcext:value-type="float">
            <text:p>365700</text:p>
          </table:table-cell>
          <table:table-cell table:formula="of:=[.B944]/[.$B$1]" office:value-type="float" office:value="11.3478260869565" calcext:value-type="float">
            <text:p>11,35</text:p>
          </table:table-cell>
          <table:table-cell table:formula="of:=[.G943]+[.F944]" office:value-type="float" office:value="15900" calcext:value-type="float">
            <text:p>15900,0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ditEntryActivity_106_BuggyGUIListenerOperatorMutator</text:p>
          </table:table-cell>
          <table:table-cell office:value-type="float" office:value="106175" calcext:value-type="float">
            <text:p>106175</text:p>
          </table:table-cell>
          <table:table-cell table:formula="of:=[.E944]+[.B945]" office:value-type="float" office:value="366116" calcext:value-type="float">
            <text:p>366116</text:p>
          </table:table-cell>
          <table:table-cell table:formula="of:=[.B945]/[.$B$1]" office:value-type="float" office:value="18.0869565217391" calcext:value-type="float">
            <text:p>18,09</text:p>
          </table:table-cell>
          <table:table-cell table:formula="of:=[.G944]+[.F945]" office:value-type="float" office:value="15918.0869565217" calcext:value-type="float">
            <text:p>15918,09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ditEntryActivity_107_NullIntentOperatorMutator</text:p>
          </table:table-cell>
          <table:table-cell office:value-type="float" office:value="107175" calcext:value-type="float">
            <text:p>107175</text:p>
          </table:table-cell>
          <table:table-cell table:formula="of:=[.E945]+[.B946]" office:value-type="float" office:value="366525" calcext:value-type="float">
            <text:p>366525</text:p>
          </table:table-cell>
          <table:table-cell table:formula="of:=[.B946]/[.$B$1]" office:value-type="float" office:value="17.7826086956522" calcext:value-type="float">
            <text:p>17,78</text:p>
          </table:table-cell>
          <table:table-cell table:formula="of:=[.G945]+[.F946]" office:value-type="float" office:value="15935.8695652174" calcext:value-type="float">
            <text:p>15935,87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ditEntryActivity_108_InvalidKeyIntentOperatorMutator</text:p>
          </table:table-cell>
          <table:table-cell office:value-type="float" office:value="108175" calcext:value-type="float">
            <text:p>108175</text:p>
          </table:table-cell>
          <table:table-cell table:formula="of:=[.E946]+[.B947]" office:value-type="float" office:value="366933" calcext:value-type="float">
            <text:p>366933</text:p>
          </table:table-cell>
          <table:table-cell table:formula="of:=[.B947]/[.$B$1]" office:value-type="float" office:value="17.7391304347826" calcext:value-type="float">
            <text:p>17,74</text:p>
          </table:table-cell>
          <table:table-cell table:formula="of:=[.G946]+[.F947]" office:value-type="float" office:value="15953.6086956522" calcext:value-type="float">
            <text:p>15953,61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415" calcext:value-type="float">
            <text:p>415</text:p>
          </table:table-cell>
          <table:table-cell office:value-type="string" calcext:value-type="string">
            <text:p>EditEntryActivity_109_RandomActionIntentDefinitionOperatorMutator</text:p>
          </table:table-cell>
          <table:table-cell office:value-type="float" office:value="109175" calcext:value-type="float">
            <text:p>109175</text:p>
          </table:table-cell>
          <table:table-cell table:formula="of:=[.E947]+[.B948]" office:value-type="float" office:value="367348" calcext:value-type="float">
            <text:p>367348</text:p>
          </table:table-cell>
          <table:table-cell table:formula="of:=[.B948]/[.$B$1]" office:value-type="float" office:value="18.0434782608696" calcext:value-type="float">
            <text:p>18,04</text:p>
          </table:table-cell>
          <table:table-cell table:formula="of:=[.G947]+[.F948]" office:value-type="float" office:value="15971.652173913" calcext:value-type="float">
            <text:p>15971,65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ditEntryActivity_110_RandomActionIntentDefinitionOperatorMutator</text:p>
          </table:table-cell>
          <table:table-cell office:value-type="float" office:value="110175" calcext:value-type="float">
            <text:p>110175</text:p>
          </table:table-cell>
          <table:table-cell table:formula="of:=[.E948]+[.B949]" office:value-type="float" office:value="367755" calcext:value-type="float">
            <text:p>367755</text:p>
          </table:table-cell>
          <table:table-cell table:formula="of:=[.B949]/[.$B$1]" office:value-type="float" office:value="17.695652173913" calcext:value-type="float">
            <text:p>17,70</text:p>
          </table:table-cell>
          <table:table-cell table:formula="of:=[.G948]+[.F949]" office:value-type="float" office:value="15989.347826087" calcext:value-type="float">
            <text:p>15989,35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EditEntryActivity_111_NullIntentOperatorMutator</text:p>
          </table:table-cell>
          <table:table-cell office:value-type="float" office:value="111175" calcext:value-type="float">
            <text:p>111175</text:p>
          </table:table-cell>
          <table:table-cell table:formula="of:=[.E949]+[.B950]" office:value-type="float" office:value="368171" calcext:value-type="float">
            <text:p>368171</text:p>
          </table:table-cell>
          <table:table-cell table:formula="of:=[.B950]/[.$B$1]" office:value-type="float" office:value="18.0869565217391" calcext:value-type="float">
            <text:p>18,09</text:p>
          </table:table-cell>
          <table:table-cell table:formula="of:=[.G949]+[.F950]" office:value-type="float" office:value="16007.4347826087" calcext:value-type="float">
            <text:p>16007,43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ditEntryActivity_112_InvalidKeyIntentOperatorMutator</text:p>
          </table:table-cell>
          <table:table-cell office:value-type="float" office:value="112175" calcext:value-type="float">
            <text:p>112175</text:p>
          </table:table-cell>
          <table:table-cell table:formula="of:=[.E950]+[.B951]" office:value-type="float" office:value="368581" calcext:value-type="float">
            <text:p>368581</text:p>
          </table:table-cell>
          <table:table-cell table:formula="of:=[.B951]/[.$B$1]" office:value-type="float" office:value="17.8260869565217" calcext:value-type="float">
            <text:p>17,83</text:p>
          </table:table-cell>
          <table:table-cell table:formula="of:=[.G950]+[.F951]" office:value-type="float" office:value="16025.2608695652" calcext:value-type="float">
            <text:p>16025,26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ditEntryActivity_113_RandomActionIntentDefinitionOperatorMutator</text:p>
          </table:table-cell>
          <table:table-cell office:value-type="float" office:value="113175" calcext:value-type="float">
            <text:p>113175</text:p>
          </table:table-cell>
          <table:table-cell table:formula="of:=[.E951]+[.B952]" office:value-type="float" office:value="368990" calcext:value-type="float">
            <text:p>368990</text:p>
          </table:table-cell>
          <table:table-cell table:formula="of:=[.B952]/[.$B$1]" office:value-type="float" office:value="17.7826086956522" calcext:value-type="float">
            <text:p>17,78</text:p>
          </table:table-cell>
          <table:table-cell table:formula="of:=[.G951]+[.F952]" office:value-type="float" office:value="16043.0434782609" calcext:value-type="float">
            <text:p>16043,04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EditEntryActivity_114_RandomActionIntentDefinitionOperatorMutator</text:p>
          </table:table-cell>
          <table:table-cell office:value-type="float" office:value="114175" calcext:value-type="float">
            <text:p>114175</text:p>
          </table:table-cell>
          <table:table-cell table:formula="of:=[.E952]+[.B953]" office:value-type="float" office:value="369404" calcext:value-type="float">
            <text:p>369404</text:p>
          </table:table-cell>
          <table:table-cell table:formula="of:=[.B953]/[.$B$1]" office:value-type="float" office:value="18" calcext:value-type="float">
            <text:p>18,00</text:p>
          </table:table-cell>
          <table:table-cell table:formula="of:=[.G952]+[.F953]" office:value-type="float" office:value="16061.0434782609" calcext:value-type="float">
            <text:p>16061,04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20" calcext:value-type="float">
            <text:p>420</text:p>
          </table:table-cell>
          <table:table-cell office:value-type="string" calcext:value-type="string">
            <text:p>EditEntryActivity_115_RandomActionIntentDefinitionOperatorMutator</text:p>
          </table:table-cell>
          <table:table-cell office:value-type="float" office:value="115175" calcext:value-type="float">
            <text:p>115175</text:p>
          </table:table-cell>
          <table:table-cell table:formula="of:=[.E953]+[.B954]" office:value-type="float" office:value="369824" calcext:value-type="float">
            <text:p>369824</text:p>
          </table:table-cell>
          <table:table-cell table:formula="of:=[.B954]/[.$B$1]" office:value-type="float" office:value="18.2608695652174" calcext:value-type="float">
            <text:p>18,26</text:p>
          </table:table-cell>
          <table:table-cell table:formula="of:=[.G953]+[.F954]" office:value-type="float" office:value="16079.3043478261" calcext:value-type="float">
            <text:p>16079,3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EditEntryActivity_116_NullValueIntentPutExtraOperatorMutator</text:p>
          </table:table-cell>
          <table:table-cell office:value-type="float" office:value="116175" calcext:value-type="float">
            <text:p>116175</text:p>
          </table:table-cell>
          <table:table-cell table:formula="of:=[.E954]+[.B955]" office:value-type="float" office:value="370231" calcext:value-type="float">
            <text:p>370231</text:p>
          </table:table-cell>
          <table:table-cell table:formula="of:=[.B955]/[.$B$1]" office:value-type="float" office:value="17.695652173913" calcext:value-type="float">
            <text:p>17,70</text:p>
          </table:table-cell>
          <table:table-cell table:formula="of:=[.G954]+[.F955]" office:value-type="float" office:value="16097" calcext:value-type="float">
            <text:p>16097,0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EditEntryActivity_117_IntentPayloadReplacementOperatorMutator</text:p>
          </table:table-cell>
          <table:table-cell office:value-type="float" office:value="117175" calcext:value-type="float">
            <text:p>117175</text:p>
          </table:table-cell>
          <table:table-cell table:formula="of:=[.E955]+[.B956]" office:value-type="float" office:value="370642" calcext:value-type="float">
            <text:p>370642</text:p>
          </table:table-cell>
          <table:table-cell table:formula="of:=[.B956]/[.$B$1]" office:value-type="float" office:value="17.8695652173913" calcext:value-type="float">
            <text:p>17,87</text:p>
          </table:table-cell>
          <table:table-cell table:formula="of:=[.G955]+[.F956]" office:value-type="float" office:value="16114.8695652174" calcext:value-type="float">
            <text:p>16114,87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01" calcext:value-type="float">
            <text:p>401</text:p>
          </table:table-cell>
          <table:table-cell office:value-type="string" calcext:value-type="string">
            <text:p>EditEntryActivity_118_RandomActionIntentDefinitionOperatorMutator</text:p>
          </table:table-cell>
          <table:table-cell office:value-type="float" office:value="118175" calcext:value-type="float">
            <text:p>118175</text:p>
          </table:table-cell>
          <table:table-cell table:formula="of:=[.E956]+[.B957]" office:value-type="float" office:value="371043" calcext:value-type="float">
            <text:p>371043</text:p>
          </table:table-cell>
          <table:table-cell table:formula="of:=[.B957]/[.$B$1]" office:value-type="float" office:value="17.4347826086957" calcext:value-type="float">
            <text:p>17,43</text:p>
          </table:table-cell>
          <table:table-cell table:formula="of:=[.G956]+[.F957]" office:value-type="float" office:value="16132.3043478261" calcext:value-type="float">
            <text:p>16132,3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EditEntryActivity_119_BuggyGUIListenerOperatorMutator</text:p>
          </table:table-cell>
          <table:table-cell office:value-type="float" office:value="119175" calcext:value-type="float">
            <text:p>119175</text:p>
          </table:table-cell>
          <table:table-cell table:formula="of:=[.E957]+[.B958]" office:value-type="float" office:value="371455" calcext:value-type="float">
            <text:p>371455</text:p>
          </table:table-cell>
          <table:table-cell table:formula="of:=[.B958]/[.$B$1]" office:value-type="float" office:value="17.9130434782609" calcext:value-type="float">
            <text:p>17,91</text:p>
          </table:table-cell>
          <table:table-cell table:formula="of:=[.G957]+[.F958]" office:value-type="float" office:value="16150.2173913044" calcext:value-type="float">
            <text:p>16150,22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86" calcext:value-type="float">
            <text:p>286</text:p>
          </table:table-cell>
          <table:table-cell office:value-type="string" calcext:value-type="string">
            <text:p>EditEntryActivity_120_NullIntentOperatorMutator</text:p>
          </table:table-cell>
          <table:table-cell office:value-type="float" office:value="120175" calcext:value-type="float">
            <text:p>120175</text:p>
          </table:table-cell>
          <table:table-cell table:formula="of:=[.E958]+[.B959]" office:value-type="float" office:value="371741" calcext:value-type="float">
            <text:p>371741</text:p>
          </table:table-cell>
          <table:table-cell table:formula="of:=[.B959]/[.$B$1]" office:value-type="float" office:value="12.4347826086957" calcext:value-type="float">
            <text:p>12,43</text:p>
          </table:table-cell>
          <table:table-cell table:formula="of:=[.G958]+[.F959]" office:value-type="float" office:value="16162.652173913" calcext:value-type="float">
            <text:p>16162,65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EditEntryActivity_121_RandomActionIntentDefinitionOperatorMutator</text:p>
          </table:table-cell>
          <table:table-cell office:value-type="float" office:value="121175" calcext:value-type="float">
            <text:p>121175</text:p>
          </table:table-cell>
          <table:table-cell table:formula="of:=[.E959]+[.B960]" office:value-type="float" office:value="372151" calcext:value-type="float">
            <text:p>372151</text:p>
          </table:table-cell>
          <table:table-cell table:formula="of:=[.B960]/[.$B$1]" office:value-type="float" office:value="17.8260869565217" calcext:value-type="float">
            <text:p>17,83</text:p>
          </table:table-cell>
          <table:table-cell table:formula="of:=[.G959]+[.F960]" office:value-type="float" office:value="16180.4782608696" calcext:value-type="float">
            <text:p>16180,48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EditEntryActivity_122_NullValueIntentPutExtraOperatorMutator</text:p>
          </table:table-cell>
          <table:table-cell office:value-type="float" office:value="122175" calcext:value-type="float">
            <text:p>122175</text:p>
          </table:table-cell>
          <table:table-cell table:formula="of:=[.E960]+[.B961]" office:value-type="float" office:value="372431" calcext:value-type="float">
            <text:p>372431</text:p>
          </table:table-cell>
          <table:table-cell table:formula="of:=[.B961]/[.$B$1]" office:value-type="float" office:value="12.1739130434783" calcext:value-type="float">
            <text:p>12,17</text:p>
          </table:table-cell>
          <table:table-cell table:formula="of:=[.G960]+[.F961]" office:value-type="float" office:value="16192.652173913" calcext:value-type="float">
            <text:p>16192,6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ditEntryActivity_123_IntentPayloadReplacementOperatorMutator</text:p>
          </table:table-cell>
          <table:table-cell office:value-type="float" office:value="123175" calcext:value-type="float">
            <text:p>123175</text:p>
          </table:table-cell>
          <table:table-cell table:formula="of:=[.E961]+[.B962]" office:value-type="float" office:value="372710" calcext:value-type="float">
            <text:p>372710</text:p>
          </table:table-cell>
          <table:table-cell table:formula="of:=[.B962]/[.$B$1]" office:value-type="float" office:value="12.1304347826087" calcext:value-type="float">
            <text:p>12,13</text:p>
          </table:table-cell>
          <table:table-cell table:formula="of:=[.G961]+[.F962]" office:value-type="float" office:value="16204.7826086957" calcext:value-type="float">
            <text:p>16204,78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79" calcext:value-type="float">
            <text:p>279</text:p>
          </table:table-cell>
          <table:table-cell office:value-type="string" calcext:value-type="string">
            <text:p>EditEntryActivity_124_RandomActionIntentDefinitionOperatorMutator</text:p>
          </table:table-cell>
          <table:table-cell office:value-type="float" office:value="124175" calcext:value-type="float">
            <text:p>124175</text:p>
          </table:table-cell>
          <table:table-cell table:formula="of:=[.E962]+[.B963]" office:value-type="float" office:value="372989" calcext:value-type="float">
            <text:p>372989</text:p>
          </table:table-cell>
          <table:table-cell table:formula="of:=[.B963]/[.$B$1]" office:value-type="float" office:value="12.1304347826087" calcext:value-type="float">
            <text:p>12,13</text:p>
          </table:table-cell>
          <table:table-cell table:formula="of:=[.G962]+[.F963]" office:value-type="float" office:value="16216.9130434783" calcext:value-type="float">
            <text:p>16216,91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EditEntryActivity_125_NullValueIntentPutExtraOperatorMutator</text:p>
          </table:table-cell>
          <table:table-cell office:value-type="float" office:value="125175" calcext:value-type="float">
            <text:p>125175</text:p>
          </table:table-cell>
          <table:table-cell table:formula="of:=[.E963]+[.B964]" office:value-type="float" office:value="373398" calcext:value-type="float">
            <text:p>373398</text:p>
          </table:table-cell>
          <table:table-cell table:formula="of:=[.B964]/[.$B$1]" office:value-type="float" office:value="17.7826086956522" calcext:value-type="float">
            <text:p>17,78</text:p>
          </table:table-cell>
          <table:table-cell table:formula="of:=[.G963]+[.F964]" office:value-type="float" office:value="16234.6956521739" calcext:value-type="float">
            <text:p>16234,7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EditEntryActivity_126_IntentPayloadReplacementOperatorMutator</text:p>
          </table:table-cell>
          <table:table-cell office:value-type="float" office:value="126175" calcext:value-type="float">
            <text:p>126175</text:p>
          </table:table-cell>
          <table:table-cell table:formula="of:=[.E964]+[.B965]" office:value-type="float" office:value="373806" calcext:value-type="float">
            <text:p>373806</text:p>
          </table:table-cell>
          <table:table-cell table:formula="of:=[.B965]/[.$B$1]" office:value-type="float" office:value="17.7391304347826" calcext:value-type="float">
            <text:p>17,74</text:p>
          </table:table-cell>
          <table:table-cell table:formula="of:=[.G964]+[.F965]" office:value-type="float" office:value="16252.4347826087" calcext:value-type="float">
            <text:p>16252,43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05" calcext:value-type="float">
            <text:p>405</text:p>
          </table:table-cell>
          <table:table-cell office:value-type="string" calcext:value-type="string">
            <text:p>EditEntryActivity_127_RandomActionIntentDefinitionOperatorMutator</text:p>
          </table:table-cell>
          <table:table-cell office:value-type="float" office:value="127175" calcext:value-type="float">
            <text:p>127175</text:p>
          </table:table-cell>
          <table:table-cell table:formula="of:=[.E965]+[.B966]" office:value-type="float" office:value="374211" calcext:value-type="float">
            <text:p>374211</text:p>
          </table:table-cell>
          <table:table-cell table:formula="of:=[.B966]/[.$B$1]" office:value-type="float" office:value="17.6086956521739" calcext:value-type="float">
            <text:p>17,61</text:p>
          </table:table-cell>
          <table:table-cell table:formula="of:=[.G965]+[.F966]" office:value-type="float" office:value="16270.0434782609" calcext:value-type="float">
            <text:p>16270,04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AegisActivity_0_LengthyGUICreationOperatorMutator</text:p>
          </table:table-cell>
          <table:table-cell office:value-type="float" office:value="176" calcext:value-type="float">
            <text:p>176</text:p>
          </table:table-cell>
          <table:table-cell table:formula="of:=[.E966]+[.B967]" office:value-type="float" office:value="374717" calcext:value-type="float">
            <text:p>374717</text:p>
          </table:table-cell>
          <table:table-cell table:formula="of:=[.B967]/[.$B$1]" office:value-type="float" office:value="22" calcext:value-type="float">
            <text:p>22,00</text:p>
          </table:table-cell>
          <table:table-cell table:formula="of:=[.G966]+[.F967]" office:value-type="float" office:value="16292.0434782609" calcext:value-type="float">
            <text:p>16292,04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egisActivity_1_NullIntentOperatorMutator</text:p>
          </table:table-cell>
          <table:table-cell office:value-type="float" office:value="1176" calcext:value-type="float">
            <text:p>1176</text:p>
          </table:table-cell>
          <table:table-cell table:formula="of:=[.E967]+[.B968]" office:value-type="float" office:value="375133" calcext:value-type="float">
            <text:p>375133</text:p>
          </table:table-cell>
          <table:table-cell table:formula="of:=[.B968]/[.$B$1]" office:value-type="float" office:value="18.0869565217391" calcext:value-type="float">
            <text:p>18,09</text:p>
          </table:table-cell>
          <table:table-cell table:formula="of:=[.G967]+[.F968]" office:value-type="float" office:value="16310.1304347826" calcext:value-type="float">
            <text:p>16310,13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egisActivity_2_InvalidKeyIntentOperatorMutator</text:p>
          </table:table-cell>
          <table:table-cell office:value-type="float" office:value="2176" calcext:value-type="float">
            <text:p>2176</text:p>
          </table:table-cell>
          <table:table-cell table:formula="of:=[.E968]+[.B969]" office:value-type="float" office:value="375549" calcext:value-type="float">
            <text:p>375549</text:p>
          </table:table-cell>
          <table:table-cell table:formula="of:=[.B969]/[.$B$1]" office:value-type="float" office:value="18.0869565217391" calcext:value-type="float">
            <text:p>18,09</text:p>
          </table:table-cell>
          <table:table-cell table:formula="of:=[.G968]+[.F969]" office:value-type="float" office:value="16328.2173913044" calcext:value-type="float">
            <text:p>16328,22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417" calcext:value-type="float">
            <text:p>417</text:p>
          </table:table-cell>
          <table:table-cell office:value-type="string" calcext:value-type="string">
            <text:p>AegisActivity_3_RandomActionIntentDefinitionOperatorMutator</text:p>
          </table:table-cell>
          <table:table-cell office:value-type="float" office:value="3176" calcext:value-type="float">
            <text:p>3176</text:p>
          </table:table-cell>
          <table:table-cell table:formula="of:=[.E969]+[.B970]" office:value-type="float" office:value="375966" calcext:value-type="float">
            <text:p>375966</text:p>
          </table:table-cell>
          <table:table-cell table:formula="of:=[.B970]/[.$B$1]" office:value-type="float" office:value="18.1304347826087" calcext:value-type="float">
            <text:p>18,13</text:p>
          </table:table-cell>
          <table:table-cell table:formula="of:=[.G969]+[.F970]" office:value-type="float" office:value="16346.347826087" calcext:value-type="float">
            <text:p>16346,35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AegisActivity_4_RandomActionIntentDefinitionOperatorMutator</text:p>
          </table:table-cell>
          <table:table-cell office:value-type="float" office:value="4176" calcext:value-type="float">
            <text:p>4176</text:p>
          </table:table-cell>
          <table:table-cell table:formula="of:=[.E970]+[.B971]" office:value-type="float" office:value="376335" calcext:value-type="float">
            <text:p>376335</text:p>
          </table:table-cell>
          <table:table-cell table:formula="of:=[.B971]/[.$B$1]" office:value-type="float" office:value="16.0434782608696" calcext:value-type="float">
            <text:p>16,04</text:p>
          </table:table-cell>
          <table:table-cell table:formula="of:=[.G970]+[.F971]" office:value-type="float" office:value="16362.3913043478" calcext:value-type="float">
            <text:p>16362,39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IntroActivity_0_LengthyGUICreationOperatorMutator</text:p>
          </table:table-cell>
          <table:table-cell office:value-type="float" office:value="177" calcext:value-type="float">
            <text:p>177</text:p>
          </table:table-cell>
          <table:table-cell table:formula="of:=[.E971]+[.B972]" office:value-type="float" office:value="376803" calcext:value-type="float">
            <text:p>376803</text:p>
          </table:table-cell>
          <table:table-cell table:formula="of:=[.B972]/[.$B$1]" office:value-type="float" office:value="20.3478260869565" calcext:value-type="float">
            <text:p>20,35</text:p>
          </table:table-cell>
          <table:table-cell table:formula="of:=[.G971]+[.F972]" office:value-type="float" office:value="16382.7391304348" calcext:value-type="float">
            <text:p>16382,74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35" calcext:value-type="float">
            <text:p>235</text:p>
          </table:table-cell>
          <table:table-cell office:value-type="string" calcext:value-type="string">
            <text:p>IntroActivity_1_InvalidIDFindViewOperatorMutator</text:p>
          </table:table-cell>
          <table:table-cell office:value-type="float" office:value="1177" calcext:value-type="float">
            <text:p>1177</text:p>
          </table:table-cell>
          <table:table-cell table:formula="of:=[.E972]+[.B973]" office:value-type="float" office:value="377038" calcext:value-type="float">
            <text:p>377038</text:p>
          </table:table-cell>
          <table:table-cell table:formula="of:=[.B973]/[.$B$1]" office:value-type="float" office:value="10.2173913043478" calcext:value-type="float">
            <text:p>10,22</text:p>
          </table:table-cell>
          <table:table-cell table:formula="of:=[.G972]+[.F973]" office:value-type="float" office:value="16392.9565217391" calcext:value-type="float">
            <text:p>16392,96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PassReminderFreq_0_BinaryMutator</text:p>
          </table:table-cell>
          <table:table-cell office:value-type="float" office:value="179" calcext:value-type="float">
            <text:p>179</text:p>
          </table:table-cell>
          <table:table-cell table:formula="of:=[.E973]+[.B974]" office:value-type="float" office:value="377539" calcext:value-type="float">
            <text:p>377539</text:p>
          </table:table-cell>
          <table:table-cell table:formula="of:=[.B974]/[.$B$1]" office:value-type="float" office:value="21.7826086956522" calcext:value-type="float">
            <text:p>21,78</text:p>
          </table:table-cell>
          <table:table-cell table:formula="of:=[.G973]+[.F974]" office:value-type="float" office:value="16414.7391304348" calcext:value-type="float">
            <text:p>16414,74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AegisBackupAgent_0_LengthyGUICreationOperatorMutator</text:p>
          </table:table-cell>
          <table:table-cell office:value-type="float" office:value="184" calcext:value-type="float">
            <text:p>184</text:p>
          </table:table-cell>
          <table:table-cell table:formula="of:=[.E974]+[.B975]" office:value-type="float" office:value="377955" calcext:value-type="float">
            <text:p>377955</text:p>
          </table:table-cell>
          <table:table-cell table:formula="of:=[.B975]/[.$B$1]" office:value-type="float" office:value="18.0869565217391" calcext:value-type="float">
            <text:p>18,09</text:p>
          </table:table-cell>
          <table:table-cell table:formula="of:=[.G974]+[.F975]" office:value-type="float" office:value="16432.8260869565" calcext:value-type="float">
            <text:p>16432,83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412" calcext:value-type="float">
            <text:p>412</text:p>
          </table:table-cell>
          <table:table-cell office:value-type="string" calcext:value-type="string">
            <text:p>Preferences_0_BinaryMutator</text:p>
          </table:table-cell>
          <table:table-cell office:value-type="float" office:value="185" calcext:value-type="float">
            <text:p>185</text:p>
          </table:table-cell>
          <table:table-cell table:formula="of:=[.E975]+[.B976]" office:value-type="float" office:value="378367" calcext:value-type="float">
            <text:p>378367</text:p>
          </table:table-cell>
          <table:table-cell table:formula="of:=[.B976]/[.$B$1]" office:value-type="float" office:value="17.9130434782609" calcext:value-type="float">
            <text:p>17,91</text:p>
          </table:table-cell>
          <table:table-cell table:formula="of:=[.G975]+[.F976]" office:value-type="float" office:value="16450.7391304348" calcext:value-type="float">
            <text:p>16450,7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AegisApplicationBase_0_LengthyGUICreationOperatorMutator</text:p>
          </table:table-cell>
          <table:table-cell office:value-type="float" office:value="187" calcext:value-type="float">
            <text:p>187</text:p>
          </table:table-cell>
          <table:table-cell table:formula="of:=[.E976]+[.B977]" office:value-type="float" office:value="378985" calcext:value-type="float">
            <text:p>378985</text:p>
          </table:table-cell>
          <table:table-cell table:formula="of:=[.B977]/[.$B$1]" office:value-type="float" office:value="26.8695652173913" calcext:value-type="float">
            <text:p>26,87</text:p>
          </table:table-cell>
          <table:table-cell table:formula="of:=[.G976]+[.F977]" office:value-type="float" office:value="16477.6086956522" calcext:value-type="float">
            <text:p>16477,61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egisApplicationBase_1_RandomActionIntentDefinitionOperatorMutator</text:p>
          </table:table-cell>
          <table:table-cell office:value-type="float" office:value="1187" calcext:value-type="float">
            <text:p>1187</text:p>
          </table:table-cell>
          <table:table-cell table:formula="of:=[.E977]+[.B978]" office:value-type="float" office:value="379395" calcext:value-type="float">
            <text:p>379395</text:p>
          </table:table-cell>
          <table:table-cell table:formula="of:=[.B978]/[.$B$1]" office:value-type="float" office:value="17.8260869565217" calcext:value-type="float">
            <text:p>17,83</text:p>
          </table:table-cell>
          <table:table-cell table:formula="of:=[.G977]+[.F978]" office:value-type="float" office:value="16495.4347826087" calcext:value-type="float">
            <text:p>16495,43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egisApplicationBase_2_NullIntentOperatorMutator</text:p>
          </table:table-cell>
          <table:table-cell office:value-type="float" office:value="2187" calcext:value-type="float">
            <text:p>2187</text:p>
          </table:table-cell>
          <table:table-cell table:formula="of:=[.E978]+[.B979]" office:value-type="float" office:value="379457" calcext:value-type="float">
            <text:p>379457</text:p>
          </table:table-cell>
          <table:table-cell table:formula="of:=[.B979]/[.$B$1]" office:value-type="float" office:value="2.69565217391304" calcext:value-type="float">
            <text:p>2,70</text:p>
          </table:table-cell>
          <table:table-cell table:formula="of:=[.G978]+[.F979]" office:value-type="float" office:value="16498.1304347826" calcext:value-type="float">
            <text:p>16498,13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egisApplicationBase_3_InvalidKeyIntentOperatorMutator</text:p>
          </table:table-cell>
          <table:table-cell office:value-type="float" office:value="3187" calcext:value-type="float">
            <text:p>3187</text:p>
          </table:table-cell>
          <table:table-cell table:formula="of:=[.E979]+[.B980]" office:value-type="float" office:value="379517" calcext:value-type="float">
            <text:p>379517</text:p>
          </table:table-cell>
          <table:table-cell table:formula="of:=[.B980]/[.$B$1]" office:value-type="float" office:value="2.60869565217391" calcext:value-type="float">
            <text:p>2,61</text:p>
          </table:table-cell>
          <table:table-cell table:formula="of:=[.G979]+[.F980]" office:value-type="float" office:value="16500.7391304348" calcext:value-type="float">
            <text:p>16500,74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AegisApplicationBase_4_RandomActionIntentDefinitionOperatorMutator</text:p>
          </table:table-cell>
          <table:table-cell office:value-type="float" office:value="4187" calcext:value-type="float">
            <text:p>4187</text:p>
          </table:table-cell>
          <table:table-cell table:formula="of:=[.E980]+[.B981]" office:value-type="float" office:value="379924" calcext:value-type="float">
            <text:p>379924</text:p>
          </table:table-cell>
          <table:table-cell table:formula="of:=[.B981]/[.$B$1]" office:value-type="float" office:value="17.695652173913" calcext:value-type="float">
            <text:p>17,70</text:p>
          </table:table-cell>
          <table:table-cell table:formula="of:=[.G980]+[.F981]" office:value-type="float" office:value="16518.4347826087" calcext:value-type="float">
            <text:p>16518,43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AegisApplicationBase_5_NullValueIntentPutExtraOperatorMutator</text:p>
          </table:table-cell>
          <table:table-cell office:value-type="float" office:value="5187" calcext:value-type="float">
            <text:p>5187</text:p>
          </table:table-cell>
          <table:table-cell table:formula="of:=[.E981]+[.B982]" office:value-type="float" office:value="379986" calcext:value-type="float">
            <text:p>379986</text:p>
          </table:table-cell>
          <table:table-cell table:formula="of:=[.B982]/[.$B$1]" office:value-type="float" office:value="2.69565217391304" calcext:value-type="float">
            <text:p>2,70</text:p>
          </table:table-cell>
          <table:table-cell table:formula="of:=[.G981]+[.F982]" office:value-type="float" office:value="16521.1304347826" calcext:value-type="float">
            <text:p>16521,13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08" calcext:value-type="float">
            <text:p>408</text:p>
          </table:table-cell>
          <table:table-cell office:value-type="string" calcext:value-type="string">
            <text:p>AegisApplicationBase_6_IntentPayloadReplacementOperatorMutator</text:p>
          </table:table-cell>
          <table:table-cell office:value-type="float" office:value="6187" calcext:value-type="float">
            <text:p>6187</text:p>
          </table:table-cell>
          <table:table-cell table:formula="of:=[.E982]+[.B983]" office:value-type="float" office:value="380394" calcext:value-type="float">
            <text:p>380394</text:p>
          </table:table-cell>
          <table:table-cell table:formula="of:=[.B983]/[.$B$1]" office:value-type="float" office:value="17.7391304347826" calcext:value-type="float">
            <text:p>17,74</text:p>
          </table:table-cell>
          <table:table-cell table:formula="of:=[.G982]+[.F983]" office:value-type="float" office:value="16538.8695652174" calcext:value-type="float">
            <text:p>16538,87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409" calcext:value-type="float">
            <text:p>409</text:p>
          </table:table-cell>
          <table:table-cell office:value-type="string" calcext:value-type="string">
            <text:p>AegisApplicationBase_7_RandomActionIntentDefinitionOperatorMutator</text:p>
          </table:table-cell>
          <table:table-cell office:value-type="float" office:value="7187" calcext:value-type="float">
            <text:p>7187</text:p>
          </table:table-cell>
          <table:table-cell table:formula="of:=[.E983]+[.B984]" office:value-type="float" office:value="380803" calcext:value-type="float">
            <text:p>380803</text:p>
          </table:table-cell>
          <table:table-cell table:formula="of:=[.B984]/[.$B$1]" office:value-type="float" office:value="17.7826086956522" calcext:value-type="float">
            <text:p>17,78</text:p>
          </table:table-cell>
          <table:table-cell table:formula="of:=[.G983]+[.F984]" office:value-type="float" office:value="16556.652173913" calcext:value-type="float">
            <text:p>16556,65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10" calcext:value-type="float">
            <text:p>410</text:p>
          </table:table-cell>
          <table:table-cell office:value-type="string" calcext:value-type="string">
            <text:p>AegisApplicationBase_8_RandomActionIntentDefinitionOperatorMutator</text:p>
          </table:table-cell>
          <table:table-cell office:value-type="float" office:value="8187" calcext:value-type="float">
            <text:p>8187</text:p>
          </table:table-cell>
          <table:table-cell table:formula="of:=[.E984]+[.B985]" office:value-type="float" office:value="381213" calcext:value-type="float">
            <text:p>381213</text:p>
          </table:table-cell>
          <table:table-cell table:formula="of:=[.B985]/[.$B$1]" office:value-type="float" office:value="17.8260869565217" calcext:value-type="float">
            <text:p>17,83</text:p>
          </table:table-cell>
          <table:table-cell table:formula="of:=[.G984]+[.F985]" office:value-type="float" office:value="16574.4782608696" calcext:value-type="float">
            <text:p>16574,48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AegisApplicationBase_9_RandomActionIntentDefinitionOperatorMutator</text:p>
          </table:table-cell>
          <table:table-cell office:value-type="float" office:value="9187" calcext:value-type="float">
            <text:p>9187</text:p>
          </table:table-cell>
          <table:table-cell table:formula="of:=[.E985]+[.B986]" office:value-type="float" office:value="381273" calcext:value-type="float">
            <text:p>381273</text:p>
          </table:table-cell>
          <table:table-cell table:formula="of:=[.B986]/[.$B$1]" office:value-type="float" office:value="2.60869565217391" calcext:value-type="float">
            <text:p>2,61</text:p>
          </table:table-cell>
          <table:table-cell table:formula="of:=[.G985]+[.F986]" office:value-type="float" office:value="16577.0869565217" calcext:value-type="float">
            <text:p>16577,09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3:.B986])" office:value-type="float" office:value="381273" calcext:value-type="float">
            <text:p>381273</text:p>
          </table:table-cell>
          <table:table-cell table:style-name="ce8" office:value-type="string" calcext:value-type="string" table:number-columns-spanned="2" table:number-rows-spanned="1">
            <text:p>Minutos</text:p>
          </table:table-cell>
          <table:covered-table-cell table:style-name="Default"/>
          <table:table-cell table:style-name="ce3" table:formula="of:=[.E986]/60" office:value-type="float" office:value="6354.55" calcext:value-type="float">
            <text:p>6354,55</text:p>
          </table:table-cell>
          <table:table-cell table:formula="of:=SUM([.F2:.F986])" office:value-type="float" office:value="16577.0869565217" calcext:value-type="float">
            <text:p>16577,09</text:p>
          </table:table-cell>
          <table:table-cell table:formula="of:=[.G986]/60" office:value-type="float" office:value="276.284782608696" calcext:value-type="float">
            <text:p>276,28</text:p>
          </table: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2" table:formula="of:=AVERAGE([.B3:.B986])" office:value-type="float" office:value="387.47256097561" calcext:value-type="float">
            <text:p>387,47</text:p>
          </table:table-cell>
          <table:table-cell table:style-name="ce8" office:value-type="string" calcext:value-type="string" table:number-columns-spanned="2" table:number-rows-spanned="1">
            <text:p>Horas</text:p>
          </table:table-cell>
          <table:covered-table-cell table:style-name="ce8"/>
          <table:table-cell table:style-name="ce3" table:formula="of:=[.E987]/60" office:value-type="float" office:value="105.909166666667" calcext:value-type="float">
            <text:p>105,91</text:p>
          </table:table-cell>
          <table:table-cell table:style-name="ce2" table:formula="of:=AVERAGE([.F2:.F986])" office:value-type="float" office:value="16.8466330858961" calcext:value-type="float">
            <text:p>16,85</text:p>
          </table:table-cell>
          <table:table-cell table:formula="of:=[.G987]/60" office:value-type="float" office:value="4.60474637681159" calcext:value-type="float">
            <text:p>4,6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table:style-name="ce3" table:formula="of:=STDEV([.B3:.B986])" office:value-type="float" office:value="65.0391482323826" calcext:value-type="float">
            <text:p>65,04</text:p>
          </table:table-cell>
          <table:table-cell table:style-name="ce9" office:value-type="string" calcext:value-type="string" table:number-columns-spanned="2" table:number-rows-spanned="1">
            <text:p>Dias</text:p>
          </table:table-cell>
          <table:covered-table-cell table:style-name="ce8"/>
          <table:table-cell table:style-name="ce3" table:formula="of:=[.E988]/24" office:value-type="float" office:value="4.41288194444444" calcext:value-type="float">
            <text:p>4,41</text:p>
          </table:table-cell>
          <table:table-cell table:formula="of:=STDEV([.F2:.F986])" office:value-type="float" office:value="2.82778905358185" calcext:value-type="float">
            <text:p>2,83</text:p>
          </table:table-cell>
          <table:table-cell table:formula="of:=[.G988]/24" office:value-type="float" office:value="0.19186443236715" calcext:value-type="float">
            <text:p>0,19</text:p>
          </table:table-cell>
        </table:table-row>
      </table:table>
      <table:named-expressions/>
      <table:database-ranges>
        <table:database-range table:name="__Anonymous_Sheet_DB__0" table:target-range-address="'full-execution-time-seconds-aegis-traditional'.A2:'full-execution-time-seconds-aegis-traditional'.G986">
          <table:sort>
            <table:sort-by table:field-number="5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8">
      <number:number number:decimal-places="13" number:min-decimal-places="13" number:min-integer-digits="1"/>
    </number:number-style>
    <number:number-style style:name="N117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2">
      <number:number number:decimal-places="6" number:min-decimal-places="6" number:min-integer-digits="1"/>
    </number:number-style>
    <number:number-style style:name="N111">
      <number:number number:decimal-places="5" number:min-decimal-places="5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08">
      <number:number number:decimal-places="12" number:min-decimal-places="12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5T09:09:45.294348950</dc:date>
    <meta:editing-duration>PT3H15M39S</meta:editing-duration>
    <meta:editing-cycles>13</meta:editing-cycles>
    <meta:generator>LibreOffice/7.3.7.2$Linux_X86_64 LibreOffice_project/30$Build-2</meta:generator>
    <meta:document-statistic meta:table-count="1" meta:cell-count="6915" meta:object-count="0"/>
  </office:meta>
</office:document-meta>
</file>